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611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1.54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nopad5" table:style-name="ta1">
        <table:shapes>
          <draw:frame draw:z-index="0" draw:style-name="gr1" draw:text-style-name="P1" svg:width="6.2917in" svg:height="3.5453in" svg:x="1.3705in" svg:y="3.2835in">
            <draw:object draw:notify-on-update-of-ranges="tfootnopad5.A1:tfootnopad5.A1 tfootnopad5.B1:tfootnopad5.LC1 tfootnopad5.A6:tfootnopad5.A6 tfootnopad5.B6:tfootnopad5.LC6 tfootnopad5.A8:tfootnopad5.A8 tfootnopad5.B8:tfootnopad5.L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number-columns-repeated="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3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5" table:number-columns-repeated="2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3" table:default-cell-style-name="Default"/>
        <table:table-column table:style-name="co7" table:number-columns-repeated="9" table:default-cell-style-name="Default"/>
        <table:table-column table:style-name="co8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13" table:number-columns-repeated="52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6665649414" calcext:value-type="float">
            <text:p>0.033356666564941</text:p>
          </table:table-cell>
          <table:table-cell office:value-type="float" office:value="0.100069999694824" calcext:value-type="float">
            <text:p>0.100069999694824</text:p>
          </table:table-cell>
          <table:table-cell office:value-type="float" office:value="0.166783094406128" calcext:value-type="float">
            <text:p>0.166783094406128</text:p>
          </table:table-cell>
          <table:table-cell office:value-type="float" office:value="0.200139760971069" calcext:value-type="float">
            <text:p>0.200139760971069</text:p>
          </table:table-cell>
          <table:table-cell office:value-type="float" office:value="0.266852855682373" calcext:value-type="float">
            <text:p>0.266852855682373</text:p>
          </table:table-cell>
          <table:table-cell office:value-type="float" office:value="0.300209283828735" calcext:value-type="float">
            <text:p>0.300209283828735</text:p>
          </table:table-cell>
          <table:table-cell office:value-type="float" office:value="0.333565950393677" calcext:value-type="float">
            <text:p>0.333565950393677</text:p>
          </table:table-cell>
          <table:table-cell office:value-type="float" office:value="0.400279045104981" calcext:value-type="float">
            <text:p>0.400279045104981</text:p>
          </table:table-cell>
          <table:table-cell office:value-type="float" office:value="0.433635473251343" calcext:value-type="float">
            <text:p>0.433635473251343</text:p>
          </table:table-cell>
          <table:table-cell office:value-type="float" office:value="0.466991901397705" calcext:value-type="float">
            <text:p>0.466991901397705</text:p>
          </table:table-cell>
          <table:table-cell office:value-type="float" office:value="0.500348806381226" calcext:value-type="float">
            <text:p>0.500348806381226</text:p>
          </table:table-cell>
          <table:table-cell office:value-type="float" office:value="0.533705234527588" calcext:value-type="float">
            <text:p>0.533705234527588</text:p>
          </table:table-cell>
          <table:table-cell office:value-type="float" office:value="0.56706166267395" calcext:value-type="float">
            <text:p>0.56706166267395</text:p>
          </table:table-cell>
          <table:table-cell office:value-type="float" office:value="0.600418329238892" calcext:value-type="float">
            <text:p>0.600418329238892</text:p>
          </table:table-cell>
          <table:table-cell office:value-type="float" office:value="0.633774757385254" calcext:value-type="float">
            <text:p>0.633774757385254</text:p>
          </table:table-cell>
          <table:table-cell office:value-type="float" office:value="0.667131185531616" calcext:value-type="float">
            <text:p>0.667131185531616</text:p>
          </table:table-cell>
          <table:table-cell office:value-type="float" office:value="0.733844041824341" calcext:value-type="float">
            <text:p>0.733844041824341</text:p>
          </table:table-cell>
          <table:table-cell office:value-type="float" office:value="0.767200469970703" calcext:value-type="float">
            <text:p>0.767200469970703</text:p>
          </table:table-cell>
          <table:table-cell office:value-type="float" office:value="0.833913564682007" calcext:value-type="float">
            <text:p>0.833913564682007</text:p>
          </table:table-cell>
          <table:table-cell office:value-type="float" office:value="0.933983087539673" calcext:value-type="float">
            <text:p>0.933983087539673</text:p>
          </table:table-cell>
          <table:table-cell office:value-type="float" office:value="1.00069665908813" calcext:value-type="float">
            <text:p>1.00069665908813</text:p>
          </table:table-cell>
          <table:table-cell office:value-type="float" office:value="1.06741118431091" calcext:value-type="float">
            <text:p>1.06741118431091</text:p>
          </table:table-cell>
          <table:table-cell office:value-type="float" office:value="1.10076856613159" calcext:value-type="float">
            <text:p>1.10076856613159</text:p>
          </table:table-cell>
          <table:table-cell office:value-type="float" office:value="1.13412570953369" calcext:value-type="float">
            <text:p>1.13412570953369</text:p>
          </table:table-cell>
          <table:table-cell office:value-type="float" office:value="1.16748309135437" calcext:value-type="float">
            <text:p>1.16748309135437</text:p>
          </table:table-cell>
          <table:table-cell office:value-type="float" office:value="1.20084047317505" calcext:value-type="float">
            <text:p>1.20084047317505</text:p>
          </table:table-cell>
          <table:table-cell office:value-type="float" office:value="1.23419761657715" calcext:value-type="float">
            <text:p>1.23419761657715</text:p>
          </table:table-cell>
          <table:table-cell office:value-type="float" office:value="1.26755499839783" calcext:value-type="float">
            <text:p>1.26755499839783</text:p>
          </table:table-cell>
          <table:table-cell office:value-type="float" office:value="1.33426952362061" calcext:value-type="float">
            <text:p>1.33426952362061</text:p>
          </table:table-cell>
          <table:table-cell office:value-type="float" office:value="1.36762666702271" calcext:value-type="float">
            <text:p>1.36762666702271</text:p>
          </table:table-cell>
          <table:table-cell office:value-type="float" office:value="1.40098404884338" calcext:value-type="float">
            <text:p>1.40098404884338</text:p>
          </table:table-cell>
          <table:table-cell office:value-type="float" office:value="1.43434143066406" calcext:value-type="float">
            <text:p>1.43434143066406</text:p>
          </table:table-cell>
          <table:table-cell office:value-type="float" office:value="1.46769857406616" calcext:value-type="float">
            <text:p>1.46769857406616</text:p>
          </table:table-cell>
          <table:table-cell office:value-type="float" office:value="1.53441309928894" calcext:value-type="float">
            <text:p>1.53441309928894</text:p>
          </table:table-cell>
          <table:table-cell office:value-type="float" office:value="1.6011278629303" calcext:value-type="float">
            <text:p>1.6011278629303</text:p>
          </table:table-cell>
          <table:table-cell office:value-type="float" office:value="1.6678421497345" calcext:value-type="float">
            <text:p>1.6678421497345</text:p>
          </table:table-cell>
          <table:table-cell office:value-type="float" office:value="1.73455667495728" calcext:value-type="float">
            <text:p>1.73455667495728</text:p>
          </table:table-cell>
          <table:table-cell office:value-type="float" office:value="1.80127120018005" calcext:value-type="float">
            <text:p>1.80127120018005</text:p>
          </table:table-cell>
          <table:table-cell office:value-type="float" office:value="1.83462858200073" calcext:value-type="float">
            <text:p>1.83462858200073</text:p>
          </table:table-cell>
          <table:table-cell office:value-type="float" office:value="1.90134310722351" calcext:value-type="float">
            <text:p>1.90134310722351</text:p>
          </table:table-cell>
          <table:table-cell office:value-type="float" office:value="1.93470025062561" calcext:value-type="float">
            <text:p>1.93470025062561</text:p>
          </table:table-cell>
          <table:table-cell office:value-type="float" office:value="2.00141429901123" calcext:value-type="float">
            <text:p>2.00141429901123</text:p>
          </table:table-cell>
          <table:table-cell office:value-type="float" office:value="2.03477120399475" calcext:value-type="float">
            <text:p>2.03477120399475</text:p>
          </table:table-cell>
          <table:table-cell office:value-type="float" office:value="2.10148501396179" calcext:value-type="float">
            <text:p>2.10148501396179</text:p>
          </table:table-cell>
          <table:table-cell office:value-type="float" office:value="2.16819858551025" calcext:value-type="float">
            <text:p>2.16819858551025</text:p>
          </table:table-cell>
          <table:table-cell office:value-type="float" office:value="2.23491191864014" calcext:value-type="float">
            <text:p>2.23491191864014</text:p>
          </table:table-cell>
          <table:table-cell office:value-type="float" office:value="2.3016254901886" calcext:value-type="float">
            <text:p>2.3016254901886</text:p>
          </table:table-cell>
          <table:table-cell office:value-type="float" office:value="2.36833906173706" calcext:value-type="float">
            <text:p>2.36833906173706</text:p>
          </table:table-cell>
          <table:table-cell office:value-type="float" office:value="2.43505263328552" calcext:value-type="float">
            <text:p>2.43505263328552</text:p>
          </table:table-cell>
          <table:table-cell office:value-type="float" office:value="2.46840953826904" calcext:value-type="float">
            <text:p>2.46840953826904</text:p>
          </table:table-cell>
          <table:table-cell office:value-type="float" office:value="2.50176620483398" calcext:value-type="float">
            <text:p>2.50176620483398</text:p>
          </table:table-cell>
          <table:table-cell office:value-type="float" office:value="2.56847953796387" calcext:value-type="float">
            <text:p>2.56847953796387</text:p>
          </table:table-cell>
          <table:table-cell office:value-type="float" office:value="2.60183644294739" calcext:value-type="float">
            <text:p>2.60183644294739</text:p>
          </table:table-cell>
          <table:table-cell office:value-type="float" office:value="2.63519310951233" calcext:value-type="float">
            <text:p>2.63519310951233</text:p>
          </table:table-cell>
          <table:table-cell office:value-type="float" office:value="2.66854977607727" calcext:value-type="float">
            <text:p>2.66854977607727</text:p>
          </table:table-cell>
          <table:table-cell office:value-type="float" office:value="2.73526334762573" calcext:value-type="float">
            <text:p>2.73526334762573</text:p>
          </table:table-cell>
          <table:table-cell office:value-type="float" office:value="2.76862001419067" calcext:value-type="float">
            <text:p>2.76862001419067</text:p>
          </table:table-cell>
          <table:table-cell office:value-type="float" office:value="2.80197668075562" calcext:value-type="float">
            <text:p>2.80197668075562</text:p>
          </table:table-cell>
          <table:table-cell office:value-type="float" office:value="2.86869025230408" calcext:value-type="float">
            <text:p>2.86869025230408</text:p>
          </table:table-cell>
          <table:table-cell office:value-type="float" office:value="2.93540358543396" calcext:value-type="float">
            <text:p>2.93540358543396</text:p>
          </table:table-cell>
          <table:table-cell office:value-type="float" office:value="3.00211691856384" calcext:value-type="float">
            <text:p>3.00211691856384</text:p>
          </table:table-cell>
          <table:table-cell office:value-type="float" office:value="3.33568453788757" calcext:value-type="float">
            <text:p>3.33568453788757</text:p>
          </table:table-cell>
          <table:table-cell office:value-type="float" office:value="3.63589477539062" calcext:value-type="float">
            <text:p>3.63589477539062</text:p>
          </table:table-cell>
          <table:table-cell office:value-type="float" office:value="3.66925144195557" calcext:value-type="float">
            <text:p>3.66925144195557</text:p>
          </table:table-cell>
          <table:table-cell office:value-type="float" office:value="3.70260810852051" calcext:value-type="float">
            <text:p>3.70260810852051</text:p>
          </table:table-cell>
          <table:table-cell office:value-type="float" office:value="3.73596501350403" calcext:value-type="float">
            <text:p>3.73596501350403</text:p>
          </table:table-cell>
          <table:table-cell office:value-type="float" office:value="3.93610501289368" calcext:value-type="float">
            <text:p>3.93610501289368</text:p>
          </table:table-cell>
          <table:table-cell office:value-type="float" office:value="4.00282907485962" calcext:value-type="float">
            <text:p>4.00282907485962</text:p>
          </table:table-cell>
          <table:table-cell office:value-type="float" office:value="4.06956481933594" calcext:value-type="float">
            <text:p>4.06956481933594</text:p>
          </table:table-cell>
          <table:table-cell office:value-type="float" office:value="4.1029326915741" calcext:value-type="float">
            <text:p>4.1029326915741</text:p>
          </table:table-cell>
          <table:table-cell office:value-type="float" office:value="4.13630056381226" calcext:value-type="float">
            <text:p>4.13630056381226</text:p>
          </table:table-cell>
          <table:table-cell office:value-type="float" office:value="4.16966843605042" calcext:value-type="float">
            <text:p>4.16966843605042</text:p>
          </table:table-cell>
          <table:table-cell office:value-type="float" office:value="4.20303678512573" calcext:value-type="float">
            <text:p>4.20303678512573</text:p>
          </table:table-cell>
          <table:table-cell office:value-type="float" office:value="4.26977300643921" calcext:value-type="float">
            <text:p>4.26977300643921</text:p>
          </table:table-cell>
          <table:table-cell office:value-type="float" office:value="4.33650970458984" calcext:value-type="float">
            <text:p>4.33650970458984</text:p>
          </table:table-cell>
          <table:table-cell office:value-type="float" office:value="4.40324664115906" calcext:value-type="float">
            <text:p>4.40324664115906</text:p>
          </table:table-cell>
          <table:table-cell office:value-type="float" office:value="4.43661522865295" calcext:value-type="float">
            <text:p>4.43661522865295</text:p>
          </table:table-cell>
          <table:table-cell office:value-type="float" office:value="4.83704328536987" calcext:value-type="float">
            <text:p>4.83704328536987</text:p>
          </table:table-cell>
          <table:table-cell office:value-type="float" office:value="5.27252888679504" calcext:value-type="float">
            <text:p>5.27252888679504</text:p>
          </table:table-cell>
          <table:table-cell office:value-type="float" office:value="5.33985471725464" calcext:value-type="float">
            <text:p>5.33985471725464</text:p>
          </table:table-cell>
          <table:table-cell office:value-type="float" office:value="5.37352061271668" calcext:value-type="float">
            <text:p>5.37352061271668</text:p>
          </table:table-cell>
          <table:table-cell office:value-type="float" office:value="5.40718841552734" calcext:value-type="float">
            <text:p>5.40718841552734</text:p>
          </table:table-cell>
          <table:table-cell office:value-type="float" office:value="5.44085788726807" calcext:value-type="float">
            <text:p>5.44085788726807</text:p>
          </table:table-cell>
          <table:table-cell office:value-type="float" office:value="5.47452926635742" calcext:value-type="float">
            <text:p>5.47452926635742</text:p>
          </table:table-cell>
          <table:table-cell office:value-type="float" office:value="5.97982501983643" calcext:value-type="float">
            <text:p>5.97982501983643</text:p>
          </table:table-cell>
          <table:table-cell office:value-type="float" office:value="6.01352643966675" calcext:value-type="float">
            <text:p>6.01352643966675</text:p>
          </table:table-cell>
          <table:table-cell office:value-type="float" office:value="6.0809268951416" calcext:value-type="float">
            <text:p>6.0809268951416</text:p>
          </table:table-cell>
          <table:table-cell office:value-type="float" office:value="6.14758133888245" calcext:value-type="float">
            <text:p>6.14758133888245</text:p>
          </table:table-cell>
          <table:table-cell office:value-type="float" office:value="6.2142345905304" calcext:value-type="float">
            <text:p>6.2142345905304</text:p>
          </table:table-cell>
          <table:table-cell office:value-type="float" office:value="6.24756073951721" calcext:value-type="float">
            <text:p>6.24756073951721</text:p>
          </table:table-cell>
          <table:table-cell office:value-type="float" office:value="6.31421279907227" calcext:value-type="float">
            <text:p>6.31421279907227</text:p>
          </table:table-cell>
          <table:table-cell office:value-type="float" office:value="6.51416182518005" calcext:value-type="float">
            <text:p>6.51416182518005</text:p>
          </table:table-cell>
          <table:table-cell office:value-type="float" office:value="6.54748582839966" calcext:value-type="float">
            <text:p>6.54748582839966</text:p>
          </table:table-cell>
          <table:table-cell office:value-type="float" office:value="6.58080959320068" calcext:value-type="float">
            <text:p>6.58080959320068</text:p>
          </table:table-cell>
          <table:table-cell office:value-type="float" office:value="6.647456407547" calcext:value-type="float">
            <text:p>6.647456407547</text:p>
          </table:table-cell>
          <table:table-cell office:value-type="float" office:value="6.71410179138184" calcext:value-type="float">
            <text:p>6.71410179138184</text:p>
          </table:table-cell>
          <table:table-cell office:value-type="float" office:value="6.78074645996094" calcext:value-type="float">
            <text:p>6.78074645996094</text:p>
          </table:table-cell>
          <table:table-cell office:value-type="float" office:value="6.81406807899475" calcext:value-type="float">
            <text:p>6.81406807899475</text:p>
          </table:table-cell>
          <table:table-cell office:value-type="float" office:value="6.88071131706238" calcext:value-type="float">
            <text:p>6.88071131706238</text:p>
          </table:table-cell>
          <table:table-cell office:value-type="float" office:value="6.91403222084045" calcext:value-type="float">
            <text:p>6.91403222084045</text:p>
          </table:table-cell>
          <table:table-cell office:value-type="float" office:value="6.94735312461853" calcext:value-type="float">
            <text:p>6.94735312461853</text:p>
          </table:table-cell>
          <table:table-cell office:value-type="float" office:value="7.38057661056519" calcext:value-type="float">
            <text:p>7.38057661056519</text:p>
          </table:table-cell>
          <table:table-cell office:value-type="float" office:value="7.54720163345337" calcext:value-type="float">
            <text:p>7.54720163345337</text:p>
          </table:table-cell>
          <table:table-cell office:value-type="float" office:value="7.61384987831116" calcext:value-type="float">
            <text:p>7.61384987831116</text:p>
          </table:table-cell>
          <table:table-cell office:value-type="float" office:value="7.81378841400147" calcext:value-type="float">
            <text:p>7.81378841400147</text:p>
          </table:table-cell>
          <table:table-cell office:value-type="float" office:value="7.88043236732483" calcext:value-type="float">
            <text:p>7.88043236732483</text:p>
          </table:table-cell>
          <table:table-cell office:value-type="float" office:value="7.94707536697388" calcext:value-type="float">
            <text:p>7.94707536697388</text:p>
          </table:table-cell>
          <table:table-cell office:value-type="float" office:value="8.01371741294861" calcext:value-type="float">
            <text:p>8.01371741294861</text:p>
          </table:table-cell>
          <table:table-cell office:value-type="float" office:value="8.08035969734192" calcext:value-type="float">
            <text:p>8.08035969734192</text:p>
          </table:table-cell>
          <table:table-cell office:value-type="float" office:value="8.14701390266418" calcext:value-type="float">
            <text:p>8.14701390266418</text:p>
          </table:table-cell>
          <table:table-cell office:value-type="float" office:value="8.21366715431213" calcext:value-type="float">
            <text:p>8.21366715431213</text:p>
          </table:table-cell>
          <table:table-cell office:value-type="float" office:value="8.41361999511719" calcext:value-type="float">
            <text:p>8.41361999511719</text:p>
          </table:table-cell>
          <table:table-cell office:value-type="float" office:value="8.54691672325134" calcext:value-type="float">
            <text:p>8.54691672325134</text:p>
          </table:table-cell>
          <table:table-cell office:value-type="float" office:value="8.61356353759766" calcext:value-type="float">
            <text:p>8.61356353759766</text:p>
          </table:table-cell>
          <table:table-cell office:value-type="float" office:value="8.68020963668823" calcext:value-type="float">
            <text:p>8.68020963668823</text:p>
          </table:table-cell>
          <table:table-cell office:value-type="float" office:value="8.74685406684876" calcext:value-type="float">
            <text:p>8.74685406684876</text:p>
          </table:table-cell>
          <table:table-cell office:value-type="float" office:value="8.78017616271973" calcext:value-type="float">
            <text:p>8.78017616271973</text:p>
          </table:table-cell>
          <table:table-cell office:value-type="float" office:value="8.81349778175354" calcext:value-type="float">
            <text:p>8.81349778175354</text:p>
          </table:table-cell>
          <table:table-cell office:value-type="float" office:value="8.88014054298401" calcext:value-type="float">
            <text:p>8.88014054298401</text:p>
          </table:table-cell>
          <table:table-cell office:value-type="float" office:value="9.0800633430481" calcext:value-type="float">
            <text:p>9.0800633430481</text:p>
          </table:table-cell>
          <table:table-cell office:value-type="float" office:value="9.14671897888184" calcext:value-type="float">
            <text:p>9.14671897888184</text:p>
          </table:table-cell>
          <table:table-cell office:value-type="float" office:value="9.18004679679871" calcext:value-type="float">
            <text:p>9.18004679679871</text:p>
          </table:table-cell>
          <table:table-cell office:value-type="float" office:value="9.24670076370239" calcext:value-type="float">
            <text:p>9.24670076370239</text:p>
          </table:table-cell>
          <table:table-cell office:value-type="float" office:value="9.28002738952637" calcext:value-type="float">
            <text:p>9.28002738952637</text:p>
          </table:table-cell>
          <table:table-cell office:value-type="float" office:value="9.34667992591858" calcext:value-type="float">
            <text:p>9.34667992591858</text:p>
          </table:table-cell>
          <table:table-cell office:value-type="float" office:value="9.41333150863647" calcext:value-type="float">
            <text:p>9.41333150863647</text:p>
          </table:table-cell>
          <table:table-cell office:value-type="float" office:value="9.44665694236755" calcext:value-type="float">
            <text:p>9.44665694236755</text:p>
          </table:table-cell>
          <table:table-cell office:value-type="float" office:value="9.47998213768005" calcext:value-type="float">
            <text:p>9.47998213768005</text:p>
          </table:table-cell>
          <table:table-cell office:value-type="float" office:value="9.51330709457397" calcext:value-type="float">
            <text:p>9.51330709457397</text:p>
          </table:table-cell>
          <table:table-cell office:value-type="float" office:value="9.87986421585083" calcext:value-type="float">
            <text:p>9.87986421585083</text:p>
          </table:table-cell>
          <table:table-cell office:value-type="float" office:value="9.91318607330322" calcext:value-type="float">
            <text:p>9.91318607330322</text:p>
          </table:table-cell>
          <table:table-cell office:value-type="float" office:value="9.97982883453369" calcext:value-type="float">
            <text:p>9.97982883453369</text:p>
          </table:table-cell>
          <table:table-cell office:value-type="float" office:value="10.0131499767303" calcext:value-type="float">
            <text:p>10.0131499767303</text:p>
          </table:table-cell>
          <table:table-cell office:value-type="float" office:value="10.0797924995422" calcext:value-type="float">
            <text:p>10.0797924995422</text:p>
          </table:table-cell>
          <table:table-cell office:value-type="float" office:value="10.4130618572235" calcext:value-type="float">
            <text:p>10.4130618572235</text:p>
          </table:table-cell>
          <table:table-cell office:value-type="float" office:value="10.4797124862671" calcext:value-type="float">
            <text:p>10.4797124862671</text:p>
          </table:table-cell>
          <table:table-cell office:value-type="float" office:value="10.5463621616364" calcext:value-type="float">
            <text:p>10.5463621616364</text:p>
          </table:table-cell>
          <table:table-cell office:value-type="float" office:value="10.6130108833313" calcext:value-type="float">
            <text:p>10.6130108833313</text:p>
          </table:table-cell>
          <table:table-cell office:value-type="float" office:value="10.6796584129334" calcext:value-type="float">
            <text:p>10.6796584129334</text:p>
          </table:table-cell>
          <table:table-cell office:value-type="float" office:value="10.9795603752136" calcext:value-type="float">
            <text:p>10.9795603752136</text:p>
          </table:table-cell>
          <table:table-cell office:value-type="float" office:value="11.1461806297302" calcext:value-type="float">
            <text:p>11.1461806297302</text:p>
          </table:table-cell>
          <table:table-cell office:value-type="float" office:value="11.2128365039825" calcext:value-type="float">
            <text:p>11.2128365039825</text:p>
          </table:table-cell>
          <table:table-cell office:value-type="float" office:value="11.2794909477234" calcext:value-type="float">
            <text:p>11.2794909477234</text:p>
          </table:table-cell>
          <table:table-cell office:value-type="float" office:value="11.3128182888031" calcext:value-type="float">
            <text:p>11.3128182888031</text:p>
          </table:table-cell>
          <table:table-cell office:value-type="float" office:value="11.4127974510193" calcext:value-type="float">
            <text:p>11.4127974510193</text:p>
          </table:table-cell>
          <table:table-cell office:value-type="float" office:value="11.4461233615875" calcext:value-type="float">
            <text:p>11.4461233615875</text:p>
          </table:table-cell>
          <table:table-cell office:value-type="float" office:value="11.4794490337372" calcext:value-type="float">
            <text:p>11.4794490337372</text:p>
          </table:table-cell>
          <table:table-cell office:value-type="float" office:value="11.5460996627808" calcext:value-type="float">
            <text:p>11.5460996627808</text:p>
          </table:table-cell>
          <table:table-cell office:value-type="float" office:value="11.61274933815" calcext:value-type="float">
            <text:p>11.61274933815</text:p>
          </table:table-cell>
          <table:table-cell office:value-type="float" office:value="11.6793978214264" calcext:value-type="float">
            <text:p>11.6793978214264</text:p>
          </table:table-cell>
          <table:table-cell office:value-type="float" office:value="11.712721824646" calcext:value-type="float">
            <text:p>11.712721824646</text:p>
          </table:table-cell>
          <table:table-cell office:value-type="float" office:value="11.7793688774109" calcext:value-type="float">
            <text:p>11.7793688774109</text:p>
          </table:table-cell>
          <table:table-cell office:value-type="float" office:value="11.8126919269562" calcext:value-type="float">
            <text:p>11.8126919269562</text:p>
          </table:table-cell>
          <table:table-cell office:value-type="float" office:value="12.5125124454498" calcext:value-type="float">
            <text:p>12.5125124454498</text:p>
          </table:table-cell>
          <table:table-cell office:value-type="float" office:value="12.6458094120026" calcext:value-type="float">
            <text:p>12.6458094120026</text:p>
          </table:table-cell>
          <table:table-cell office:value-type="float" office:value="12.6791331768036" calcext:value-type="float">
            <text:p>12.6791331768036</text:p>
          </table:table-cell>
          <table:table-cell office:value-type="float" office:value="12.9457123279572" calcext:value-type="float">
            <text:p>12.9457123279572</text:p>
          </table:table-cell>
          <table:table-cell office:value-type="float" office:value="13.0123543739319" calcext:value-type="float">
            <text:p>13.0123543739319</text:p>
          </table:table-cell>
          <table:table-cell office:value-type="float" office:value="13.0789964199066" calcext:value-type="float">
            <text:p>13.0789964199066</text:p>
          </table:table-cell>
          <table:table-cell office:value-type="float" office:value="13.1456520557404" calcext:value-type="float">
            <text:p>13.1456520557404</text:p>
          </table:table-cell>
          <table:table-cell office:value-type="float" office:value="13.2123072147369" calcext:value-type="float">
            <text:p>13.2123072147369</text:p>
          </table:table-cell>
          <table:table-cell office:value-type="float" office:value="13.2789607048035" calcext:value-type="float">
            <text:p>13.2789607048035</text:p>
          </table:table-cell>
          <table:table-cell office:value-type="float" office:value="13.3122873306274" calcext:value-type="float">
            <text:p>13.3122873306274</text:p>
          </table:table-cell>
          <table:table-cell office:value-type="float" office:value="13.4122653007507" calcext:value-type="float">
            <text:p>13.4122653007507</text:p>
          </table:table-cell>
          <table:table-cell office:value-type="float" office:value="13.5788898468018" calcext:value-type="float">
            <text:p>13.5788898468018</text:p>
          </table:table-cell>
          <table:table-cell office:value-type="float" office:value="13.7121851444244" calcext:value-type="float">
            <text:p>13.7121851444244</text:p>
          </table:table-cell>
          <table:table-cell office:value-type="float" office:value="13.7455084323883" calcext:value-type="float">
            <text:p>13.7455084323883</text:p>
          </table:table-cell>
          <table:table-cell office:value-type="float" office:value="13.7788310050964" calcext:value-type="float">
            <text:p>13.7788310050964</text:p>
          </table:table-cell>
          <table:table-cell office:value-type="float" office:value="13.8121538162231" calcext:value-type="float">
            <text:p>13.8121538162231</text:p>
          </table:table-cell>
          <table:table-cell office:value-type="float" office:value="13.8787984848022" calcext:value-type="float">
            <text:p>13.8787984848022</text:p>
          </table:table-cell>
          <table:table-cell office:value-type="float" office:value="13.9121201038361" calcext:value-type="float">
            <text:p>13.9121201038361</text:p>
          </table:table-cell>
          <table:table-cell office:value-type="float" office:value="13.9454417228699" calcext:value-type="float">
            <text:p>13.9454417228699</text:p>
          </table:table-cell>
          <table:table-cell office:value-type="float" office:value="14.0120840072632" calcext:value-type="float">
            <text:p>14.0120840072632</text:p>
          </table:table-cell>
          <table:table-cell office:value-type="float" office:value="14.1120686531067" calcext:value-type="float">
            <text:p>14.1120686531067</text:p>
          </table:table-cell>
          <table:table-cell office:value-type="float" office:value="14.1787524223328" calcext:value-type="float">
            <text:p>14.1787524223328</text:p>
          </table:table-cell>
          <table:table-cell office:value-type="float" office:value="14.2454357147217" calcext:value-type="float">
            <text:p>14.2454357147217</text:p>
          </table:table-cell>
          <table:table-cell office:value-type="float" office:value="14.2787771224976" calcext:value-type="float">
            <text:p>14.2787771224976</text:p>
          </table:table-cell>
          <table:table-cell office:value-type="float" office:value="14.3121182918549" calcext:value-type="float">
            <text:p>14.3121182918549</text:p>
          </table:table-cell>
          <table:table-cell office:value-type="float" office:value="14.3454592227936" calcext:value-type="float">
            <text:p>14.3454592227936</text:p>
          </table:table-cell>
          <table:table-cell office:value-type="float" office:value="14.3788003921509" calcext:value-type="float">
            <text:p>14.3788003921509</text:p>
          </table:table-cell>
          <table:table-cell office:value-type="float" office:value="14.4121408462524" calcext:value-type="float">
            <text:p>14.4121408462524</text:p>
          </table:table-cell>
          <table:table-cell office:value-type="float" office:value="14.4788217544556" calcext:value-type="float">
            <text:p>14.4788217544556</text:p>
          </table:table-cell>
          <table:table-cell office:value-type="float" office:value="14.5455021858215" calcext:value-type="float">
            <text:p>14.5455021858215</text:p>
          </table:table-cell>
          <table:table-cell office:value-type="float" office:value="14.6121816635132" calcext:value-type="float">
            <text:p>14.6121816635132</text:p>
          </table:table-cell>
          <table:table-cell office:value-type="float" office:value="15.0789210796356" calcext:value-type="float">
            <text:p>15.0789210796356</text:p>
          </table:table-cell>
          <table:table-cell office:value-type="float" office:value="15.1455762386322" calcext:value-type="float">
            <text:p>15.1455762386322</text:p>
          </table:table-cell>
          <table:table-cell office:value-type="float" office:value="15.2122299671173" calcext:value-type="float">
            <text:p>15.2122299671173</text:p>
          </table:table-cell>
          <table:table-cell office:value-type="float" office:value="15.2455565929413" calcext:value-type="float">
            <text:p>15.2455565929413</text:p>
          </table:table-cell>
          <table:table-cell office:value-type="float" office:value="15.2788832187653" calcext:value-type="float">
            <text:p>15.2788832187653</text:p>
          </table:table-cell>
          <table:table-cell office:value-type="float" office:value="15.3122093677521" calcext:value-type="float">
            <text:p>15.3122093677521</text:p>
          </table:table-cell>
          <table:table-cell office:value-type="float" office:value="15.3455350399017" calcext:value-type="float">
            <text:p>15.3455350399017</text:p>
          </table:table-cell>
          <table:table-cell office:value-type="float" office:value="15.3788607120514" calcext:value-type="float">
            <text:p>15.3788607120514</text:p>
          </table:table-cell>
          <table:table-cell office:value-type="float" office:value="15.5454845428467" calcext:value-type="float">
            <text:p>15.5454845428467</text:p>
          </table:table-cell>
          <table:table-cell office:value-type="float" office:value="15.6121320724487" calcext:value-type="float">
            <text:p>15.6121320724487</text:p>
          </table:table-cell>
          <table:table-cell office:value-type="float" office:value="15.678778886795" calcext:value-type="float">
            <text:p>15.678778886795</text:p>
          </table:table-cell>
          <table:table-cell office:value-type="float" office:value="15.8787124156952" calcext:value-type="float">
            <text:p>15.8787124156952</text:p>
          </table:table-cell>
          <table:table-cell office:value-type="float" office:value="16.2452690601349" calcext:value-type="float">
            <text:p>16.2452690601349</text:p>
          </table:table-cell>
          <table:table-cell office:value-type="float" office:value="16.5451893806458" calcext:value-type="float">
            <text:p>16.5451893806458</text:p>
          </table:table-cell>
          <table:table-cell office:value-type="float" office:value="16.5785121917725" calcext:value-type="float">
            <text:p>16.5785121917725</text:p>
          </table:table-cell>
          <table:table-cell office:value-type="float" office:value="16.9450483322144" calcext:value-type="float">
            <text:p>16.9450483322144</text:p>
          </table:table-cell>
          <table:table-cell office:value-type="float" office:value="17.0783267021179" calcext:value-type="float">
            <text:p>17.0783267021179</text:p>
          </table:table-cell>
          <table:table-cell office:value-type="float" office:value="17.1116538047791" calcext:value-type="float">
            <text:p>17.1116538047791</text:p>
          </table:table-cell>
          <table:table-cell office:value-type="float" office:value="17.1449806690216" calcext:value-type="float">
            <text:p>17.1449806690216</text:p>
          </table:table-cell>
          <table:table-cell office:value-type="float" office:value="17.1783075332642" calcext:value-type="float">
            <text:p>17.1783075332642</text:p>
          </table:table-cell>
          <table:table-cell office:value-type="float" office:value="17.2449598312378" calcext:value-type="float">
            <text:p>17.2449598312378</text:p>
          </table:table-cell>
          <table:table-cell office:value-type="float" office:value="17.3116111755371" calcext:value-type="float">
            <text:p>17.3116111755371</text:p>
          </table:table-cell>
          <table:table-cell office:value-type="float" office:value="17.6781740188599" calcext:value-type="float">
            <text:p>17.6781740188599</text:p>
          </table:table-cell>
          <table:table-cell office:value-type="float" office:value="17.744818687439" calcext:value-type="float">
            <text:p>17.744818687439</text:p>
          </table:table-cell>
          <table:table-cell office:value-type="float" office:value="17.7781405448914" calcext:value-type="float">
            <text:p>17.7781405448914</text:p>
          </table:table-cell>
          <table:table-cell office:value-type="float" office:value="17.811461687088" calcext:value-type="float">
            <text:p>17.811461687088</text:p>
          </table:table-cell>
          <table:table-cell office:value-type="float" office:value="17.8781039714813" calcext:value-type="float">
            <text:p>17.8781039714813</text:p>
          </table:table-cell>
          <table:table-cell office:value-type="float" office:value="17.9114248752594" calcext:value-type="float">
            <text:p>17.9114248752594</text:p>
          </table:table-cell>
          <table:table-cell office:value-type="float" office:value="17.9447450637817" calcext:value-type="float">
            <text:p>17.9447450637817</text:p>
          </table:table-cell>
          <table:table-cell office:value-type="float" office:value="18.1446785926819" calcext:value-type="float">
            <text:p>18.1446785926819</text:p>
          </table:table-cell>
          <table:table-cell office:value-type="float" office:value="18.1780049800873" calcext:value-type="float">
            <text:p>18.1780049800873</text:p>
          </table:table-cell>
          <table:table-cell office:value-type="float" office:value="18.2113311290741" calcext:value-type="float">
            <text:p>18.2113311290741</text:p>
          </table:table-cell>
          <table:table-cell office:value-type="float" office:value="18.277982711792" calcext:value-type="float">
            <text:p>18.277982711792</text:p>
          </table:table-cell>
          <table:table-cell office:value-type="float" office:value="18.344633102417" calcext:value-type="float">
            <text:p>18.344633102417</text:p>
          </table:table-cell>
          <table:table-cell office:value-type="float" office:value="18.4112825393677" calcext:value-type="float">
            <text:p>18.4112825393677</text:p>
          </table:table-cell>
          <table:table-cell office:value-type="float" office:value="18.477931022644" calcext:value-type="float">
            <text:p>18.477931022644</text:p>
          </table:table-cell>
          <table:table-cell office:value-type="float" office:value="18.5112547874451" calcext:value-type="float">
            <text:p>18.5112547874451</text:p>
          </table:table-cell>
          <table:table-cell office:value-type="float" office:value="18.5779011249542" calcext:value-type="float">
            <text:p>18.5779011249542</text:p>
          </table:table-cell>
          <table:table-cell office:value-type="float" office:value="18.6112241744995" calcext:value-type="float">
            <text:p>18.6112241744995</text:p>
          </table:table-cell>
          <table:table-cell office:value-type="float" office:value="18.6778693199158" calcext:value-type="float">
            <text:p>18.6778693199158</text:p>
          </table:table-cell>
          <table:table-cell office:value-type="float" office:value="18.7111914157867" calcext:value-type="float">
            <text:p>18.7111914157867</text:p>
          </table:table-cell>
          <table:table-cell office:value-type="float" office:value="18.7445132732391" calcext:value-type="float">
            <text:p>18.7445132732391</text:p>
          </table:table-cell>
          <table:table-cell office:value-type="float" office:value="18.7778348922729" calcext:value-type="float">
            <text:p>18.7778348922729</text:p>
          </table:table-cell>
          <table:table-cell office:value-type="float" office:value="18.8111560344696" calcext:value-type="float">
            <text:p>18.8111560344696</text:p>
          </table:table-cell>
          <table:table-cell office:value-type="float" office:value="18.8444771766663" calcext:value-type="float">
            <text:p>18.8444771766663</text:p>
          </table:table-cell>
          <table:table-cell office:value-type="float" office:value="18.9111182689667" calcext:value-type="float">
            <text:p>18.9111182689667</text:p>
          </table:table-cell>
          <table:table-cell office:value-type="float" office:value="18.944438457489" calcext:value-type="float">
            <text:p>18.944438457489</text:p>
          </table:table-cell>
          <table:table-cell office:value-type="float" office:value="18.9777586460114" calcext:value-type="float">
            <text:p>18.9777586460114</text:p>
          </table:table-cell>
          <table:table-cell office:value-type="float" office:value="19.011078119278" calcext:value-type="float">
            <text:p>19.011078119278</text:p>
          </table:table-cell>
          <table:table-cell office:value-type="float" office:value="19.0777170658112" calcext:value-type="float">
            <text:p>19.0777170658112</text:p>
          </table:table-cell>
          <table:table-cell office:value-type="float" office:value="19.1110429763794" calcext:value-type="float">
            <text:p>19.1110429763794</text:p>
          </table:table-cell>
          <table:table-cell office:value-type="float" office:value="19.2110190391541" calcext:value-type="float">
            <text:p>19.2110190391541</text:p>
          </table:table-cell>
          <table:table-cell office:value-type="float" office:value="19.2776684761047" calcext:value-type="float">
            <text:p>19.2776684761047</text:p>
          </table:table-cell>
          <table:table-cell office:value-type="float" office:value="19.3443169593811" calcext:value-type="float">
            <text:p>19.3443169593811</text:p>
          </table:table-cell>
          <table:table-cell office:value-type="float" office:value="19.3776404857636" calcext:value-type="float">
            <text:p>19.3776404857636</text:p>
          </table:table-cell>
          <table:table-cell office:value-type="float" office:value="19.410964012146" calcext:value-type="float">
            <text:p>19.410964012146</text:p>
          </table:table-cell>
          <table:table-cell office:value-type="float" office:value="19.4442870616913" calcext:value-type="float">
            <text:p>19.4442870616913</text:p>
          </table:table-cell>
          <table:table-cell office:value-type="float" office:value="19.5109326839447" calcext:value-type="float">
            <text:p>19.5109326839447</text:p>
          </table:table-cell>
          <table:table-cell office:value-type="float" office:value="19.5442550182343" calcext:value-type="float">
            <text:p>19.5442550182343</text:p>
          </table:table-cell>
          <table:table-cell office:value-type="float" office:value="19.5775768756866" calcext:value-type="float">
            <text:p>19.5775768756866</text:p>
          </table:table-cell>
          <table:table-cell office:value-type="float" office:value="19.6442201137543" calcext:value-type="float">
            <text:p>19.6442201137543</text:p>
          </table:table-cell>
          <table:table-cell office:value-type="float" office:value="19.6775412559509" calcext:value-type="float">
            <text:p>19.6775412559509</text:p>
          </table:table-cell>
          <table:table-cell office:value-type="float" office:value="19.710862159729" calcext:value-type="float">
            <text:p>19.710862159729</text:p>
          </table:table-cell>
          <table:table-cell office:value-type="float" office:value="19.7441828250885" calcext:value-type="float">
            <text:p>19.7441828250885</text:p>
          </table:table-cell>
          <table:table-cell office:value-type="float" office:value="19.8108232021332" calcext:value-type="float">
            <text:p>19.8108232021332</text:p>
          </table:table-cell>
          <table:table-cell office:value-type="float" office:value="19.877462387085" calcext:value-type="float">
            <text:p>19.877462387085</text:p>
          </table:table-cell>
          <table:table-cell office:value-type="float" office:value="19.9107818603516" calcext:value-type="float">
            <text:p>19.9107818603516</text:p>
          </table:table-cell>
          <table:table-cell office:value-type="float" office:value="19.9441006183624" calcext:value-type="float">
            <text:p>19.9441006183624</text:p>
          </table:table-cell>
          <table:table-cell office:value-type="float" office:value="19.9774196147919" calcext:value-type="float">
            <text:p>19.9774196147919</text:p>
          </table:table-cell>
          <table:table-cell office:value-type="float" office:value="20.0107378959656" calcext:value-type="float">
            <text:p>20.0107378959656</text:p>
          </table:table-cell>
          <table:table-cell office:value-type="float" office:value="20.0440559387207" calcext:value-type="float">
            <text:p>20.0440559387207</text:p>
          </table:table-cell>
          <table:table-cell office:value-type="float" office:value="20.0773739814758" calcext:value-type="float">
            <text:p>20.0773739814758</text:p>
          </table:table-cell>
          <table:table-cell office:value-type="float" office:value="20.1107053756714" calcext:value-type="float">
            <text:p>20.1107053756714</text:p>
          </table:table-cell>
          <table:table-cell office:value-type="float" office:value="20.1773672103882" calcext:value-type="float">
            <text:p>20.1773672103882</text:p>
          </table:table-cell>
          <table:table-cell office:value-type="float" office:value="20.210697889328" calcext:value-type="float">
            <text:p>20.210697889328</text:p>
          </table:table-cell>
          <table:table-cell office:value-type="float" office:value="20.2773585319519" calcext:value-type="float">
            <text:p>20.2773585319519</text:p>
          </table:table-cell>
          <table:table-cell office:value-type="float" office:value="20.3440184593201" calcext:value-type="float">
            <text:p>20.3440184593201</text:p>
          </table:table-cell>
          <table:table-cell office:value-type="float" office:value="20.4106771945953" calcext:value-type="float">
            <text:p>20.4106771945953</text:p>
          </table:table-cell>
          <table:table-cell office:value-type="float" office:value="20.4773354530334" calcext:value-type="float">
            <text:p>20.4773354530334</text:p>
          </table:table-cell>
          <table:table-cell office:value-type="float" office:value="20.5439927577972" calcext:value-type="float">
            <text:p>20.5439927577972</text:p>
          </table:table-cell>
          <table:table-cell office:value-type="float" office:value="20.6106493473053" calcext:value-type="float">
            <text:p>20.6106493473053</text:p>
          </table:table-cell>
          <table:table-cell office:value-type="float" office:value="20.6439774036407" calcext:value-type="float">
            <text:p>20.6439774036407</text:p>
          </table:table-cell>
          <table:table-cell office:value-type="float" office:value="20.677304983139" calcext:value-type="float">
            <text:p>20.677304983139</text:p>
          </table:table-cell>
          <table:table-cell office:value-type="float" office:value="20.7106325626373" calcext:value-type="float">
            <text:p>20.7106325626373</text:p>
          </table:table-cell>
          <table:table-cell office:value-type="float" office:value="20.7772870063782" calcext:value-type="float">
            <text:p>20.7772870063782</text:p>
          </table:table-cell>
          <table:table-cell office:value-type="float" office:value="20.8439404964447" calcext:value-type="float">
            <text:p>20.8439404964447</text:p>
          </table:table-cell>
          <table:table-cell office:value-type="float" office:value="20.9105932712555" calcext:value-type="float">
            <text:p>20.9105932712555</text:p>
          </table:table-cell>
          <table:table-cell office:value-type="float" office:value="20.977245092392" calcext:value-type="float">
            <text:p>20.977245092392</text:p>
          </table:table-cell>
          <table:table-cell office:value-type="float" office:value="21.0438961982727" calcext:value-type="float">
            <text:p>21.0438961982727</text:p>
          </table:table-cell>
          <table:table-cell office:value-type="float" office:value="21.0772216320038" calcext:value-type="float">
            <text:p>21.0772216320038</text:p>
          </table:table-cell>
          <table:table-cell office:value-type="float" office:value="21.1442003250122" calcext:value-type="float">
            <text:p>21.1442003250122</text:p>
          </table:table-cell>
          <table:table-cell office:value-type="float" office:value="21.1776924133301" calcext:value-type="float">
            <text:p>21.1776924133301</text:p>
          </table:table-cell>
          <table:table-cell office:value-type="float" office:value="21.2446818351746" calcext:value-type="float">
            <text:p>21.2446818351746</text:p>
          </table:table-cell>
          <table:table-cell office:value-type="float" office:value="21.3116793632507" calcext:value-type="float">
            <text:p>21.3116793632507</text:p>
          </table:table-cell>
          <table:table-cell office:value-type="float" office:value="21.3786838054657" calcext:value-type="float">
            <text:p>21.3786838054657</text:p>
          </table:table-cell>
          <table:table-cell office:value-type="float" office:value="21.4456958770752" calcext:value-type="float">
            <text:p>21.4456958770752</text:p>
          </table:table-cell>
          <table:table-cell office:value-type="float" office:value="21.4792046546936" calcext:value-type="float">
            <text:p>21.4792046546936</text:p>
          </table:table-cell>
          <table:table-cell office:value-type="float" office:value="21.5127153396606" calcext:value-type="float">
            <text:p>21.5127153396606</text:p>
          </table:table-cell>
          <table:table-cell office:value-type="float" office:value="21.5462281703949" calcext:value-type="float">
            <text:p>21.5462281703949</text:p>
          </table:table-cell>
          <table:table-cell office:value-type="float" office:value="21.5797424316406" calcext:value-type="float">
            <text:p>21.5797424316406</text:p>
          </table:table-cell>
          <table:table-cell office:value-type="float" office:value="21.613258600235" calcext:value-type="float">
            <text:p>21.613258600235</text:p>
          </table:table-cell>
          <table:table-cell office:value-type="float" office:value="21.6802968978882" calcext:value-type="float">
            <text:p>21.6802968978882</text:p>
          </table:table-cell>
          <table:table-cell office:value-type="float" office:value="21.7473425865173" calcext:value-type="float">
            <text:p>21.7473425865173</text:p>
          </table:table-cell>
          <table:table-cell office:value-type="float" office:value="21.8479251861572" calcext:value-type="float">
            <text:p>21.8479251861572</text:p>
          </table:table-cell>
          <table:table-cell office:value-type="float" office:value="21.914989233017" calcext:value-type="float">
            <text:p>21.914989233017</text:p>
          </table:table-cell>
          <table:table-cell office:value-type="float" office:value="21.9820611476898" calcext:value-type="float">
            <text:p>21.9820611476898</text:p>
          </table:table-cell>
          <table:table-cell office:value-type="float" office:value="22.04914021492" calcext:value-type="float">
            <text:p>22.04914021492</text:p>
          </table:table-cell>
          <table:table-cell office:value-type="float" office:value="22.1160364151001" calcext:value-type="float">
            <text:p>22.1160364151001</text:p>
          </table:table-cell>
          <table:table-cell office:value-type="float" office:value="22.1827528476715" calcext:value-type="float">
            <text:p>22.1827528476715</text:p>
          </table:table-cell>
          <table:table-cell office:value-type="float" office:value="22.2494690418243" calcext:value-type="float">
            <text:p>22.2494690418243</text:p>
          </table:table-cell>
          <table:table-cell office:value-type="float" office:value="22.3161857128143" calcext:value-type="float">
            <text:p>22.3161857128143</text:p>
          </table:table-cell>
          <table:table-cell office:value-type="float" office:value="22.3829019069672" calcext:value-type="float">
            <text:p>22.3829019069672</text:p>
          </table:table-cell>
          <table:table-cell office:value-type="float" office:value="22.4496185779572" calcext:value-type="float">
            <text:p>22.4496185779572</text:p>
          </table:table-cell>
          <table:table-cell office:value-type="float" office:value="22.4829766750336" calcext:value-type="float">
            <text:p>22.4829766750336</text:p>
          </table:table-cell>
          <table:table-cell office:value-type="float" office:value="22.549693107605" calcext:value-type="float">
            <text:p>22.549693107605</text:p>
          </table:table-cell>
          <table:table-cell office:value-type="float" office:value="22.5830514431" calcext:value-type="float">
            <text:p>22.5830514431</text:p>
          </table:table-cell>
          <table:table-cell office:value-type="float" office:value="22.6497678756714" calcext:value-type="float">
            <text:p>22.6497678756714</text:p>
          </table:table-cell>
          <table:table-cell office:value-type="float" office:value="22.7164845466614" calcext:value-type="float">
            <text:p>22.7164845466614</text:p>
          </table:table-cell>
          <table:table-cell office:value-type="float" office:value="22.7832007408142" calcext:value-type="float">
            <text:p>22.7832007408142</text:p>
          </table:table-cell>
          <table:table-cell office:value-type="float" office:value="22.8499174118042" calcext:value-type="float">
            <text:p>22.8499174118042</text:p>
          </table:table-cell>
          <table:table-cell office:value-type="float" office:value="22.9166338443756" calcext:value-type="float">
            <text:p>22.9166338443756</text:p>
          </table:table-cell>
          <table:table-cell office:value-type="float" office:value="22.9833505153656" calcext:value-type="float">
            <text:p>22.9833505153656</text:p>
          </table:table-cell>
          <table:table-cell office:value-type="float" office:value="23.0167088508606" calcext:value-type="float">
            <text:p>23.0167088508606</text:p>
          </table:table-cell>
          <table:table-cell office:value-type="float" office:value="23.050066947937" calcext:value-type="float">
            <text:p>23.050066947937</text:p>
          </table:table-cell>
          <table:table-cell office:value-type="float" office:value="23.116783618927" calcext:value-type="float">
            <text:p>23.116783618927</text:p>
          </table:table-cell>
          <table:table-cell office:value-type="float" office:value="23.1501417160034" calcext:value-type="float">
            <text:p>23.1501417160034</text:p>
          </table:table-cell>
          <table:table-cell office:value-type="float" office:value="23.1835000514984" calcext:value-type="float">
            <text:p>23.1835000514984</text:p>
          </table:table-cell>
          <table:table-cell office:value-type="float" office:value="23.2168581485748" calcext:value-type="float">
            <text:p>23.2168581485748</text:p>
          </table:table-cell>
          <table:table-cell office:value-type="float" office:value="23.2502164840698" calcext:value-type="float">
            <text:p>23.2502164840698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8859328977649" calcext:value-type="float">
            <text:p>0.138859328977649</text:p>
          </table:table-cell>
          <table:table-cell office:value-type="float" office:value="0.138892163766607" calcext:value-type="float">
            <text:p>0.138892163766607</text:p>
          </table:table-cell>
          <table:table-cell office:value-type="float" office:value="0.138813240690677" calcext:value-type="float">
            <text:p>0.138813240690677</text:p>
          </table:table-cell>
          <table:table-cell office:value-type="float" office:value="0.13872683191793" calcext:value-type="float">
            <text:p>0.13872683191793</text:p>
          </table:table-cell>
          <table:table-cell office:value-type="float" office:value="0.138621351825969" calcext:value-type="float">
            <text:p>0.138621351825969</text:p>
          </table:table-cell>
          <table:table-cell office:value-type="float" office:value="0.138625664594776" calcext:value-type="float">
            <text:p>0.138625664594776</text:p>
          </table:table-cell>
          <table:table-cell office:value-type="float" office:value="0.138908926761598" calcext:value-type="float">
            <text:p>0.138908926761598</text:p>
          </table:table-cell>
          <table:table-cell office:value-type="float" office:value="0.138770168816966" calcext:value-type="float">
            <text:p>0.138770168816966</text:p>
          </table:table-cell>
          <table:table-cell office:value-type="float" office:value="0.138771310451144" calcext:value-type="float">
            <text:p>0.138771310451144</text:p>
          </table:table-cell>
          <table:table-cell office:value-type="float" office:value="0.138809710643471" calcext:value-type="float">
            <text:p>0.138809710643471</text:p>
          </table:table-cell>
          <table:table-cell office:value-type="float" office:value="0.138674801360133" calcext:value-type="float">
            <text:p>0.138674801360133</text:p>
          </table:table-cell>
          <table:table-cell office:value-type="float" office:value="0.138786328248144" calcext:value-type="float">
            <text:p>0.138786328248144</text:p>
          </table:table-cell>
          <table:table-cell office:value-type="float" office:value="0.138787504935531" calcext:value-type="float">
            <text:p>0.138787504935531</text:p>
          </table:table-cell>
          <table:table-cell office:value-type="float" office:value="0.138800044119893" calcext:value-type="float">
            <text:p>0.138800044119893</text:p>
          </table:table-cell>
          <table:table-cell office:value-type="float" office:value="0.138758014901887" calcext:value-type="float">
            <text:p>0.138758014901887</text:p>
          </table:table-cell>
          <table:table-cell office:value-type="float" office:value="0.13884687461413" calcext:value-type="float">
            <text:p>0.13884687461413</text:p>
          </table:table-cell>
          <table:table-cell office:value-type="float" office:value="0.138829756025741" calcext:value-type="float">
            <text:p>0.138829756025741</text:p>
          </table:table-cell>
          <table:table-cell office:value-type="float" office:value="0.138754898907869" calcext:value-type="float">
            <text:p>0.138754898907869</text:p>
          </table:table-cell>
          <table:table-cell office:value-type="float" office:value="0.138739348231963" calcext:value-type="float">
            <text:p>0.138739348231963</text:p>
          </table:table-cell>
          <table:table-cell office:value-type="float" office:value="0.138748240674819" calcext:value-type="float">
            <text:p>0.138748240674819</text:p>
          </table:table-cell>
          <table:table-cell office:value-type="float" office:value="0.138753147009962" calcext:value-type="float">
            <text:p>0.138753147009962</text:p>
          </table:table-cell>
          <table:table-cell office:value-type="float" office:value="0.138806552884648" calcext:value-type="float">
            <text:p>0.138806552884648</text:p>
          </table:table-cell>
          <table:table-cell office:value-type="float" office:value="0.138777687891468" calcext:value-type="float">
            <text:p>0.138777687891468</text:p>
          </table:table-cell>
          <table:table-cell office:value-type="float" office:value="0.138915632024601" calcext:value-type="float">
            <text:p>0.138915632024601</text:p>
          </table:table-cell>
          <table:table-cell office:value-type="float" office:value="0.138915555233493" calcext:value-type="float">
            <text:p>0.138915555233493</text:p>
          </table:table-cell>
          <table:table-cell office:value-type="float" office:value="0.138753209530684" calcext:value-type="float">
            <text:p>0.138753209530684</text:p>
          </table:table-cell>
          <table:table-cell office:value-type="float" office:value="0.13889505947355" calcext:value-type="float">
            <text:p>0.13889505947355</text:p>
          </table:table-cell>
          <table:table-cell office:value-type="float" office:value="0.138797993466837" calcext:value-type="float">
            <text:p>0.138797993466837</text:p>
          </table:table-cell>
          <table:table-cell office:value-type="float" office:value="0.138718806222336" calcext:value-type="float">
            <text:p>0.138718806222336</text:p>
          </table:table-cell>
          <table:table-cell office:value-type="float" office:value="0.138757308877266" calcext:value-type="float">
            <text:p>0.138757308877266</text:p>
          </table:table-cell>
          <table:table-cell office:value-type="float" office:value="0.138759210288779" calcext:value-type="float">
            <text:p>0.138759210288779</text:p>
          </table:table-cell>
          <table:table-cell office:value-type="float" office:value="0.138830360351628" calcext:value-type="float">
            <text:p>0.138830360351628</text:p>
          </table:table-cell>
          <table:table-cell office:value-type="float" office:value="0.138784206408768" calcext:value-type="float">
            <text:p>0.138784206408768</text:p>
          </table:table-cell>
          <table:table-cell office:value-type="float" office:value="0.138706791794099" calcext:value-type="float">
            <text:p>0.138706791794099</text:p>
          </table:table-cell>
          <table:table-cell office:value-type="float" office:value="0.138787449893755" calcext:value-type="float">
            <text:p>0.138787449893755</text:p>
          </table:table-cell>
          <table:table-cell office:value-type="float" office:value="0.138703168378166" calcext:value-type="float">
            <text:p>0.138703168378166</text:p>
          </table:table-cell>
          <table:table-cell office:value-type="float" office:value="0.13879708099113" calcext:value-type="float">
            <text:p>0.13879708099113</text:p>
          </table:table-cell>
          <table:table-cell office:value-type="float" office:value="0.138906057652137" calcext:value-type="float">
            <text:p>0.138906057652137</text:p>
          </table:table-cell>
          <table:table-cell office:value-type="float" office:value="0.138625336475364" calcext:value-type="float">
            <text:p>0.138625336475364</text:p>
          </table:table-cell>
          <table:table-cell office:value-type="float" office:value="0.138679984421655" calcext:value-type="float">
            <text:p>0.138679984421655</text:p>
          </table:table-cell>
          <table:table-cell office:value-type="float" office:value="0.138716236236788" calcext:value-type="float">
            <text:p>0.138716236236788</text:p>
          </table:table-cell>
          <table:table-cell office:value-type="float" office:value="0.138863324716615" calcext:value-type="float">
            <text:p>0.138863324716615</text:p>
          </table:table-cell>
          <table:table-cell office:value-type="float" office:value="0.138800574078835" calcext:value-type="float">
            <text:p>0.138800574078835</text:p>
          </table:table-cell>
          <table:table-cell office:value-type="float" office:value="0.1386653139999" calcext:value-type="float">
            <text:p>0.1386653139999</text:p>
          </table:table-cell>
          <table:table-cell office:value-type="float" office:value="0.138746401975211" calcext:value-type="float">
            <text:p>0.138746401975211</text:p>
          </table:table-cell>
          <table:table-cell office:value-type="float" office:value="0.138748224900727" calcext:value-type="float">
            <text:p>0.138748224900727</text:p>
          </table:table-cell>
          <table:table-cell office:value-type="float" office:value="0.138827769435666" calcext:value-type="float">
            <text:p>0.138827769435666</text:p>
          </table:table-cell>
          <table:table-cell office:value-type="float" office:value="0.138985763661612" calcext:value-type="float">
            <text:p>0.138985763661612</text:p>
          </table:table-cell>
          <table:table-cell office:value-type="float" office:value="0.138691534069502" calcext:value-type="float">
            <text:p>0.138691534069502</text:p>
          </table:table-cell>
          <table:table-cell office:value-type="float" office:value="0.13869011355398" calcext:value-type="float">
            <text:p>0.13869011355398</text:p>
          </table:table-cell>
          <table:table-cell office:value-type="float" office:value="0.138538459342575" calcext:value-type="float">
            <text:p>0.138538459342575</text:p>
          </table:table-cell>
          <table:table-cell office:value-type="float" office:value="0.138324244224446" calcext:value-type="float">
            <text:p>0.138324244224446</text:p>
          </table:table-cell>
          <table:table-cell office:value-type="float" office:value="0.137856418235544" calcext:value-type="float">
            <text:p>0.137856418235544</text:p>
          </table:table-cell>
          <table:table-cell office:value-type="float" office:value="0.13770374983198" calcext:value-type="float">
            <text:p>0.13770374983198</text:p>
          </table:table-cell>
          <table:table-cell office:value-type="float" office:value="0.137792039045219" calcext:value-type="float">
            <text:p>0.137792039045219</text:p>
          </table:table-cell>
          <table:table-cell office:value-type="float" office:value="0.13758000856089" calcext:value-type="float">
            <text:p>0.13758000856089</text:p>
          </table:table-cell>
          <table:table-cell office:value-type="float" office:value="0.136461466893561" calcext:value-type="float">
            <text:p>0.136461466893561</text:p>
          </table:table-cell>
          <table:table-cell office:value-type="float" office:value="0.13510377597587" calcext:value-type="float">
            <text:p>0.13510377597587</text:p>
          </table:table-cell>
          <table:table-cell office:value-type="float" office:value="0.133725217653473" calcext:value-type="float">
            <text:p>0.133725217653473</text:p>
          </table:table-cell>
          <table:table-cell office:value-type="float" office:value="0.129289223152382" calcext:value-type="float">
            <text:p>0.129289223152382</text:p>
          </table:table-cell>
          <table:table-cell office:value-type="float" office:value="0.119538531029745" calcext:value-type="float">
            <text:p>0.119538531029745</text:p>
          </table:table-cell>
          <table:table-cell office:value-type="float" office:value="0.110701337175308" calcext:value-type="float">
            <text:p>0.110701337175308</text:p>
          </table:table-cell>
          <table:table-cell office:value-type="float" office:value="0.218648806412511" calcext:value-type="float">
            <text:p>0.218648806412511</text:p>
          </table:table-cell>
          <table:table-cell office:value-type="float" office:value="0.211105563387546" calcext:value-type="float">
            <text:p>0.211105563387546</text:p>
          </table:table-cell>
          <table:table-cell office:value-type="float" office:value="0.210366778463791" calcext:value-type="float">
            <text:p>0.210366778463791</text:p>
          </table:table-cell>
          <table:table-cell office:value-type="float" office:value="0.210361313255778" calcext:value-type="float">
            <text:p>0.210361313255778</text:p>
          </table:table-cell>
          <table:table-cell office:value-type="float" office:value="0.211044266518643" calcext:value-type="float">
            <text:p>0.211044266518643</text:p>
          </table:table-cell>
          <table:table-cell office:value-type="float" office:value="0.213962026788392" calcext:value-type="float">
            <text:p>0.213962026788392</text:p>
          </table:table-cell>
          <table:table-cell office:value-type="float" office:value="0.206285535507325" calcext:value-type="float">
            <text:p>0.206285535507325</text:p>
          </table:table-cell>
          <table:table-cell office:value-type="float" office:value="0.19914303343238" calcext:value-type="float">
            <text:p>0.19914303343238</text:p>
          </table:table-cell>
          <table:table-cell office:value-type="float" office:value="0.19645317892639" calcext:value-type="float">
            <text:p>0.19645317892639</text:p>
          </table:table-cell>
          <table:table-cell office:value-type="float" office:value="0.19758892308505" calcext:value-type="float">
            <text:p>0.19758892308505</text:p>
          </table:table-cell>
          <table:table-cell office:value-type="float" office:value="0.199323493956593" calcext:value-type="float">
            <text:p>0.199323493956593</text:p>
          </table:table-cell>
          <table:table-cell office:value-type="float" office:value="0.202682969270359" calcext:value-type="float">
            <text:p>0.202682969270359</text:p>
          </table:table-cell>
          <table:table-cell office:value-type="float" office:value="0.204030197135048" calcext:value-type="float">
            <text:p>0.204030197135048</text:p>
          </table:table-cell>
          <table:table-cell office:value-type="float" office:value="0.204105843684729" calcext:value-type="float">
            <text:p>0.204105843684729</text:p>
          </table:table-cell>
          <table:table-cell office:value-type="float" office:value="0.202515553276832" calcext:value-type="float">
            <text:p>0.202515553276832</text:p>
          </table:table-cell>
          <table:table-cell office:value-type="float" office:value="0.206570373813457" calcext:value-type="float">
            <text:p>0.206570373813457</text:p>
          </table:table-cell>
          <table:table-cell office:value-type="float" office:value="0.114162426927802" calcext:value-type="float">
            <text:p>0.114162426927802</text:p>
          </table:table-cell>
          <table:table-cell office:value-type="float" office:value="0.157171410642403" calcext:value-type="float">
            <text:p>0.157171410642403</text:p>
          </table:table-cell>
          <table:table-cell office:value-type="float" office:value="0.163030556823782" calcext:value-type="float">
            <text:p>0.163030556823782</text:p>
          </table:table-cell>
          <table:table-cell office:value-type="float" office:value="0.160950221195381" calcext:value-type="float">
            <text:p>0.160950221195381</text:p>
          </table:table-cell>
          <table:table-cell office:value-type="float" office:value="0.161368113631818" calcext:value-type="float">
            <text:p>0.161368113631818</text:p>
          </table:table-cell>
          <table:table-cell office:value-type="float" office:value="0.157198554747298" calcext:value-type="float">
            <text:p>0.157198554747298</text:p>
          </table:table-cell>
          <table:table-cell office:value-type="float" office:value="0.15237066294086" calcext:value-type="float">
            <text:p>0.15237066294086</text:p>
          </table:table-cell>
          <table:table-cell office:value-type="float" office:value="0.201770927261634" calcext:value-type="float">
            <text:p>0.201770927261634</text:p>
          </table:table-cell>
          <table:table-cell office:value-type="float" office:value="0.202069142157396" calcext:value-type="float">
            <text:p>0.202069142157396</text:p>
          </table:table-cell>
          <table:table-cell office:value-type="float" office:value="0.200233392579069" calcext:value-type="float">
            <text:p>0.200233392579069</text:p>
          </table:table-cell>
          <table:table-cell office:value-type="float" office:value="0.197319447118774" calcext:value-type="float">
            <text:p>0.197319447118774</text:p>
          </table:table-cell>
          <table:table-cell office:value-type="float" office:value="0.196358677821974" calcext:value-type="float">
            <text:p>0.196358677821974</text:p>
          </table:table-cell>
          <table:table-cell office:value-type="float" office:value="0.195273892155414" calcext:value-type="float">
            <text:p>0.195273892155414</text:p>
          </table:table-cell>
          <table:table-cell office:value-type="float" office:value="0.20193855684319" calcext:value-type="float">
            <text:p>0.20193855684319</text:p>
          </table:table-cell>
          <table:table-cell office:value-type="float" office:value="0.201794327767222" calcext:value-type="float">
            <text:p>0.201794327767222</text:p>
          </table:table-cell>
          <table:table-cell office:value-type="float" office:value="0.197591597699475" calcext:value-type="float">
            <text:p>0.197591597699475</text:p>
          </table:table-cell>
          <table:table-cell office:value-type="float" office:value="0.197439594076883" calcext:value-type="float">
            <text:p>0.197439594076883</text:p>
          </table:table-cell>
          <table:table-cell office:value-type="float" office:value="0.20015600759385" calcext:value-type="float">
            <text:p>0.20015600759385</text:p>
          </table:table-cell>
          <table:table-cell office:value-type="float" office:value="0.207067353184572" calcext:value-type="float">
            <text:p>0.207067353184572</text:p>
          </table:table-cell>
          <table:table-cell office:value-type="float" office:value="0.210805761941991" calcext:value-type="float">
            <text:p>0.210805761941991</text:p>
          </table:table-cell>
          <table:table-cell office:value-type="float" office:value="0.21102492422727" calcext:value-type="float">
            <text:p>0.21102492422727</text:p>
          </table:table-cell>
          <table:table-cell office:value-type="float" office:value="0.210396885282365" calcext:value-type="float">
            <text:p>0.210396885282365</text:p>
          </table:table-cell>
          <table:table-cell office:value-type="float" office:value="0.211306471951637" calcext:value-type="float">
            <text:p>0.211306471951637</text:p>
          </table:table-cell>
          <table:table-cell office:value-type="float" office:value="0.211464809802131" calcext:value-type="float">
            <text:p>0.211464809802131</text:p>
          </table:table-cell>
          <table:table-cell office:value-type="float" office:value="0.0983375428159975" calcext:value-type="float">
            <text:p>0.098337542815998</text:p>
          </table:table-cell>
          <table:table-cell office:value-type="float" office:value="0.0918870344789268" calcext:value-type="float">
            <text:p>0.091887034478927</text:p>
          </table:table-cell>
          <table:table-cell office:value-type="float" office:value="0.102722315033734" calcext:value-type="float">
            <text:p>0.102722315033734</text:p>
          </table:table-cell>
          <table:table-cell office:value-type="float" office:value="0.144522508660191" calcext:value-type="float">
            <text:p>0.144522508660191</text:p>
          </table:table-cell>
          <table:table-cell office:value-type="float" office:value="0.15261693955164" calcext:value-type="float">
            <text:p>0.15261693955164</text:p>
          </table:table-cell>
          <table:table-cell office:value-type="float" office:value="0.154917400228339" calcext:value-type="float">
            <text:p>0.154917400228339</text:p>
          </table:table-cell>
          <table:table-cell office:value-type="float" office:value="0.153061199968735" calcext:value-type="float">
            <text:p>0.153061199968735</text:p>
          </table:table-cell>
          <table:table-cell office:value-type="float" office:value="0.140233137126059" calcext:value-type="float">
            <text:p>0.140233137126059</text:p>
          </table:table-cell>
          <table:table-cell office:value-type="float" office:value="0.123768134989596" calcext:value-type="float">
            <text:p>0.123768134989596</text:p>
          </table:table-cell>
          <table:table-cell office:value-type="float" office:value="0.131376764908394" calcext:value-type="float">
            <text:p>0.131376764908394</text:p>
          </table:table-cell>
          <table:table-cell office:value-type="float" office:value="0.18409553960533" calcext:value-type="float">
            <text:p>0.18409553960533</text:p>
          </table:table-cell>
          <table:table-cell office:value-type="float" office:value="0.19184398583863" calcext:value-type="float">
            <text:p>0.19184398583863</text:p>
          </table:table-cell>
          <table:table-cell office:value-type="float" office:value="0.190680387196703" calcext:value-type="float">
            <text:p>0.190680387196703</text:p>
          </table:table-cell>
          <table:table-cell office:value-type="float" office:value="0.190249580989426" calcext:value-type="float">
            <text:p>0.190249580989426</text:p>
          </table:table-cell>
          <table:table-cell office:value-type="float" office:value="0.190761257065375" calcext:value-type="float">
            <text:p>0.190761257065375</text:p>
          </table:table-cell>
          <table:table-cell office:value-type="float" office:value="0.188247855696877" calcext:value-type="float">
            <text:p>0.188247855696877</text:p>
          </table:table-cell>
          <table:table-cell office:value-type="float" office:value="0.186823151526444" calcext:value-type="float">
            <text:p>0.186823151526444</text:p>
          </table:table-cell>
          <table:table-cell office:value-type="float" office:value="0.192568266018306" calcext:value-type="float">
            <text:p>0.192568266018306</text:p>
          </table:table-cell>
          <table:table-cell office:value-type="float" office:value="0.195575219199428" calcext:value-type="float">
            <text:p>0.195575219199428</text:p>
          </table:table-cell>
          <table:table-cell office:value-type="float" office:value="0.188052710307646" calcext:value-type="float">
            <text:p>0.188052710307646</text:p>
          </table:table-cell>
          <table:table-cell office:value-type="float" office:value="0.187120803833963" calcext:value-type="float">
            <text:p>0.187120803833963</text:p>
          </table:table-cell>
          <table:table-cell office:value-type="float" office:value="0.191242771802118" calcext:value-type="float">
            <text:p>0.191242771802118</text:p>
          </table:table-cell>
          <table:table-cell office:value-type="float" office:value="0.193899928292423" calcext:value-type="float">
            <text:p>0.193899928292423</text:p>
          </table:table-cell>
          <table:table-cell office:value-type="float" office:value="0.200340093175096" calcext:value-type="float">
            <text:p>0.200340093175096</text:p>
          </table:table-cell>
          <table:table-cell office:value-type="float" office:value="0.203902161225743" calcext:value-type="float">
            <text:p>0.203902161225743</text:p>
          </table:table-cell>
          <table:table-cell office:value-type="float" office:value="0.203535771115974" calcext:value-type="float">
            <text:p>0.203535771115974</text:p>
          </table:table-cell>
          <table:table-cell office:value-type="float" office:value="0.201673519754494" calcext:value-type="float">
            <text:p>0.201673519754494</text:p>
          </table:table-cell>
          <table:table-cell office:value-type="float" office:value="0.199992105213358" calcext:value-type="float">
            <text:p>0.199992105213358</text:p>
          </table:table-cell>
          <table:table-cell office:value-type="float" office:value="0.118872527083241" calcext:value-type="float">
            <text:p>0.118872527083241</text:p>
          </table:table-cell>
          <table:table-cell office:value-type="float" office:value="0.115064076778718" calcext:value-type="float">
            <text:p>0.115064076778718</text:p>
          </table:table-cell>
          <table:table-cell office:value-type="float" office:value="0.1085693350793" calcext:value-type="float">
            <text:p>0.1085693350793</text:p>
          </table:table-cell>
          <table:table-cell office:value-type="float" office:value="0.105833984456791" calcext:value-type="float">
            <text:p>0.105833984456791</text:p>
          </table:table-cell>
          <table:table-cell office:value-type="float" office:value="0.102462939893572" calcext:value-type="float">
            <text:p>0.102462939893572</text:p>
          </table:table-cell>
          <table:table-cell office:value-type="float" office:value="0.150345162759456" calcext:value-type="float">
            <text:p>0.150345162759456</text:p>
          </table:table-cell>
          <table:table-cell office:value-type="float" office:value="0.155897435586949" calcext:value-type="float">
            <text:p>0.155897435586949</text:p>
          </table:table-cell>
          <table:table-cell office:value-type="float" office:value="0.1549776043251" calcext:value-type="float">
            <text:p>0.1549776043251</text:p>
          </table:table-cell>
          <table:table-cell office:value-type="float" office:value="0.150704189582804" calcext:value-type="float">
            <text:p>0.150704189582804</text:p>
          </table:table-cell>
          <table:table-cell office:value-type="float" office:value="0.132087514247451" calcext:value-type="float">
            <text:p>0.132087514247451</text:p>
          </table:table-cell>
          <table:table-cell office:value-type="float" office:value="0.185244584926472" calcext:value-type="float">
            <text:p>0.185244584926472</text:p>
          </table:table-cell>
          <table:table-cell office:value-type="float" office:value="0.194410721779082" calcext:value-type="float">
            <text:p>0.194410721779082</text:p>
          </table:table-cell>
          <table:table-cell office:value-type="float" office:value="0.194353955321528" calcext:value-type="float">
            <text:p>0.194353955321528</text:p>
          </table:table-cell>
          <table:table-cell office:value-type="float" office:value="0.191523920663063" calcext:value-type="float">
            <text:p>0.191523920663063</text:p>
          </table:table-cell>
          <table:table-cell office:value-type="float" office:value="0.190095604135257" calcext:value-type="float">
            <text:p>0.190095604135257</text:p>
          </table:table-cell>
          <table:table-cell office:value-type="float" office:value="0.186960986781082" calcext:value-type="float">
            <text:p>0.186960986781082</text:p>
          </table:table-cell>
          <table:table-cell office:value-type="float" office:value="0.191106714475155" calcext:value-type="float">
            <text:p>0.191106714475155</text:p>
          </table:table-cell>
          <table:table-cell office:value-type="float" office:value="0.189646280550359" calcext:value-type="float">
            <text:p>0.189646280550359</text:p>
          </table:table-cell>
          <table:table-cell office:value-type="float" office:value="0.197412961207915" calcext:value-type="float">
            <text:p>0.197412961207915</text:p>
          </table:table-cell>
          <table:table-cell office:value-type="float" office:value="0.196812104440053" calcext:value-type="float">
            <text:p>0.196812104440053</text:p>
          </table:table-cell>
          <table:table-cell office:value-type="float" office:value="0.187435049489179" calcext:value-type="float">
            <text:p>0.187435049489179</text:p>
          </table:table-cell>
          <table:table-cell office:value-type="float" office:value="0.184372159344904" calcext:value-type="float">
            <text:p>0.184372159344904</text:p>
          </table:table-cell>
          <table:table-cell office:value-type="float" office:value="0.178998812778742" calcext:value-type="float">
            <text:p>0.178998812778742</text:p>
          </table:table-cell>
          <table:table-cell office:value-type="float" office:value="0.180365775000324" calcext:value-type="float">
            <text:p>0.180365775000324</text:p>
          </table:table-cell>
          <table:table-cell office:value-type="float" office:value="0.131193341533609" calcext:value-type="float">
            <text:p>0.131193341533609</text:p>
          </table:table-cell>
          <table:table-cell office:value-type="float" office:value="0.112744139507858" calcext:value-type="float">
            <text:p>0.112744139507858</text:p>
          </table:table-cell>
          <table:table-cell office:value-type="float" office:value="0.113657913466436" calcext:value-type="float">
            <text:p>0.113657913466436</text:p>
          </table:table-cell>
          <table:table-cell office:value-type="float" office:value="0.144517239395187" calcext:value-type="float">
            <text:p>0.144517239395187</text:p>
          </table:table-cell>
          <table:table-cell office:value-type="float" office:value="0.156408305320068" calcext:value-type="float">
            <text:p>0.156408305320068</text:p>
          </table:table-cell>
          <table:table-cell office:value-type="float" office:value="0.159588384222314" calcext:value-type="float">
            <text:p>0.159588384222314</text:p>
          </table:table-cell>
          <table:table-cell office:value-type="float" office:value="0.15791739444019" calcext:value-type="float">
            <text:p>0.15791739444019</text:p>
          </table:table-cell>
          <table:table-cell office:value-type="float" office:value="0.143271849607918" calcext:value-type="float">
            <text:p>0.143271849607918</text:p>
          </table:table-cell>
          <table:table-cell office:value-type="float" office:value="0.127391383773362" calcext:value-type="float">
            <text:p>0.127391383773362</text:p>
          </table:table-cell>
          <table:table-cell office:value-type="float" office:value="0.124709820559873" calcext:value-type="float">
            <text:p>0.124709820559873</text:p>
          </table:table-cell>
          <table:table-cell office:value-type="float" office:value="0.143745649578772" calcext:value-type="float">
            <text:p>0.143745649578772</text:p>
          </table:table-cell>
          <table:table-cell office:value-type="float" office:value="0.19623461787988" calcext:value-type="float">
            <text:p>0.19623461787988</text:p>
          </table:table-cell>
          <table:table-cell office:value-type="float" office:value="0.198014818817873" calcext:value-type="float">
            <text:p>0.198014818817873</text:p>
          </table:table-cell>
          <table:table-cell office:value-type="float" office:value="0.198370975421148" calcext:value-type="float">
            <text:p>0.198370975421148</text:p>
          </table:table-cell>
          <table:table-cell office:value-type="float" office:value="0.199339834285297" calcext:value-type="float">
            <text:p>0.199339834285297</text:p>
          </table:table-cell>
          <table:table-cell office:value-type="float" office:value="0.197120255124401" calcext:value-type="float">
            <text:p>0.197120255124401</text:p>
          </table:table-cell>
          <table:table-cell office:value-type="float" office:value="0.196924051237014" calcext:value-type="float">
            <text:p>0.196924051237014</text:p>
          </table:table-cell>
          <table:table-cell office:value-type="float" office:value="0.196541871764013" calcext:value-type="float">
            <text:p>0.196541871764013</text:p>
          </table:table-cell>
          <table:table-cell office:value-type="float" office:value="0.195074203260713" calcext:value-type="float">
            <text:p>0.195074203260713</text:p>
          </table:table-cell>
          <table:table-cell office:value-type="float" office:value="0.196166736539273" calcext:value-type="float">
            <text:p>0.196166736539273</text:p>
          </table:table-cell>
          <table:table-cell office:value-type="float" office:value="0.204439547026365" calcext:value-type="float">
            <text:p>0.204439547026365</text:p>
          </table:table-cell>
          <table:table-cell office:value-type="float" office:value="0.204889092001588" calcext:value-type="float">
            <text:p>0.204889092001588</text:p>
          </table:table-cell>
          <table:table-cell office:value-type="float" office:value="0.196501260561263" calcext:value-type="float">
            <text:p>0.196501260561263</text:p>
          </table:table-cell>
          <table:table-cell office:value-type="float" office:value="0.191056201956429" calcext:value-type="float">
            <text:p>0.191056201956429</text:p>
          </table:table-cell>
          <table:table-cell office:value-type="float" office:value="0.186692459967964" calcext:value-type="float">
            <text:p>0.186692459967964</text:p>
          </table:table-cell>
          <table:table-cell office:value-type="float" office:value="0.183599938834408" calcext:value-type="float">
            <text:p>0.183599938834408</text:p>
          </table:table-cell>
          <table:table-cell office:value-type="float" office:value="0.18420900955924" calcext:value-type="float">
            <text:p>0.18420900955924</text:p>
          </table:table-cell>
          <table:table-cell office:value-type="float" office:value="0.187378745244396" calcext:value-type="float">
            <text:p>0.187378745244396</text:p>
          </table:table-cell>
          <table:table-cell office:value-type="float" office:value="0.194534161208538" calcext:value-type="float">
            <text:p>0.194534161208538</text:p>
          </table:table-cell>
          <table:table-cell office:value-type="float" office:value="0.198963696006718" calcext:value-type="float">
            <text:p>0.198963696006718</text:p>
          </table:table-cell>
          <table:table-cell office:value-type="float" office:value="0.200384176085526" calcext:value-type="float">
            <text:p>0.200384176085526</text:p>
          </table:table-cell>
          <table:table-cell office:value-type="float" office:value="0.120291552953751" calcext:value-type="float">
            <text:p>0.120291552953751</text:p>
          </table:table-cell>
          <table:table-cell office:value-type="float" office:value="0.112129551730005" calcext:value-type="float">
            <text:p>0.112129551730005</text:p>
          </table:table-cell>
          <table:table-cell office:value-type="float" office:value="0.104726736987293" calcext:value-type="float">
            <text:p>0.104726736987293</text:p>
          </table:table-cell>
          <table:table-cell office:value-type="float" office:value="0.105896536827775" calcext:value-type="float">
            <text:p>0.105896536827775</text:p>
          </table:table-cell>
          <table:table-cell office:value-type="float" office:value="0.103949738571778" calcext:value-type="float">
            <text:p>0.103949738571778</text:p>
          </table:table-cell>
          <table:table-cell office:value-type="float" office:value="0.102722482610279" calcext:value-type="float">
            <text:p>0.102722482610279</text:p>
          </table:table-cell>
          <table:table-cell office:value-type="float" office:value="0.10066067960803" calcext:value-type="float">
            <text:p>0.10066067960803</text:p>
          </table:table-cell>
          <table:table-cell office:value-type="float" office:value="0.103825112337445" calcext:value-type="float">
            <text:p>0.103825112337445</text:p>
          </table:table-cell>
          <table:table-cell office:value-type="float" office:value="0.135468949740363" calcext:value-type="float">
            <text:p>0.135468949740363</text:p>
          </table:table-cell>
          <table:table-cell office:value-type="float" office:value="0.140633105497445" calcext:value-type="float">
            <text:p>0.140633105497445</text:p>
          </table:table-cell>
          <table:table-cell office:value-type="float" office:value="0.141068802582163" calcext:value-type="float">
            <text:p>0.141068802582163</text:p>
          </table:table-cell>
          <table:table-cell office:value-type="float" office:value="0.0989329470722972" calcext:value-type="float">
            <text:p>0.098932947072297</text:p>
          </table:table-cell>
          <table:table-cell office:value-type="float" office:value="0.205929433196555" calcext:value-type="float">
            <text:p>0.205929433196555</text:p>
          </table:table-cell>
          <table:table-cell office:value-type="float" office:value="0.20811270897902" calcext:value-type="float">
            <text:p>0.20811270897902</text:p>
          </table:table-cell>
          <table:table-cell office:value-type="float" office:value="0.210753913181303" calcext:value-type="float">
            <text:p>0.210753913181303</text:p>
          </table:table-cell>
          <table:table-cell office:value-type="float" office:value="0.160144672720973" calcext:value-type="float">
            <text:p>0.160144672720973</text:p>
          </table:table-cell>
          <table:table-cell office:value-type="float" office:value="0.174033248305734" calcext:value-type="float">
            <text:p>0.174033248305734</text:p>
          </table:table-cell>
          <table:table-cell office:value-type="float" office:value="0.176573450079417" calcext:value-type="float">
            <text:p>0.176573450079417</text:p>
          </table:table-cell>
          <table:table-cell office:value-type="float" office:value="0.177925378656214" calcext:value-type="float">
            <text:p>0.177925378656214</text:p>
          </table:table-cell>
          <table:table-cell office:value-type="float" office:value="0.178154181673661" calcext:value-type="float">
            <text:p>0.178154181673661</text:p>
          </table:table-cell>
          <table:table-cell office:value-type="float" office:value="0.178990717664883" calcext:value-type="float">
            <text:p>0.178990717664883</text:p>
          </table:table-cell>
          <table:table-cell office:value-type="float" office:value="0.180516759223791" calcext:value-type="float">
            <text:p>0.180516759223791</text:p>
          </table:table-cell>
          <table:table-cell office:value-type="float" office:value="0.110880866925581" calcext:value-type="float">
            <text:p>0.110880866925581</text:p>
          </table:table-cell>
          <table:table-cell office:value-type="float" office:value="0.102793745402448" calcext:value-type="float">
            <text:p>0.102793745402448</text:p>
          </table:table-cell>
          <table:table-cell office:value-type="float" office:value="0.0979044696484682" calcext:value-type="float">
            <text:p>0.097904469648468</text:p>
          </table:table-cell>
          <table:table-cell office:value-type="float" office:value="0.10052681825065" calcext:value-type="float">
            <text:p>0.10052681825065</text:p>
          </table:table-cell>
          <table:table-cell office:value-type="float" office:value="0.100204721847946" calcext:value-type="float">
            <text:p>0.100204721847946</text:p>
          </table:table-cell>
          <table:table-cell office:value-type="float" office:value="0.100846221195763" calcext:value-type="float">
            <text:p>0.100846221195763</text:p>
          </table:table-cell>
          <table:table-cell office:value-type="float" office:value="0.108215875142369" calcext:value-type="float">
            <text:p>0.108215875142369</text:p>
          </table:table-cell>
          <table:table-cell office:value-type="float" office:value="0.143713300951386" calcext:value-type="float">
            <text:p>0.143713300951386</text:p>
          </table:table-cell>
          <table:table-cell office:value-type="float" office:value="0.148269051679699" calcext:value-type="float">
            <text:p>0.148269051679699</text:p>
          </table:table-cell>
          <table:table-cell office:value-type="float" office:value="0.1490756667357" calcext:value-type="float">
            <text:p>0.1490756667357</text:p>
          </table:table-cell>
          <table:table-cell office:value-type="float" office:value="0.144837959483889" calcext:value-type="float">
            <text:p>0.144837959483889</text:p>
          </table:table-cell>
          <table:table-cell office:value-type="float" office:value="0.135257470685016" calcext:value-type="float">
            <text:p>0.135257470685016</text:p>
          </table:table-cell>
          <table:table-cell office:value-type="float" office:value="0.129523330816267" calcext:value-type="float">
            <text:p>0.129523330816267</text:p>
          </table:table-cell>
          <table:table-cell office:value-type="float" office:value="0.123417810095642" calcext:value-type="float">
            <text:p>0.123417810095642</text:p>
          </table:table-cell>
          <table:table-cell office:value-type="float" office:value="0.121414420047016" calcext:value-type="float">
            <text:p>0.121414420047016</text:p>
          </table:table-cell>
          <table:table-cell office:value-type="float" office:value="0.120316348102966" calcext:value-type="float">
            <text:p>0.120316348102966</text:p>
          </table:table-cell>
          <table:table-cell office:value-type="float" office:value="0.121531558982381" calcext:value-type="float">
            <text:p>0.121531558982381</text:p>
          </table:table-cell>
          <table:table-cell office:value-type="float" office:value="0.122845219206192" calcext:value-type="float">
            <text:p>0.122845219206192</text:p>
          </table:table-cell>
          <table:table-cell office:value-type="float" office:value="0.123429739567289" calcext:value-type="float">
            <text:p>0.123429739567289</text:p>
          </table:table-cell>
          <table:table-cell office:value-type="float" office:value="0.123926796237047" calcext:value-type="float">
            <text:p>0.123926796237047</text:p>
          </table:table-cell>
          <table:table-cell office:value-type="float" office:value="0.123862998263294" calcext:value-type="float">
            <text:p>0.123862998263294</text:p>
          </table:table-cell>
          <table:table-cell office:value-type="float" office:value="0.123700863534953" calcext:value-type="float">
            <text:p>0.123700863534953</text:p>
          </table:table-cell>
          <table:table-cell office:value-type="float" office:value="0.123243055243151" calcext:value-type="float">
            <text:p>0.123243055243151</text:p>
          </table:table-cell>
          <table:table-cell office:value-type="float" office:value="0.122091310969184" calcext:value-type="float">
            <text:p>0.122091310969184</text:p>
          </table:table-cell>
          <table:table-cell office:value-type="float" office:value="0.121524412460471" calcext:value-type="float">
            <text:p>0.121524412460471</text:p>
          </table:table-cell>
          <table:table-cell office:value-type="float" office:value="0.121085439061164" calcext:value-type="float">
            <text:p>0.121085439061164</text:p>
          </table:table-cell>
          <table:table-cell office:value-type="float" office:value="0.120659270347319" calcext:value-type="float">
            <text:p>0.120659270347319</text:p>
          </table:table-cell>
          <table:table-cell office:value-type="float" office:value="0.119435707428491" calcext:value-type="float">
            <text:p>0.119435707428491</text:p>
          </table:table-cell>
          <table:table-cell office:value-type="float" office:value="0.118989815128824" calcext:value-type="float">
            <text:p>0.118989815128824</text:p>
          </table:table-cell>
          <table:table-cell office:value-type="float" office:value="0.119135209185984" calcext:value-type="float">
            <text:p>0.119135209185984</text:p>
          </table:table-cell>
          <table:table-cell office:value-type="float" office:value="0.11920904197254" calcext:value-type="float">
            <text:p>0.11920904197254</text:p>
          </table:table-cell>
          <table:table-cell office:value-type="float" office:value="0.11908414541457" calcext:value-type="float">
            <text:p>0.11908414541457</text:p>
          </table:table-cell>
          <table:table-cell office:value-type="float" office:value="0.119067199419099" calcext:value-type="float">
            <text:p>0.119067199419099</text:p>
          </table:table-cell>
          <table:table-cell office:value-type="float" office:value="0.119093024608897" calcext:value-type="float">
            <text:p>0.119093024608897</text:p>
          </table:table-cell>
          <table:table-cell office:value-type="float" office:value="0.118870125189955" calcext:value-type="float">
            <text:p>0.118870125189955</text:p>
          </table:table-cell>
          <table:table-cell office:value-type="float" office:value="0.118962535432811" calcext:value-type="float">
            <text:p>0.118962535432811</text:p>
          </table:table-cell>
          <table:table-cell office:value-type="float" office:value="0.118892057648513" calcext:value-type="float">
            <text:p>0.118892057648513</text:p>
          </table:table-cell>
          <table:table-cell office:value-type="float" office:value="0.118863797593442" calcext:value-type="float">
            <text:p>0.118863797593442</text:p>
          </table:table-cell>
          <table:table-cell office:value-type="float" office:value="0.118976083905218" calcext:value-type="float">
            <text:p>0.118976083905218</text:p>
          </table:table-cell>
          <table:table-cell office:value-type="float" office:value="0.118915281687754" calcext:value-type="float">
            <text:p>0.118915281687754</text:p>
          </table:table-cell>
          <table:table-cell office:value-type="float" office:value="0.11896568198439" calcext:value-type="float">
            <text:p>0.11896568198439</text:p>
          </table:table-cell>
          <table:table-cell office:value-type="float" office:value="0.118968155114899" calcext:value-type="float">
            <text:p>0.118968155114899</text:p>
          </table:table-cell>
          <table:table-cell office:value-type="float" office:value="0.118985789687047" calcext:value-type="float">
            <text:p>0.118985789687047</text:p>
          </table:table-cell>
          <table:table-cell office:value-type="float" office:value="0.11900238382573" calcext:value-type="float">
            <text:p>0.11900238382573</text:p>
          </table:table-cell>
          <table:table-cell office:value-type="float" office:value="0.119055941074918" calcext:value-type="float">
            <text:p>0.119055941074918</text:p>
          </table:table-cell>
          <table:table-cell office:value-type="float" office:value="0.118939957820836" calcext:value-type="float">
            <text:p>0.118939957820836</text:p>
          </table:table-cell>
          <table:table-cell office:value-type="float" office:value="0.119011872840362" calcext:value-type="float">
            <text:p>0.119011872840362</text:p>
          </table:table-cell>
          <table:table-cell office:value-type="float" office:value="0.118828330342856" calcext:value-type="float">
            <text:p>0.118828330342856</text:p>
          </table:table-cell>
          <table:table-cell office:value-type="float" office:value="0.118999532174182" calcext:value-type="float">
            <text:p>0.118999532174182</text:p>
          </table:table-cell>
          <table:table-cell office:value-type="float" office:value="0.118968107574151" calcext:value-type="float">
            <text:p>0.118968107574151</text:p>
          </table:table-cell>
          <table:table-cell office:value-type="float" office:value="0.119057740045199" calcext:value-type="float">
            <text:p>0.119057740045199</text:p>
          </table:table-cell>
          <table:table-cell office:value-type="float" office:value="0.118970154729345" calcext:value-type="float">
            <text:p>0.118970154729345</text:p>
          </table:table-cell>
          <table:table-cell office:value-type="float" office:value="0.11894961225744" calcext:value-type="float">
            <text:p>0.11894961225744</text:p>
          </table:table-cell>
          <table:table-cell office:value-type="float" office:value="0.118882749740149" calcext:value-type="float">
            <text:p>0.118882749740149</text:p>
          </table:table-cell>
          <table:table-cell office:value-type="float" office:value="0.118961677257717" calcext:value-type="float">
            <text:p>0.118961677257717</text:p>
          </table:table-cell>
          <table:table-cell office:value-type="float" office:value="0.118885026930278" calcext:value-type="float">
            <text:p>0.118885026930278</text:p>
          </table:table-cell>
          <table:table-cell office:value-type="float" office:value="0.11902107323651" calcext:value-type="float">
            <text:p>0.11902107323651</text:p>
          </table:table-cell>
          <table:table-cell office:value-type="float" office:value="0.118997087199853" calcext:value-type="float">
            <text:p>0.118997087199853</text:p>
          </table:table-cell>
          <table:table-cell office:value-type="float" office:value="0.118917092024024" calcext:value-type="float">
            <text:p>0.118917092024024</text:p>
          </table:table-cell>
          <table:table-cell office:value-type="float" office:value="0.118909966245803" calcext:value-type="float">
            <text:p>0.118909966245803</text:p>
          </table:table-cell>
          <table:table-cell office:value-type="float" office:value="0.118905301629152" calcext:value-type="float">
            <text:p>0.118905301629152</text:p>
          </table:table-cell>
          <table:table-cell office:value-type="float" office:value="0.118872106319762" calcext:value-type="float">
            <text:p>0.118872106319762</text:p>
          </table:table-cell>
          <table:table-cell office:value-type="float" office:value="0.118934763910564" calcext:value-type="float">
            <text:p>0.118934763910564</text:p>
          </table:table-cell>
          <table:table-cell office:value-type="float" office:value="0.118933178452684" calcext:value-type="float">
            <text:p>0.118933178452684</text:p>
          </table:table-cell>
          <table:table-cell office:value-type="float" office:value="0.11886012753509" calcext:value-type="float">
            <text:p>0.11886012753509</text:p>
          </table:table-cell>
          <table:table-cell office:value-type="float" office:value="0.118989396591088" calcext:value-type="float">
            <text:p>0.118989396591088</text:p>
          </table:table-cell>
          <table:table-cell office:value-type="float" office:value="0.118918598282302" calcext:value-type="float">
            <text:p>0.118918598282302</text:p>
          </table:table-cell>
          <table:table-cell office:value-type="float" office:value="0.118834914512747" calcext:value-type="float">
            <text:p>0.118834914512747</text:p>
          </table:table-cell>
          <table:table-cell office:value-type="float" office:value="0.119004879664611" calcext:value-type="float">
            <text:p>0.119004879664611</text:p>
          </table:table-cell>
          <table:table-cell office:value-type="float" office:value="0.119020805118788" calcext:value-type="float">
            <text:p>0.119020805118788</text:p>
          </table:table-cell>
          <table:table-cell office:value-type="float" office:value="0.118925843500106" calcext:value-type="float">
            <text:p>0.118925843500106</text:p>
          </table:table-cell>
          <table:table-cell office:value-type="float" office:value="0.118925438402201" calcext:value-type="float">
            <text:p>0.118925438402201</text:p>
          </table:table-cell>
          <table:table-cell office:value-type="float" office:value="0.1189960919027" calcext:value-type="float">
            <text:p>0.1189960919027</text:p>
          </table:table-cell>
          <table:table-cell office:value-type="float" office:value="0.118933881718944" calcext:value-type="float">
            <text:p>0.118933881718944</text:p>
          </table:table-cell>
          <table:table-cell office:value-type="float" office:value="0.11896157859418" calcext:value-type="float">
            <text:p>0.11896157859418</text:p>
          </table:table-cell>
          <table:table-cell office:value-type="float" office:value="0.118823373320302" calcext:value-type="float">
            <text:p>0.118823373320302</text:p>
          </table:table-cell>
          <table:table-cell office:value-type="float" office:value="0.118969060939124" calcext:value-type="float">
            <text:p>0.118969060939124</text:p>
          </table:table-cell>
          <table:table-cell office:value-type="float" office:value="0.11890819349336" calcext:value-type="float">
            <text:p>0.11890819349336</text:p>
          </table:table-cell>
          <table:table-cell office:value-type="float" office:value="0.11885228948642" calcext:value-type="float">
            <text:p>0.11885228948642</text:p>
          </table:table-cell>
          <table:table-cell office:value-type="float" office:value="0.118969134735774" calcext:value-type="float">
            <text:p>0.118969134735774</text:p>
          </table:table-cell>
          <table:table-cell office:value-type="float" office:value="0.118914473786147" calcext:value-type="float">
            <text:p>0.118914473786147</text:p>
          </table:table-cell>
          <table:table-cell office:value-type="float" office:value="0.118977156761548" calcext:value-type="float">
            <text:p>0.118977156761548</text:p>
          </table:table-cell>
          <table:table-cell office:value-type="float" office:value="0.118890482343755" calcext:value-type="float">
            <text:p>0.118890482343755</text:p>
          </table:table-cell>
          <table:table-cell office:value-type="float" office:value="0.118973240791744" calcext:value-type="float">
            <text:p>0.118973240791744</text:p>
          </table:table-cell>
          <table:table-cell office:value-type="float" office:value="0.118957147628921" calcext:value-type="float">
            <text:p>0.118957147628921</text:p>
          </table:table-cell>
          <table:table-cell office:value-type="float" office:value="0.118808095979469" calcext:value-type="float">
            <text:p>0.118808095979469</text:p>
          </table:table-cell>
          <table:table-cell office:value-type="float" office:value="0.118764382825369" calcext:value-type="float">
            <text:p>0.118764382825369</text:p>
          </table:table-cell>
          <table:table-cell office:value-type="float" office:value="0.11893375365229" calcext:value-type="float">
            <text:p>0.11893375365229</text:p>
          </table:table-cell>
          <table:table-cell office:value-type="float" office:value="0.118973143173444" calcext:value-type="float">
            <text:p>0.118973143173444</text:p>
          </table:table-cell>
          <table:table-cell office:value-type="float" office:value="0.118837503312214" calcext:value-type="float">
            <text:p>0.118837503312214</text:p>
          </table:table-cell>
          <table:table-cell office:value-type="float" office:value="0.118834791305803" calcext:value-type="float">
            <text:p>0.118834791305803</text:p>
          </table:table-cell>
          <table:table-cell office:value-type="float" office:value="0.118936041891585" calcext:value-type="float">
            <text:p>0.118936041891585</text:p>
          </table:table-cell>
          <table:table-cell office:value-type="float" office:value="0.118937274031188" calcext:value-type="float">
            <text:p>0.118937274031188</text:p>
          </table:table-cell>
          <table:table-cell office:value-type="float" office:value="0.118855953595398" calcext:value-type="float">
            <text:p>0.118855953595398</text:p>
          </table:table-cell>
          <table:table-cell office:value-type="float" office:value="0.118831936655552" calcext:value-type="float">
            <text:p>0.118831936655552</text:p>
          </table:table-cell>
          <table:table-cell office:value-type="float" office:value="0.118895457661195" calcext:value-type="float">
            <text:p>0.118895457661195</text:p>
          </table:table-cell>
          <table:table-cell office:value-type="float" office:value="0.118891210753893" calcext:value-type="float">
            <text:p>0.118891210753893</text:p>
          </table:table-cell>
          <table:table-cell office:value-type="float" office:value="0.11898161291609" calcext:value-type="float">
            <text:p>0.11898161291609</text:p>
          </table:table-cell>
          <table:table-cell office:value-type="float" office:value="0.11894155204557" calcext:value-type="float">
            <text:p>0.11894155204557</text:p>
          </table:table-cell>
          <table:table-cell office:value-type="float" office:value="0.119006251212377" calcext:value-type="float">
            <text:p>0.119006251212377</text:p>
          </table:table-cell>
          <table:table-cell office:value-type="float" office:value="0.118953100183508" calcext:value-type="float">
            <text:p>0.118953100183508</text:p>
          </table:table-cell>
          <table:table-cell office:value-type="float" office:value="0.118895209774249" calcext:value-type="float">
            <text:p>0.118895209774249</text:p>
          </table:table-cell>
          <table:table-cell office:value-type="float" office:value="0.118872208632827" calcext:value-type="float">
            <text:p>0.118872208632827</text:p>
          </table:table-cell>
          <table:table-cell office:value-type="float" office:value="0.118904223510146" calcext:value-type="float">
            <text:p>0.118904223510146</text:p>
          </table:table-cell>
          <table:table-cell office:value-type="float" office:value="0.118899514364935" calcext:value-type="float">
            <text:p>0.118899514364935</text:p>
          </table:table-cell>
          <table:table-cell office:value-type="float" office:value="0.118968643917326" calcext:value-type="float">
            <text:p>0.118968643917326</text:p>
          </table:table-cell>
          <table:table-cell office:value-type="float" office:value="0.118995384050777" calcext:value-type="float">
            <text:p>0.118995384050777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13191404810125" calcext:value-type="float">
            <text:p>-0.021319140481013</text:p>
          </table:table-cell>
          <table:table-cell office:value-type="float" office:value="-0.0213251044324154" calcext:value-type="float">
            <text:p>-0.021325104432415</text:p>
          </table:table-cell>
          <table:table-cell office:value-type="float" office:value="-0.0213185988919651" calcext:value-type="float">
            <text:p>-0.021318598891965</text:p>
          </table:table-cell>
          <table:table-cell office:value-type="float" office:value="-0.0212993647973446" calcext:value-type="float">
            <text:p>-0.021299364797345</text:p>
          </table:table-cell>
          <table:table-cell office:value-type="float" office:value="-0.0212782248475483" calcext:value-type="float">
            <text:p>-0.021278224847548</text:p>
          </table:table-cell>
          <table:table-cell office:value-type="float" office:value="-0.0212934087753806" calcext:value-type="float">
            <text:p>-0.021293408775381</text:p>
          </table:table-cell>
          <table:table-cell office:value-type="float" office:value="-0.0213192083499886" calcext:value-type="float">
            <text:p>-0.021319208349989</text:p>
          </table:table-cell>
          <table:table-cell office:value-type="float" office:value="-0.0213114078132158" calcext:value-type="float">
            <text:p>-0.021311407813216</text:p>
          </table:table-cell>
          <table:table-cell office:value-type="float" office:value="-0.0213025338462806" calcext:value-type="float">
            <text:p>-0.021302533846281</text:p>
          </table:table-cell>
          <table:table-cell office:value-type="float" office:value="-0.0213106251385749" calcext:value-type="float">
            <text:p>-0.021310625138575</text:p>
          </table:table-cell>
          <table:table-cell office:value-type="float" office:value="-0.0212888753319354" calcext:value-type="float">
            <text:p>-0.021288875331935</text:p>
          </table:table-cell>
          <table:table-cell office:value-type="float" office:value="-0.0213038012429955" calcext:value-type="float">
            <text:p>-0.021303801242996</text:p>
          </table:table-cell>
          <table:table-cell office:value-type="float" office:value="-0.0213048252421619" calcext:value-type="float">
            <text:p>-0.021304825242162</text:p>
          </table:table-cell>
          <table:table-cell office:value-type="float" office:value="-0.0212973682546168" calcext:value-type="float">
            <text:p>-0.021297368254617</text:p>
          </table:table-cell>
          <table:table-cell office:value-type="float" office:value="-0.0212996834312742" calcext:value-type="float">
            <text:p>-0.021299683431274</text:p>
          </table:table-cell>
          <table:table-cell office:value-type="float" office:value="-0.0213122254165105" calcext:value-type="float">
            <text:p>-0.021312225416511</text:p>
          </table:table-cell>
          <table:table-cell office:value-type="float" office:value="-0.0213091547733399" calcext:value-type="float">
            <text:p>-0.02130915477334</text:p>
          </table:table-cell>
          <table:table-cell office:value-type="float" office:value="-0.0213069362163912" calcext:value-type="float">
            <text:p>-0.021306936216391</text:p>
          </table:table-cell>
          <table:table-cell office:value-type="float" office:value="-0.02129678404801" calcext:value-type="float">
            <text:p>-0.02129678404801</text:p>
          </table:table-cell>
          <table:table-cell office:value-type="float" office:value="-0.0212883969450901" calcext:value-type="float">
            <text:p>-0.02128839694509</text:p>
          </table:table-cell>
          <table:table-cell office:value-type="float" office:value="-0.0213124897032607" calcext:value-type="float">
            <text:p>-0.021312489703261</text:p>
          </table:table-cell>
          <table:table-cell office:value-type="float" office:value="-0.0213001916212754" calcext:value-type="float">
            <text:p>-0.021300191621275</text:p>
          </table:table-cell>
          <table:table-cell office:value-type="float" office:value="-0.0213006856485977" calcext:value-type="float">
            <text:p>-0.021300685648598</text:p>
          </table:table-cell>
          <table:table-cell office:value-type="float" office:value="-0.0213163833153213" calcext:value-type="float">
            <text:p>-0.021316383315321</text:p>
          </table:table-cell>
          <table:table-cell office:value-type="float" office:value="-0.021325939812454" calcext:value-type="float">
            <text:p>-0.021325939812454</text:p>
          </table:table-cell>
          <table:table-cell office:value-type="float" office:value="-0.0212979885900803" calcext:value-type="float">
            <text:p>-0.02129798859008</text:p>
          </table:table-cell>
          <table:table-cell office:value-type="float" office:value="-0.0213291808953067" calcext:value-type="float">
            <text:p>-0.021329180895307</text:p>
          </table:table-cell>
          <table:table-cell office:value-type="float" office:value="-0.0213097561386126" calcext:value-type="float">
            <text:p>-0.021309756138613</text:p>
          </table:table-cell>
          <table:table-cell office:value-type="float" office:value="-0.0212929097443057" calcext:value-type="float">
            <text:p>-0.021292909744306</text:p>
          </table:table-cell>
          <table:table-cell office:value-type="float" office:value="-0.021301286396137" calcext:value-type="float">
            <text:p>-0.021301286396137</text:p>
          </table:table-cell>
          <table:table-cell office:value-type="float" office:value="-0.0212929251023752" calcext:value-type="float">
            <text:p>-0.021292925102375</text:p>
          </table:table-cell>
          <table:table-cell office:value-type="float" office:value="-0.0213155722488224" calcext:value-type="float">
            <text:p>-0.021315572248822</text:p>
          </table:table-cell>
          <table:table-cell office:value-type="float" office:value="-0.021301180717386" calcext:value-type="float">
            <text:p>-0.021301180717386</text:p>
          </table:table-cell>
          <table:table-cell office:value-type="float" office:value="-0.0213015522734006" calcext:value-type="float">
            <text:p>-0.021301552273401</text:p>
          </table:table-cell>
          <table:table-cell office:value-type="float" office:value="-0.0213067755456403" calcext:value-type="float">
            <text:p>-0.02130677554564</text:p>
          </table:table-cell>
          <table:table-cell office:value-type="float" office:value="-0.0212947690097127" calcext:value-type="float">
            <text:p>-0.021294769009713</text:p>
          </table:table-cell>
          <table:table-cell office:value-type="float" office:value="-0.0213111916946464" calcext:value-type="float">
            <text:p>-0.021311191694646</text:p>
          </table:table-cell>
          <table:table-cell office:value-type="float" office:value="-0.0213347504011062" calcext:value-type="float">
            <text:p>-0.021334750401106</text:p>
          </table:table-cell>
          <table:table-cell office:value-type="float" office:value="-0.0212812624989597" calcext:value-type="float">
            <text:p>-0.02128126249896</text:p>
          </table:table-cell>
          <table:table-cell office:value-type="float" office:value="-0.0212788870825262" calcext:value-type="float">
            <text:p>-0.021278887082526</text:p>
          </table:table-cell>
          <table:table-cell office:value-type="float" office:value="-0.0212891232037925" calcext:value-type="float">
            <text:p>-0.021289123203793</text:p>
          </table:table-cell>
          <table:table-cell office:value-type="float" office:value="-0.0213119801749447" calcext:value-type="float">
            <text:p>-0.021311980174945</text:p>
          </table:table-cell>
          <table:table-cell office:value-type="float" office:value="-0.0213110148704016" calcext:value-type="float">
            <text:p>-0.021311014870402</text:p>
          </table:table-cell>
          <table:table-cell office:value-type="float" office:value="-0.0212800093790908" calcext:value-type="float">
            <text:p>-0.021280009379091</text:p>
          </table:table-cell>
          <table:table-cell office:value-type="float" office:value="-0.0213593746596701" calcext:value-type="float">
            <text:p>-0.02135937465967</text:p>
          </table:table-cell>
          <table:table-cell office:value-type="float" office:value="-0.0212774716587201" calcext:value-type="float">
            <text:p>-0.02127747165872</text:p>
          </table:table-cell>
          <table:table-cell office:value-type="float" office:value="-0.0213090935157034" calcext:value-type="float">
            <text:p>-0.021309093515703</text:p>
          </table:table-cell>
          <table:table-cell office:value-type="float" office:value="-0.0213668098147289" calcext:value-type="float">
            <text:p>-0.021366809814729</text:p>
          </table:table-cell>
          <table:table-cell office:value-type="float" office:value="-0.0213043000503517" calcext:value-type="float">
            <text:p>-0.021304300050352</text:p>
          </table:table-cell>
          <table:table-cell office:value-type="float" office:value="-0.0212182142921224" calcext:value-type="float">
            <text:p>-0.021218214292122</text:p>
          </table:table-cell>
          <table:table-cell office:value-type="float" office:value="-0.0212339508971701" calcext:value-type="float">
            <text:p>-0.02123395089717</text:p>
          </table:table-cell>
          <table:table-cell office:value-type="float" office:value="-0.0211896846751439" calcext:value-type="float">
            <text:p>-0.021189684675144</text:p>
          </table:table-cell>
          <table:table-cell office:value-type="float" office:value="-0.0204634141772211" calcext:value-type="float">
            <text:p>-0.020463414177221</text:p>
          </table:table-cell>
          <table:table-cell office:value-type="float" office:value="-0.0198228557544001" calcext:value-type="float">
            <text:p>-0.0198228557544</text:p>
          </table:table-cell>
          <table:table-cell office:value-type="float" office:value="-0.0191138317403335" calcext:value-type="float">
            <text:p>-0.019113831740334</text:p>
          </table:table-cell>
          <table:table-cell office:value-type="float" office:value="-0.0183209527942231" calcext:value-type="float">
            <text:p>-0.018320952794223</text:p>
          </table:table-cell>
          <table:table-cell office:value-type="float" office:value="-0.0173733996223328" calcext:value-type="float">
            <text:p>-0.017373399622333</text:p>
          </table:table-cell>
          <table:table-cell office:value-type="float" office:value="-0.0174250154658357" calcext:value-type="float">
            <text:p>-0.017425015465836</text:p>
          </table:table-cell>
          <table:table-cell office:value-type="float" office:value="-0.0176498985983665" calcext:value-type="float">
            <text:p>-0.017649898598367</text:p>
          </table:table-cell>
          <table:table-cell office:value-type="float" office:value="-0.0172650963436762" calcext:value-type="float">
            <text:p>-0.017265096343676</text:p>
          </table:table-cell>
          <table:table-cell office:value-type="float" office:value="-0.0163279396014436" calcext:value-type="float">
            <text:p>-0.016327939601444</text:p>
          </table:table-cell>
          <table:table-cell office:value-type="float" office:value="-0.0169746645079108" calcext:value-type="float">
            <text:p>-0.016974664507911</text:p>
          </table:table-cell>
          <table:table-cell office:value-type="float" office:value="-0.0502902280696811" calcext:value-type="float">
            <text:p>-0.050290228069681</text:p>
          </table:table-cell>
          <table:table-cell office:value-type="float" office:value="-0.0576022911400352" calcext:value-type="float">
            <text:p>-0.057602291140035</text:p>
          </table:table-cell>
          <table:table-cell office:value-type="float" office:value="-0.0569404460931169" calcext:value-type="float">
            <text:p>-0.056940446093117</text:p>
          </table:table-cell>
          <table:table-cell office:value-type="float" office:value="-0.0543090108457123" calcext:value-type="float">
            <text:p>-0.054309010845712</text:p>
          </table:table-cell>
          <table:table-cell office:value-type="float" office:value="-0.0500021706953349" calcext:value-type="float">
            <text:p>-0.050002170695335</text:p>
          </table:table-cell>
          <table:table-cell office:value-type="float" office:value="-0.0195043367093332" calcext:value-type="float">
            <text:p>-0.019504336709333</text:p>
          </table:table-cell>
          <table:table-cell office:value-type="float" office:value="-0.0170135095641468" calcext:value-type="float">
            <text:p>-0.017013509564147</text:p>
          </table:table-cell>
          <table:table-cell office:value-type="float" office:value="-0.0162809062451847" calcext:value-type="float">
            <text:p>-0.016280906245185</text:p>
          </table:table-cell>
          <table:table-cell office:value-type="float" office:value="-0.0163997995425565" calcext:value-type="float">
            <text:p>-0.016399799542557</text:p>
          </table:table-cell>
          <table:table-cell office:value-type="float" office:value="-0.0159303616453749" calcext:value-type="float">
            <text:p>-0.015930361645375</text:p>
          </table:table-cell>
          <table:table-cell office:value-type="float" office:value="-0.0153663299216484" calcext:value-type="float">
            <text:p>-0.015366329921648</text:p>
          </table:table-cell>
          <table:table-cell office:value-type="float" office:value="-0.0141953258018973" calcext:value-type="float">
            <text:p>-0.014195325801897</text:p>
          </table:table-cell>
          <table:table-cell office:value-type="float" office:value="-0.01090820933197" calcext:value-type="float">
            <text:p>-0.01090820933197</text:p>
          </table:table-cell>
          <table:table-cell office:value-type="float" office:value="-0.00949010373908046" calcext:value-type="float">
            <text:p>-0.00949010373908</text:p>
          </table:table-cell>
          <table:table-cell office:value-type="float" office:value="-0.00878799078730133" calcext:value-type="float">
            <text:p>-0.008787990787301</text:p>
          </table:table-cell>
          <table:table-cell office:value-type="float" office:value="-0.00938502980442814" calcext:value-type="float">
            <text:p>-0.009385029804428</text:p>
          </table:table-cell>
          <table:table-cell office:value-type="float" office:value="-0.0400876911501365" calcext:value-type="float">
            <text:p>-0.040087691150137</text:p>
          </table:table-cell>
          <table:table-cell office:value-type="float" office:value="-0.0179617661993795" calcext:value-type="float">
            <text:p>-0.01796176619938</text:p>
          </table:table-cell>
          <table:table-cell office:value-type="float" office:value="-0.0189663493840545" calcext:value-type="float">
            <text:p>-0.018966349384055</text:p>
          </table:table-cell>
          <table:table-cell office:value-type="float" office:value="-0.0193669240683994" calcext:value-type="float">
            <text:p>-0.019366924068399</text:p>
          </table:table-cell>
          <table:table-cell office:value-type="float" office:value="-0.0189698138327558" calcext:value-type="float">
            <text:p>-0.018969813832756</text:p>
          </table:table-cell>
          <table:table-cell office:value-type="float" office:value="-0.0168392675795543" calcext:value-type="float">
            <text:p>-0.016839267579554</text:p>
          </table:table-cell>
          <table:table-cell office:value-type="float" office:value="-0.0140367031710303" calcext:value-type="float">
            <text:p>-0.01403670317103</text:p>
          </table:table-cell>
          <table:table-cell office:value-type="float" office:value="-0.0509633389370765" calcext:value-type="float">
            <text:p>-0.050963338937077</text:p>
          </table:table-cell>
          <table:table-cell office:value-type="float" office:value="-0.0515259002988665" calcext:value-type="float">
            <text:p>-0.051525900298867</text:p>
          </table:table-cell>
          <table:table-cell office:value-type="float" office:value="-0.049917067458167" calcext:value-type="float">
            <text:p>-0.049917067458167</text:p>
          </table:table-cell>
          <table:table-cell office:value-type="float" office:value="-0.0489199180871119" calcext:value-type="float">
            <text:p>-0.048919918087112</text:p>
          </table:table-cell>
          <table:table-cell office:value-type="float" office:value="-0.051043111497737" calcext:value-type="float">
            <text:p>-0.051043111497737</text:p>
          </table:table-cell>
          <table:table-cell office:value-type="float" office:value="-0.0502666259298772" calcext:value-type="float">
            <text:p>-0.050266625929877</text:p>
          </table:table-cell>
          <table:table-cell office:value-type="float" office:value="-0.043632525763695" calcext:value-type="float">
            <text:p>-0.043632525763695</text:p>
          </table:table-cell>
          <table:table-cell office:value-type="float" office:value="-0.0154357710308269" calcext:value-type="float">
            <text:p>-0.015435771030827</text:p>
          </table:table-cell>
          <table:table-cell office:value-type="float" office:value="-0.0154287698559953" calcext:value-type="float">
            <text:p>-0.015428769855995</text:p>
          </table:table-cell>
          <table:table-cell office:value-type="float" office:value="-0.0159602727637781" calcext:value-type="float">
            <text:p>-0.015960272763778</text:p>
          </table:table-cell>
          <table:table-cell office:value-type="float" office:value="-0.0170000675223395" calcext:value-type="float">
            <text:p>-0.01700006752234</text:p>
          </table:table-cell>
          <table:table-cell office:value-type="float" office:value="-0.0177834687136346" calcext:value-type="float">
            <text:p>-0.017783468713635</text:p>
          </table:table-cell>
          <table:table-cell office:value-type="float" office:value="-0.0172092986145637" calcext:value-type="float">
            <text:p>-0.017209298614564</text:p>
          </table:table-cell>
          <table:table-cell office:value-type="float" office:value="-0.0166145503005122" calcext:value-type="float">
            <text:p>-0.016614550300512</text:p>
          </table:table-cell>
          <table:table-cell office:value-type="float" office:value="-0.0147002875574302" calcext:value-type="float">
            <text:p>-0.01470028755743</text:p>
          </table:table-cell>
          <table:table-cell office:value-type="float" office:value="-0.0128850459480224" calcext:value-type="float">
            <text:p>-0.012885045948022</text:p>
          </table:table-cell>
          <table:table-cell office:value-type="float" office:value="-0.0102777490650973" calcext:value-type="float">
            <text:p>-0.010277749065097</text:p>
          </table:table-cell>
          <table:table-cell office:value-type="float" office:value="-0.0368470640491526" calcext:value-type="float">
            <text:p>-0.036847064049153</text:p>
          </table:table-cell>
          <table:table-cell office:value-type="float" office:value="-0.0158168839818055" calcext:value-type="float">
            <text:p>-0.015816883981806</text:p>
          </table:table-cell>
          <table:table-cell office:value-type="float" office:value="-0.0115126456243836" calcext:value-type="float">
            <text:p>-0.011512645624384</text:p>
          </table:table-cell>
          <table:table-cell office:value-type="float" office:value="-0.0178407974772803" calcext:value-type="float">
            <text:p>-0.01784079747728</text:p>
          </table:table-cell>
          <table:table-cell office:value-type="float" office:value="-0.0176659230331244" calcext:value-type="float">
            <text:p>-0.017665923033124</text:p>
          </table:table-cell>
          <table:table-cell office:value-type="float" office:value="-0.0176060487988974" calcext:value-type="float">
            <text:p>-0.017606048798897</text:p>
          </table:table-cell>
          <table:table-cell office:value-type="float" office:value="-0.0149748091262116" calcext:value-type="float">
            <text:p>-0.014974809126212</text:p>
          </table:table-cell>
          <table:table-cell office:value-type="float" office:value="-0.00737987069185756" calcext:value-type="float">
            <text:p>-0.007379870691858</text:p>
          </table:table-cell>
          <table:table-cell office:value-type="float" office:value="-0.0061311445308587" calcext:value-type="float">
            <text:p>-0.006131144530859</text:p>
          </table:table-cell>
          <table:table-cell office:value-type="float" office:value="-0.0189053647253734" calcext:value-type="float">
            <text:p>-0.018905364725373</text:p>
          </table:table-cell>
          <table:table-cell office:value-type="float" office:value="-0.034940804890569" calcext:value-type="float">
            <text:p>-0.034940804890569</text:p>
          </table:table-cell>
          <table:table-cell office:value-type="float" office:value="-0.0521888404078892" calcext:value-type="float">
            <text:p>-0.052188840407889</text:p>
          </table:table-cell>
          <table:table-cell office:value-type="float" office:value="-0.0529364038999439" calcext:value-type="float">
            <text:p>-0.052936403899944</text:p>
          </table:table-cell>
          <table:table-cell office:value-type="float" office:value="-0.0515076537131052" calcext:value-type="float">
            <text:p>-0.051507653713105</text:p>
          </table:table-cell>
          <table:table-cell office:value-type="float" office:value="-0.0528639802722707" calcext:value-type="float">
            <text:p>-0.052863980272271</text:p>
          </table:table-cell>
          <table:table-cell office:value-type="float" office:value="-0.0532584414028298" calcext:value-type="float">
            <text:p>-0.05325844140283</text:p>
          </table:table-cell>
          <table:table-cell office:value-type="float" office:value="-0.0528048989030597" calcext:value-type="float">
            <text:p>-0.05280489890306</text:p>
          </table:table-cell>
          <table:table-cell office:value-type="float" office:value="-0.047564280123796" calcext:value-type="float">
            <text:p>-0.047564280123796</text:p>
          </table:table-cell>
          <table:table-cell office:value-type="float" office:value="-0.015001485758943" calcext:value-type="float">
            <text:p>-0.015001485758943</text:p>
          </table:table-cell>
          <table:table-cell office:value-type="float" office:value="-0.0150958515211041" calcext:value-type="float">
            <text:p>-0.015095851521104</text:p>
          </table:table-cell>
          <table:table-cell office:value-type="float" office:value="-0.0151898519922334" calcext:value-type="float">
            <text:p>-0.015189851992233</text:p>
          </table:table-cell>
          <table:table-cell office:value-type="float" office:value="-0.0155810224313187" calcext:value-type="float">
            <text:p>-0.015581022431319</text:p>
          </table:table-cell>
          <table:table-cell office:value-type="float" office:value="-0.0156963248536223" calcext:value-type="float">
            <text:p>-0.015696324853622</text:p>
          </table:table-cell>
          <table:table-cell office:value-type="float" office:value="-0.0148384198024533" calcext:value-type="float">
            <text:p>-0.014838419802453</text:p>
          </table:table-cell>
          <table:table-cell office:value-type="float" office:value="-0.0130998035892056" calcext:value-type="float">
            <text:p>-0.013099803589206</text:p>
          </table:table-cell>
          <table:table-cell office:value-type="float" office:value="-0.0108590910068626" calcext:value-type="float">
            <text:p>-0.010859091006863</text:p>
          </table:table-cell>
          <table:table-cell office:value-type="float" office:value="-0.0090623098202127" calcext:value-type="float">
            <text:p>-0.009062309820213</text:p>
          </table:table-cell>
          <table:table-cell office:value-type="float" office:value="-0.0075537163716353" calcext:value-type="float">
            <text:p>-0.007553716371635</text:p>
          </table:table-cell>
          <table:table-cell office:value-type="float" office:value="-0.0474607922949247" calcext:value-type="float">
            <text:p>-0.047460792294925</text:p>
          </table:table-cell>
          <table:table-cell office:value-type="float" office:value="-0.045496410956594" calcext:value-type="float">
            <text:p>-0.045496410956594</text:p>
          </table:table-cell>
          <table:table-cell office:value-type="float" office:value="-0.0422110332698835" calcext:value-type="float">
            <text:p>-0.042211033269884</text:p>
          </table:table-cell>
          <table:table-cell office:value-type="float" office:value="-0.0386739176166551" calcext:value-type="float">
            <text:p>-0.038673917616655</text:p>
          </table:table-cell>
          <table:table-cell office:value-type="float" office:value="-0.0284332622575872" calcext:value-type="float">
            <text:p>-0.028433262257587</text:p>
          </table:table-cell>
          <table:table-cell office:value-type="float" office:value="-0.0198135412369232" calcext:value-type="float">
            <text:p>-0.019813541236923</text:p>
          </table:table-cell>
          <table:table-cell office:value-type="float" office:value="-0.0200339985795229" calcext:value-type="float">
            <text:p>-0.020033998579523</text:p>
          </table:table-cell>
          <table:table-cell office:value-type="float" office:value="-0.0200039692737506" calcext:value-type="float">
            <text:p>-0.020003969273751</text:p>
          </table:table-cell>
          <table:table-cell office:value-type="float" office:value="-0.0157432332826493" calcext:value-type="float">
            <text:p>-0.015743233282649</text:p>
          </table:table-cell>
          <table:table-cell office:value-type="float" office:value="-0.0095281080663571" calcext:value-type="float">
            <text:p>-0.009528108066357</text:p>
          </table:table-cell>
          <table:table-cell office:value-type="float" office:value="-0.033151095645254" calcext:value-type="float">
            <text:p>-0.033151095645254</text:p>
          </table:table-cell>
          <table:table-cell office:value-type="float" office:value="-0.0529674662408348" calcext:value-type="float">
            <text:p>-0.052967466240835</text:p>
          </table:table-cell>
          <table:table-cell office:value-type="float" office:value="-0.0527181169105887" calcext:value-type="float">
            <text:p>-0.052718116910589</text:p>
          </table:table-cell>
          <table:table-cell office:value-type="float" office:value="-0.050482094876466" calcext:value-type="float">
            <text:p>-0.050482094876466</text:p>
          </table:table-cell>
          <table:table-cell office:value-type="float" office:value="-0.0513823374384382" calcext:value-type="float">
            <text:p>-0.051382337438438</text:p>
          </table:table-cell>
          <table:table-cell office:value-type="float" office:value="-0.0507366369668028" calcext:value-type="float">
            <text:p>-0.050736636966803</text:p>
          </table:table-cell>
          <table:table-cell office:value-type="float" office:value="-0.0473149616758623" calcext:value-type="float">
            <text:p>-0.047314961675862</text:p>
          </table:table-cell>
          <table:table-cell office:value-type="float" office:value="-0.0413162634574406" calcext:value-type="float">
            <text:p>-0.041316263457441</text:p>
          </table:table-cell>
          <table:table-cell office:value-type="float" office:value="-0.030361503202188" calcext:value-type="float">
            <text:p>-0.030361503202188</text:p>
          </table:table-cell>
          <table:table-cell office:value-type="float" office:value="-0.0188960032962351" calcext:value-type="float">
            <text:p>-0.018896003296235</text:p>
          </table:table-cell>
          <table:table-cell office:value-type="float" office:value="-0.0160382638400499" calcext:value-type="float">
            <text:p>-0.01603826384005</text:p>
          </table:table-cell>
          <table:table-cell office:value-type="float" office:value="-0.0159732799250453" calcext:value-type="float">
            <text:p>-0.015973279925045</text:p>
          </table:table-cell>
          <table:table-cell office:value-type="float" office:value="-0.0160964837122309" calcext:value-type="float">
            <text:p>-0.016096483712231</text:p>
          </table:table-cell>
          <table:table-cell office:value-type="float" office:value="-0.0172121027973895" calcext:value-type="float">
            <text:p>-0.01721210279739</text:p>
          </table:table-cell>
          <table:table-cell office:value-type="float" office:value="-0.0465424030903538" calcext:value-type="float">
            <text:p>-0.046542403090354</text:p>
          </table:table-cell>
          <table:table-cell office:value-type="float" office:value="-0.0295309466777502" calcext:value-type="float">
            <text:p>-0.02953094667775</text:p>
          </table:table-cell>
          <table:table-cell office:value-type="float" office:value="-0.0266518096209637" calcext:value-type="float">
            <text:p>-0.026651809620964</text:p>
          </table:table-cell>
          <table:table-cell office:value-type="float" office:value="-0.021592649180246" calcext:value-type="float">
            <text:p>-0.021592649180246</text:p>
          </table:table-cell>
          <table:table-cell office:value-type="float" office:value="-0.0192055483656161" calcext:value-type="float">
            <text:p>-0.019205548365616</text:p>
          </table:table-cell>
          <table:table-cell office:value-type="float" office:value="-0.0188485616666006" calcext:value-type="float">
            <text:p>-0.018848561666601</text:p>
          </table:table-cell>
          <table:table-cell office:value-type="float" office:value="-0.0175704616523062" calcext:value-type="float">
            <text:p>-0.017570461652306</text:p>
          </table:table-cell>
          <table:table-cell office:value-type="float" office:value="-0.0126396271170612" calcext:value-type="float">
            <text:p>-0.012639627117061</text:p>
          </table:table-cell>
          <table:table-cell office:value-type="float" office:value="-0.0102868459443203" calcext:value-type="float">
            <text:p>-0.01028684594432</text:p>
          </table:table-cell>
          <table:table-cell office:value-type="float" office:value="-0.0133955434264448" calcext:value-type="float">
            <text:p>-0.013395543426445</text:p>
          </table:table-cell>
          <table:table-cell office:value-type="float" office:value="-0.0318393417677759" calcext:value-type="float">
            <text:p>-0.031839341767776</text:p>
          </table:table-cell>
          <table:table-cell office:value-type="float" office:value="-0.0375466873651128" calcext:value-type="float">
            <text:p>-0.037546687365113</text:p>
          </table:table-cell>
          <table:table-cell office:value-type="float" office:value="-0.0505579465068614" calcext:value-type="float">
            <text:p>-0.050557946506861</text:p>
          </table:table-cell>
          <table:table-cell office:value-type="float" office:value="-0.0509521076583655" calcext:value-type="float">
            <text:p>-0.050952107658366</text:p>
          </table:table-cell>
          <table:table-cell office:value-type="float" office:value="-0.0503547874714952" calcext:value-type="float">
            <text:p>-0.050354787471495</text:p>
          </table:table-cell>
          <table:table-cell office:value-type="float" office:value="-0.0489249900739113" calcext:value-type="float">
            <text:p>-0.048924990073911</text:p>
          </table:table-cell>
          <table:table-cell office:value-type="float" office:value="-0.0486793783674974" calcext:value-type="float">
            <text:p>-0.048679378367497</text:p>
          </table:table-cell>
          <table:table-cell office:value-type="float" office:value="-0.0502063355244194" calcext:value-type="float">
            <text:p>-0.050206335524419</text:p>
          </table:table-cell>
          <table:table-cell office:value-type="float" office:value="-0.0505652668988468" calcext:value-type="float">
            <text:p>-0.050565266898847</text:p>
          </table:table-cell>
          <table:table-cell office:value-type="float" office:value="-0.0466419840330487" calcext:value-type="float">
            <text:p>-0.046641984033049</text:p>
          </table:table-cell>
          <table:table-cell office:value-type="float" office:value="-0.033402521232769" calcext:value-type="float">
            <text:p>-0.033402521232769</text:p>
          </table:table-cell>
          <table:table-cell office:value-type="float" office:value="-0.0245746252976134" calcext:value-type="float">
            <text:p>-0.024574625297613</text:p>
          </table:table-cell>
          <table:table-cell office:value-type="float" office:value="-0.020671453682126" calcext:value-type="float">
            <text:p>-0.020671453682126</text:p>
          </table:table-cell>
          <table:table-cell office:value-type="float" office:value="-0.0194746660613039" calcext:value-type="float">
            <text:p>-0.019474666061304</text:p>
          </table:table-cell>
          <table:table-cell office:value-type="float" office:value="-0.0195091572676141" calcext:value-type="float">
            <text:p>-0.019509157267614</text:p>
          </table:table-cell>
          <table:table-cell office:value-type="float" office:value="-0.0199575197295227" calcext:value-type="float">
            <text:p>-0.019957519729523</text:p>
          </table:table-cell>
          <table:table-cell office:value-type="float" office:value="-0.0194793957347134" calcext:value-type="float">
            <text:p>-0.019479395734713</text:p>
          </table:table-cell>
          <table:table-cell office:value-type="float" office:value="-0.0194706896741545" calcext:value-type="float">
            <text:p>-0.019470689674155</text:p>
          </table:table-cell>
          <table:table-cell office:value-type="float" office:value="-0.0185207342221452" calcext:value-type="float">
            <text:p>-0.018520734222145</text:p>
          </table:table-cell>
          <table:table-cell office:value-type="float" office:value="-0.0167105052435571" calcext:value-type="float">
            <text:p>-0.016710505243557</text:p>
          </table:table-cell>
          <table:table-cell office:value-type="float" office:value="-0.0139293643162192" calcext:value-type="float">
            <text:p>-0.013929364316219</text:p>
          </table:table-cell>
          <table:table-cell office:value-type="float" office:value="-0.0420801921164958" calcext:value-type="float">
            <text:p>-0.042080192116496</text:p>
          </table:table-cell>
          <table:table-cell office:value-type="float" office:value="-0.0327632236928988" calcext:value-type="float">
            <text:p>-0.032763223692899</text:p>
          </table:table-cell>
          <table:table-cell office:value-type="float" office:value="-0.0204907891884392" calcext:value-type="float">
            <text:p>-0.020490789188439</text:p>
          </table:table-cell>
          <table:table-cell office:value-type="float" office:value="-0.0177977392800716" calcext:value-type="float">
            <text:p>-0.017797739280072</text:p>
          </table:table-cell>
          <table:table-cell office:value-type="float" office:value="-0.0154855231875584" calcext:value-type="float">
            <text:p>-0.015485523187558</text:p>
          </table:table-cell>
          <table:table-cell office:value-type="float" office:value="-0.012067752792042" calcext:value-type="float">
            <text:p>-0.012067752792042</text:p>
          </table:table-cell>
          <table:table-cell office:value-type="float" office:value="-0.00682720592725856" calcext:value-type="float">
            <text:p>-0.006827205927259</text:p>
          </table:table-cell>
          <table:table-cell office:value-type="float" office:value="-0.00653278378326649" calcext:value-type="float">
            <text:p>-0.006532783783266</text:p>
          </table:table-cell>
          <table:table-cell office:value-type="float" office:value="-0.0195923492594243" calcext:value-type="float">
            <text:p>-0.019592349259424</text:p>
          </table:table-cell>
          <table:table-cell office:value-type="float" office:value="-0.0181175727759772" calcext:value-type="float">
            <text:p>-0.018117572775977</text:p>
          </table:table-cell>
          <table:table-cell office:value-type="float" office:value="-0.0166262583853979" calcext:value-type="float">
            <text:p>-0.016626258385398</text:p>
          </table:table-cell>
          <table:table-cell office:value-type="float" office:value="-0.00922584734655262" calcext:value-type="float">
            <text:p>-0.009225847346553</text:p>
          </table:table-cell>
          <table:table-cell office:value-type="float" office:value="-0.0467114940029254" calcext:value-type="float">
            <text:p>-0.046711494002925</text:p>
          </table:table-cell>
          <table:table-cell office:value-type="float" office:value="-0.0474399058999767" calcext:value-type="float">
            <text:p>-0.047439905899977</text:p>
          </table:table-cell>
          <table:table-cell office:value-type="float" office:value="-0.0449293794560298" calcext:value-type="float">
            <text:p>-0.04492937945603</text:p>
          </table:table-cell>
          <table:table-cell office:value-type="float" office:value="-0.0180246973102512" calcext:value-type="float">
            <text:p>-0.018024697310251</text:p>
          </table:table-cell>
          <table:table-cell office:value-type="float" office:value="-0.0126597580415463" calcext:value-type="float">
            <text:p>-0.012659758041546</text:p>
          </table:table-cell>
          <table:table-cell office:value-type="float" office:value="-0.0110617051995115" calcext:value-type="float">
            <text:p>-0.011061705199512</text:p>
          </table:table-cell>
          <table:table-cell office:value-type="float" office:value="-0.0101501996683115" calcext:value-type="float">
            <text:p>-0.010150199668312</text:p>
          </table:table-cell>
          <table:table-cell office:value-type="float" office:value="-0.00914641751764373" calcext:value-type="float">
            <text:p>-0.009146417517644</text:p>
          </table:table-cell>
          <table:table-cell office:value-type="float" office:value="-0.00739652983156166" calcext:value-type="float">
            <text:p>-0.007396529831562</text:p>
          </table:table-cell>
          <table:table-cell office:value-type="float" office:value="-0.00611404025241587" calcext:value-type="float">
            <text:p>-0.006114040252416</text:p>
          </table:table-cell>
          <table:table-cell office:value-type="float" office:value="-0.0417160537893301" calcext:value-type="float">
            <text:p>-0.04171605378933</text:p>
          </table:table-cell>
          <table:table-cell office:value-type="float" office:value="-0.0354391174063443" calcext:value-type="float">
            <text:p>-0.035439117406344</text:p>
          </table:table-cell>
          <table:table-cell office:value-type="float" office:value="-0.0306508010413805" calcext:value-type="float">
            <text:p>-0.030650801041381</text:p>
          </table:table-cell>
          <table:table-cell office:value-type="float" office:value="-0.028263144615363" calcext:value-type="float">
            <text:p>-0.028263144615363</text:p>
          </table:table-cell>
          <table:table-cell office:value-type="float" office:value="-0.0248702539700404" calcext:value-type="float">
            <text:p>-0.02487025397004</text:p>
          </table:table-cell>
          <table:table-cell office:value-type="float" office:value="-0.0204097276148368" calcext:value-type="float">
            <text:p>-0.020409727614837</text:p>
          </table:table-cell>
          <table:table-cell office:value-type="float" office:value="-0.0144058192195184" calcext:value-type="float">
            <text:p>-0.014405819219518</text:p>
          </table:table-cell>
          <table:table-cell office:value-type="float" office:value="-0.0198528291109609" calcext:value-type="float">
            <text:p>-0.019852829110961</text:p>
          </table:table-cell>
          <table:table-cell office:value-type="float" office:value="-0.0195156721767985" calcext:value-type="float">
            <text:p>-0.019515672176799</text:p>
          </table:table-cell>
          <table:table-cell office:value-type="float" office:value="-0.0186644122470631" calcext:value-type="float">
            <text:p>-0.018664412247063</text:p>
          </table:table-cell>
          <table:table-cell office:value-type="float" office:value="-0.0177083536230468" calcext:value-type="float">
            <text:p>-0.017708353623047</text:p>
          </table:table-cell>
          <table:table-cell office:value-type="float" office:value="-0.0169767731463752" calcext:value-type="float">
            <text:p>-0.016976773146375</text:p>
          </table:table-cell>
          <table:table-cell office:value-type="float" office:value="-0.0171614366168362" calcext:value-type="float">
            <text:p>-0.017161436616836</text:p>
          </table:table-cell>
          <table:table-cell office:value-type="float" office:value="-0.0172438411828051" calcext:value-type="float">
            <text:p>-0.017243841182805</text:p>
          </table:table-cell>
          <table:table-cell office:value-type="float" office:value="-0.0171710630532119" calcext:value-type="float">
            <text:p>-0.017171063053212</text:p>
          </table:table-cell>
          <table:table-cell office:value-type="float" office:value="-0.0169871123574144" calcext:value-type="float">
            <text:p>-0.016987112357414</text:p>
          </table:table-cell>
          <table:table-cell office:value-type="float" office:value="-0.0171010819502463" calcext:value-type="float">
            <text:p>-0.017101081950246</text:p>
          </table:table-cell>
          <table:table-cell office:value-type="float" office:value="-0.0170225445967523" calcext:value-type="float">
            <text:p>-0.017022544596752</text:p>
          </table:table-cell>
          <table:table-cell office:value-type="float" office:value="-0.0169824465699292" calcext:value-type="float">
            <text:p>-0.016982446569929</text:p>
          </table:table-cell>
          <table:table-cell office:value-type="float" office:value="-0.0169495126973408" calcext:value-type="float">
            <text:p>-0.016949512697341</text:p>
          </table:table-cell>
          <table:table-cell office:value-type="float" office:value="-0.0169301638582843" calcext:value-type="float">
            <text:p>-0.016930163858284</text:p>
          </table:table-cell>
          <table:table-cell office:value-type="float" office:value="-0.0169948661408039" calcext:value-type="float">
            <text:p>-0.016994866140804</text:p>
          </table:table-cell>
          <table:table-cell office:value-type="float" office:value="-0.0169354974555178" calcext:value-type="float">
            <text:p>-0.016935497455518</text:p>
          </table:table-cell>
          <table:table-cell office:value-type="float" office:value="-0.0168031962878476" calcext:value-type="float">
            <text:p>-0.016803196287848</text:p>
          </table:table-cell>
          <table:table-cell office:value-type="float" office:value="-0.0169683165355195" calcext:value-type="float">
            <text:p>-0.01696831653552</text:p>
          </table:table-cell>
          <table:table-cell office:value-type="float" office:value="-0.0169842371685188" calcext:value-type="float">
            <text:p>-0.016984237168519</text:p>
          </table:table-cell>
          <table:table-cell office:value-type="float" office:value="-0.017130091969984" calcext:value-type="float">
            <text:p>-0.017130091969984</text:p>
          </table:table-cell>
          <table:table-cell office:value-type="float" office:value="-0.0171000542969417" calcext:value-type="float">
            <text:p>-0.017100054296942</text:p>
          </table:table-cell>
          <table:table-cell office:value-type="float" office:value="-0.0171114362934643" calcext:value-type="float">
            <text:p>-0.017111436293464</text:p>
          </table:table-cell>
          <table:table-cell office:value-type="float" office:value="-0.0170306026496593" calcext:value-type="float">
            <text:p>-0.017030602649659</text:p>
          </table:table-cell>
          <table:table-cell office:value-type="float" office:value="-0.0170426727584686" calcext:value-type="float">
            <text:p>-0.017042672758469</text:p>
          </table:table-cell>
          <table:table-cell office:value-type="float" office:value="-0.0170221225608491" calcext:value-type="float">
            <text:p>-0.017022122560849</text:p>
          </table:table-cell>
          <table:table-cell office:value-type="float" office:value="-0.0170312652841586" calcext:value-type="float">
            <text:p>-0.017031265284159</text:p>
          </table:table-cell>
          <table:table-cell office:value-type="float" office:value="-0.0170334737039698" calcext:value-type="float">
            <text:p>-0.01703347370397</text:p>
          </table:table-cell>
          <table:table-cell office:value-type="float" office:value="-0.0170116414307953" calcext:value-type="float">
            <text:p>-0.017011641430795</text:p>
          </table:table-cell>
          <table:table-cell office:value-type="float" office:value="-0.0170199981898074" calcext:value-type="float">
            <text:p>-0.017019998189807</text:p>
          </table:table-cell>
          <table:table-cell office:value-type="float" office:value="-0.0170063134936035" calcext:value-type="float">
            <text:p>-0.017006313493604</text:p>
          </table:table-cell>
          <table:table-cell office:value-type="float" office:value="-0.0169982075744848" calcext:value-type="float">
            <text:p>-0.016998207574485</text:p>
          </table:table-cell>
          <table:table-cell office:value-type="float" office:value="-0.0170205054647706" calcext:value-type="float">
            <text:p>-0.017020505464771</text:p>
          </table:table-cell>
          <table:table-cell office:value-type="float" office:value="-0.0170190775291254" calcext:value-type="float">
            <text:p>-0.017019077529125</text:p>
          </table:table-cell>
          <table:table-cell office:value-type="float" office:value="-0.0170245318675107" calcext:value-type="float">
            <text:p>-0.017024531867511</text:p>
          </table:table-cell>
          <table:table-cell office:value-type="float" office:value="-0.0170193055363158" calcext:value-type="float">
            <text:p>-0.017019305536316</text:p>
          </table:table-cell>
          <table:table-cell office:value-type="float" office:value="-0.0170181053231306" calcext:value-type="float">
            <text:p>-0.017018105323131</text:p>
          </table:table-cell>
          <table:table-cell office:value-type="float" office:value="-0.0170300034265892" calcext:value-type="float">
            <text:p>-0.017030003426589</text:p>
          </table:table-cell>
          <table:table-cell office:value-type="float" office:value="-0.0170282406414541" calcext:value-type="float">
            <text:p>-0.017028240641454</text:p>
          </table:table-cell>
          <table:table-cell office:value-type="float" office:value="-0.0170305197010719" calcext:value-type="float">
            <text:p>-0.017030519701072</text:p>
          </table:table-cell>
          <table:table-cell office:value-type="float" office:value="-0.0170266334307992" calcext:value-type="float">
            <text:p>-0.017026633430799</text:p>
          </table:table-cell>
          <table:table-cell office:value-type="float" office:value="-0.0170116173491617" calcext:value-type="float">
            <text:p>-0.017011617349162</text:p>
          </table:table-cell>
          <table:table-cell office:value-type="float" office:value="-0.0170259893543989" calcext:value-type="float">
            <text:p>-0.017025989354399</text:p>
          </table:table-cell>
          <table:table-cell office:value-type="float" office:value="-0.0170219665804649" calcext:value-type="float">
            <text:p>-0.017021966580465</text:p>
          </table:table-cell>
          <table:table-cell office:value-type="float" office:value="-0.0170327469910342" calcext:value-type="float">
            <text:p>-0.017032746991034</text:p>
          </table:table-cell>
          <table:table-cell office:value-type="float" office:value="-0.0170277754979518" calcext:value-type="float">
            <text:p>-0.017027775497952</text:p>
          </table:table-cell>
          <table:table-cell office:value-type="float" office:value="-0.0170226871479457" calcext:value-type="float">
            <text:p>-0.017022687147946</text:p>
          </table:table-cell>
          <table:table-cell office:value-type="float" office:value="-0.017034852676112" calcext:value-type="float">
            <text:p>-0.017034852676112</text:p>
          </table:table-cell>
          <table:table-cell office:value-type="float" office:value="-0.0170271761909437" calcext:value-type="float">
            <text:p>-0.017027176190944</text:p>
          </table:table-cell>
          <table:table-cell office:value-type="float" office:value="-0.0170271283422482" calcext:value-type="float">
            <text:p>-0.017027128342248</text:p>
          </table:table-cell>
          <table:table-cell office:value-type="float" office:value="-0.0170466829346217" calcext:value-type="float">
            <text:p>-0.017046682934622</text:p>
          </table:table-cell>
          <table:table-cell office:value-type="float" office:value="-0.017035541667893" calcext:value-type="float">
            <text:p>-0.017035541667893</text:p>
          </table:table-cell>
          <table:table-cell office:value-type="float" office:value="-0.0170279796798047" calcext:value-type="float">
            <text:p>-0.017027979679805</text:p>
          </table:table-cell>
          <table:table-cell office:value-type="float" office:value="-0.0170373597024126" calcext:value-type="float">
            <text:p>-0.017037359702413</text:p>
          </table:table-cell>
          <table:table-cell office:value-type="float" office:value="-0.0170299597523736" calcext:value-type="float">
            <text:p>-0.017029959752374</text:p>
          </table:table-cell>
          <table:table-cell office:value-type="float" office:value="-0.0170198568569589" calcext:value-type="float">
            <text:p>-0.017019856856959</text:p>
          </table:table-cell>
          <table:table-cell office:value-type="float" office:value="-0.0170274319081322" calcext:value-type="float">
            <text:p>-0.017027431908132</text:p>
          </table:table-cell>
          <table:table-cell office:value-type="float" office:value="-0.0170239529647552" calcext:value-type="float">
            <text:p>-0.017023952964755</text:p>
          </table:table-cell>
          <table:table-cell office:value-type="float" office:value="-0.0170181405419788" calcext:value-type="float">
            <text:p>-0.017018140541979</text:p>
          </table:table-cell>
          <table:table-cell office:value-type="float" office:value="-0.0170419757716902" calcext:value-type="float">
            <text:p>-0.01704197577169</text:p>
          </table:table-cell>
          <table:table-cell office:value-type="float" office:value="-0.0170300017094551" calcext:value-type="float">
            <text:p>-0.017030001709455</text:p>
          </table:table-cell>
          <table:table-cell office:value-type="float" office:value="-0.0170169837953025" calcext:value-type="float">
            <text:p>-0.017016983795303</text:p>
          </table:table-cell>
          <table:table-cell office:value-type="float" office:value="-0.0170472542987255" calcext:value-type="float">
            <text:p>-0.017047254298726</text:p>
          </table:table-cell>
          <table:table-cell office:value-type="float" office:value="-0.017049805470483" calcext:value-type="float">
            <text:p>-0.017049805470483</text:p>
          </table:table-cell>
          <table:table-cell office:value-type="float" office:value="-0.0170296169500167" calcext:value-type="float">
            <text:p>-0.017029616950017</text:p>
          </table:table-cell>
          <table:table-cell office:value-type="float" office:value="-0.0170296349706886" calcext:value-type="float">
            <text:p>-0.017029634970689</text:p>
          </table:table-cell>
          <table:table-cell office:value-type="float" office:value="-0.0170382309393796" calcext:value-type="float">
            <text:p>-0.01703823093938</text:p>
          </table:table-cell>
          <table:table-cell office:value-type="float" office:value="-0.0170325946279289" calcext:value-type="float">
            <text:p>-0.017032594627929</text:p>
          </table:table-cell>
          <table:table-cell office:value-type="float" office:value="-0.0170464195904344" calcext:value-type="float">
            <text:p>-0.017046419590434</text:p>
          </table:table-cell>
          <table:table-cell office:value-type="float" office:value="-0.017016285158294" calcext:value-type="float">
            <text:p>-0.017016285158294</text:p>
          </table:table-cell>
          <table:table-cell office:value-type="float" office:value="-0.017030295253312" calcext:value-type="float">
            <text:p>-0.017030295253312</text:p>
          </table:table-cell>
          <table:table-cell office:value-type="float" office:value="-0.0170288977589592" calcext:value-type="float">
            <text:p>-0.017028897758959</text:p>
          </table:table-cell>
          <table:table-cell office:value-type="float" office:value="-0.0170152881271701" calcext:value-type="float">
            <text:p>-0.01701528812717</text:p>
          </table:table-cell>
          <table:table-cell office:value-type="float" office:value="-0.0170384866227486" calcext:value-type="float">
            <text:p>-0.017038486622749</text:p>
          </table:table-cell>
          <table:table-cell office:value-type="float" office:value="-0.0170247934367222" calcext:value-type="float">
            <text:p>-0.017024793436722</text:p>
          </table:table-cell>
          <table:table-cell office:value-type="float" office:value="-0.0170418930748925" calcext:value-type="float">
            <text:p>-0.017041893074893</text:p>
          </table:table-cell>
          <table:table-cell office:value-type="float" office:value="-0.0170214316728243" calcext:value-type="float">
            <text:p>-0.017021431672824</text:p>
          </table:table-cell>
          <table:table-cell office:value-type="float" office:value="-0.0170279107638025" calcext:value-type="float">
            <text:p>-0.017027910763803</text:p>
          </table:table-cell>
          <table:table-cell office:value-type="float" office:value="-0.0170246634600475" calcext:value-type="float">
            <text:p>-0.017024663460048</text:p>
          </table:table-cell>
          <table:table-cell office:value-type="float" office:value="-0.0170163725822494" calcext:value-type="float">
            <text:p>-0.017016372582249</text:p>
          </table:table-cell>
          <table:table-cell office:value-type="float" office:value="-0.01701107143302" calcext:value-type="float">
            <text:p>-0.01701107143302</text:p>
          </table:table-cell>
          <table:table-cell office:value-type="float" office:value="-0.0170282757273906" calcext:value-type="float">
            <text:p>-0.017028275727391</text:p>
          </table:table-cell>
          <table:table-cell office:value-type="float" office:value="-0.0170407481135052" calcext:value-type="float">
            <text:p>-0.017040748113505</text:p>
          </table:table-cell>
          <table:table-cell office:value-type="float" office:value="-0.017017888435605" calcext:value-type="float">
            <text:p>-0.017017888435605</text:p>
          </table:table-cell>
          <table:table-cell office:value-type="float" office:value="-0.0170154787408133" calcext:value-type="float">
            <text:p>-0.017015478740813</text:p>
          </table:table-cell>
          <table:table-cell office:value-type="float" office:value="-0.0170231078648147" calcext:value-type="float">
            <text:p>-0.017023107864815</text:p>
          </table:table-cell>
          <table:table-cell office:value-type="float" office:value="-0.0170376865682405" calcext:value-type="float">
            <text:p>-0.017037686568241</text:p>
          </table:table-cell>
          <table:table-cell office:value-type="float" office:value="-0.0170161712337139" calcext:value-type="float">
            <text:p>-0.017016171233714</text:p>
          </table:table-cell>
          <table:table-cell office:value-type="float" office:value="-0.0170198446989344" calcext:value-type="float">
            <text:p>-0.017019844698934</text:p>
          </table:table-cell>
          <table:table-cell office:value-type="float" office:value="-0.0170122732977395" calcext:value-type="float">
            <text:p>-0.01701227329774</text:p>
          </table:table-cell>
          <table:table-cell office:value-type="float" office:value="-0.0170148853826844" calcext:value-type="float">
            <text:p>-0.017014885382684</text:p>
          </table:table-cell>
          <table:table-cell office:value-type="float" office:value="-0.017033885310544" calcext:value-type="float">
            <text:p>-0.017033885310544</text:p>
          </table:table-cell>
          <table:table-cell office:value-type="float" office:value="-0.0170214220969862" calcext:value-type="float">
            <text:p>-0.017021422096986</text:p>
          </table:table-cell>
          <table:table-cell office:value-type="float" office:value="-0.0170420076650406" calcext:value-type="float">
            <text:p>-0.017042007665041</text:p>
          </table:table-cell>
          <table:table-cell office:value-type="float" office:value="-0.0170322625304807" calcext:value-type="float">
            <text:p>-0.017032262530481</text:p>
          </table:table-cell>
          <table:table-cell office:value-type="float" office:value="-0.0170310526906165" calcext:value-type="float">
            <text:p>-0.017031052690617</text:p>
          </table:table-cell>
          <table:table-cell office:value-type="float" office:value="-0.0170158732391336" calcext:value-type="float">
            <text:p>-0.017015873239134</text:p>
          </table:table-cell>
          <table:table-cell office:value-type="float" office:value="-0.0170261423159578" calcext:value-type="float">
            <text:p>-0.017026142315958</text:p>
          </table:table-cell>
          <table:table-cell office:value-type="float" office:value="-0.017022703897996" calcext:value-type="float">
            <text:p>-0.017022703897996</text:p>
          </table:table-cell>
          <table:table-cell office:value-type="float" office:value="-0.017025947507928" calcext:value-type="float">
            <text:p>-0.017025947507928</text:p>
          </table:table-cell>
          <table:table-cell office:value-type="float" office:value="-0.0170350154396924" calcext:value-type="float">
            <text:p>-0.017035015439692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39941491753311" calcext:value-type="float">
            <text:p>0.539941491753311</text:p>
          </table:table-cell>
          <table:table-cell office:value-type="float" office:value="0.540104949745991" calcext:value-type="float">
            <text:p>0.540104949745991</text:p>
          </table:table-cell>
          <table:table-cell office:value-type="float" office:value="0.539816181660009" calcext:value-type="float">
            <text:p>0.539816181660009</text:p>
          </table:table-cell>
          <table:table-cell office:value-type="float" office:value="0.539465198465372" calcext:value-type="float">
            <text:p>0.539465198465372</text:p>
          </table:table-cell>
          <table:table-cell office:value-type="float" office:value="0.539049222364562" calcext:value-type="float">
            <text:p>0.539049222364562</text:p>
          </table:table-cell>
          <table:table-cell office:value-type="float" office:value="0.53901399165958" calcext:value-type="float">
            <text:p>0.53901399165958</text:p>
          </table:table-cell>
          <table:table-cell office:value-type="float" office:value="0.540148044262665" calcext:value-type="float">
            <text:p>0.540148044262665</text:p>
          </table:table-cell>
          <table:table-cell office:value-type="float" office:value="0.539632780162075" calcext:value-type="float">
            <text:p>0.539632780162075</text:p>
          </table:table-cell>
          <table:table-cell office:value-type="float" office:value="0.539595104572419" calcext:value-type="float">
            <text:p>0.539595104572419</text:p>
          </table:table-cell>
          <table:table-cell office:value-type="float" office:value="0.539827097595718" calcext:value-type="float">
            <text:p>0.539827097595718</text:p>
          </table:table-cell>
          <table:table-cell office:value-type="float" office:value="0.539231103437976" calcext:value-type="float">
            <text:p>0.539231103437976</text:p>
          </table:table-cell>
          <table:table-cell office:value-type="float" office:value="0.539717650637585" calcext:value-type="float">
            <text:p>0.539717650637585</text:p>
          </table:table-cell>
          <table:table-cell office:value-type="float" office:value="0.53969696425562" calcext:value-type="float">
            <text:p>0.53969696425562</text:p>
          </table:table-cell>
          <table:table-cell office:value-type="float" office:value="0.539713340009622" calcext:value-type="float">
            <text:p>0.539713340009622</text:p>
          </table:table-cell>
          <table:table-cell office:value-type="float" office:value="0.539554375323811" calcext:value-type="float">
            <text:p>0.539554375323811</text:p>
          </table:table-cell>
          <table:table-cell office:value-type="float" office:value="0.53992486020222" calcext:value-type="float">
            <text:p>0.53992486020222</text:p>
          </table:table-cell>
          <table:table-cell office:value-type="float" office:value="0.539882941647126" calcext:value-type="float">
            <text:p>0.539882941647126</text:p>
          </table:table-cell>
          <table:table-cell office:value-type="float" office:value="0.539555777672949" calcext:value-type="float">
            <text:p>0.539555777672949</text:p>
          </table:table-cell>
          <table:table-cell office:value-type="float" office:value="0.539470551248362" calcext:value-type="float">
            <text:p>0.539470551248362</text:p>
          </table:table-cell>
          <table:table-cell office:value-type="float" office:value="0.539477006691162" calcext:value-type="float">
            <text:p>0.539477006691162</text:p>
          </table:table-cell>
          <table:table-cell office:value-type="float" office:value="0.539555210058332" calcext:value-type="float">
            <text:p>0.539555210058332</text:p>
          </table:table-cell>
          <table:table-cell office:value-type="float" office:value="0.539758673503394" calcext:value-type="float">
            <text:p>0.539758673503394</text:p>
          </table:table-cell>
          <table:table-cell office:value-type="float" office:value="0.539608456773616" calcext:value-type="float">
            <text:p>0.539608456773616</text:p>
          </table:table-cell>
          <table:table-cell office:value-type="float" office:value="0.540139791362725" calcext:value-type="float">
            <text:p>0.540139791362725</text:p>
          </table:table-cell>
          <table:table-cell office:value-type="float" office:value="0.54020816300438" calcext:value-type="float">
            <text:p>0.54020816300438</text:p>
          </table:table-cell>
          <table:table-cell office:value-type="float" office:value="0.539574790241885" calcext:value-type="float">
            <text:p>0.539574790241885</text:p>
          </table:table-cell>
          <table:table-cell office:value-type="float" office:value="0.540102202350754" calcext:value-type="float">
            <text:p>0.540102202350754</text:p>
          </table:table-cell>
          <table:table-cell office:value-type="float" office:value="0.539715461136172" calcext:value-type="float">
            <text:p>0.539715461136172</text:p>
          </table:table-cell>
          <table:table-cell office:value-type="float" office:value="0.539410485421021" calcext:value-type="float">
            <text:p>0.539410485421021</text:p>
          </table:table-cell>
          <table:table-cell office:value-type="float" office:value="0.539557637278098" calcext:value-type="float">
            <text:p>0.539557637278098</text:p>
          </table:table-cell>
          <table:table-cell office:value-type="float" office:value="0.539567275209638" calcext:value-type="float">
            <text:p>0.539567275209638</text:p>
          </table:table-cell>
          <table:table-cell office:value-type="float" office:value="0.539862839058983" calcext:value-type="float">
            <text:p>0.539862839058983</text:p>
          </table:table-cell>
          <table:table-cell office:value-type="float" office:value="0.539628609043495" calcext:value-type="float">
            <text:p>0.539628609043495</text:p>
          </table:table-cell>
          <table:table-cell office:value-type="float" office:value="0.539354706277076" calcext:value-type="float">
            <text:p>0.539354706277076</text:p>
          </table:table-cell>
          <table:table-cell office:value-type="float" office:value="0.539684527514816" calcext:value-type="float">
            <text:p>0.539684527514816</text:p>
          </table:table-cell>
          <table:table-cell office:value-type="float" office:value="0.539361236790407" calcext:value-type="float">
            <text:p>0.539361236790407</text:p>
          </table:table-cell>
          <table:table-cell office:value-type="float" office:value="0.539748338714686" calcext:value-type="float">
            <text:p>0.539748338714686</text:p>
          </table:table-cell>
          <table:table-cell office:value-type="float" office:value="0.540170502969021" calcext:value-type="float">
            <text:p>0.540170502969021</text:p>
          </table:table-cell>
          <table:table-cell office:value-type="float" office:value="0.539065844652136" calcext:value-type="float">
            <text:p>0.539065844652136</text:p>
          </table:table-cell>
          <table:table-cell office:value-type="float" office:value="0.539256208900203" calcext:value-type="float">
            <text:p>0.539256208900203</text:p>
          </table:table-cell>
          <table:table-cell office:value-type="float" office:value="0.539411975052081" calcext:value-type="float">
            <text:p>0.539411975052081</text:p>
          </table:table-cell>
          <table:table-cell office:value-type="float" office:value="0.539976457171173" calcext:value-type="float">
            <text:p>0.539976457171173</text:p>
          </table:table-cell>
          <table:table-cell office:value-type="float" office:value="0.539695852608391" calcext:value-type="float">
            <text:p>0.539695852608391</text:p>
          </table:table-cell>
          <table:table-cell office:value-type="float" office:value="0.539201699893775" calcext:value-type="float">
            <text:p>0.539201699893775</text:p>
          </table:table-cell>
          <table:table-cell office:value-type="float" office:value="0.538916305622585" calcext:value-type="float">
            <text:p>0.538916305622585</text:p>
          </table:table-cell>
          <table:table-cell office:value-type="float" office:value="0.539839412932653" calcext:value-type="float">
            <text:p>0.539839412932653</text:p>
          </table:table-cell>
          <table:table-cell office:value-type="float" office:value="0.539697813318713" calcext:value-type="float">
            <text:p>0.539697813318713</text:p>
          </table:table-cell>
          <table:table-cell office:value-type="float" office:value="0.540158383637126" calcext:value-type="float">
            <text:p>0.540158383637126</text:p>
          </table:table-cell>
          <table:table-cell office:value-type="float" office:value="0.539595716638889" calcext:value-type="float">
            <text:p>0.539595716638889</text:p>
          </table:table-cell>
          <table:table-cell office:value-type="float" office:value="0.540186105680167" calcext:value-type="float">
            <text:p>0.540186105680167</text:p>
          </table:table-cell>
          <table:table-cell office:value-type="float" office:value="0.54040783360583" calcext:value-type="float">
            <text:p>0.54040783360583</text:p>
          </table:table-cell>
          <table:table-cell office:value-type="float" office:value="0.540828753739576" calcext:value-type="float">
            <text:p>0.540828753739576</text:p>
          </table:table-cell>
          <table:table-cell office:value-type="float" office:value="0.542703351450371" calcext:value-type="float">
            <text:p>0.542703351450371</text:p>
          </table:table-cell>
          <table:table-cell office:value-type="float" office:value="0.5449129547891" calcext:value-type="float">
            <text:p>0.5449129547891</text:p>
          </table:table-cell>
          <table:table-cell office:value-type="float" office:value="0.54914660005981" calcext:value-type="float">
            <text:p>0.54914660005981</text:p>
          </table:table-cell>
          <table:table-cell office:value-type="float" office:value="0.553828297955399" calcext:value-type="float">
            <text:p>0.553828297955399</text:p>
          </table:table-cell>
          <table:table-cell office:value-type="float" office:value="0.561577788028839" calcext:value-type="float">
            <text:p>0.561577788028839</text:p>
          </table:table-cell>
          <table:table-cell office:value-type="float" office:value="0.562682268933963" calcext:value-type="float">
            <text:p>0.562682268933963</text:p>
          </table:table-cell>
          <table:table-cell office:value-type="float" office:value="0.563012442049436" calcext:value-type="float">
            <text:p>0.563012442049436</text:p>
          </table:table-cell>
          <table:table-cell office:value-type="float" office:value="0.559654262500814" calcext:value-type="float">
            <text:p>0.559654262500814</text:p>
          </table:table-cell>
          <table:table-cell office:value-type="float" office:value="0.542748545618982" calcext:value-type="float">
            <text:p>0.542748545618982</text:p>
          </table:table-cell>
          <table:table-cell office:value-type="float" office:value="0.521047712116631" calcext:value-type="float">
            <text:p>0.521047712116631</text:p>
          </table:table-cell>
          <table:table-cell office:value-type="float" office:value="0.582842488522303" calcext:value-type="float">
            <text:p>0.582842488522303</text:p>
          </table:table-cell>
          <table:table-cell office:value-type="float" office:value="0.624247478267135" calcext:value-type="float">
            <text:p>0.624247478267135</text:p>
          </table:table-cell>
          <table:table-cell office:value-type="float" office:value="0.623081043060216" calcext:value-type="float">
            <text:p>0.623081043060216</text:p>
          </table:table-cell>
          <table:table-cell office:value-type="float" office:value="0.624322925715821" calcext:value-type="float">
            <text:p>0.624322925715821</text:p>
          </table:table-cell>
          <table:table-cell office:value-type="float" office:value="0.620201136800558" calcext:value-type="float">
            <text:p>0.620201136800558</text:p>
          </table:table-cell>
          <table:table-cell office:value-type="float" office:value="0.562740175891635" calcext:value-type="float">
            <text:p>0.562740175891635</text:p>
          </table:table-cell>
          <table:table-cell office:value-type="float" office:value="0.550589557392868" calcext:value-type="float">
            <text:p>0.550589557392868</text:p>
          </table:table-cell>
          <table:table-cell office:value-type="float" office:value="0.547088936624872" calcext:value-type="float">
            <text:p>0.547088936624872</text:p>
          </table:table-cell>
          <table:table-cell office:value-type="float" office:value="0.547731135842744" calcext:value-type="float">
            <text:p>0.547731135842744</text:p>
          </table:table-cell>
          <table:table-cell office:value-type="float" office:value="0.545458732300321" calcext:value-type="float">
            <text:p>0.545458732300321</text:p>
          </table:table-cell>
          <table:table-cell office:value-type="float" office:value="0.545352973155477" calcext:value-type="float">
            <text:p>0.545352973155477</text:p>
          </table:table-cell>
          <table:table-cell office:value-type="float" office:value="0.543631734083904" calcext:value-type="float">
            <text:p>0.543631734083904</text:p>
          </table:table-cell>
          <table:table-cell office:value-type="float" office:value="0.53258153532676" calcext:value-type="float">
            <text:p>0.53258153532676</text:p>
          </table:table-cell>
          <table:table-cell office:value-type="float" office:value="0.531864296929192" calcext:value-type="float">
            <text:p>0.531864296929192</text:p>
          </table:table-cell>
          <table:table-cell office:value-type="float" office:value="0.534216757571474" calcext:value-type="float">
            <text:p>0.534216757571474</text:p>
          </table:table-cell>
          <table:table-cell office:value-type="float" office:value="0.549285086223759" calcext:value-type="float">
            <text:p>0.549285086223759</text:p>
          </table:table-cell>
          <table:table-cell office:value-type="float" office:value="0.617527991406631" calcext:value-type="float">
            <text:p>0.617527991406631</text:p>
          </table:table-cell>
          <table:table-cell office:value-type="float" office:value="0.521039625697035" calcext:value-type="float">
            <text:p>0.521039625697035</text:p>
          </table:table-cell>
          <table:table-cell office:value-type="float" office:value="0.533447996472084" calcext:value-type="float">
            <text:p>0.533447996472084</text:p>
          </table:table-cell>
          <table:table-cell office:value-type="float" office:value="0.528828909488104" calcext:value-type="float">
            <text:p>0.528828909488104</text:p>
          </table:table-cell>
          <table:table-cell office:value-type="float" office:value="0.537421422550779" calcext:value-type="float">
            <text:p>0.537421422550779</text:p>
          </table:table-cell>
          <table:table-cell office:value-type="float" office:value="0.531995034313514" calcext:value-type="float">
            <text:p>0.531995034313514</text:p>
          </table:table-cell>
          <table:table-cell office:value-type="float" office:value="0.529010876540475" calcext:value-type="float">
            <text:p>0.529010876540475</text:p>
          </table:table-cell>
          <table:table-cell office:value-type="float" office:value="0.600935281262512" calcext:value-type="float">
            <text:p>0.600935281262512</text:p>
          </table:table-cell>
          <table:table-cell office:value-type="float" office:value="0.609879913508823" calcext:value-type="float">
            <text:p>0.609879913508823</text:p>
          </table:table-cell>
          <table:table-cell office:value-type="float" office:value="0.621959312556087" calcext:value-type="float">
            <text:p>0.621959312556087</text:p>
          </table:table-cell>
          <table:table-cell office:value-type="float" office:value="0.627095358402054" calcext:value-type="float">
            <text:p>0.627095358402054</text:p>
          </table:table-cell>
          <table:table-cell office:value-type="float" office:value="0.630261470540261" calcext:value-type="float">
            <text:p>0.630261470540261</text:p>
          </table:table-cell>
          <table:table-cell office:value-type="float" office:value="0.628297137364681" calcext:value-type="float">
            <text:p>0.628297137364681</text:p>
          </table:table-cell>
          <table:table-cell office:value-type="float" office:value="0.631107042880252" calcext:value-type="float">
            <text:p>0.631107042880252</text:p>
          </table:table-cell>
          <table:table-cell office:value-type="float" office:value="0.561771042284113" calcext:value-type="float">
            <text:p>0.561771042284113</text:p>
          </table:table-cell>
          <table:table-cell office:value-type="float" office:value="0.559056675901855" calcext:value-type="float">
            <text:p>0.559056675901855</text:p>
          </table:table-cell>
          <table:table-cell office:value-type="float" office:value="0.560412578367428" calcext:value-type="float">
            <text:p>0.560412578367428</text:p>
          </table:table-cell>
          <table:table-cell office:value-type="float" office:value="0.564445343698732" calcext:value-type="float">
            <text:p>0.564445343698732</text:p>
          </table:table-cell>
          <table:table-cell office:value-type="float" office:value="0.570152667422968" calcext:value-type="float">
            <text:p>0.570152667422968</text:p>
          </table:table-cell>
          <table:table-cell office:value-type="float" office:value="0.566043361702719" calcext:value-type="float">
            <text:p>0.566043361702719</text:p>
          </table:table-cell>
          <table:table-cell office:value-type="float" office:value="0.562604867475055" calcext:value-type="float">
            <text:p>0.562604867475055</text:p>
          </table:table-cell>
          <table:table-cell office:value-type="float" office:value="0.554769418320771" calcext:value-type="float">
            <text:p>0.554769418320771</text:p>
          </table:table-cell>
          <table:table-cell office:value-type="float" office:value="0.555783206512331" calcext:value-type="float">
            <text:p>0.555783206512331</text:p>
          </table:table-cell>
          <table:table-cell office:value-type="float" office:value="0.552701409221128" calcext:value-type="float">
            <text:p>0.552701409221128</text:p>
          </table:table-cell>
          <table:table-cell office:value-type="float" office:value="0.631868493711223" calcext:value-type="float">
            <text:p>0.631868493711223</text:p>
          </table:table-cell>
          <table:table-cell office:value-type="float" office:value="0.574690852126102" calcext:value-type="float">
            <text:p>0.574690852126102</text:p>
          </table:table-cell>
          <table:table-cell office:value-type="float" office:value="0.56090404276635" calcext:value-type="float">
            <text:p>0.56090404276635</text:p>
          </table:table-cell>
          <table:table-cell office:value-type="float" office:value="0.549522187371931" calcext:value-type="float">
            <text:p>0.549522187371931</text:p>
          </table:table-cell>
          <table:table-cell office:value-type="float" office:value="0.557859866821386" calcext:value-type="float">
            <text:p>0.557859866821386</text:p>
          </table:table-cell>
          <table:table-cell office:value-type="float" office:value="0.565237786684422" calcext:value-type="float">
            <text:p>0.565237786684422</text:p>
          </table:table-cell>
          <table:table-cell office:value-type="float" office:value="0.573978427692541" calcext:value-type="float">
            <text:p>0.573978427692541</text:p>
          </table:table-cell>
          <table:table-cell office:value-type="float" office:value="0.563698210346772" calcext:value-type="float">
            <text:p>0.563698210346772</text:p>
          </table:table-cell>
          <table:table-cell office:value-type="float" office:value="0.530662094522152" calcext:value-type="float">
            <text:p>0.530662094522152</text:p>
          </table:table-cell>
          <table:table-cell office:value-type="float" office:value="0.55644120015489" calcext:value-type="float">
            <text:p>0.55644120015489</text:p>
          </table:table-cell>
          <table:table-cell office:value-type="float" office:value="0.59294525901047" calcext:value-type="float">
            <text:p>0.59294525901047</text:p>
          </table:table-cell>
          <table:table-cell office:value-type="float" office:value="0.633303042627667" calcext:value-type="float">
            <text:p>0.633303042627667</text:p>
          </table:table-cell>
          <table:table-cell office:value-type="float" office:value="0.643279161372535" calcext:value-type="float">
            <text:p>0.643279161372535</text:p>
          </table:table-cell>
          <table:table-cell office:value-type="float" office:value="0.657474598771717" calcext:value-type="float">
            <text:p>0.657474598771717</text:p>
          </table:table-cell>
          <table:table-cell office:value-type="float" office:value="0.665411345602629" calcext:value-type="float">
            <text:p>0.665411345602629</text:p>
          </table:table-cell>
          <table:table-cell office:value-type="float" office:value="0.655589515928356" calcext:value-type="float">
            <text:p>0.655589515928356</text:p>
          </table:table-cell>
          <table:table-cell office:value-type="float" office:value="0.653342241674467" calcext:value-type="float">
            <text:p>0.653342241674467</text:p>
          </table:table-cell>
          <table:table-cell office:value-type="float" office:value="0.660971156276605" calcext:value-type="float">
            <text:p>0.660971156276605</text:p>
          </table:table-cell>
          <table:table-cell office:value-type="float" office:value="0.59326159213713" calcext:value-type="float">
            <text:p>0.59326159213713</text:p>
          </table:table-cell>
          <table:table-cell office:value-type="float" office:value="0.584407308266117" calcext:value-type="float">
            <text:p>0.584407308266117</text:p>
          </table:table-cell>
          <table:table-cell office:value-type="float" office:value="0.583064157366732" calcext:value-type="float">
            <text:p>0.583064157366732</text:p>
          </table:table-cell>
          <table:table-cell office:value-type="float" office:value="0.587807188545819" calcext:value-type="float">
            <text:p>0.587807188545819</text:p>
          </table:table-cell>
          <table:table-cell office:value-type="float" office:value="0.587106613810781" calcext:value-type="float">
            <text:p>0.587106613810781</text:p>
          </table:table-cell>
          <table:table-cell office:value-type="float" office:value="0.589449606765603" calcext:value-type="float">
            <text:p>0.589449606765603</text:p>
          </table:table-cell>
          <table:table-cell office:value-type="float" office:value="0.589559257509658" calcext:value-type="float">
            <text:p>0.589559257509658</text:p>
          </table:table-cell>
          <table:table-cell office:value-type="float" office:value="0.588064081236777" calcext:value-type="float">
            <text:p>0.588064081236777</text:p>
          </table:table-cell>
          <table:table-cell office:value-type="float" office:value="0.584877718552124" calcext:value-type="float">
            <text:p>0.584877718552124</text:p>
          </table:table-cell>
          <table:table-cell office:value-type="float" office:value="0.583038394469658" calcext:value-type="float">
            <text:p>0.583038394469658</text:p>
          </table:table-cell>
          <table:table-cell office:value-type="float" office:value="0.654787804549767" calcext:value-type="float">
            <text:p>0.654787804549767</text:p>
          </table:table-cell>
          <table:table-cell office:value-type="float" office:value="0.648456404374209" calcext:value-type="float">
            <text:p>0.648456404374209</text:p>
          </table:table-cell>
          <table:table-cell office:value-type="float" office:value="0.640018128886842" calcext:value-type="float">
            <text:p>0.640018128886842</text:p>
          </table:table-cell>
          <table:table-cell office:value-type="float" office:value="0.643408210345403" calcext:value-type="float">
            <text:p>0.643408210345403</text:p>
          </table:table-cell>
          <table:table-cell office:value-type="float" office:value="0.611645024512791" calcext:value-type="float">
            <text:p>0.611645024512791</text:p>
          </table:table-cell>
          <table:table-cell office:value-type="float" office:value="0.520259847469347" calcext:value-type="float">
            <text:p>0.520259847469347</text:p>
          </table:table-cell>
          <table:table-cell office:value-type="float" office:value="0.532444028322655" calcext:value-type="float">
            <text:p>0.532444028322655</text:p>
          </table:table-cell>
          <table:table-cell office:value-type="float" office:value="0.53791513844004" calcext:value-type="float">
            <text:p>0.53791513844004</text:p>
          </table:table-cell>
          <table:table-cell office:value-type="float" office:value="0.542928024967577" calcext:value-type="float">
            <text:p>0.542928024967577</text:p>
          </table:table-cell>
          <table:table-cell office:value-type="float" office:value="0.509931136638129" calcext:value-type="float">
            <text:p>0.509931136638129</text:p>
          </table:table-cell>
          <table:table-cell office:value-type="float" office:value="0.559889336002533" calcext:value-type="float">
            <text:p>0.559889336002533</text:p>
          </table:table-cell>
          <table:table-cell office:value-type="float" office:value="0.628214747535206" calcext:value-type="float">
            <text:p>0.628214747535206</text:p>
          </table:table-cell>
          <table:table-cell office:value-type="float" office:value="0.645345821977574" calcext:value-type="float">
            <text:p>0.645345821977574</text:p>
          </table:table-cell>
          <table:table-cell office:value-type="float" office:value="0.648691392055086" calcext:value-type="float">
            <text:p>0.648691392055086</text:p>
          </table:table-cell>
          <table:table-cell office:value-type="float" office:value="0.652800461057617" calcext:value-type="float">
            <text:p>0.652800461057617</text:p>
          </table:table-cell>
          <table:table-cell office:value-type="float" office:value="0.647901861036965" calcext:value-type="float">
            <text:p>0.647901861036965</text:p>
          </table:table-cell>
          <table:table-cell office:value-type="float" office:value="0.655822775816685" calcext:value-type="float">
            <text:p>0.655822775816685</text:p>
          </table:table-cell>
          <table:table-cell office:value-type="float" office:value="0.642691251362829" calcext:value-type="float">
            <text:p>0.642691251362829</text:p>
          </table:table-cell>
          <table:table-cell office:value-type="float" office:value="0.638095640225596" calcext:value-type="float">
            <text:p>0.638095640225596</text:p>
          </table:table-cell>
          <table:table-cell office:value-type="float" office:value="0.617633712163458" calcext:value-type="float">
            <text:p>0.617633712163458</text:p>
          </table:table-cell>
          <table:table-cell office:value-type="float" office:value="0.589805810395346" calcext:value-type="float">
            <text:p>0.589805810395346</text:p>
          </table:table-cell>
          <table:table-cell office:value-type="float" office:value="0.590710476074863" calcext:value-type="float">
            <text:p>0.590710476074863</text:p>
          </table:table-cell>
          <table:table-cell office:value-type="float" office:value="0.596250472461442" calcext:value-type="float">
            <text:p>0.596250472461442</text:p>
          </table:table-cell>
          <table:table-cell office:value-type="float" office:value="0.602116297188944" calcext:value-type="float">
            <text:p>0.602116297188944</text:p>
          </table:table-cell>
          <table:table-cell office:value-type="float" office:value="0.641227371526276" calcext:value-type="float">
            <text:p>0.641227371526276</text:p>
          </table:table-cell>
          <table:table-cell office:value-type="float" office:value="0.590898168566316" calcext:value-type="float">
            <text:p>0.590898168566316</text:p>
          </table:table-cell>
          <table:table-cell office:value-type="float" office:value="0.582422745201783" calcext:value-type="float">
            <text:p>0.582422745201783</text:p>
          </table:table-cell>
          <table:table-cell office:value-type="float" office:value="0.5138702031025" calcext:value-type="float">
            <text:p>0.5138702031025</text:p>
          </table:table-cell>
          <table:table-cell office:value-type="float" office:value="0.522583812726615" calcext:value-type="float">
            <text:p>0.522583812726615</text:p>
          </table:table-cell>
          <table:table-cell office:value-type="float" office:value="0.529459504724234" calcext:value-type="float">
            <text:p>0.529459504724234</text:p>
          </table:table-cell>
          <table:table-cell office:value-type="float" office:value="0.539880257386072" calcext:value-type="float">
            <text:p>0.539880257386072</text:p>
          </table:table-cell>
          <table:table-cell office:value-type="float" office:value="0.523743696493329" calcext:value-type="float">
            <text:p>0.523743696493329</text:p>
          </table:table-cell>
          <table:table-cell office:value-type="float" office:value="0.50088397792217" calcext:value-type="float">
            <text:p>0.50088397792217</text:p>
          </table:table-cell>
          <table:table-cell office:value-type="float" office:value="0.496719620716986" calcext:value-type="float">
            <text:p>0.496719620716986</text:p>
          </table:table-cell>
          <table:table-cell office:value-type="float" office:value="0.533464737345891" calcext:value-type="float">
            <text:p>0.533464737345891</text:p>
          </table:table-cell>
          <table:table-cell office:value-type="float" office:value="0.57592239703129" calcext:value-type="float">
            <text:p>0.57592239703129</text:p>
          </table:table-cell>
          <table:table-cell office:value-type="float" office:value="0.611365553507889" calcext:value-type="float">
            <text:p>0.611365553507889</text:p>
          </table:table-cell>
          <table:table-cell office:value-type="float" office:value="0.620856056959498" calcext:value-type="float">
            <text:p>0.620856056959498</text:p>
          </table:table-cell>
          <table:table-cell office:value-type="float" office:value="0.63113597053308" calcext:value-type="float">
            <text:p>0.63113597053308</text:p>
          </table:table-cell>
          <table:table-cell office:value-type="float" office:value="0.630646356520707" calcext:value-type="float">
            <text:p>0.630646356520707</text:p>
          </table:table-cell>
          <table:table-cell office:value-type="float" office:value="0.637854800983058" calcext:value-type="float">
            <text:p>0.637854800983058</text:p>
          </table:table-cell>
          <table:table-cell office:value-type="float" office:value="0.638430268695958" calcext:value-type="float">
            <text:p>0.638430268695958</text:p>
          </table:table-cell>
          <table:table-cell office:value-type="float" office:value="0.635055314107275" calcext:value-type="float">
            <text:p>0.635055314107275</text:p>
          </table:table-cell>
          <table:table-cell office:value-type="float" office:value="0.631285615246239" calcext:value-type="float">
            <text:p>0.631285615246239</text:p>
          </table:table-cell>
          <table:table-cell office:value-type="float" office:value="0.618105335261521" calcext:value-type="float">
            <text:p>0.618105335261521</text:p>
          </table:table-cell>
          <table:table-cell office:value-type="float" office:value="0.606587534245076" calcext:value-type="float">
            <text:p>0.606587534245076</text:p>
          </table:table-cell>
          <table:table-cell office:value-type="float" office:value="0.585680290161578" calcext:value-type="float">
            <text:p>0.585680290161578</text:p>
          </table:table-cell>
          <table:table-cell office:value-type="float" office:value="0.581037176614923" calcext:value-type="float">
            <text:p>0.581037176614923</text:p>
          </table:table-cell>
          <table:table-cell office:value-type="float" office:value="0.579500817204352" calcext:value-type="float">
            <text:p>0.579500817204352</text:p>
          </table:table-cell>
          <table:table-cell office:value-type="float" office:value="0.580622953062912" calcext:value-type="float">
            <text:p>0.580622953062912</text:p>
          </table:table-cell>
          <table:table-cell office:value-type="float" office:value="0.581466699113785" calcext:value-type="float">
            <text:p>0.581466699113785</text:p>
          </table:table-cell>
          <table:table-cell office:value-type="float" office:value="0.584971088578784" calcext:value-type="float">
            <text:p>0.584971088578784</text:p>
          </table:table-cell>
          <table:table-cell office:value-type="float" office:value="0.583423246692274" calcext:value-type="float">
            <text:p>0.583423246692274</text:p>
          </table:table-cell>
          <table:table-cell office:value-type="float" office:value="0.578554220192796" calcext:value-type="float">
            <text:p>0.578554220192796</text:p>
          </table:table-cell>
          <table:table-cell office:value-type="float" office:value="0.575968523893433" calcext:value-type="float">
            <text:p>0.575968523893433</text:p>
          </table:table-cell>
          <table:table-cell office:value-type="float" office:value="0.60922702411647" calcext:value-type="float">
            <text:p>0.60922702411647</text:p>
          </table:table-cell>
          <table:table-cell office:value-type="float" office:value="0.600827789152071" calcext:value-type="float">
            <text:p>0.600827789152071</text:p>
          </table:table-cell>
          <table:table-cell office:value-type="float" office:value="0.556900157939305" calcext:value-type="float">
            <text:p>0.556900157939305</text:p>
          </table:table-cell>
          <table:table-cell office:value-type="float" office:value="0.547631174571617" calcext:value-type="float">
            <text:p>0.547631174571617</text:p>
          </table:table-cell>
          <table:table-cell office:value-type="float" office:value="0.532259043650926" calcext:value-type="float">
            <text:p>0.532259043650926</text:p>
          </table:table-cell>
          <table:table-cell office:value-type="float" office:value="0.527413424513161" calcext:value-type="float">
            <text:p>0.527413424513161</text:p>
          </table:table-cell>
          <table:table-cell office:value-type="float" office:value="0.523193778094507" calcext:value-type="float">
            <text:p>0.523193778094507</text:p>
          </table:table-cell>
          <table:table-cell office:value-type="float" office:value="0.533379300326146" calcext:value-type="float">
            <text:p>0.533379300326146</text:p>
          </table:table-cell>
          <table:table-cell office:value-type="float" office:value="0.558184080082363" calcext:value-type="float">
            <text:p>0.558184080082363</text:p>
          </table:table-cell>
          <table:table-cell office:value-type="float" office:value="0.558211630852515" calcext:value-type="float">
            <text:p>0.558211630852515</text:p>
          </table:table-cell>
          <table:table-cell office:value-type="float" office:value="0.571621595545665" calcext:value-type="float">
            <text:p>0.571621595545665</text:p>
          </table:table-cell>
          <table:table-cell office:value-type="float" office:value="0.53606994422028" calcext:value-type="float">
            <text:p>0.53606994422028</text:p>
          </table:table-cell>
          <table:table-cell office:value-type="float" office:value="0.608854344444285" calcext:value-type="float">
            <text:p>0.608854344444285</text:p>
          </table:table-cell>
          <table:table-cell office:value-type="float" office:value="0.623900645657827" calcext:value-type="float">
            <text:p>0.623900645657827</text:p>
          </table:table-cell>
          <table:table-cell office:value-type="float" office:value="0.627237253855406" calcext:value-type="float">
            <text:p>0.627237253855406</text:p>
          </table:table-cell>
          <table:table-cell office:value-type="float" office:value="0.587690947764072" calcext:value-type="float">
            <text:p>0.587690947764072</text:p>
          </table:table-cell>
          <table:table-cell office:value-type="float" office:value="0.569547468981856" calcext:value-type="float">
            <text:p>0.569547468981856</text:p>
          </table:table-cell>
          <table:table-cell office:value-type="float" office:value="0.568251095714775" calcext:value-type="float">
            <text:p>0.568251095714775</text:p>
          </table:table-cell>
          <table:table-cell office:value-type="float" office:value="0.566277637794648" calcext:value-type="float">
            <text:p>0.566277637794648</text:p>
          </table:table-cell>
          <table:table-cell office:value-type="float" office:value="0.564987132913846" calcext:value-type="float">
            <text:p>0.564987132913846</text:p>
          </table:table-cell>
          <table:table-cell office:value-type="float" office:value="0.56659305505057" calcext:value-type="float">
            <text:p>0.56659305505057</text:p>
          </table:table-cell>
          <table:table-cell office:value-type="float" office:value="0.577985309018434" calcext:value-type="float">
            <text:p>0.577985309018434</text:p>
          </table:table-cell>
          <table:table-cell office:value-type="float" office:value="0.615431872498974" calcext:value-type="float">
            <text:p>0.615431872498974</text:p>
          </table:table-cell>
          <table:table-cell office:value-type="float" office:value="0.597784515283255" calcext:value-type="float">
            <text:p>0.597784515283255</text:p>
          </table:table-cell>
          <table:table-cell office:value-type="float" office:value="0.575347362995093" calcext:value-type="float">
            <text:p>0.575347362995093</text:p>
          </table:table-cell>
          <table:table-cell office:value-type="float" office:value="0.577140841592622" calcext:value-type="float">
            <text:p>0.577140841592622</text:p>
          </table:table-cell>
          <table:table-cell office:value-type="float" office:value="0.540144301227591" calcext:value-type="float">
            <text:p>0.540144301227591</text:p>
          </table:table-cell>
          <table:table-cell office:value-type="float" office:value="0.533805382596943" calcext:value-type="float">
            <text:p>0.533805382596943</text:p>
          </table:table-cell>
          <table:table-cell office:value-type="float" office:value="0.55957227368065" calcext:value-type="float">
            <text:p>0.55957227368065</text:p>
          </table:table-cell>
          <table:table-cell office:value-type="float" office:value="0.537036364743547" calcext:value-type="float">
            <text:p>0.537036364743547</text:p>
          </table:table-cell>
          <table:table-cell office:value-type="float" office:value="0.547541054303983" calcext:value-type="float">
            <text:p>0.547541054303983</text:p>
          </table:table-cell>
          <table:table-cell office:value-type="float" office:value="0.544966041057174" calcext:value-type="float">
            <text:p>0.544966041057174</text:p>
          </table:table-cell>
          <table:table-cell office:value-type="float" office:value="0.555330365023616" calcext:value-type="float">
            <text:p>0.555330365023616</text:p>
          </table:table-cell>
          <table:table-cell office:value-type="float" office:value="0.55830783512797" calcext:value-type="float">
            <text:p>0.55830783512797</text:p>
          </table:table-cell>
          <table:table-cell office:value-type="float" office:value="0.56370063109325" calcext:value-type="float">
            <text:p>0.56370063109325</text:p>
          </table:table-cell>
          <table:table-cell office:value-type="float" office:value="0.559554976460404" calcext:value-type="float">
            <text:p>0.559554976460404</text:p>
          </table:table-cell>
          <table:table-cell office:value-type="float" office:value="0.559502386521895" calcext:value-type="float">
            <text:p>0.559502386521895</text:p>
          </table:table-cell>
          <table:table-cell office:value-type="float" office:value="0.554890193476687" calcext:value-type="float">
            <text:p>0.554890193476687</text:p>
          </table:table-cell>
          <table:table-cell office:value-type="float" office:value="0.554038208212378" calcext:value-type="float">
            <text:p>0.554038208212378</text:p>
          </table:table-cell>
          <table:table-cell office:value-type="float" office:value="0.550846397667571" calcext:value-type="float">
            <text:p>0.550846397667571</text:p>
          </table:table-cell>
          <table:table-cell office:value-type="float" office:value="0.550134693935677" calcext:value-type="float">
            <text:p>0.550134693935677</text:p>
          </table:table-cell>
          <table:table-cell office:value-type="float" office:value="0.549570748092333" calcext:value-type="float">
            <text:p>0.549570748092333</text:p>
          </table:table-cell>
          <table:table-cell office:value-type="float" office:value="0.547901075262673" calcext:value-type="float">
            <text:p>0.547901075262673</text:p>
          </table:table-cell>
          <table:table-cell office:value-type="float" office:value="0.547620940685151" calcext:value-type="float">
            <text:p>0.547620940685151</text:p>
          </table:table-cell>
          <table:table-cell office:value-type="float" office:value="0.546041955407682" calcext:value-type="float">
            <text:p>0.546041955407682</text:p>
          </table:table-cell>
          <table:table-cell office:value-type="float" office:value="0.544599797617954" calcext:value-type="float">
            <text:p>0.544599797617954</text:p>
          </table:table-cell>
          <table:table-cell office:value-type="float" office:value="0.544581770412401" calcext:value-type="float">
            <text:p>0.544581770412401</text:p>
          </table:table-cell>
          <table:table-cell office:value-type="float" office:value="0.545315629234458" calcext:value-type="float">
            <text:p>0.545315629234458</text:p>
          </table:table-cell>
          <table:table-cell office:value-type="float" office:value="0.546015985792798" calcext:value-type="float">
            <text:p>0.546015985792798</text:p>
          </table:table-cell>
          <table:table-cell office:value-type="float" office:value="0.544696357429144" calcext:value-type="float">
            <text:p>0.544696357429144</text:p>
          </table:table-cell>
          <table:table-cell office:value-type="float" office:value="0.544143216614604" calcext:value-type="float">
            <text:p>0.544143216614604</text:p>
          </table:table-cell>
          <table:table-cell office:value-type="float" office:value="0.543628673164983" calcext:value-type="float">
            <text:p>0.543628673164983</text:p>
          </table:table-cell>
          <table:table-cell office:value-type="float" office:value="0.543759781358752" calcext:value-type="float">
            <text:p>0.543759781358752</text:p>
          </table:table-cell>
          <table:table-cell office:value-type="float" office:value="0.543386803444558" calcext:value-type="float">
            <text:p>0.543386803444558</text:p>
          </table:table-cell>
          <table:table-cell office:value-type="float" office:value="0.543626078037256" calcext:value-type="float">
            <text:p>0.543626078037256</text:p>
          </table:table-cell>
          <table:table-cell office:value-type="float" office:value="0.543853862596921" calcext:value-type="float">
            <text:p>0.543853862596921</text:p>
          </table:table-cell>
          <table:table-cell office:value-type="float" office:value="0.54292137418244" calcext:value-type="float">
            <text:p>0.54292137418244</text:p>
          </table:table-cell>
          <table:table-cell office:value-type="float" office:value="0.543150114108489" calcext:value-type="float">
            <text:p>0.543150114108489</text:p>
          </table:table-cell>
          <table:table-cell office:value-type="float" office:value="0.54276380912102" calcext:value-type="float">
            <text:p>0.54276380912102</text:p>
          </table:table-cell>
          <table:table-cell office:value-type="float" office:value="0.542684846828814" calcext:value-type="float">
            <text:p>0.542684846828814</text:p>
          </table:table-cell>
          <table:table-cell office:value-type="float" office:value="0.543221626649611" calcext:value-type="float">
            <text:p>0.543221626649611</text:p>
          </table:table-cell>
          <table:table-cell office:value-type="float" office:value="0.542938896668393" calcext:value-type="float">
            <text:p>0.542938896668393</text:p>
          </table:table-cell>
          <table:table-cell office:value-type="float" office:value="0.543201499741117" calcext:value-type="float">
            <text:p>0.543201499741117</text:p>
          </table:table-cell>
          <table:table-cell office:value-type="float" office:value="0.543163306813247" calcext:value-type="float">
            <text:p>0.543163306813247</text:p>
          </table:table-cell>
          <table:table-cell office:value-type="float" office:value="0.543192079359082" calcext:value-type="float">
            <text:p>0.543192079359082</text:p>
          </table:table-cell>
          <table:table-cell office:value-type="float" office:value="0.543263650413138" calcext:value-type="float">
            <text:p>0.543263650413138</text:p>
          </table:table-cell>
          <table:table-cell office:value-type="float" office:value="0.543551279147995" calcext:value-type="float">
            <text:p>0.543551279147995</text:p>
          </table:table-cell>
          <table:table-cell office:value-type="float" office:value="0.542998060091781" calcext:value-type="float">
            <text:p>0.542998060091781</text:p>
          </table:table-cell>
          <table:table-cell office:value-type="float" office:value="0.543326346293691" calcext:value-type="float">
            <text:p>0.543326346293691</text:p>
          </table:table-cell>
          <table:table-cell office:value-type="float" office:value="0.542499648910167" calcext:value-type="float">
            <text:p>0.542499648910167</text:p>
          </table:table-cell>
          <table:table-cell office:value-type="float" office:value="0.543234768391726" calcext:value-type="float">
            <text:p>0.543234768391726</text:p>
          </table:table-cell>
          <table:table-cell office:value-type="float" office:value="0.543093863047575" calcext:value-type="float">
            <text:p>0.543093863047575</text:p>
          </table:table-cell>
          <table:table-cell office:value-type="float" office:value="0.543467034187855" calcext:value-type="float">
            <text:p>0.543467034187855</text:p>
          </table:table-cell>
          <table:table-cell office:value-type="float" office:value="0.543156636738032" calcext:value-type="float">
            <text:p>0.543156636738032</text:p>
          </table:table-cell>
          <table:table-cell office:value-type="float" office:value="0.543020423318606" calcext:value-type="float">
            <text:p>0.543020423318606</text:p>
          </table:table-cell>
          <table:table-cell office:value-type="float" office:value="0.542707198119311" calcext:value-type="float">
            <text:p>0.542707198119311</text:p>
          </table:table-cell>
          <table:table-cell office:value-type="float" office:value="0.543050777733314" calcext:value-type="float">
            <text:p>0.543050777733314</text:p>
          </table:table-cell>
          <table:table-cell office:value-type="float" office:value="0.542731080909761" calcext:value-type="float">
            <text:p>0.542731080909761</text:p>
          </table:table-cell>
          <table:table-cell office:value-type="float" office:value="0.543307506485286" calcext:value-type="float">
            <text:p>0.543307506485286</text:p>
          </table:table-cell>
          <table:table-cell office:value-type="float" office:value="0.543170669592801" calcext:value-type="float">
            <text:p>0.543170669592801</text:p>
          </table:table-cell>
          <table:table-cell office:value-type="float" office:value="0.542811511609762" calcext:value-type="float">
            <text:p>0.542811511609762</text:p>
          </table:table-cell>
          <table:table-cell office:value-type="float" office:value="0.542764533514028" calcext:value-type="float">
            <text:p>0.542764533514028</text:p>
          </table:table-cell>
          <table:table-cell office:value-type="float" office:value="0.542809537287148" calcext:value-type="float">
            <text:p>0.542809537287148</text:p>
          </table:table-cell>
          <table:table-cell office:value-type="float" office:value="0.542642252283395" calcext:value-type="float">
            <text:p>0.542642252283395</text:p>
          </table:table-cell>
          <table:table-cell office:value-type="float" office:value="0.542902388112662" calcext:value-type="float">
            <text:p>0.542902388112662</text:p>
          </table:table-cell>
          <table:table-cell office:value-type="float" office:value="0.54290140654146" calcext:value-type="float">
            <text:p>0.54290140654146</text:p>
          </table:table-cell>
          <table:table-cell office:value-type="float" office:value="0.542581814517954" calcext:value-type="float">
            <text:p>0.542581814517954</text:p>
          </table:table-cell>
          <table:table-cell office:value-type="float" office:value="0.543109718525498" calcext:value-type="float">
            <text:p>0.543109718525498</text:p>
          </table:table-cell>
          <table:table-cell office:value-type="float" office:value="0.542827693085259" calcext:value-type="float">
            <text:p>0.542827693085259</text:p>
          </table:table-cell>
          <table:table-cell office:value-type="float" office:value="0.542416806145152" calcext:value-type="float">
            <text:p>0.542416806145152</text:p>
          </table:table-cell>
          <table:table-cell office:value-type="float" office:value="0.543221693327651" calcext:value-type="float">
            <text:p>0.543221693327651</text:p>
          </table:table-cell>
          <table:table-cell office:value-type="float" office:value="0.543210948471126" calcext:value-type="float">
            <text:p>0.543210948471126</text:p>
          </table:table-cell>
          <table:table-cell office:value-type="float" office:value="0.542839150044745" calcext:value-type="float">
            <text:p>0.542839150044745</text:p>
          </table:table-cell>
          <table:table-cell office:value-type="float" office:value="0.542911739554263" calcext:value-type="float">
            <text:p>0.542911739554263</text:p>
          </table:table-cell>
          <table:table-cell office:value-type="float" office:value="0.543179932967725" calcext:value-type="float">
            <text:p>0.543179932967725</text:p>
          </table:table-cell>
          <table:table-cell office:value-type="float" office:value="0.542872978697691" calcext:value-type="float">
            <text:p>0.542872978697691</text:p>
          </table:table-cell>
          <table:table-cell office:value-type="float" office:value="0.543029144294534" calcext:value-type="float">
            <text:p>0.543029144294534</text:p>
          </table:table-cell>
          <table:table-cell office:value-type="float" office:value="0.542390336547264" calcext:value-type="float">
            <text:p>0.542390336547264</text:p>
          </table:table-cell>
          <table:table-cell office:value-type="float" office:value="0.543060688409839" calcext:value-type="float">
            <text:p>0.543060688409839</text:p>
          </table:table-cell>
          <table:table-cell office:value-type="float" office:value="0.542750836195882" calcext:value-type="float">
            <text:p>0.542750836195882</text:p>
          </table:table-cell>
          <table:table-cell office:value-type="float" office:value="0.542548212709464" calcext:value-type="float">
            <text:p>0.542548212709464</text:p>
          </table:table-cell>
          <table:table-cell office:value-type="float" office:value="0.54302713340344" calcext:value-type="float">
            <text:p>0.54302713340344</text:p>
          </table:table-cell>
          <table:table-cell office:value-type="float" office:value="0.542774633201034" calcext:value-type="float">
            <text:p>0.542774633201034</text:p>
          </table:table-cell>
          <table:table-cell office:value-type="float" office:value="0.543080360578791" calcext:value-type="float">
            <text:p>0.543080360578791</text:p>
          </table:table-cell>
          <table:table-cell office:value-type="float" office:value="0.542688359757865" calcext:value-type="float">
            <text:p>0.542688359757865</text:p>
          </table:table-cell>
          <table:table-cell office:value-type="float" office:value="0.543040777449732" calcext:value-type="float">
            <text:p>0.543040777449732</text:p>
          </table:table-cell>
          <table:table-cell office:value-type="float" office:value="0.542965229641413" calcext:value-type="float">
            <text:p>0.542965229641413</text:p>
          </table:table-cell>
          <table:table-cell office:value-type="float" office:value="0.542338332190909" calcext:value-type="float">
            <text:p>0.542338332190909</text:p>
          </table:table-cell>
          <table:table-cell office:value-type="float" office:value="0.54209117077187" calcext:value-type="float">
            <text:p>0.54209117077187</text:p>
          </table:table-cell>
          <table:table-cell office:value-type="float" office:value="0.542881603618966" calcext:value-type="float">
            <text:p>0.542881603618966</text:p>
          </table:table-cell>
          <table:table-cell office:value-type="float" office:value="0.542983632545902" calcext:value-type="float">
            <text:p>0.542983632545902</text:p>
          </table:table-cell>
          <table:table-cell office:value-type="float" office:value="0.542447641967927" calcext:value-type="float">
            <text:p>0.542447641967927</text:p>
          </table:table-cell>
          <table:table-cell office:value-type="float" office:value="0.542406994664852" calcext:value-type="float">
            <text:p>0.542406994664852</text:p>
          </table:table-cell>
          <table:table-cell office:value-type="float" office:value="0.542871444048489" calcext:value-type="float">
            <text:p>0.542871444048489</text:p>
          </table:table-cell>
          <table:table-cell office:value-type="float" office:value="0.54289304188888" calcext:value-type="float">
            <text:p>0.54289304188888</text:p>
          </table:table-cell>
          <table:table-cell office:value-type="float" office:value="0.542453786231697" calcext:value-type="float">
            <text:p>0.542453786231697</text:p>
          </table:table-cell>
          <table:table-cell office:value-type="float" office:value="0.542404610778599" calcext:value-type="float">
            <text:p>0.542404610778599</text:p>
          </table:table-cell>
          <table:table-cell office:value-type="float" office:value="0.542671009673083" calcext:value-type="float">
            <text:p>0.542671009673083</text:p>
          </table:table-cell>
          <table:table-cell office:value-type="float" office:value="0.542635318207018" calcext:value-type="float">
            <text:p>0.542635318207018</text:p>
          </table:table-cell>
          <table:table-cell office:value-type="float" office:value="0.543105759646608" calcext:value-type="float">
            <text:p>0.543105759646608</text:p>
          </table:table-cell>
          <table:table-cell office:value-type="float" office:value="0.542875965616525" calcext:value-type="float">
            <text:p>0.542875965616525</text:p>
          </table:table-cell>
          <table:table-cell office:value-type="float" office:value="0.543180087762642" calcext:value-type="float">
            <text:p>0.543180087762642</text:p>
          </table:table-cell>
          <table:table-cell office:value-type="float" office:value="0.542968312580708" calcext:value-type="float">
            <text:p>0.542968312580708</text:p>
          </table:table-cell>
          <table:table-cell office:value-type="float" office:value="0.542699917735283" calcext:value-type="float">
            <text:p>0.542699917735283</text:p>
          </table:table-cell>
          <table:table-cell office:value-type="float" office:value="0.542559597940898" calcext:value-type="float">
            <text:p>0.542559597940898</text:p>
          </table:table-cell>
          <table:table-cell office:value-type="float" office:value="0.542764460646512" calcext:value-type="float">
            <text:p>0.542764460646512</text:p>
          </table:table-cell>
          <table:table-cell office:value-type="float" office:value="0.542650905174776" calcext:value-type="float">
            <text:p>0.542650905174776</text:p>
          </table:table-cell>
          <table:table-cell office:value-type="float" office:value="0.543028636992992" calcext:value-type="float">
            <text:p>0.543028636992992</text:p>
          </table:table-cell>
          <table:table-cell office:value-type="float" office:value="0.543147917493166" calcext:value-type="float">
            <text:p>0.543147917493166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3774016547725" calcext:value-type="float">
            <text:p>-0.203774016547725</text:p>
          </table:table-cell>
          <table:table-cell office:value-type="float" office:value="-0.203825091307491" calcext:value-type="float">
            <text:p>-0.203825091307491</text:p>
          </table:table-cell>
          <table:table-cell office:value-type="float" office:value="-0.20373989948998" calcext:value-type="float">
            <text:p>-0.20373989948998</text:p>
          </table:table-cell>
          <table:table-cell office:value-type="float" office:value="-0.203633026936609" calcext:value-type="float">
            <text:p>-0.203633026936609</text:p>
          </table:table-cell>
          <table:table-cell office:value-type="float" office:value="-0.20355369424871" calcext:value-type="float">
            <text:p>-0.20355369424871</text:p>
          </table:table-cell>
          <table:table-cell office:value-type="float" office:value="-0.203541612432504" calcext:value-type="float">
            <text:p>-0.203541612432504</text:p>
          </table:table-cell>
          <table:table-cell office:value-type="float" office:value="-0.203811304602879" calcext:value-type="float">
            <text:p>-0.203811304602879</text:p>
          </table:table-cell>
          <table:table-cell office:value-type="float" office:value="-0.203685082268315" calcext:value-type="float">
            <text:p>-0.203685082268315</text:p>
          </table:table-cell>
          <table:table-cell office:value-type="float" office:value="-0.203698544663038" calcext:value-type="float">
            <text:p>-0.203698544663038</text:p>
          </table:table-cell>
          <table:table-cell office:value-type="float" office:value="-0.203710643612554" calcext:value-type="float">
            <text:p>-0.203710643612554</text:p>
          </table:table-cell>
          <table:table-cell office:value-type="float" office:value="-0.203610586769018" calcext:value-type="float">
            <text:p>-0.203610586769018</text:p>
          </table:table-cell>
          <table:table-cell office:value-type="float" office:value="-0.203710213816589" calcext:value-type="float">
            <text:p>-0.203710213816589</text:p>
          </table:table-cell>
          <table:table-cell office:value-type="float" office:value="-0.203729008333738" calcext:value-type="float">
            <text:p>-0.203729008333738</text:p>
          </table:table-cell>
          <table:table-cell office:value-type="float" office:value="-0.203724822154313" calcext:value-type="float">
            <text:p>-0.203724822154313</text:p>
          </table:table-cell>
          <table:table-cell office:value-type="float" office:value="-0.203692180896072" calcext:value-type="float">
            <text:p>-0.203692180896072</text:p>
          </table:table-cell>
          <table:table-cell office:value-type="float" office:value="-0.203753022209492" calcext:value-type="float">
            <text:p>-0.203753022209492</text:p>
          </table:table-cell>
          <table:table-cell office:value-type="float" office:value="-0.203762229760397" calcext:value-type="float">
            <text:p>-0.203762229760397</text:p>
          </table:table-cell>
          <table:table-cell office:value-type="float" office:value="-0.203663657971389" calcext:value-type="float">
            <text:p>-0.203663657971389</text:p>
          </table:table-cell>
          <table:table-cell office:value-type="float" office:value="-0.203657279304771" calcext:value-type="float">
            <text:p>-0.203657279304771</text:p>
          </table:table-cell>
          <table:table-cell office:value-type="float" office:value="-0.203667667423976" calcext:value-type="float">
            <text:p>-0.203667667423976</text:p>
          </table:table-cell>
          <table:table-cell office:value-type="float" office:value="-0.20368761467931" calcext:value-type="float">
            <text:p>-0.20368761467931</text:p>
          </table:table-cell>
          <table:table-cell office:value-type="float" office:value="-0.203741696626394" calcext:value-type="float">
            <text:p>-0.203741696626394</text:p>
          </table:table-cell>
          <table:table-cell office:value-type="float" office:value="-0.203692880830703" calcext:value-type="float">
            <text:p>-0.203692880830703</text:p>
          </table:table-cell>
          <table:table-cell office:value-type="float" office:value="-0.203843344180481" calcext:value-type="float">
            <text:p>-0.203843344180481</text:p>
          </table:table-cell>
          <table:table-cell office:value-type="float" office:value="-0.203829016400157" calcext:value-type="float">
            <text:p>-0.203829016400157</text:p>
          </table:table-cell>
          <table:table-cell office:value-type="float" office:value="-0.203683333421269" calcext:value-type="float">
            <text:p>-0.203683333421269</text:p>
          </table:table-cell>
          <table:table-cell office:value-type="float" office:value="-0.203804580525478" calcext:value-type="float">
            <text:p>-0.203804580525478</text:p>
          </table:table-cell>
          <table:table-cell office:value-type="float" office:value="-0.203714173939435" calcext:value-type="float">
            <text:p>-0.203714173939435</text:p>
          </table:table-cell>
          <table:table-cell office:value-type="float" office:value="-0.203657538464883" calcext:value-type="float">
            <text:p>-0.203657538464883</text:p>
          </table:table-cell>
          <table:table-cell office:value-type="float" office:value="-0.203665918120703" calcext:value-type="float">
            <text:p>-0.203665918120703</text:p>
          </table:table-cell>
          <table:table-cell office:value-type="float" office:value="-0.203668810927014" calcext:value-type="float">
            <text:p>-0.203668810927014</text:p>
          </table:table-cell>
          <table:table-cell office:value-type="float" office:value="-0.203746901635003" calcext:value-type="float">
            <text:p>-0.203746901635003</text:p>
          </table:table-cell>
          <table:table-cell office:value-type="float" office:value="-0.203697520864027" calcext:value-type="float">
            <text:p>-0.203697520864027</text:p>
          </table:table-cell>
          <table:table-cell office:value-type="float" office:value="-0.203620097411763" calcext:value-type="float">
            <text:p>-0.203620097411763</text:p>
          </table:table-cell>
          <table:table-cell office:value-type="float" office:value="-0.203690568426121" calcext:value-type="float">
            <text:p>-0.203690568426121</text:p>
          </table:table-cell>
          <table:table-cell office:value-type="float" office:value="-0.203639626085191" calcext:value-type="float">
            <text:p>-0.203639626085191</text:p>
          </table:table-cell>
          <table:table-cell office:value-type="float" office:value="-0.203717261342128" calcext:value-type="float">
            <text:p>-0.203717261342128</text:p>
          </table:table-cell>
          <table:table-cell office:value-type="float" office:value="-0.203823494643923" calcext:value-type="float">
            <text:p>-0.203823494643923</text:p>
          </table:table-cell>
          <table:table-cell office:value-type="float" office:value="-0.203552987515632" calcext:value-type="float">
            <text:p>-0.203552987515632</text:p>
          </table:table-cell>
          <table:table-cell office:value-type="float" office:value="-0.203591454689935" calcext:value-type="float">
            <text:p>-0.203591454689935</text:p>
          </table:table-cell>
          <table:table-cell office:value-type="float" office:value="-0.203640784307985" calcext:value-type="float">
            <text:p>-0.203640784307985</text:p>
          </table:table-cell>
          <table:table-cell office:value-type="float" office:value="-0.203779054948424" calcext:value-type="float">
            <text:p>-0.203779054948424</text:p>
          </table:table-cell>
          <table:table-cell office:value-type="float" office:value="-0.203706563975214" calcext:value-type="float">
            <text:p>-0.203706563975214</text:p>
          </table:table-cell>
          <table:table-cell office:value-type="float" office:value="-0.203580279931291" calcext:value-type="float">
            <text:p>-0.203580279931291</text:p>
          </table:table-cell>
          <table:table-cell office:value-type="float" office:value="-0.203677149659331" calcext:value-type="float">
            <text:p>-0.203677149659331</text:p>
          </table:table-cell>
          <table:table-cell office:value-type="float" office:value="-0.203679253107492" calcext:value-type="float">
            <text:p>-0.203679253107492</text:p>
          </table:table-cell>
          <table:table-cell office:value-type="float" office:value="-0.203744463032208" calcext:value-type="float">
            <text:p>-0.203744463032208</text:p>
          </table:table-cell>
          <table:table-cell office:value-type="float" office:value="-0.203928069466211" calcext:value-type="float">
            <text:p>-0.203928069466211</text:p>
          </table:table-cell>
          <table:table-cell office:value-type="float" office:value="-0.203617992826726" calcext:value-type="float">
            <text:p>-0.203617992826726</text:p>
          </table:table-cell>
          <table:table-cell office:value-type="float" office:value="-0.203613971145788" calcext:value-type="float">
            <text:p>-0.203613971145788</text:p>
          </table:table-cell>
          <table:table-cell office:value-type="float" office:value="-0.203451252711742" calcext:value-type="float">
            <text:p>-0.203451252711742</text:p>
          </table:table-cell>
          <table:table-cell office:value-type="float" office:value="-0.203237513826852" calcext:value-type="float">
            <text:p>-0.203237513826852</text:p>
          </table:table-cell>
          <table:table-cell office:value-type="float" office:value="-0.202780428254828" calcext:value-type="float">
            <text:p>-0.202780428254828</text:p>
          </table:table-cell>
          <table:table-cell office:value-type="float" office:value="-0.202626905960018" calcext:value-type="float">
            <text:p>-0.202626905960018</text:p>
          </table:table-cell>
          <table:table-cell office:value-type="float" office:value="-0.202718914838112" calcext:value-type="float">
            <text:p>-0.202718914838112</text:p>
          </table:table-cell>
          <table:table-cell office:value-type="float" office:value="-0.202508792972421" calcext:value-type="float">
            <text:p>-0.202508792972421</text:p>
          </table:table-cell>
          <table:table-cell office:value-type="float" office:value="-0.201369336899612" calcext:value-type="float">
            <text:p>-0.201369336899612</text:p>
          </table:table-cell>
          <table:table-cell office:value-type="float" office:value="-0.20004480783716" calcext:value-type="float">
            <text:p>-0.20004480783716</text:p>
          </table:table-cell>
          <table:table-cell office:value-type="float" office:value="-0.19865339740984" calcext:value-type="float">
            <text:p>-0.19865339740984</text:p>
          </table:table-cell>
          <table:table-cell office:value-type="float" office:value="-0.19422080436681" calcext:value-type="float">
            <text:p>-0.19422080436681</text:p>
          </table:table-cell>
          <table:table-cell office:value-type="float" office:value="-0.184465962733235" calcext:value-type="float">
            <text:p>-0.184465962733235</text:p>
          </table:table-cell>
          <table:table-cell office:value-type="float" office:value="-0.175619449362176" calcext:value-type="float">
            <text:p>-0.175619449362176</text:p>
          </table:table-cell>
          <table:table-cell office:value-type="float" office:value="-0.283596833460497" calcext:value-type="float">
            <text:p>-0.283596833460497</text:p>
          </table:table-cell>
          <table:table-cell office:value-type="float" office:value="-0.276005083823185" calcext:value-type="float">
            <text:p>-0.276005083823185</text:p>
          </table:table-cell>
          <table:table-cell office:value-type="float" office:value="-0.275246398106572" calcext:value-type="float">
            <text:p>-0.275246398106572</text:p>
          </table:table-cell>
          <table:table-cell office:value-type="float" office:value="-0.275221454479096" calcext:value-type="float">
            <text:p>-0.275221454479096</text:p>
          </table:table-cell>
          <table:table-cell office:value-type="float" office:value="-0.275949405860764" calcext:value-type="float">
            <text:p>-0.275949405860764</text:p>
          </table:table-cell>
          <table:table-cell office:value-type="float" office:value="-0.27886052244168" calcext:value-type="float">
            <text:p>-0.27886052244168</text:p>
          </table:table-cell>
          <table:table-cell office:value-type="float" office:value="-0.271184785619019" calcext:value-type="float">
            <text:p>-0.271184785619019</text:p>
          </table:table-cell>
          <table:table-cell office:value-type="float" office:value="-0.264029748705826" calcext:value-type="float">
            <text:p>-0.264029748705826</text:p>
          </table:table-cell>
          <table:table-cell office:value-type="float" office:value="-0.261354338019157" calcext:value-type="float">
            <text:p>-0.261354338019157</text:p>
          </table:table-cell>
          <table:table-cell office:value-type="float" office:value="-0.262497861027891" calcext:value-type="float">
            <text:p>-0.262497861027891</text:p>
          </table:table-cell>
          <table:table-cell office:value-type="float" office:value="-0.264197994303776" calcext:value-type="float">
            <text:p>-0.264197994303776</text:p>
          </table:table-cell>
          <table:table-cell office:value-type="float" office:value="-0.267568280695825" calcext:value-type="float">
            <text:p>-0.267568280695825</text:p>
          </table:table-cell>
          <table:table-cell office:value-type="float" office:value="-0.268908129521107" calcext:value-type="float">
            <text:p>-0.268908129521107</text:p>
          </table:table-cell>
          <table:table-cell office:value-type="float" office:value="-0.268993994801592" calcext:value-type="float">
            <text:p>-0.268993994801592</text:p>
          </table:table-cell>
          <table:table-cell office:value-type="float" office:value="-0.26738373435312" calcext:value-type="float">
            <text:p>-0.26738373435312</text:p>
          </table:table-cell>
          <table:table-cell office:value-type="float" office:value="-0.271441397326363" calcext:value-type="float">
            <text:p>-0.271441397326363</text:p>
          </table:table-cell>
          <table:table-cell office:value-type="float" office:value="-0.179040571869129" calcext:value-type="float">
            <text:p>-0.179040571869129</text:p>
          </table:table-cell>
          <table:table-cell office:value-type="float" office:value="-0.222039857724513" calcext:value-type="float">
            <text:p>-0.222039857724513</text:p>
          </table:table-cell>
          <table:table-cell office:value-type="float" office:value="-0.227888009815799" calcext:value-type="float">
            <text:p>-0.227888009815799</text:p>
          </table:table-cell>
          <table:table-cell office:value-type="float" office:value="-0.225816103007752" calcext:value-type="float">
            <text:p>-0.225816103007752</text:p>
          </table:table-cell>
          <table:table-cell office:value-type="float" office:value="-0.226251540890106" calcext:value-type="float">
            <text:p>-0.226251540890106</text:p>
          </table:table-cell>
          <table:table-cell office:value-type="float" office:value="-0.222070631165073" calcext:value-type="float">
            <text:p>-0.222070631165073</text:p>
          </table:table-cell>
          <table:table-cell office:value-type="float" office:value="-0.217253209931736" calcext:value-type="float">
            <text:p>-0.217253209931736</text:p>
          </table:table-cell>
          <table:table-cell office:value-type="float" office:value="-0.266623726423426" calcext:value-type="float">
            <text:p>-0.266623726423426</text:p>
          </table:table-cell>
          <table:table-cell office:value-type="float" office:value="-0.266955397528595" calcext:value-type="float">
            <text:p>-0.266955397528595</text:p>
          </table:table-cell>
          <table:table-cell office:value-type="float" office:value="-0.265099256202246" calcext:value-type="float">
            <text:p>-0.265099256202246</text:p>
          </table:table-cell>
          <table:table-cell office:value-type="float" office:value="-0.262224059611549" calcext:value-type="float">
            <text:p>-0.262224059611549</text:p>
          </table:table-cell>
          <table:table-cell office:value-type="float" office:value="-0.261207743143192" calcext:value-type="float">
            <text:p>-0.261207743143192</text:p>
          </table:table-cell>
          <table:table-cell office:value-type="float" office:value="-0.260132514257381" calcext:value-type="float">
            <text:p>-0.260132514257381</text:p>
          </table:table-cell>
          <table:table-cell office:value-type="float" office:value="-0.266804514782002" calcext:value-type="float">
            <text:p>-0.266804514782002</text:p>
          </table:table-cell>
          <table:table-cell office:value-type="float" office:value="-0.266631427487651" calcext:value-type="float">
            <text:p>-0.266631427487651</text:p>
          </table:table-cell>
          <table:table-cell office:value-type="float" office:value="-0.262443058324411" calcext:value-type="float">
            <text:p>-0.262443058324411</text:p>
          </table:table-cell>
          <table:table-cell office:value-type="float" office:value="-0.262313361147145" calcext:value-type="float">
            <text:p>-0.262313361147145</text:p>
          </table:table-cell>
          <table:table-cell office:value-type="float" office:value="-0.264997798401284" calcext:value-type="float">
            <text:p>-0.264997798401284</text:p>
          </table:table-cell>
          <table:table-cell office:value-type="float" office:value="-0.271925890595392" calcext:value-type="float">
            <text:p>-0.271925890595392</text:p>
          </table:table-cell>
          <table:table-cell office:value-type="float" office:value="-0.275644583150876" calcext:value-type="float">
            <text:p>-0.275644583150876</text:p>
          </table:table-cell>
          <table:table-cell office:value-type="float" office:value="-0.275840230187583" calcext:value-type="float">
            <text:p>-0.275840230187583</text:p>
          </table:table-cell>
          <table:table-cell office:value-type="float" office:value="-0.27521939923337" calcext:value-type="float">
            <text:p>-0.27521939923337</text:p>
          </table:table-cell>
          <table:table-cell office:value-type="float" office:value="-0.276136359148189" calcext:value-type="float">
            <text:p>-0.276136359148189</text:p>
          </table:table-cell>
          <table:table-cell office:value-type="float" office:value="-0.276297209180593" calcext:value-type="float">
            <text:p>-0.276297209180593</text:p>
          </table:table-cell>
          <table:table-cell office:value-type="float" office:value="-0.163154034869779" calcext:value-type="float">
            <text:p>-0.163154034869779</text:p>
          </table:table-cell>
          <table:table-cell office:value-type="float" office:value="-0.156711763100775" calcext:value-type="float">
            <text:p>-0.156711763100775</text:p>
          </table:table-cell>
          <table:table-cell office:value-type="float" office:value="-0.167525011598715" calcext:value-type="float">
            <text:p>-0.167525011598715</text:p>
          </table:table-cell>
          <table:table-cell office:value-type="float" office:value="-0.209346730861444" calcext:value-type="float">
            <text:p>-0.209346730861444</text:p>
          </table:table-cell>
          <table:table-cell office:value-type="float" office:value="-0.217417815055805" calcext:value-type="float">
            <text:p>-0.217417815055805</text:p>
          </table:table-cell>
          <table:table-cell office:value-type="float" office:value="-0.219761566199345" calcext:value-type="float">
            <text:p>-0.219761566199345</text:p>
          </table:table-cell>
          <table:table-cell office:value-type="float" office:value="-0.217872406726372" calcext:value-type="float">
            <text:p>-0.217872406726372</text:p>
          </table:table-cell>
          <table:table-cell office:value-type="float" office:value="-0.205055538040786" calcext:value-type="float">
            <text:p>-0.205055538040786</text:p>
          </table:table-cell>
          <table:table-cell office:value-type="float" office:value="-0.18857936040708" calcext:value-type="float">
            <text:p>-0.18857936040708</text:p>
          </table:table-cell>
          <table:table-cell office:value-type="float" office:value="-0.196176835429386" calcext:value-type="float">
            <text:p>-0.196176835429386</text:p>
          </table:table-cell>
          <table:table-cell office:value-type="float" office:value="-0.248929691974619" calcext:value-type="float">
            <text:p>-0.248929691974619</text:p>
          </table:table-cell>
          <table:table-cell office:value-type="float" office:value="-0.25663038349429" calcext:value-type="float">
            <text:p>-0.25663038349429</text:p>
          </table:table-cell>
          <table:table-cell office:value-type="float" office:value="-0.255466245755232" calcext:value-type="float">
            <text:p>-0.255466245755232</text:p>
          </table:table-cell>
          <table:table-cell office:value-type="float" office:value="-0.255073471249463" calcext:value-type="float">
            <text:p>-0.255073471249463</text:p>
          </table:table-cell>
          <table:table-cell office:value-type="float" office:value="-0.255581000095992" calcext:value-type="float">
            <text:p>-0.255581000095992</text:p>
          </table:table-cell>
          <table:table-cell office:value-type="float" office:value="-0.253092160936526" calcext:value-type="float">
            <text:p>-0.253092160936526</text:p>
          </table:table-cell>
          <table:table-cell office:value-type="float" office:value="-0.251654214639472" calcext:value-type="float">
            <text:p>-0.251654214639472</text:p>
          </table:table-cell>
          <table:table-cell office:value-type="float" office:value="-0.257411442556865" calcext:value-type="float">
            <text:p>-0.257411442556865</text:p>
          </table:table-cell>
          <table:table-cell office:value-type="float" office:value="-0.260429404583375" calcext:value-type="float">
            <text:p>-0.260429404583375</text:p>
          </table:table-cell>
          <table:table-cell office:value-type="float" office:value="-0.252890786550356" calcext:value-type="float">
            <text:p>-0.252890786550356</text:p>
          </table:table-cell>
          <table:table-cell office:value-type="float" office:value="-0.251983380143745" calcext:value-type="float">
            <text:p>-0.251983380143745</text:p>
          </table:table-cell>
          <table:table-cell office:value-type="float" office:value="-0.256083751877382" calcext:value-type="float">
            <text:p>-0.256083751877382</text:p>
          </table:table-cell>
          <table:table-cell office:value-type="float" office:value="-0.258756518910334" calcext:value-type="float">
            <text:p>-0.258756518910334</text:p>
          </table:table-cell>
          <table:table-cell office:value-type="float" office:value="-0.26518401069604" calcext:value-type="float">
            <text:p>-0.26518401069604</text:p>
          </table:table-cell>
          <table:table-cell office:value-type="float" office:value="-0.268749168573701" calcext:value-type="float">
            <text:p>-0.268749168573701</text:p>
          </table:table-cell>
          <table:table-cell office:value-type="float" office:value="-0.268362646993915" calcext:value-type="float">
            <text:p>-0.268362646993915</text:p>
          </table:table-cell>
          <table:table-cell office:value-type="float" office:value="-0.266498211535534" calcext:value-type="float">
            <text:p>-0.266498211535534</text:p>
          </table:table-cell>
          <table:table-cell office:value-type="float" office:value="-0.264821941292133" calcext:value-type="float">
            <text:p>-0.264821941292133</text:p>
          </table:table-cell>
          <table:table-cell office:value-type="float" office:value="-0.183725178438508" calcext:value-type="float">
            <text:p>-0.183725178438508</text:p>
          </table:table-cell>
          <table:table-cell office:value-type="float" office:value="-0.179912096459126" calcext:value-type="float">
            <text:p>-0.179912096459126</text:p>
          </table:table-cell>
          <table:table-cell office:value-type="float" office:value="-0.173417782811324" calcext:value-type="float">
            <text:p>-0.173417782811324</text:p>
          </table:table-cell>
          <table:table-cell office:value-type="float" office:value="-0.170689024372001" calcext:value-type="float">
            <text:p>-0.170689024372001</text:p>
          </table:table-cell>
          <table:table-cell office:value-type="float" office:value="-0.167320306139083" calcext:value-type="float">
            <text:p>-0.167320306139083</text:p>
          </table:table-cell>
          <table:table-cell office:value-type="float" office:value="-0.215197315655491" calcext:value-type="float">
            <text:p>-0.215197315655491</text:p>
          </table:table-cell>
          <table:table-cell office:value-type="float" office:value="-0.220761131998885" calcext:value-type="float">
            <text:p>-0.220761131998885</text:p>
          </table:table-cell>
          <table:table-cell office:value-type="float" office:value="-0.219825372511626" calcext:value-type="float">
            <text:p>-0.219825372511626</text:p>
          </table:table-cell>
          <table:table-cell office:value-type="float" office:value="-0.215539558736578" calcext:value-type="float">
            <text:p>-0.215539558736578</text:p>
          </table:table-cell>
          <table:table-cell office:value-type="float" office:value="-0.196960832940824" calcext:value-type="float">
            <text:p>-0.196960832940824</text:p>
          </table:table-cell>
          <table:table-cell office:value-type="float" office:value="-0.250104497456876" calcext:value-type="float">
            <text:p>-0.250104497456876</text:p>
          </table:table-cell>
          <table:table-cell office:value-type="float" office:value="-0.259250775088709" calcext:value-type="float">
            <text:p>-0.259250775088709</text:p>
          </table:table-cell>
          <table:table-cell office:value-type="float" office:value="-0.25921772032322" calcext:value-type="float">
            <text:p>-0.25921772032322</text:p>
          </table:table-cell>
          <table:table-cell office:value-type="float" office:value="-0.256384522949402" calcext:value-type="float">
            <text:p>-0.256384522949402</text:p>
          </table:table-cell>
          <table:table-cell office:value-type="float" office:value="-0.25496292471663" calcext:value-type="float">
            <text:p>-0.25496292471663</text:p>
          </table:table-cell>
          <table:table-cell office:value-type="float" office:value="-0.251842111177868" calcext:value-type="float">
            <text:p>-0.251842111177868</text:p>
          </table:table-cell>
          <table:table-cell office:value-type="float" office:value="-0.255969983987235" calcext:value-type="float">
            <text:p>-0.255969983987235</text:p>
          </table:table-cell>
          <table:table-cell office:value-type="float" office:value="-0.254489786211546" calcext:value-type="float">
            <text:p>-0.254489786211546</text:p>
          </table:table-cell>
          <table:table-cell office:value-type="float" office:value="-0.262289395910511" calcext:value-type="float">
            <text:p>-0.262289395910511</text:p>
          </table:table-cell>
          <table:table-cell office:value-type="float" office:value="-0.261675749353575" calcext:value-type="float">
            <text:p>-0.261675749353575</text:p>
          </table:table-cell>
          <table:table-cell office:value-type="float" office:value="-0.252302669535582" calcext:value-type="float">
            <text:p>-0.252302669535582</text:p>
          </table:table-cell>
          <table:table-cell office:value-type="float" office:value="-0.249230772742785" calcext:value-type="float">
            <text:p>-0.249230772742785</text:p>
          </table:table-cell>
          <table:table-cell office:value-type="float" office:value="-0.243849515567088" calcext:value-type="float">
            <text:p>-0.243849515567088</text:p>
          </table:table-cell>
          <table:table-cell office:value-type="float" office:value="-0.245233240394183" calcext:value-type="float">
            <text:p>-0.245233240394183</text:p>
          </table:table-cell>
          <table:table-cell office:value-type="float" office:value="-0.196066096628835" calcext:value-type="float">
            <text:p>-0.196066096628835</text:p>
          </table:table-cell>
          <table:table-cell office:value-type="float" office:value="-0.177606281831031" calcext:value-type="float">
            <text:p>-0.177606281831031</text:p>
          </table:table-cell>
          <table:table-cell office:value-type="float" office:value="-0.178497756078016" calcext:value-type="float">
            <text:p>-0.178497756078016</text:p>
          </table:table-cell>
          <table:table-cell office:value-type="float" office:value="-0.209405699604519" calcext:value-type="float">
            <text:p>-0.209405699604519</text:p>
          </table:table-cell>
          <table:table-cell office:value-type="float" office:value="-0.221258175179156" calcext:value-type="float">
            <text:p>-0.221258175179156</text:p>
          </table:table-cell>
          <table:table-cell office:value-type="float" office:value="-0.224461573823773" calcext:value-type="float">
            <text:p>-0.224461573823773</text:p>
          </table:table-cell>
          <table:table-cell office:value-type="float" office:value="-0.222776132206174" calcext:value-type="float">
            <text:p>-0.222776132206174</text:p>
          </table:table-cell>
          <table:table-cell office:value-type="float" office:value="-0.208132653721311" calcext:value-type="float">
            <text:p>-0.208132653721311</text:p>
          </table:table-cell>
          <table:table-cell office:value-type="float" office:value="-0.192250084291124" calcext:value-type="float">
            <text:p>-0.192250084291124</text:p>
          </table:table-cell>
          <table:table-cell office:value-type="float" office:value="-0.189556599937839" calcext:value-type="float">
            <text:p>-0.189556599937839</text:p>
          </table:table-cell>
          <table:table-cell office:value-type="float" office:value="-0.208594183445965" calcext:value-type="float">
            <text:p>-0.208594183445965</text:p>
          </table:table-cell>
          <table:table-cell office:value-type="float" office:value="-0.261072030636461" calcext:value-type="float">
            <text:p>-0.261072030636461</text:p>
          </table:table-cell>
          <table:table-cell office:value-type="float" office:value="-0.262870831809871" calcext:value-type="float">
            <text:p>-0.262870831809871</text:p>
          </table:table-cell>
          <table:table-cell office:value-type="float" office:value="-0.263210178283936" calcext:value-type="float">
            <text:p>-0.263210178283936</text:p>
          </table:table-cell>
          <table:table-cell office:value-type="float" office:value="-0.264198754782144" calcext:value-type="float">
            <text:p>-0.264198754782144</text:p>
          </table:table-cell>
          <table:table-cell office:value-type="float" office:value="-0.261982041186899" calcext:value-type="float">
            <text:p>-0.261982041186899</text:p>
          </table:table-cell>
          <table:table-cell office:value-type="float" office:value="-0.261777845263973" calcext:value-type="float">
            <text:p>-0.261777845263973</text:p>
          </table:table-cell>
          <table:table-cell office:value-type="float" office:value="-0.261390371533808" calcext:value-type="float">
            <text:p>-0.261390371533808</text:p>
          </table:table-cell>
          <table:table-cell office:value-type="float" office:value="-0.259927736392357" calcext:value-type="float">
            <text:p>-0.259927736392357</text:p>
          </table:table-cell>
          <table:table-cell office:value-type="float" office:value="-0.261012413351073" calcext:value-type="float">
            <text:p>-0.261012413351073</text:p>
          </table:table-cell>
          <table:table-cell office:value-type="float" office:value="-0.269305761371962" calcext:value-type="float">
            <text:p>-0.269305761371962</text:p>
          </table:table-cell>
          <table:table-cell office:value-type="float" office:value="-0.26973557077977" calcext:value-type="float">
            <text:p>-0.26973557077977</text:p>
          </table:table-cell>
          <table:table-cell office:value-type="float" office:value="-0.261351381840418" calcext:value-type="float">
            <text:p>-0.261351381840418</text:p>
          </table:table-cell>
          <table:table-cell office:value-type="float" office:value="-0.25589394943789" calcext:value-type="float">
            <text:p>-0.25589394943789</text:p>
          </table:table-cell>
          <table:table-cell office:value-type="float" office:value="-0.251559508957971" calcext:value-type="float">
            <text:p>-0.251559508957971</text:p>
          </table:table-cell>
          <table:table-cell office:value-type="float" office:value="-0.248460783965797" calcext:value-type="float">
            <text:p>-0.248460783965797</text:p>
          </table:table-cell>
          <table:table-cell office:value-type="float" office:value="-0.249062500846821" calcext:value-type="float">
            <text:p>-0.249062500846821</text:p>
          </table:table-cell>
          <table:table-cell office:value-type="float" office:value="-0.2522278672957" calcext:value-type="float">
            <text:p>-0.2522278672957</text:p>
          </table:table-cell>
          <table:table-cell office:value-type="float" office:value="-0.259384814460789" calcext:value-type="float">
            <text:p>-0.259384814460789</text:p>
          </table:table-cell>
          <table:table-cell office:value-type="float" office:value="-0.263799985945808" calcext:value-type="float">
            <text:p>-0.263799985945808</text:p>
          </table:table-cell>
          <table:table-cell office:value-type="float" office:value="-0.265226023152371" calcext:value-type="float">
            <text:p>-0.265226023152371</text:p>
          </table:table-cell>
          <table:table-cell office:value-type="float" office:value="-0.185131232594539" calcext:value-type="float">
            <text:p>-0.185131232594539</text:p>
          </table:table-cell>
          <table:table-cell office:value-type="float" office:value="-0.17696323120206" calcext:value-type="float">
            <text:p>-0.17696323120206</text:p>
          </table:table-cell>
          <table:table-cell office:value-type="float" office:value="-0.169569972843321" calcext:value-type="float">
            <text:p>-0.169569972843321</text:p>
          </table:table-cell>
          <table:table-cell office:value-type="float" office:value="-0.17071504673975" calcext:value-type="float">
            <text:p>-0.17071504673975</text:p>
          </table:table-cell>
          <table:table-cell office:value-type="float" office:value="-0.16877487136058" calcext:value-type="float">
            <text:p>-0.16877487136058</text:p>
          </table:table-cell>
          <table:table-cell office:value-type="float" office:value="-0.167554626775409" calcext:value-type="float">
            <text:p>-0.167554626775409</text:p>
          </table:table-cell>
          <table:table-cell office:value-type="float" office:value="-0.165497193168077" calcext:value-type="float">
            <text:p>-0.165497193168077</text:p>
          </table:table-cell>
          <table:table-cell office:value-type="float" office:value="-0.168644994650591" calcext:value-type="float">
            <text:p>-0.168644994650591</text:p>
          </table:table-cell>
          <table:table-cell office:value-type="float" office:value="-0.200313617327646" calcext:value-type="float">
            <text:p>-0.200313617327646</text:p>
          </table:table-cell>
          <table:table-cell office:value-type="float" office:value="-0.205470421792651" calcext:value-type="float">
            <text:p>-0.205470421792651</text:p>
          </table:table-cell>
          <table:table-cell office:value-type="float" office:value="-0.205888075166269" calcext:value-type="float">
            <text:p>-0.205888075166269</text:p>
          </table:table-cell>
          <table:table-cell office:value-type="float" office:value="-0.163766326078855" calcext:value-type="float">
            <text:p>-0.163766326078855</text:p>
          </table:table-cell>
          <table:table-cell office:value-type="float" office:value="-0.270736488964742" calcext:value-type="float">
            <text:p>-0.270736488964742</text:p>
          </table:table-cell>
          <table:table-cell office:value-type="float" office:value="-0.272958276254106" calcext:value-type="float">
            <text:p>-0.272958276254106</text:p>
          </table:table-cell>
          <table:table-cell office:value-type="float" office:value="-0.275585265416645" calcext:value-type="float">
            <text:p>-0.275585265416645</text:p>
          </table:table-cell>
          <table:table-cell office:value-type="float" office:value="-0.225013245079146" calcext:value-type="float">
            <text:p>-0.225013245079146</text:p>
          </table:table-cell>
          <table:table-cell office:value-type="float" office:value="-0.238868006290458" calcext:value-type="float">
            <text:p>-0.238868006290458</text:p>
          </table:table-cell>
          <table:table-cell office:value-type="float" office:value="-0.241413727753309" calcext:value-type="float">
            <text:p>-0.241413727753309</text:p>
          </table:table-cell>
          <table:table-cell office:value-type="float" office:value="-0.242771711372203" calcext:value-type="float">
            <text:p>-0.242771711372203</text:p>
          </table:table-cell>
          <table:table-cell office:value-type="float" office:value="-0.242991959039911" calcext:value-type="float">
            <text:p>-0.242991959039911</text:p>
          </table:table-cell>
          <table:table-cell office:value-type="float" office:value="-0.24382937947277" calcext:value-type="float">
            <text:p>-0.24382937947277</text:p>
          </table:table-cell>
          <table:table-cell office:value-type="float" office:value="-0.245357291192656" calcext:value-type="float">
            <text:p>-0.245357291192656</text:p>
          </table:table-cell>
          <table:table-cell office:value-type="float" office:value="-0.175719191262886" calcext:value-type="float">
            <text:p>-0.175719191262886</text:p>
          </table:table-cell>
          <table:table-cell office:value-type="float" office:value="-0.167627420674381" calcext:value-type="float">
            <text:p>-0.167627420674381</text:p>
          </table:table-cell>
          <table:table-cell office:value-type="float" office:value="-0.162737779144889" calcext:value-type="float">
            <text:p>-0.162737779144889</text:p>
          </table:table-cell>
          <table:table-cell office:value-type="float" office:value="-0.165346114660147" calcext:value-type="float">
            <text:p>-0.165346114660147</text:p>
          </table:table-cell>
          <table:table-cell office:value-type="float" office:value="-0.165040883627292" calcext:value-type="float">
            <text:p>-0.165040883627292</text:p>
          </table:table-cell>
          <table:table-cell office:value-type="float" office:value="-0.1656863991343" calcext:value-type="float">
            <text:p>-0.1656863991343</text:p>
          </table:table-cell>
          <table:table-cell office:value-type="float" office:value="-0.173067234565242" calcext:value-type="float">
            <text:p>-0.173067234565242</text:p>
          </table:table-cell>
          <table:table-cell office:value-type="float" office:value="-0.208541820077491" calcext:value-type="float">
            <text:p>-0.208541820077491</text:p>
          </table:table-cell>
          <table:table-cell office:value-type="float" office:value="-0.213120304117226" calcext:value-type="float">
            <text:p>-0.213120304117226</text:p>
          </table:table-cell>
          <table:table-cell office:value-type="float" office:value="-0.213925036978489" calcext:value-type="float">
            <text:p>-0.213925036978489</text:p>
          </table:table-cell>
          <table:table-cell office:value-type="float" office:value="-0.209693570399659" calcext:value-type="float">
            <text:p>-0.209693570399659</text:p>
          </table:table-cell>
          <table:table-cell office:value-type="float" office:value="-0.20010093361289" calcext:value-type="float">
            <text:p>-0.20010093361289</text:p>
          </table:table-cell>
          <table:table-cell office:value-type="float" office:value="-0.194353129459293" calcext:value-type="float">
            <text:p>-0.194353129459293</text:p>
          </table:table-cell>
          <table:table-cell office:value-type="float" office:value="-0.18824868619908" calcext:value-type="float">
            <text:p>-0.18824868619908</text:p>
          </table:table-cell>
          <table:table-cell office:value-type="float" office:value="-0.186251906133477" calcext:value-type="float">
            <text:p>-0.186251906133477</text:p>
          </table:table-cell>
          <table:table-cell office:value-type="float" office:value="-0.185165101875196" calcext:value-type="float">
            <text:p>-0.185165101875196</text:p>
          </table:table-cell>
          <table:table-cell office:value-type="float" office:value="-0.186363048690927" calcext:value-type="float">
            <text:p>-0.186363048690927</text:p>
          </table:table-cell>
          <table:table-cell office:value-type="float" office:value="-0.187665514152147" calcext:value-type="float">
            <text:p>-0.187665514152147</text:p>
          </table:table-cell>
          <table:table-cell office:value-type="float" office:value="-0.188266670191611" calcext:value-type="float">
            <text:p>-0.188266670191611</text:p>
          </table:table-cell>
          <table:table-cell office:value-type="float" office:value="-0.188774643304946" calcext:value-type="float">
            <text:p>-0.188774643304946</text:p>
          </table:table-cell>
          <table:table-cell office:value-type="float" office:value="-0.188708412753581" calcext:value-type="float">
            <text:p>-0.188708412753581</text:p>
          </table:table-cell>
          <table:table-cell office:value-type="float" office:value="-0.188553301252252" calcext:value-type="float">
            <text:p>-0.188553301252252</text:p>
          </table:table-cell>
          <table:table-cell office:value-type="float" office:value="-0.188060515025417" calcext:value-type="float">
            <text:p>-0.188060515025417</text:p>
          </table:table-cell>
          <table:table-cell office:value-type="float" office:value="-0.186914856471316" calcext:value-type="float">
            <text:p>-0.186914856471316</text:p>
          </table:table-cell>
          <table:table-cell office:value-type="float" office:value="-0.186370945500734" calcext:value-type="float">
            <text:p>-0.186370945500734</text:p>
          </table:table-cell>
          <table:table-cell office:value-type="float" office:value="-0.185927189997512" calcext:value-type="float">
            <text:p>-0.185927189997512</text:p>
          </table:table-cell>
          <table:table-cell office:value-type="float" office:value="-0.185492834873096" calcext:value-type="float">
            <text:p>-0.185492834873096</text:p>
          </table:table-cell>
          <table:table-cell office:value-type="float" office:value="-0.184278317277546" calcext:value-type="float">
            <text:p>-0.184278317277546</text:p>
          </table:table-cell>
          <table:table-cell office:value-type="float" office:value="-0.183821837642053" calcext:value-type="float">
            <text:p>-0.183821837642053</text:p>
          </table:table-cell>
          <table:table-cell office:value-type="float" office:value="-0.183973138394484" calcext:value-type="float">
            <text:p>-0.183973138394484</text:p>
          </table:table-cell>
          <table:table-cell office:value-type="float" office:value="-0.18404657719013" calcext:value-type="float">
            <text:p>-0.18404657719013</text:p>
          </table:table-cell>
          <table:table-cell office:value-type="float" office:value="-0.183901021515541" calcext:value-type="float">
            <text:p>-0.183901021515541</text:p>
          </table:table-cell>
          <table:table-cell office:value-type="float" office:value="-0.183897465249243" calcext:value-type="float">
            <text:p>-0.183897465249243</text:p>
          </table:table-cell>
          <table:table-cell office:value-type="float" office:value="-0.183906358985853" calcext:value-type="float">
            <text:p>-0.183906358985853</text:p>
          </table:table-cell>
          <table:table-cell office:value-type="float" office:value="-0.183703425689572" calcext:value-type="float">
            <text:p>-0.183703425689572</text:p>
          </table:table-cell>
          <table:table-cell office:value-type="float" office:value="-0.183783915388484" calcext:value-type="float">
            <text:p>-0.183783915388484</text:p>
          </table:table-cell>
          <table:table-cell office:value-type="float" office:value="-0.183731003233104" calcext:value-type="float">
            <text:p>-0.183731003233104</text:p>
          </table:table-cell>
          <table:table-cell office:value-type="float" office:value="-0.18366972058458" calcext:value-type="float">
            <text:p>-0.18366972058458</text:p>
          </table:table-cell>
          <table:table-cell office:value-type="float" office:value="-0.183821735612546" calcext:value-type="float">
            <text:p>-0.183821735612546</text:p>
          </table:table-cell>
          <table:table-cell office:value-type="float" office:value="-0.183739062126989" calcext:value-type="float">
            <text:p>-0.183739062126989</text:p>
          </table:table-cell>
          <table:table-cell office:value-type="float" office:value="-0.18379257301136" calcext:value-type="float">
            <text:p>-0.18379257301136</text:p>
          </table:table-cell>
          <table:table-cell office:value-type="float" office:value="-0.183801339084595" calcext:value-type="float">
            <text:p>-0.183801339084595</text:p>
          </table:table-cell>
          <table:table-cell office:value-type="float" office:value="-0.183798690661661" calcext:value-type="float">
            <text:p>-0.183798690661661</text:p>
          </table:table-cell>
          <table:table-cell office:value-type="float" office:value="-0.183840599974944" calcext:value-type="float">
            <text:p>-0.183840599974944</text:p>
          </table:table-cell>
          <table:table-cell office:value-type="float" office:value="-0.183874627014402" calcext:value-type="float">
            <text:p>-0.183874627014402</text:p>
          </table:table-cell>
          <table:table-cell office:value-type="float" office:value="-0.183775860119073" calcext:value-type="float">
            <text:p>-0.183775860119073</text:p>
          </table:table-cell>
          <table:table-cell office:value-type="float" office:value="-0.183838098452614" calcext:value-type="float">
            <text:p>-0.183838098452614</text:p>
          </table:table-cell>
          <table:table-cell office:value-type="float" office:value="-0.183642962810658" calcext:value-type="float">
            <text:p>-0.183642962810658</text:p>
          </table:table-cell>
          <table:table-cell office:value-type="float" office:value="-0.183838333488102" calcext:value-type="float">
            <text:p>-0.183838333488102</text:p>
          </table:table-cell>
          <table:table-cell office:value-type="float" office:value="-0.183795359574898" calcext:value-type="float">
            <text:p>-0.183795359574898</text:p>
          </table:table-cell>
          <table:table-cell office:value-type="float" office:value="-0.183885689833162" calcext:value-type="float">
            <text:p>-0.183885689833162</text:p>
          </table:table-cell>
          <table:table-cell office:value-type="float" office:value="-0.183791653037918" calcext:value-type="float">
            <text:p>-0.183791653037918</text:p>
          </table:table-cell>
          <table:table-cell office:value-type="float" office:value="-0.1837629248736" calcext:value-type="float">
            <text:p>-0.1837629248736</text:p>
          </table:table-cell>
          <table:table-cell office:value-type="float" office:value="-0.183727111076156" calcext:value-type="float">
            <text:p>-0.183727111076156</text:p>
          </table:table-cell>
          <table:table-cell office:value-type="float" office:value="-0.183787294597551" calcext:value-type="float">
            <text:p>-0.183787294597551</text:p>
          </table:table-cell>
          <table:table-cell office:value-type="float" office:value="-0.183715234474465" calcext:value-type="float">
            <text:p>-0.183715234474465</text:p>
          </table:table-cell>
          <table:table-cell office:value-type="float" office:value="-0.183848562709597" calcext:value-type="float">
            <text:p>-0.183848562709597</text:p>
          </table:table-cell>
          <table:table-cell office:value-type="float" office:value="-0.183826793035767" calcext:value-type="float">
            <text:p>-0.183826793035767</text:p>
          </table:table-cell>
          <table:table-cell office:value-type="float" office:value="-0.183736842010672" calcext:value-type="float">
            <text:p>-0.183736842010672</text:p>
          </table:table-cell>
          <table:table-cell office:value-type="float" office:value="-0.183750295149964" calcext:value-type="float">
            <text:p>-0.183750295149964</text:p>
          </table:table-cell>
          <table:table-cell office:value-type="float" office:value="-0.183741614116957" calcext:value-type="float">
            <text:p>-0.183741614116957</text:p>
          </table:table-cell>
          <table:table-cell office:value-type="float" office:value="-0.18369812018062" calcext:value-type="float">
            <text:p>-0.18369812018062</text:p>
          </table:table-cell>
          <table:table-cell office:value-type="float" office:value="-0.183756021309862" calcext:value-type="float">
            <text:p>-0.183756021309862</text:p>
          </table:table-cell>
          <table:table-cell office:value-type="float" office:value="-0.183765470824562" calcext:value-type="float">
            <text:p>-0.183765470824562</text:p>
          </table:table-cell>
          <table:table-cell office:value-type="float" office:value="-0.183681448368815" calcext:value-type="float">
            <text:p>-0.183681448368815</text:p>
          </table:table-cell>
          <table:table-cell office:value-type="float" office:value="-0.183812363667948" calcext:value-type="float">
            <text:p>-0.183812363667948</text:p>
          </table:table-cell>
          <table:table-cell office:value-type="float" office:value="-0.183767409975501" calcext:value-type="float">
            <text:p>-0.183767409975501</text:p>
          </table:table-cell>
          <table:table-cell office:value-type="float" office:value="-0.183656239548388" calcext:value-type="float">
            <text:p>-0.183656239548388</text:p>
          </table:table-cell>
          <table:table-cell office:value-type="float" office:value="-0.183829007585818" calcext:value-type="float">
            <text:p>-0.183829007585818</text:p>
          </table:table-cell>
          <table:table-cell office:value-type="float" office:value="-0.183827862209261" calcext:value-type="float">
            <text:p>-0.183827862209261</text:p>
          </table:table-cell>
          <table:table-cell office:value-type="float" office:value="-0.18375769361272" calcext:value-type="float">
            <text:p>-0.18375769361272</text:p>
          </table:table-cell>
          <table:table-cell office:value-type="float" office:value="-0.183755599689911" calcext:value-type="float">
            <text:p>-0.183755599689911</text:p>
          </table:table-cell>
          <table:table-cell office:value-type="float" office:value="-0.18383314376098" calcext:value-type="float">
            <text:p>-0.18383314376098</text:p>
          </table:table-cell>
          <table:table-cell office:value-type="float" office:value="-0.183760778159464" calcext:value-type="float">
            <text:p>-0.183760778159464</text:p>
          </table:table-cell>
          <table:table-cell office:value-type="float" office:value="-0.183807973580028" calcext:value-type="float">
            <text:p>-0.183807973580028</text:p>
          </table:table-cell>
          <table:table-cell office:value-type="float" office:value="-0.183657544554947" calcext:value-type="float">
            <text:p>-0.183657544554947</text:p>
          </table:table-cell>
          <table:table-cell office:value-type="float" office:value="-0.183803079567061" calcext:value-type="float">
            <text:p>-0.183803079567061</text:p>
          </table:table-cell>
          <table:table-cell office:value-type="float" office:value="-0.18373548769134" calcext:value-type="float">
            <text:p>-0.18373548769134</text:p>
          </table:table-cell>
          <table:table-cell office:value-type="float" office:value="-0.183659228801234" calcext:value-type="float">
            <text:p>-0.183659228801234</text:p>
          </table:table-cell>
          <table:table-cell office:value-type="float" office:value="-0.183808288034678" calcext:value-type="float">
            <text:p>-0.183808288034678</text:p>
          </table:table-cell>
          <table:table-cell office:value-type="float" office:value="-0.183740470128014" calcext:value-type="float">
            <text:p>-0.183740470128014</text:p>
          </table:table-cell>
          <table:table-cell office:value-type="float" office:value="-0.183811172973814" calcext:value-type="float">
            <text:p>-0.183811172973814</text:p>
          </table:table-cell>
          <table:table-cell office:value-type="float" office:value="-0.183716347544815" calcext:value-type="float">
            <text:p>-0.183716347544815</text:p>
          </table:table-cell>
          <table:table-cell office:value-type="float" office:value="-0.183799591127217" calcext:value-type="float">
            <text:p>-0.183799591127217</text:p>
          </table:table-cell>
          <table:table-cell office:value-type="float" office:value="-0.18379606658015" calcext:value-type="float">
            <text:p>-0.18379606658015</text:p>
          </table:table-cell>
          <table:table-cell office:value-type="float" office:value="-0.183625626299428" calcext:value-type="float">
            <text:p>-0.183625626299428</text:p>
          </table:table-cell>
          <table:table-cell office:value-type="float" office:value="-0.18358669467348" calcext:value-type="float">
            <text:p>-0.18358669467348</text:p>
          </table:table-cell>
          <table:table-cell office:value-type="float" office:value="-0.183751380979761" calcext:value-type="float">
            <text:p>-0.183751380979761</text:p>
          </table:table-cell>
          <table:table-cell office:value-type="float" office:value="-0.183814276880872" calcext:value-type="float">
            <text:p>-0.183814276880872</text:p>
          </table:table-cell>
          <table:table-cell office:value-type="float" office:value="-0.183678178328277" calcext:value-type="float">
            <text:p>-0.183678178328277</text:p>
          </table:table-cell>
          <table:table-cell office:value-type="float" office:value="-0.183669615242821" calcext:value-type="float">
            <text:p>-0.183669615242821</text:p>
          </table:table-cell>
          <table:table-cell office:value-type="float" office:value="-0.183753120507529" calcext:value-type="float">
            <text:p>-0.183753120507529</text:p>
          </table:table-cell>
          <table:table-cell office:value-type="float" office:value="-0.183780602320664" calcext:value-type="float">
            <text:p>-0.183780602320664</text:p>
          </table:table-cell>
          <table:table-cell office:value-type="float" office:value="-0.183683045307848" calcext:value-type="float">
            <text:p>-0.183683045307848</text:p>
          </table:table-cell>
          <table:table-cell office:value-type="float" office:value="-0.183672613889932" calcext:value-type="float">
            <text:p>-0.183672613889932</text:p>
          </table:table-cell>
          <table:table-cell office:value-type="float" office:value="-0.18371890322631" calcext:value-type="float">
            <text:p>-0.18371890322631</text:p>
          </table:table-cell>
          <table:table-cell office:value-type="float" office:value="-0.183704340783881" calcext:value-type="float">
            <text:p>-0.183704340783881</text:p>
          </table:table-cell>
          <table:table-cell office:value-type="float" office:value="-0.183801487508359" calcext:value-type="float">
            <text:p>-0.183801487508359</text:p>
          </table:table-cell>
          <table:table-cell office:value-type="float" office:value="-0.183775723635699" calcext:value-type="float">
            <text:p>-0.183775723635699</text:p>
          </table:table-cell>
          <table:table-cell office:value-type="float" office:value="-0.183834033468355" calcext:value-type="float">
            <text:p>-0.183834033468355</text:p>
          </table:table-cell>
          <table:table-cell office:value-type="float" office:value="-0.183786867954145" calcext:value-type="float">
            <text:p>-0.183786867954145</text:p>
          </table:table-cell>
          <table:table-cell office:value-type="float" office:value="-0.183719584369752" calcext:value-type="float">
            <text:p>-0.183719584369752</text:p>
          </table:table-cell>
          <table:table-cell office:value-type="float" office:value="-0.183702794234479" calcext:value-type="float">
            <text:p>-0.183702794234479</text:p>
          </table:table-cell>
          <table:table-cell office:value-type="float" office:value="-0.183752465984184" calcext:value-type="float">
            <text:p>-0.183752465984184</text:p>
          </table:table-cell>
          <table:table-cell office:value-type="float" office:value="-0.183731885067932" calcext:value-type="float">
            <text:p>-0.183731885067932</text:p>
          </table:table-cell>
          <table:table-cell office:value-type="float" office:value="-0.183804334431202" calcext:value-type="float">
            <text:p>-0.183804334431202</text:p>
          </table:table-cell>
          <table:table-cell office:value-type="float" office:value="-0.183833416971311" calcext:value-type="float">
            <text:p>-0.183833416971311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6698576729386" calcext:value-type="float">
            <text:p>0.306698576729386</text:p>
          </table:table-cell>
          <table:table-cell office:value-type="float" office:value="0.306702883113566" calcext:value-type="float">
            <text:p>0.306702883113566</text:p>
          </table:table-cell>
          <table:table-cell office:value-type="float" office:value="0.306699440531484" calcext:value-type="float">
            <text:p>0.306699440531484</text:p>
          </table:table-cell>
          <table:table-cell office:value-type="float" office:value="0.306658489415642" calcext:value-type="float">
            <text:p>0.306658489415642</text:p>
          </table:table-cell>
          <table:table-cell office:value-type="float" office:value="0.306661737093992" calcext:value-type="float">
            <text:p>0.306661737093992</text:p>
          </table:table-cell>
          <table:table-cell office:value-type="float" office:value="0.306665086218623" calcext:value-type="float">
            <text:p>0.306665086218623</text:p>
          </table:table-cell>
          <table:table-cell office:value-type="float" office:value="0.306686153658502" calcext:value-type="float">
            <text:p>0.306686153658502</text:p>
          </table:table-cell>
          <table:table-cell office:value-type="float" office:value="0.306679819780699" calcext:value-type="float">
            <text:p>0.306679819780699</text:p>
          </table:table-cell>
          <table:table-cell office:value-type="float" office:value="0.306680802079383" calcext:value-type="float">
            <text:p>0.306680802079383</text:p>
          </table:table-cell>
          <table:table-cell office:value-type="float" office:value="0.306676603888824" calcext:value-type="float">
            <text:p>0.306676603888824</text:p>
          </table:table-cell>
          <table:table-cell office:value-type="float" office:value="0.306655379204968" calcext:value-type="float">
            <text:p>0.306655379204968</text:p>
          </table:table-cell>
          <table:table-cell office:value-type="float" office:value="0.30668636114985" calcext:value-type="float">
            <text:p>0.30668636114985</text:p>
          </table:table-cell>
          <table:table-cell office:value-type="float" office:value="0.306694393831151" calcext:value-type="float">
            <text:p>0.306694393831151</text:p>
          </table:table-cell>
          <table:table-cell office:value-type="float" office:value="0.306673047937098" calcext:value-type="float">
            <text:p>0.306673047937098</text:p>
          </table:table-cell>
          <table:table-cell office:value-type="float" office:value="0.306673787085679" calcext:value-type="float">
            <text:p>0.306673787085679</text:p>
          </table:table-cell>
          <table:table-cell office:value-type="float" office:value="0.306680345553988" calcext:value-type="float">
            <text:p>0.306680345553988</text:p>
          </table:table-cell>
          <table:table-cell office:value-type="float" office:value="0.306689573764498" calcext:value-type="float">
            <text:p>0.306689573764498</text:p>
          </table:table-cell>
          <table:table-cell office:value-type="float" office:value="0.306673888785566" calcext:value-type="float">
            <text:p>0.306673888785566</text:p>
          </table:table-cell>
          <table:table-cell office:value-type="float" office:value="0.306672769827448" calcext:value-type="float">
            <text:p>0.306672769827448</text:p>
          </table:table-cell>
          <table:table-cell office:value-type="float" office:value="0.306664192138954" calcext:value-type="float">
            <text:p>0.306664192138954</text:p>
          </table:table-cell>
          <table:table-cell office:value-type="float" office:value="0.306689140157846" calcext:value-type="float">
            <text:p>0.306689140157846</text:p>
          </table:table-cell>
          <table:table-cell office:value-type="float" office:value="0.306672346501907" calcext:value-type="float">
            <text:p>0.306672346501907</text:p>
          </table:table-cell>
          <table:table-cell office:value-type="float" office:value="0.306677784050067" calcext:value-type="float">
            <text:p>0.306677784050067</text:p>
          </table:table-cell>
          <table:table-cell office:value-type="float" office:value="0.306694253829919" calcext:value-type="float">
            <text:p>0.306694253829919</text:p>
          </table:table-cell>
          <table:table-cell office:value-type="float" office:value="0.306699476688539" calcext:value-type="float">
            <text:p>0.306699476688539</text:p>
          </table:table-cell>
          <table:table-cell office:value-type="float" office:value="0.3066717294946" calcext:value-type="float">
            <text:p>0.3066717294946</text:p>
          </table:table-cell>
          <table:table-cell office:value-type="float" office:value="0.306696825570322" calcext:value-type="float">
            <text:p>0.306696825570322</text:p>
          </table:table-cell>
          <table:table-cell office:value-type="float" office:value="0.306671755834114" calcext:value-type="float">
            <text:p>0.306671755834114</text:p>
          </table:table-cell>
          <table:table-cell office:value-type="float" office:value="0.306675394093559" calcext:value-type="float">
            <text:p>0.306675394093559</text:p>
          </table:table-cell>
          <table:table-cell office:value-type="float" office:value="0.306677878282577" calcext:value-type="float">
            <text:p>0.306677878282577</text:p>
          </table:table-cell>
          <table:table-cell office:value-type="float" office:value="0.306659430434947" calcext:value-type="float">
            <text:p>0.306659430434947</text:p>
          </table:table-cell>
          <table:table-cell office:value-type="float" office:value="0.306680771500494" calcext:value-type="float">
            <text:p>0.306680771500494</text:p>
          </table:table-cell>
          <table:table-cell office:value-type="float" office:value="0.306669759283815" calcext:value-type="float">
            <text:p>0.306669759283815</text:p>
          </table:table-cell>
          <table:table-cell office:value-type="float" office:value="0.30666726501532" calcext:value-type="float">
            <text:p>0.30666726501532</text:p>
          </table:table-cell>
          <table:table-cell office:value-type="float" office:value="0.306673155436886" calcext:value-type="float">
            <text:p>0.306673155436886</text:p>
          </table:table-cell>
          <table:table-cell office:value-type="float" office:value="0.306675913451227" calcext:value-type="float">
            <text:p>0.306675913451227</text:p>
          </table:table-cell>
          <table:table-cell office:value-type="float" office:value="0.306688948163331" calcext:value-type="float">
            <text:p>0.306688948163331</text:p>
          </table:table-cell>
          <table:table-cell office:value-type="float" office:value="0.306706090605473" calcext:value-type="float">
            <text:p>0.306706090605473</text:p>
          </table:table-cell>
          <table:table-cell office:value-type="float" office:value="0.306655851212653" calcext:value-type="float">
            <text:p>0.306655851212653</text:p>
          </table:table-cell>
          <table:table-cell office:value-type="float" office:value="0.306647092863411" calcext:value-type="float">
            <text:p>0.306647092863411</text:p>
          </table:table-cell>
          <table:table-cell office:value-type="float" office:value="0.306659636075075" calcext:value-type="float">
            <text:p>0.306659636075075</text:p>
          </table:table-cell>
          <table:table-cell office:value-type="float" office:value="0.306684104398488" calcext:value-type="float">
            <text:p>0.306684104398488</text:p>
          </table:table-cell>
          <table:table-cell office:value-type="float" office:value="0.30666676827529" calcext:value-type="float">
            <text:p>0.30666676827529</text:p>
          </table:table-cell>
          <table:table-cell office:value-type="float" office:value="0.306651276229339" calcext:value-type="float">
            <text:p>0.306651276229339</text:p>
          </table:table-cell>
          <table:table-cell office:value-type="float" office:value="0.306740696033379" calcext:value-type="float">
            <text:p>0.306740696033379</text:p>
          </table:table-cell>
          <table:table-cell office:value-type="float" office:value="0.306659861458088" calcext:value-type="float">
            <text:p>0.306659861458088</text:p>
          </table:table-cell>
          <table:table-cell office:value-type="float" office:value="0.306684838256302" calcext:value-type="float">
            <text:p>0.306684838256302</text:p>
          </table:table-cell>
          <table:table-cell office:value-type="float" office:value="0.306743541615483" calcext:value-type="float">
            <text:p>0.306743541615483</text:p>
          </table:table-cell>
          <table:table-cell office:value-type="float" office:value="0.306677209471061" calcext:value-type="float">
            <text:p>0.306677209471061</text:p>
          </table:table-cell>
          <table:table-cell office:value-type="float" office:value="0.306591410096834" calcext:value-type="float">
            <text:p>0.306591410096834</text:p>
          </table:table-cell>
          <table:table-cell office:value-type="float" office:value="0.306596986090315" calcext:value-type="float">
            <text:p>0.306596986090315</text:p>
          </table:table-cell>
          <table:table-cell office:value-type="float" office:value="0.306565974048469" calcext:value-type="float">
            <text:p>0.306565974048469</text:p>
          </table:table-cell>
          <table:table-cell office:value-type="float" office:value="0.305840476889638" calcext:value-type="float">
            <text:p>0.305840476889638</text:p>
          </table:table-cell>
          <table:table-cell office:value-type="float" office:value="0.305195372036783" calcext:value-type="float">
            <text:p>0.305195372036783</text:p>
          </table:table-cell>
          <table:table-cell office:value-type="float" office:value="0.304497860273235" calcext:value-type="float">
            <text:p>0.304497860273235</text:p>
          </table:table-cell>
          <table:table-cell office:value-type="float" office:value="0.303699120221841" calcext:value-type="float">
            <text:p>0.303699120221841</text:p>
          </table:table-cell>
          <table:table-cell office:value-type="float" office:value="0.302752423839408" calcext:value-type="float">
            <text:p>0.302752423839408</text:p>
          </table:table-cell>
          <table:table-cell office:value-type="float" office:value="0.302802656423381" calcext:value-type="float">
            <text:p>0.302802656423381</text:p>
          </table:table-cell>
          <table:table-cell office:value-type="float" office:value="0.30302588085716" calcext:value-type="float">
            <text:p>0.30302588085716</text:p>
          </table:table-cell>
          <table:table-cell office:value-type="float" office:value="0.30265116075201" calcext:value-type="float">
            <text:p>0.30265116075201</text:p>
          </table:table-cell>
          <table:table-cell office:value-type="float" office:value="0.30170409067368" calcext:value-type="float">
            <text:p>0.30170409067368</text:p>
          </table:table-cell>
          <table:table-cell office:value-type="float" office:value="0.302329479665755" calcext:value-type="float">
            <text:p>0.302329479665755</text:p>
          </table:table-cell>
          <table:table-cell office:value-type="float" office:value="0.335662614493736" calcext:value-type="float">
            <text:p>0.335662614493736</text:p>
          </table:table-cell>
          <table:table-cell office:value-type="float" office:value="0.342965481312359" calcext:value-type="float">
            <text:p>0.342965481312359</text:p>
          </table:table-cell>
          <table:table-cell office:value-type="float" office:value="0.342286219421798" calcext:value-type="float">
            <text:p>0.342286219421798</text:p>
          </table:table-cell>
          <table:table-cell office:value-type="float" office:value="0.339657413858212" calcext:value-type="float">
            <text:p>0.339657413858212</text:p>
          </table:table-cell>
          <table:table-cell office:value-type="float" office:value="0.335378666958059" calcext:value-type="float">
            <text:p>0.335378666958059</text:p>
          </table:table-cell>
          <table:table-cell office:value-type="float" office:value="0.304875517899167" calcext:value-type="float">
            <text:p>0.304875517899167</text:p>
          </table:table-cell>
          <table:table-cell office:value-type="float" office:value="0.302393313782604" calcext:value-type="float">
            <text:p>0.302393313782604</text:p>
          </table:table-cell>
          <table:table-cell office:value-type="float" office:value="0.301658072472612" calcext:value-type="float">
            <text:p>0.301658072472612</text:p>
          </table:table-cell>
          <table:table-cell office:value-type="float" office:value="0.301781772762408" calcext:value-type="float">
            <text:p>0.301781772762408</text:p>
          </table:table-cell>
          <table:table-cell office:value-type="float" office:value="0.301308653233285" calcext:value-type="float">
            <text:p>0.301308653233285</text:p>
          </table:table-cell>
          <table:table-cell office:value-type="float" office:value="0.300720297546052" calcext:value-type="float">
            <text:p>0.300720297546052</text:p>
          </table:table-cell>
          <table:table-cell office:value-type="float" office:value="0.299557725258451" calcext:value-type="float">
            <text:p>0.299557725258451</text:p>
          </table:table-cell>
          <table:table-cell office:value-type="float" office:value="0.296259816994331" calcext:value-type="float">
            <text:p>0.296259816994331</text:p>
          </table:table-cell>
          <table:table-cell office:value-type="float" office:value="0.294845565833126" calcext:value-type="float">
            <text:p>0.294845565833126</text:p>
          </table:table-cell>
          <table:table-cell office:value-type="float" office:value="0.294129544412046" calcext:value-type="float">
            <text:p>0.294129544412046</text:p>
          </table:table-cell>
          <table:table-cell office:value-type="float" office:value="0.294732505583128" calcext:value-type="float">
            <text:p>0.294732505583128</text:p>
          </table:table-cell>
          <table:table-cell office:value-type="float" office:value="0.325434917481087" calcext:value-type="float">
            <text:p>0.325434917481087</text:p>
          </table:table-cell>
          <table:table-cell office:value-type="float" office:value="0.303311629968944" calcext:value-type="float">
            <text:p>0.303311629968944</text:p>
          </table:table-cell>
          <table:table-cell office:value-type="float" office:value="0.304323748960457" calcext:value-type="float">
            <text:p>0.304323748960457</text:p>
          </table:table-cell>
          <table:table-cell office:value-type="float" office:value="0.304723630869389" calcext:value-type="float">
            <text:p>0.304723630869389</text:p>
          </table:table-cell>
          <table:table-cell office:value-type="float" office:value="0.304316915885992" calcext:value-type="float">
            <text:p>0.304316915885992</text:p>
          </table:table-cell>
          <table:table-cell office:value-type="float" office:value="0.302195518579459" calcext:value-type="float">
            <text:p>0.302195518579459</text:p>
          </table:table-cell>
          <table:table-cell office:value-type="float" office:value="0.299381637693447" calcext:value-type="float">
            <text:p>0.299381637693447</text:p>
          </table:table-cell>
          <table:table-cell office:value-type="float" office:value="0.336307849917527" calcext:value-type="float">
            <text:p>0.336307849917527</text:p>
          </table:table-cell>
          <table:table-cell office:value-type="float" office:value="0.336862967855693" calcext:value-type="float">
            <text:p>0.336862967855693</text:p>
          </table:table-cell>
          <table:table-cell office:value-type="float" office:value="0.335258970487106" calcext:value-type="float">
            <text:p>0.335258970487106</text:p>
          </table:table-cell>
          <table:table-cell office:value-type="float" office:value="0.334282421976675" calcext:value-type="float">
            <text:p>0.334282421976675</text:p>
          </table:table-cell>
          <table:table-cell office:value-type="float" office:value="0.336391888929207" calcext:value-type="float">
            <text:p>0.336391888929207</text:p>
          </table:table-cell>
          <table:table-cell office:value-type="float" office:value="0.33561567098978" calcext:value-type="float">
            <text:p>0.33561567098978</text:p>
          </table:table-cell>
          <table:table-cell office:value-type="float" office:value="0.328980222693219" calcext:value-type="float">
            <text:p>0.328980222693219</text:p>
          </table:table-cell>
          <table:table-cell office:value-type="float" office:value="0.300783624184014" calcext:value-type="float">
            <text:p>0.300783624184014</text:p>
          </table:table-cell>
          <table:table-cell office:value-type="float" office:value="0.300779059033338" calcext:value-type="float">
            <text:p>0.300779059033338</text:p>
          </table:table-cell>
          <table:table-cell office:value-type="float" office:value="0.301313491796973" calcext:value-type="float">
            <text:p>0.301313491796973</text:p>
          </table:table-cell>
          <table:table-cell office:value-type="float" office:value="0.302340280893812" calcext:value-type="float">
            <text:p>0.302340280893812</text:p>
          </table:table-cell>
          <table:table-cell office:value-type="float" office:value="0.303125955610072" calcext:value-type="float">
            <text:p>0.303125955610072</text:p>
          </table:table-cell>
          <table:table-cell office:value-type="float" office:value="0.302538373714405" calcext:value-type="float">
            <text:p>0.302538373714405</text:p>
          </table:table-cell>
          <table:table-cell office:value-type="float" office:value="0.301942215570888" calcext:value-type="float">
            <text:p>0.301942215570888</text:p>
          </table:table-cell>
          <table:table-cell office:value-type="float" office:value="0.300022420565359" calcext:value-type="float">
            <text:p>0.300022420565359</text:p>
          </table:table-cell>
          <table:table-cell office:value-type="float" office:value="0.298211039133857" calcext:value-type="float">
            <text:p>0.298211039133857</text:p>
          </table:table-cell>
          <table:table-cell office:value-type="float" office:value="0.29560187742724" calcext:value-type="float">
            <text:p>0.29560187742724</text:p>
          </table:table-cell>
          <table:table-cell office:value-type="float" office:value="0.322189041253755" calcext:value-type="float">
            <text:p>0.322189041253755</text:p>
          </table:table-cell>
          <table:table-cell office:value-type="float" office:value="0.301144875989554" calcext:value-type="float">
            <text:p>0.301144875989554</text:p>
          </table:table-cell>
          <table:table-cell office:value-type="float" office:value="0.296819126925475" calcext:value-type="float">
            <text:p>0.296819126925475</text:p>
          </table:table-cell>
          <table:table-cell office:value-type="float" office:value="0.303173916978791" calcext:value-type="float">
            <text:p>0.303173916978791</text:p>
          </table:table-cell>
          <table:table-cell office:value-type="float" office:value="0.302992616102525" calcext:value-type="float">
            <text:p>0.302992616102525</text:p>
          </table:table-cell>
          <table:table-cell office:value-type="float" office:value="0.302944835428807" calcext:value-type="float">
            <text:p>0.302944835428807</text:p>
          </table:table-cell>
          <table:table-cell office:value-type="float" office:value="0.300293396971966" calcext:value-type="float">
            <text:p>0.300293396971966</text:p>
          </table:table-cell>
          <table:table-cell office:value-type="float" office:value="0.292703017767032" calcext:value-type="float">
            <text:p>0.292703017767032</text:p>
          </table:table-cell>
          <table:table-cell office:value-type="float" office:value="0.291445816110805" calcext:value-type="float">
            <text:p>0.291445816110805</text:p>
          </table:table-cell>
          <table:table-cell office:value-type="float" office:value="0.304203941279341" calcext:value-type="float">
            <text:p>0.304203941279341</text:p>
          </table:table-cell>
          <table:table-cell office:value-type="float" office:value="0.320266736217242" calcext:value-type="float">
            <text:p>0.320266736217242</text:p>
          </table:table-cell>
          <table:table-cell office:value-type="float" office:value="0.337498314087981" calcext:value-type="float">
            <text:p>0.337498314087981</text:p>
          </table:table-cell>
          <table:table-cell office:value-type="float" office:value="0.33823419258837" calcext:value-type="float">
            <text:p>0.33823419258837</text:p>
          </table:table-cell>
          <table:table-cell office:value-type="float" office:value="0.336814898069326" calcext:value-type="float">
            <text:p>0.336814898069326</text:p>
          </table:table-cell>
          <table:table-cell office:value-type="float" office:value="0.338175801206422" calcext:value-type="float">
            <text:p>0.338175801206422</text:p>
          </table:table-cell>
          <table:table-cell office:value-type="float" office:value="0.33858950569785" calcext:value-type="float">
            <text:p>0.33858950569785</text:p>
          </table:table-cell>
          <table:table-cell office:value-type="float" office:value="0.338127139713166" calcext:value-type="float">
            <text:p>0.338127139713166</text:p>
          </table:table-cell>
          <table:table-cell office:value-type="float" office:value="0.33289521061852" calcext:value-type="float">
            <text:p>0.33289521061852</text:p>
          </table:table-cell>
          <table:table-cell office:value-type="float" office:value="0.300337522444906" calcext:value-type="float">
            <text:p>0.300337522444906</text:p>
          </table:table-cell>
          <table:table-cell office:value-type="float" office:value="0.300420037432508" calcext:value-type="float">
            <text:p>0.300420037432508</text:p>
          </table:table-cell>
          <table:table-cell office:value-type="float" office:value="0.300518025325759" calcext:value-type="float">
            <text:p>0.300518025325759</text:p>
          </table:table-cell>
          <table:table-cell office:value-type="float" office:value="0.300913149014122" calcext:value-type="float">
            <text:p>0.300913149014122</text:p>
          </table:table-cell>
          <table:table-cell office:value-type="float" office:value="0.301022147998079" calcext:value-type="float">
            <text:p>0.301022147998079</text:p>
          </table:table-cell>
          <table:table-cell office:value-type="float" office:value="0.300148679224965" calcext:value-type="float">
            <text:p>0.300148679224965</text:p>
          </table:table-cell>
          <table:table-cell office:value-type="float" office:value="0.298416282777331" calcext:value-type="float">
            <text:p>0.298416282777331</text:p>
          </table:table-cell>
          <table:table-cell office:value-type="float" office:value="0.296181272649161" calcext:value-type="float">
            <text:p>0.296181272649161</text:p>
          </table:table-cell>
          <table:table-cell office:value-type="float" office:value="0.294375433117691" calcext:value-type="float">
            <text:p>0.294375433117691</text:p>
          </table:table-cell>
          <table:table-cell office:value-type="float" office:value="0.292857129299392" calcext:value-type="float">
            <text:p>0.292857129299392</text:p>
          </table:table-cell>
          <table:table-cell office:value-type="float" office:value="0.332788089081967" calcext:value-type="float">
            <text:p>0.332788089081967</text:p>
          </table:table-cell>
          <table:table-cell office:value-type="float" office:value="0.330822414456429" calcext:value-type="float">
            <text:p>0.330822414456429</text:p>
          </table:table-cell>
          <table:table-cell office:value-type="float" office:value="0.327529186219624" calcext:value-type="float">
            <text:p>0.327529186219624</text:p>
          </table:table-cell>
          <table:table-cell office:value-type="float" office:value="0.324003762666371" calcext:value-type="float">
            <text:p>0.324003762666371</text:p>
          </table:table-cell>
          <table:table-cell office:value-type="float" office:value="0.313754275696431" calcext:value-type="float">
            <text:p>0.313754275696431</text:p>
          </table:table-cell>
          <table:table-cell office:value-type="float" office:value="0.305132081743826" calcext:value-type="float">
            <text:p>0.305132081743826</text:p>
          </table:table-cell>
          <table:table-cell office:value-type="float" office:value="0.305360480370538" calcext:value-type="float">
            <text:p>0.305360480370538</text:p>
          </table:table-cell>
          <table:table-cell office:value-type="float" office:value="0.305321893829379" calcext:value-type="float">
            <text:p>0.305321893829379</text:p>
          </table:table-cell>
          <table:table-cell office:value-type="float" office:value="0.301059475682011" calcext:value-type="float">
            <text:p>0.301059475682011</text:p>
          </table:table-cell>
          <table:table-cell office:value-type="float" office:value="0.294869987667327" calcext:value-type="float">
            <text:p>0.294869987667327</text:p>
          </table:table-cell>
          <table:table-cell office:value-type="float" office:value="0.318474097544827" calcext:value-type="float">
            <text:p>0.318474097544827</text:p>
          </table:table-cell>
          <table:table-cell office:value-type="float" office:value="0.338286080747577" calcext:value-type="float">
            <text:p>0.338286080747577</text:p>
          </table:table-cell>
          <table:table-cell office:value-type="float" office:value="0.338048911757563" calcext:value-type="float">
            <text:p>0.338048911757563</text:p>
          </table:table-cell>
          <table:table-cell office:value-type="float" office:value="0.335800974836238" calcext:value-type="float">
            <text:p>0.335800974836238</text:p>
          </table:table-cell>
          <table:table-cell office:value-type="float" office:value="0.336707255721003" calcext:value-type="float">
            <text:p>0.336707255721003</text:p>
          </table:table-cell>
          <table:table-cell office:value-type="float" office:value="0.336077826673412" calcext:value-type="float">
            <text:p>0.336077826673412</text:p>
          </table:table-cell>
          <table:table-cell office:value-type="float" office:value="0.332641584769409" calcext:value-type="float">
            <text:p>0.332641584769409</text:p>
          </table:table-cell>
          <table:table-cell office:value-type="float" office:value="0.326638608290539" calcext:value-type="float">
            <text:p>0.326638608290539</text:p>
          </table:table-cell>
          <table:table-cell office:value-type="float" office:value="0.315697879945962" calcext:value-type="float">
            <text:p>0.315697879945962</text:p>
          </table:table-cell>
          <table:table-cell office:value-type="float" office:value="0.304230062045068" calcext:value-type="float">
            <text:p>0.304230062045068</text:p>
          </table:table-cell>
          <table:table-cell office:value-type="float" office:value="0.301369860332108" calcext:value-type="float">
            <text:p>0.301369860332108</text:p>
          </table:table-cell>
          <table:table-cell office:value-type="float" office:value="0.301299597989712" calcext:value-type="float">
            <text:p>0.301299597989712</text:p>
          </table:table-cell>
          <table:table-cell office:value-type="float" office:value="0.301423306043015" calcext:value-type="float">
            <text:p>0.301423306043015</text:p>
          </table:table-cell>
          <table:table-cell office:value-type="float" office:value="0.302537898992113" calcext:value-type="float">
            <text:p>0.302537898992113</text:p>
          </table:table-cell>
          <table:table-cell office:value-type="float" office:value="0.331872963079317" calcext:value-type="float">
            <text:p>0.331872963079317</text:p>
          </table:table-cell>
          <table:table-cell office:value-type="float" office:value="0.31486072651801" calcext:value-type="float">
            <text:p>0.31486072651801</text:p>
          </table:table-cell>
          <table:table-cell office:value-type="float" office:value="0.31196688334724" calcext:value-type="float">
            <text:p>0.31196688334724</text:p>
          </table:table-cell>
          <table:table-cell office:value-type="float" office:value="0.306943090812809" calcext:value-type="float">
            <text:p>0.306943090812809</text:p>
          </table:table-cell>
          <table:table-cell office:value-type="float" office:value="0.304531787158492" calcext:value-type="float">
            <text:p>0.304531787158492</text:p>
          </table:table-cell>
          <table:table-cell office:value-type="float" office:value="0.304177283321489" calcext:value-type="float">
            <text:p>0.304177283321489</text:p>
          </table:table-cell>
          <table:table-cell office:value-type="float" office:value="0.30290462759101" calcext:value-type="float">
            <text:p>0.30290462759101</text:p>
          </table:table-cell>
          <table:table-cell office:value-type="float" office:value="0.297971094024975" calcext:value-type="float">
            <text:p>0.297971094024975</text:p>
          </table:table-cell>
          <table:table-cell office:value-type="float" office:value="0.295614898762551" calcext:value-type="float">
            <text:p>0.295614898762551</text:p>
          </table:table-cell>
          <table:table-cell office:value-type="float" office:value="0.298717090183484" calcext:value-type="float">
            <text:p>0.298717090183484</text:p>
          </table:table-cell>
          <table:table-cell office:value-type="float" office:value="0.317159075696146" calcext:value-type="float">
            <text:p>0.317159075696146</text:p>
          </table:table-cell>
          <table:table-cell office:value-type="float" office:value="0.322847900508207" calcext:value-type="float">
            <text:p>0.322847900508207</text:p>
          </table:table-cell>
          <table:table-cell office:value-type="float" office:value="0.335884827963136" calcext:value-type="float">
            <text:p>0.335884827963136</text:p>
          </table:table-cell>
          <table:table-cell office:value-type="float" office:value="0.336276682923912" calcext:value-type="float">
            <text:p>0.336276682923912</text:p>
          </table:table-cell>
          <table:table-cell office:value-type="float" office:value="0.335691592271001" calcext:value-type="float">
            <text:p>0.335691592271001</text:p>
          </table:table-cell>
          <table:table-cell office:value-type="float" office:value="0.334261316301102" calcext:value-type="float">
            <text:p>0.334261316301102</text:p>
          </table:table-cell>
          <table:table-cell office:value-type="float" office:value="0.334002748887333" calcext:value-type="float">
            <text:p>0.334002748887333</text:p>
          </table:table-cell>
          <table:table-cell office:value-type="float" office:value="0.335531923542198" calcext:value-type="float">
            <text:p>0.335531923542198</text:p>
          </table:table-cell>
          <table:table-cell office:value-type="float" office:value="0.335891824065817" calcext:value-type="float">
            <text:p>0.335891824065817</text:p>
          </table:table-cell>
          <table:table-cell office:value-type="float" office:value="0.331977236557006" calcext:value-type="float">
            <text:p>0.331977236557006</text:p>
          </table:table-cell>
          <table:table-cell office:value-type="float" office:value="0.318736877274236" calcext:value-type="float">
            <text:p>0.318736877274236</text:p>
          </table:table-cell>
          <table:table-cell office:value-type="float" office:value="0.309900241675055" calcext:value-type="float">
            <text:p>0.309900241675055</text:p>
          </table:table-cell>
          <table:table-cell office:value-type="float" office:value="0.30599949989993" calcext:value-type="float">
            <text:p>0.30599949989993</text:p>
          </table:table-cell>
          <table:table-cell office:value-type="float" office:value="0.304796998200343" calcext:value-type="float">
            <text:p>0.304796998200343</text:p>
          </table:table-cell>
          <table:table-cell office:value-type="float" office:value="0.304844141031057" calcext:value-type="float">
            <text:p>0.304844141031057</text:p>
          </table:table-cell>
          <table:table-cell office:value-type="float" office:value="0.305285640965466" calcext:value-type="float">
            <text:p>0.305285640965466</text:p>
          </table:table-cell>
          <table:table-cell office:value-type="float" office:value="0.304810475177353" calcext:value-type="float">
            <text:p>0.304810475177353</text:p>
          </table:table-cell>
          <table:table-cell office:value-type="float" office:value="0.304793047452457" calcext:value-type="float">
            <text:p>0.304793047452457</text:p>
          </table:table-cell>
          <table:table-cell office:value-type="float" office:value="0.303853112991717" calcext:value-type="float">
            <text:p>0.303853112991717</text:p>
          </table:table-cell>
          <table:table-cell office:value-type="float" office:value="0.302032575416576" calcext:value-type="float">
            <text:p>0.302032575416576</text:p>
          </table:table-cell>
          <table:table-cell office:value-type="float" office:value="0.299245212105753" calcext:value-type="float">
            <text:p>0.299245212105753</text:p>
          </table:table-cell>
          <table:table-cell office:value-type="float" office:value="0.327395828510908" calcext:value-type="float">
            <text:p>0.327395828510908</text:p>
          </table:table-cell>
          <table:table-cell office:value-type="float" office:value="0.318096221329836" calcext:value-type="float">
            <text:p>0.318096221329836</text:p>
          </table:table-cell>
          <table:table-cell office:value-type="float" office:value="0.305819143740963" calcext:value-type="float">
            <text:p>0.305819143740963</text:p>
          </table:table-cell>
          <table:table-cell office:value-type="float" office:value="0.303102936000546" calcext:value-type="float">
            <text:p>0.303102936000546</text:p>
          </table:table-cell>
          <table:table-cell office:value-type="float" office:value="0.300788376157838" calcext:value-type="float">
            <text:p>0.300788376157838</text:p>
          </table:table-cell>
          <table:table-cell office:value-type="float" office:value="0.297381993889094" calcext:value-type="float">
            <text:p>0.297381993889094</text:p>
          </table:table-cell>
          <table:table-cell office:value-type="float" office:value="0.292143326389887" calcext:value-type="float">
            <text:p>0.292143326389887</text:p>
          </table:table-cell>
          <table:table-cell office:value-type="float" office:value="0.291840041554274" calcext:value-type="float">
            <text:p>0.291840041554274</text:p>
          </table:table-cell>
          <table:table-cell office:value-type="float" office:value="0.304918914969699" calcext:value-type="float">
            <text:p>0.304918914969699</text:p>
          </table:table-cell>
          <table:table-cell office:value-type="float" office:value="0.30344266799845" calcext:value-type="float">
            <text:p>0.30344266799845</text:p>
          </table:table-cell>
          <table:table-cell office:value-type="float" office:value="0.301934820797315" calcext:value-type="float">
            <text:p>0.301934820797315</text:p>
          </table:table-cell>
          <table:table-cell office:value-type="float" office:value="0.294543595684959" calcext:value-type="float">
            <text:p>0.294543595684959</text:p>
          </table:table-cell>
          <table:table-cell office:value-type="float" office:value="0.33200916769278" calcext:value-type="float">
            <text:p>0.33200916769278</text:p>
          </table:table-cell>
          <table:table-cell office:value-type="float" office:value="0.332751973395422" calcext:value-type="float">
            <text:p>0.332751973395422</text:p>
          </table:table-cell>
          <table:table-cell office:value-type="float" office:value="0.330240494498925" calcext:value-type="float">
            <text:p>0.330240494498925</text:p>
          </table:table-cell>
          <table:table-cell office:value-type="float" office:value="0.303359500999372" calcext:value-type="float">
            <text:p>0.303359500999372</text:p>
          </table:table-cell>
          <table:table-cell office:value-type="float" office:value="0.297965407662287" calcext:value-type="float">
            <text:p>0.297965407662287</text:p>
          </table:table-cell>
          <table:table-cell office:value-type="float" office:value="0.296368955532917" calcext:value-type="float">
            <text:p>0.296368955532917</text:p>
          </table:table-cell>
          <table:table-cell office:value-type="float" office:value="0.295459187204694" calcext:value-type="float">
            <text:p>0.295459187204694</text:p>
          </table:table-cell>
          <table:table-cell office:value-type="float" office:value="0.294444693951778" calcext:value-type="float">
            <text:p>0.294444693951778</text:p>
          </table:table-cell>
          <table:table-cell office:value-type="float" office:value="0.29270176964499" calcext:value-type="float">
            <text:p>0.29270176964499</text:p>
          </table:table-cell>
          <table:table-cell office:value-type="float" office:value="0.291415714242272" calcext:value-type="float">
            <text:p>0.291415714242272</text:p>
          </table:table-cell>
          <table:table-cell office:value-type="float" office:value="0.327016173096382" calcext:value-type="float">
            <text:p>0.327016173096382</text:p>
          </table:table-cell>
          <table:table-cell office:value-type="float" office:value="0.320743730224396" calcext:value-type="float">
            <text:p>0.320743730224396</text:p>
          </table:table-cell>
          <table:table-cell office:value-type="float" office:value="0.315955304027887" calcext:value-type="float">
            <text:p>0.315955304027887</text:p>
          </table:table-cell>
          <table:table-cell office:value-type="float" office:value="0.313556782692977" calcext:value-type="float">
            <text:p>0.313556782692977</text:p>
          </table:table-cell>
          <table:table-cell office:value-type="float" office:value="0.310166695646254" calcext:value-type="float">
            <text:p>0.310166695646254</text:p>
          </table:table-cell>
          <table:table-cell office:value-type="float" office:value="0.305715791529494" calcext:value-type="float">
            <text:p>0.305715791529494</text:p>
          </table:table-cell>
          <table:table-cell office:value-type="float" office:value="0.299705059010924" calcext:value-type="float">
            <text:p>0.299705059010924</text:p>
          </table:table-cell>
          <table:table-cell office:value-type="float" office:value="0.305151829568253" calcext:value-type="float">
            <text:p>0.305151829568253</text:p>
          </table:table-cell>
          <table:table-cell office:value-type="float" office:value="0.304833715168357" calcext:value-type="float">
            <text:p>0.304833715168357</text:p>
          </table:table-cell>
          <table:table-cell office:value-type="float" office:value="0.303982091193241" calcext:value-type="float">
            <text:p>0.303982091193241</text:p>
          </table:table-cell>
          <table:table-cell office:value-type="float" office:value="0.303024985713409" calcext:value-type="float">
            <text:p>0.303024985713409</text:p>
          </table:table-cell>
          <table:table-cell office:value-type="float" office:value="0.302280299171788" calcext:value-type="float">
            <text:p>0.302280299171788</text:p>
          </table:table-cell>
          <table:table-cell office:value-type="float" office:value="0.30246126875741" calcext:value-type="float">
            <text:p>0.30246126875741</text:p>
          </table:table-cell>
          <table:table-cell office:value-type="float" office:value="0.302546541401651" calcext:value-type="float">
            <text:p>0.302546541401651</text:p>
          </table:table-cell>
          <table:table-cell office:value-type="float" office:value="0.302472626328426" calcext:value-type="float">
            <text:p>0.302472626328426</text:p>
          </table:table-cell>
          <table:table-cell office:value-type="float" office:value="0.302294611250088" calcext:value-type="float">
            <text:p>0.302294611250088</text:p>
          </table:table-cell>
          <table:table-cell office:value-type="float" office:value="0.302397561530732" calcext:value-type="float">
            <text:p>0.302397561530732</text:p>
          </table:table-cell>
          <table:table-cell office:value-type="float" office:value="0.30231634314215" calcext:value-type="float">
            <text:p>0.30231634314215</text:p>
          </table:table-cell>
          <table:table-cell office:value-type="float" office:value="0.302284015243651" calcext:value-type="float">
            <text:p>0.302284015243651</text:p>
          </table:table-cell>
          <table:table-cell office:value-type="float" office:value="0.302261347236244" calcext:value-type="float">
            <text:p>0.302261347236244</text:p>
          </table:table-cell>
          <table:table-cell office:value-type="float" office:value="0.302240330212949" calcext:value-type="float">
            <text:p>0.302240330212949</text:p>
          </table:table-cell>
          <table:table-cell office:value-type="float" office:value="0.302300046826115" calcext:value-type="float">
            <text:p>0.302300046826115</text:p>
          </table:table-cell>
          <table:table-cell office:value-type="float" office:value="0.302243249745091" calcext:value-type="float">
            <text:p>0.302243249745091</text:p>
          </table:table-cell>
          <table:table-cell office:value-type="float" office:value="0.302105211384998" calcext:value-type="float">
            <text:p>0.302105211384998</text:p>
          </table:table-cell>
          <table:table-cell office:value-type="float" office:value="0.302280578492106" calcext:value-type="float">
            <text:p>0.302280578492106</text:p>
          </table:table-cell>
          <table:table-cell office:value-type="float" office:value="0.302293198532228" calcext:value-type="float">
            <text:p>0.302293198532228</text:p>
          </table:table-cell>
          <table:table-cell office:value-type="float" office:value="0.302445534388885" calcext:value-type="float">
            <text:p>0.302445534388885</text:p>
          </table:table-cell>
          <table:table-cell office:value-type="float" office:value="0.302406401806278" calcext:value-type="float">
            <text:p>0.302406401806278</text:p>
          </table:table-cell>
          <table:table-cell office:value-type="float" office:value="0.302418153763294" calcext:value-type="float">
            <text:p>0.302418153763294</text:p>
          </table:table-cell>
          <table:table-cell office:value-type="float" office:value="0.302333879019824" calcext:value-type="float">
            <text:p>0.302333879019824</text:p>
          </table:table-cell>
          <table:table-cell office:value-type="float" office:value="0.302344010881054" calcext:value-type="float">
            <text:p>0.302344010881054</text:p>
          </table:table-cell>
          <table:table-cell office:value-type="float" office:value="0.302327352587056" calcext:value-type="float">
            <text:p>0.302327352587056</text:p>
          </table:table-cell>
          <table:table-cell office:value-type="float" office:value="0.302336570211452" calcext:value-type="float">
            <text:p>0.302336570211452</text:p>
          </table:table-cell>
          <table:table-cell office:value-type="float" office:value="0.30232834595987" calcext:value-type="float">
            <text:p>0.30232834595987</text:p>
          </table:table-cell>
          <table:table-cell office:value-type="float" office:value="0.302314952722713" calcext:value-type="float">
            <text:p>0.302314952722713</text:p>
          </table:table-cell>
          <table:table-cell office:value-type="float" office:value="0.3023198842307" calcext:value-type="float">
            <text:p>0.3023198842307</text:p>
          </table:table-cell>
          <table:table-cell office:value-type="float" office:value="0.302319996416635" calcext:value-type="float">
            <text:p>0.302319996416635</text:p>
          </table:table-cell>
          <table:table-cell office:value-type="float" office:value="0.302296045455846" calcext:value-type="float">
            <text:p>0.302296045455846</text:p>
          </table:table-cell>
          <table:table-cell office:value-type="float" office:value="0.302325414281859" calcext:value-type="float">
            <text:p>0.302325414281859</text:p>
          </table:table-cell>
          <table:table-cell office:value-type="float" office:value="0.302315177992202" calcext:value-type="float">
            <text:p>0.302315177992202</text:p>
          </table:table-cell>
          <table:table-cell office:value-type="float" office:value="0.302318488223942" calcext:value-type="float">
            <text:p>0.302318488223942</text:p>
          </table:table-cell>
          <table:table-cell office:value-type="float" office:value="0.302327350347656" calcext:value-type="float">
            <text:p>0.302327350347656</text:p>
          </table:table-cell>
          <table:table-cell office:value-type="float" office:value="0.302310456150825" calcext:value-type="float">
            <text:p>0.302310456150825</text:p>
          </table:table-cell>
          <table:table-cell office:value-type="float" office:value="0.302342888839248" calcext:value-type="float">
            <text:p>0.302342888839248</text:p>
          </table:table-cell>
          <table:table-cell office:value-type="float" office:value="0.302335175870518" calcext:value-type="float">
            <text:p>0.302335175870518</text:p>
          </table:table-cell>
          <table:table-cell office:value-type="float" office:value="0.302337079633827" calcext:value-type="float">
            <text:p>0.302337079633827</text:p>
          </table:table-cell>
          <table:table-cell office:value-type="float" office:value="0.302330774777407" calcext:value-type="float">
            <text:p>0.302330774777407</text:p>
          </table:table-cell>
          <table:table-cell office:value-type="float" office:value="0.302309618259521" calcext:value-type="float">
            <text:p>0.302309618259521</text:p>
          </table:table-cell>
          <table:table-cell office:value-type="float" office:value="0.30234113098839" calcext:value-type="float">
            <text:p>0.30234113098839</text:p>
          </table:table-cell>
          <table:table-cell office:value-type="float" office:value="0.302322907031867" calcext:value-type="float">
            <text:p>0.302322907031867</text:p>
          </table:table-cell>
          <table:table-cell office:value-type="float" office:value="0.302329080703304" calcext:value-type="float">
            <text:p>0.302329080703304</text:p>
          </table:table-cell>
          <table:table-cell office:value-type="float" office:value="0.302327576417655" calcext:value-type="float">
            <text:p>0.302327576417655</text:p>
          </table:table-cell>
          <table:table-cell office:value-type="float" office:value="0.302324760487833" calcext:value-type="float">
            <text:p>0.302324760487833</text:p>
          </table:table-cell>
          <table:table-cell office:value-type="float" office:value="0.302342120525054" calcext:value-type="float">
            <text:p>0.302342120525054</text:p>
          </table:table-cell>
          <table:table-cell office:value-type="float" office:value="0.302329134388974" calcext:value-type="float">
            <text:p>0.302329134388974</text:p>
          </table:table-cell>
          <table:table-cell office:value-type="float" office:value="0.302326101331507" calcext:value-type="float">
            <text:p>0.302326101331507</text:p>
          </table:table-cell>
          <table:table-cell office:value-type="float" office:value="0.302352014335629" calcext:value-type="float">
            <text:p>0.302352014335629</text:p>
          </table:table-cell>
          <table:table-cell office:value-type="float" office:value="0.302336112905681" calcext:value-type="float">
            <text:p>0.302336112905681</text:p>
          </table:table-cell>
          <table:table-cell office:value-type="float" office:value="0.302331610133757" calcext:value-type="float">
            <text:p>0.302331610133757</text:p>
          </table:table-cell>
          <table:table-cell office:value-type="float" office:value="0.302349781139299" calcext:value-type="float">
            <text:p>0.302349781139299</text:p>
          </table:table-cell>
          <table:table-cell office:value-type="float" office:value="0.302338010532647" calcext:value-type="float">
            <text:p>0.302338010532647</text:p>
          </table:table-cell>
          <table:table-cell office:value-type="float" office:value="0.302323847677763" calcext:value-type="float">
            <text:p>0.302323847677763</text:p>
          </table:table-cell>
          <table:table-cell office:value-type="float" office:value="0.302333781645581" calcext:value-type="float">
            <text:p>0.302333781645581</text:p>
          </table:table-cell>
          <table:table-cell office:value-type="float" office:value="0.302322929146782" calcext:value-type="float">
            <text:p>0.302322929146782</text:p>
          </table:table-cell>
          <table:table-cell office:value-type="float" office:value="0.302310531091952" calcext:value-type="float">
            <text:p>0.302310531091952</text:p>
          </table:table-cell>
          <table:table-cell office:value-type="float" office:value="0.302342971975181" calcext:value-type="float">
            <text:p>0.302342971975181</text:p>
          </table:table-cell>
          <table:table-cell office:value-type="float" office:value="0.302345713883406" calcext:value-type="float">
            <text:p>0.302345713883406</text:p>
          </table:table-cell>
          <table:table-cell office:value-type="float" office:value="0.302314612939264" calcext:value-type="float">
            <text:p>0.302314612939264</text:p>
          </table:table-cell>
          <table:table-cell office:value-type="float" office:value="0.302342955426475" calcext:value-type="float">
            <text:p>0.302342955426475</text:p>
          </table:table-cell>
          <table:table-cell office:value-type="float" office:value="0.302336624091193" calcext:value-type="float">
            <text:p>0.302336624091193</text:p>
          </table:table-cell>
          <table:table-cell office:value-type="float" office:value="0.302333350390562" calcext:value-type="float">
            <text:p>0.302333350390562</text:p>
          </table:table-cell>
          <table:table-cell office:value-type="float" office:value="0.302335386874706" calcext:value-type="float">
            <text:p>0.302335386874706</text:p>
          </table:table-cell>
          <table:table-cell office:value-type="float" office:value="0.302344889042113" calcext:value-type="float">
            <text:p>0.302344889042113</text:p>
          </table:table-cell>
          <table:table-cell office:value-type="float" office:value="0.302335038505736" calcext:value-type="float">
            <text:p>0.302335038505736</text:p>
          </table:table-cell>
          <table:table-cell office:value-type="float" office:value="0.30235048991732" calcext:value-type="float">
            <text:p>0.30235048991732</text:p>
          </table:table-cell>
          <table:table-cell office:value-type="float" office:value="0.302316191504989" calcext:value-type="float">
            <text:p>0.302316191504989</text:p>
          </table:table-cell>
          <table:table-cell office:value-type="float" office:value="0.302337158935151" calcext:value-type="float">
            <text:p>0.302337158935151</text:p>
          </table:table-cell>
          <table:table-cell office:value-type="float" office:value="0.302330049276384" calcext:value-type="float">
            <text:p>0.302330049276384</text:p>
          </table:table-cell>
          <table:table-cell office:value-type="float" office:value="0.302310756919975" calcext:value-type="float">
            <text:p>0.302310756919975</text:p>
          </table:table-cell>
          <table:table-cell office:value-type="float" office:value="0.302348512723906" calcext:value-type="float">
            <text:p>0.302348512723906</text:p>
          </table:table-cell>
          <table:table-cell office:value-type="float" office:value="0.302326310858401" calcext:value-type="float">
            <text:p>0.302326310858401</text:p>
          </table:table-cell>
          <table:table-cell office:value-type="float" office:value="0.302347293629678" calcext:value-type="float">
            <text:p>0.302347293629678</text:p>
          </table:table-cell>
          <table:table-cell office:value-type="float" office:value="0.302324751345607" calcext:value-type="float">
            <text:p>0.302324751345607</text:p>
          </table:table-cell>
          <table:table-cell office:value-type="float" office:value="0.302332443895768" calcext:value-type="float">
            <text:p>0.302332443895768</text:p>
          </table:table-cell>
          <table:table-cell office:value-type="float" office:value="0.302331296487914" calcext:value-type="float">
            <text:p>0.302331296487914</text:p>
          </table:table-cell>
          <table:table-cell office:value-type="float" office:value="0.302313790990345" calcext:value-type="float">
            <text:p>0.302313790990345</text:p>
          </table:table-cell>
          <table:table-cell office:value-type="float" office:value="0.302315846476592" calcext:value-type="float">
            <text:p>0.302315846476592</text:p>
          </table:table-cell>
          <table:table-cell office:value-type="float" office:value="0.302324525322809" calcext:value-type="float">
            <text:p>0.302324525322809</text:p>
          </table:table-cell>
          <table:table-cell office:value-type="float" office:value="0.302350782043592" calcext:value-type="float">
            <text:p>0.302350782043592</text:p>
          </table:table-cell>
          <table:table-cell office:value-type="float" office:value="0.302330125820718" calcext:value-type="float">
            <text:p>0.302330125820718</text:p>
          </table:table-cell>
          <table:table-cell office:value-type="float" office:value="0.302314731095504" calcext:value-type="float">
            <text:p>0.302314731095504</text:p>
          </table:table-cell>
          <table:table-cell office:value-type="float" office:value="0.302315309779454" calcext:value-type="float">
            <text:p>0.302315309779454</text:p>
          </table:table-cell>
          <table:table-cell office:value-type="float" office:value="0.302351340033064" calcext:value-type="float">
            <text:p>0.302351340033064</text:p>
          </table:table-cell>
          <table:table-cell office:value-type="float" office:value="0.302313384976747" calcext:value-type="float">
            <text:p>0.302313384976747</text:p>
          </table:table-cell>
          <table:table-cell office:value-type="float" office:value="0.302330308817364" calcext:value-type="float">
            <text:p>0.302330308817364</text:p>
          </table:table-cell>
          <table:table-cell office:value-type="float" office:value="0.302320835554425" calcext:value-type="float">
            <text:p>0.302320835554425</text:p>
          </table:table-cell>
          <table:table-cell office:value-type="float" office:value="0.302313173375075" calcext:value-type="float">
            <text:p>0.302313173375075</text:p>
          </table:table-cell>
          <table:table-cell office:value-type="float" office:value="0.302336899565454" calcext:value-type="float">
            <text:p>0.302336899565454</text:p>
          </table:table-cell>
          <table:table-cell office:value-type="float" office:value="0.302327826187807" calcext:value-type="float">
            <text:p>0.302327826187807</text:p>
          </table:table-cell>
          <table:table-cell office:value-type="float" office:value="0.302345465624661" calcext:value-type="float">
            <text:p>0.302345465624661</text:p>
          </table:table-cell>
          <table:table-cell office:value-type="float" office:value="0.302334438012804" calcext:value-type="float">
            <text:p>0.302334438012804</text:p>
          </table:table-cell>
          <table:table-cell office:value-type="float" office:value="0.302329093934794" calcext:value-type="float">
            <text:p>0.302329093934794</text:p>
          </table:table-cell>
          <table:table-cell office:value-type="float" office:value="0.302311818814545" calcext:value-type="float">
            <text:p>0.302311818814545</text:p>
          </table:table-cell>
          <table:table-cell office:value-type="float" office:value="0.302333807783217" calcext:value-type="float">
            <text:p>0.302333807783217</text:p>
          </table:table-cell>
          <table:table-cell office:value-type="float" office:value="0.302323913885487" calcext:value-type="float">
            <text:p>0.302323913885487</text:p>
          </table:table-cell>
          <table:table-cell office:value-type="float" office:value="0.302332229490332" calcext:value-type="float">
            <text:p>0.302332229490332</text:p>
          </table:table-cell>
          <table:table-cell office:value-type="float" office:value="0.302346181950141" calcext:value-type="float">
            <text:p>0.302346181950141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41892629190796" calcext:value-type="float">
            <text:p>-0.341892629190796</text:p>
          </table:table-cell>
          <table:table-cell office:value-type="float" office:value="-0.342018564638549" calcext:value-type="float">
            <text:p>-0.342018564638549</text:p>
          </table:table-cell>
          <table:table-cell office:value-type="float" office:value="-0.341723284576757" calcext:value-type="float">
            <text:p>-0.341723284576757</text:p>
          </table:table-cell>
          <table:table-cell office:value-type="float" office:value="-0.341465047078801" calcext:value-type="float">
            <text:p>-0.341465047078801</text:p>
          </table:table-cell>
          <table:table-cell office:value-type="float" office:value="-0.340949800364824" calcext:value-type="float">
            <text:p>-0.340949800364824</text:p>
          </table:table-cell>
          <table:table-cell office:value-type="float" office:value="-0.340971174123189" calcext:value-type="float">
            <text:p>-0.340971174123189</text:p>
          </table:table-cell>
          <table:table-cell office:value-type="float" office:value="-0.342161402806064" calcext:value-type="float">
            <text:p>-0.342161402806064</text:p>
          </table:table-cell>
          <table:table-cell office:value-type="float" office:value="-0.341615957489716" calcext:value-type="float">
            <text:p>-0.341615957489716</text:p>
          </table:table-cell>
          <table:table-cell office:value-type="float" office:value="-0.341506981899743" calcext:value-type="float">
            <text:p>-0.341506981899743</text:p>
          </table:table-cell>
          <table:table-cell office:value-type="float" office:value="-0.341842186262045" calcext:value-type="float">
            <text:p>-0.341842186262045</text:p>
          </table:table-cell>
          <table:table-cell office:value-type="float" office:value="-0.341157762875294" calcext:value-type="float">
            <text:p>-0.341157762875294</text:p>
          </table:table-cell>
          <table:table-cell office:value-type="float" office:value="-0.341640826529129" calcext:value-type="float">
            <text:p>-0.341640826529129</text:p>
          </table:table-cell>
          <table:table-cell office:value-type="float" office:value="-0.341596329474613" calcext:value-type="float">
            <text:p>-0.341596329474613</text:p>
          </table:table-cell>
          <table:table-cell office:value-type="float" office:value="-0.341646261347626" calcext:value-type="float">
            <text:p>-0.341646261347626</text:p>
          </table:table-cell>
          <table:table-cell office:value-type="float" office:value="-0.341479729975252" calcext:value-type="float">
            <text:p>-0.341479729975252</text:p>
          </table:table-cell>
          <table:table-cell office:value-type="float" office:value="-0.341911754769347" calcext:value-type="float">
            <text:p>-0.341911754769347</text:p>
          </table:table-cell>
          <table:table-cell office:value-type="float" office:value="-0.341811415579207" calcext:value-type="float">
            <text:p>-0.341811415579207</text:p>
          </table:table-cell>
          <table:table-cell office:value-type="float" office:value="-0.341560091270919" calcext:value-type="float">
            <text:p>-0.341560091270919</text:p>
          </table:table-cell>
          <table:table-cell office:value-type="float" office:value="-0.341429684421036" calcext:value-type="float">
            <text:p>-0.341429684421036</text:p>
          </table:table-cell>
          <table:table-cell office:value-type="float" office:value="-0.34142046731642" calcext:value-type="float">
            <text:p>-0.34142046731642</text:p>
          </table:table-cell>
          <table:table-cell office:value-type="float" office:value="-0.341481765325915" calcext:value-type="float">
            <text:p>-0.341481765325915</text:p>
          </table:table-cell>
          <table:table-cell office:value-type="float" office:value="-0.34167058979184" calcext:value-type="float">
            <text:p>-0.34167058979184</text:p>
          </table:table-cell>
          <table:table-cell office:value-type="float" office:value="-0.341585528225935" calcext:value-type="float">
            <text:p>-0.341585528225935</text:p>
          </table:table-cell>
          <table:table-cell office:value-type="float" office:value="-0.342064601377898" calcext:value-type="float">
            <text:p>-0.342064601377898</text:p>
          </table:table-cell>
          <table:table-cell office:value-type="float" office:value="-0.342181555405543" calcext:value-type="float">
            <text:p>-0.342181555405543</text:p>
          </table:table-cell>
          <table:table-cell office:value-type="float" office:value="-0.341489037563996" calcext:value-type="float">
            <text:p>-0.341489037563996</text:p>
          </table:table-cell>
          <table:table-cell office:value-type="float" office:value="-0.342082003593242" calcext:value-type="float">
            <text:p>-0.342082003593242</text:p>
          </table:table-cell>
          <table:table-cell office:value-type="float" office:value="-0.34167647892908" calcext:value-type="float">
            <text:p>-0.34167647892908</text:p>
          </table:table-cell>
          <table:table-cell office:value-type="float" office:value="-0.341307052520067" calcext:value-type="float">
            <text:p>-0.341307052520067</text:p>
          </table:table-cell>
          <table:table-cell office:value-type="float" office:value="-0.341507085011491" calcext:value-type="float">
            <text:p>-0.341507085011491</text:p>
          </table:table-cell>
          <table:table-cell office:value-type="float" office:value="-0.341531670580826" calcext:value-type="float">
            <text:p>-0.341531670580826</text:p>
          </table:table-cell>
          <table:table-cell office:value-type="float" office:value="-0.341838409295644" calcext:value-type="float">
            <text:p>-0.341838409295644</text:p>
          </table:table-cell>
          <table:table-cell office:value-type="float" office:value="-0.341596292251933" calcext:value-type="float">
            <text:p>-0.341596292251933</text:p>
          </table:table-cell>
          <table:table-cell office:value-type="float" office:value="-0.341313195203485" calcext:value-type="float">
            <text:p>-0.341313195203485</text:p>
          </table:table-cell>
          <table:table-cell office:value-type="float" office:value="-0.341701560663374" calcext:value-type="float">
            <text:p>-0.341701560663374</text:p>
          </table:table-cell>
          <table:table-cell office:value-type="float" office:value="-0.341277593007005" calcext:value-type="float">
            <text:p>-0.341277593007005</text:p>
          </table:table-cell>
          <table:table-cell office:value-type="float" office:value="-0.341684961617739" calcext:value-type="float">
            <text:p>-0.341684961617739</text:p>
          </table:table-cell>
          <table:table-cell office:value-type="float" office:value="-0.342128070953722" calcext:value-type="float">
            <text:p>-0.342128070953722</text:p>
          </table:table-cell>
          <table:table-cell office:value-type="float" office:value="-0.340981526084853" calcext:value-type="float">
            <text:p>-0.340981526084853</text:p>
          </table:table-cell>
          <table:table-cell office:value-type="float" office:value="-0.34123203385958" calcext:value-type="float">
            <text:p>-0.34123203385958</text:p>
          </table:table-cell>
          <table:table-cell office:value-type="float" office:value="-0.341354780521507" calcext:value-type="float">
            <text:p>-0.341354780521507</text:p>
          </table:table-cell>
          <table:table-cell office:value-type="float" office:value="-0.341906205023186" calcext:value-type="float">
            <text:p>-0.341906205023186</text:p>
          </table:table-cell>
          <table:table-cell office:value-type="float" office:value="-0.341693062985676" calcext:value-type="float">
            <text:p>-0.341693062985676</text:p>
          </table:table-cell>
          <table:table-cell office:value-type="float" office:value="-0.341180002228321" calcext:value-type="float">
            <text:p>-0.341180002228321</text:p>
          </table:table-cell>
          <table:table-cell office:value-type="float" office:value="-0.340825422101024" calcext:value-type="float">
            <text:p>-0.340825422101024</text:p>
          </table:table-cell>
          <table:table-cell office:value-type="float" office:value="-0.341745543180343" calcext:value-type="float">
            <text:p>-0.341745543180343</text:p>
          </table:table-cell>
          <table:table-cell office:value-type="float" office:value="-0.341648776702381" calcext:value-type="float">
            <text:p>-0.341648776702381</text:p>
          </table:table-cell>
          <table:table-cell office:value-type="float" office:value="-0.342065112359869" calcext:value-type="float">
            <text:p>-0.342065112359869</text:p>
          </table:table-cell>
          <table:table-cell office:value-type="float" office:value="-0.341543932553752" calcext:value-type="float">
            <text:p>-0.341543932553752</text:p>
          </table:table-cell>
          <table:table-cell office:value-type="float" office:value="-0.342138376522712" calcext:value-type="float">
            <text:p>-0.342138376522712</text:p>
          </table:table-cell>
          <table:table-cell office:value-type="float" office:value="-0.342389992269781" calcext:value-type="float">
            <text:p>-0.342389992269781</text:p>
          </table:table-cell>
          <table:table-cell office:value-type="float" office:value="-0.342793421744362" calcext:value-type="float">
            <text:p>-0.342793421744362</text:p>
          </table:table-cell>
          <table:table-cell office:value-type="float" office:value="-0.344653088412637" calcext:value-type="float">
            <text:p>-0.344653088412637</text:p>
          </table:table-cell>
          <table:table-cell office:value-type="float" office:value="-0.346860524733995" calcext:value-type="float">
            <text:p>-0.346860524733995</text:p>
          </table:table-cell>
          <table:table-cell office:value-type="float" office:value="-0.351055157141023" calcext:value-type="float">
            <text:p>-0.351055157141023</text:p>
          </table:table-cell>
          <table:table-cell office:value-type="float" office:value="-0.355759942078946" calcext:value-type="float">
            <text:p>-0.355759942078946</text:p>
          </table:table-cell>
          <table:table-cell office:value-type="float" office:value="-0.36353865968329" calcext:value-type="float">
            <text:p>-0.36353865968329</text:p>
          </table:table-cell>
          <table:table-cell office:value-type="float" office:value="-0.364565760093762" calcext:value-type="float">
            <text:p>-0.364565760093762</text:p>
          </table:table-cell>
          <table:table-cell office:value-type="float" office:value="-0.364939735037766" calcext:value-type="float">
            <text:p>-0.364939735037766</text:p>
          </table:table-cell>
          <table:table-cell office:value-type="float" office:value="-0.36155040065989" calcext:value-type="float">
            <text:p>-0.36155040065989</text:p>
          </table:table-cell>
          <table:table-cell office:value-type="float" office:value="-0.344670987395326" calcext:value-type="float">
            <text:p>-0.344670987395326</text:p>
          </table:table-cell>
          <table:table-cell office:value-type="float" office:value="-0.322978107666917" calcext:value-type="float">
            <text:p>-0.322978107666917</text:p>
          </table:table-cell>
          <table:table-cell office:value-type="float" office:value="-0.384694722385396" calcext:value-type="float">
            <text:p>-0.384694722385396</text:p>
          </table:table-cell>
          <table:table-cell office:value-type="float" office:value="-0.426134960489342" calcext:value-type="float">
            <text:p>-0.426134960489342</text:p>
          </table:table-cell>
          <table:table-cell office:value-type="float" office:value="-0.425040027371146" calcext:value-type="float">
            <text:p>-0.425040027371146</text:p>
          </table:table-cell>
          <table:table-cell office:value-type="float" office:value="-0.426328928538391" calcext:value-type="float">
            <text:p>-0.426328928538391</text:p>
          </table:table-cell>
          <table:table-cell office:value-type="float" office:value="-0.42209187449493" calcext:value-type="float">
            <text:p>-0.42209187449493</text:p>
          </table:table-cell>
          <table:table-cell office:value-type="float" office:value="-0.36467860484771" calcext:value-type="float">
            <text:p>-0.36467860484771</text:p>
          </table:table-cell>
          <table:table-cell office:value-type="float" office:value="-0.35252239533077" calcext:value-type="float">
            <text:p>-0.35252239533077</text:p>
          </table:table-cell>
          <table:table-cell office:value-type="float" office:value="-0.349073886787639" calcext:value-type="float">
            <text:p>-0.349073886787639</text:p>
          </table:table-cell>
          <table:table-cell office:value-type="float" office:value="-0.349673189063203" calcext:value-type="float">
            <text:p>-0.349673189063203</text:p>
          </table:table-cell>
          <table:table-cell office:value-type="float" office:value="-0.347394759294068" calcext:value-type="float">
            <text:p>-0.347394759294068</text:p>
          </table:table-cell>
          <table:table-cell office:value-type="float" office:value="-0.347325991575515" calcext:value-type="float">
            <text:p>-0.347325991575515</text:p>
          </table:table-cell>
          <table:table-cell office:value-type="float" office:value="-0.345594855177479" calcext:value-type="float">
            <text:p>-0.345594855177479</text:p>
          </table:table-cell>
          <table:table-cell office:value-type="float" office:value="-0.33454147032242" calcext:value-type="float">
            <text:p>-0.33454147032242</text:p>
          </table:table-cell>
          <table:table-cell office:value-type="float" office:value="-0.333793329745153" calcext:value-type="float">
            <text:p>-0.333793329745153</text:p>
          </table:table-cell>
          <table:table-cell office:value-type="float" office:value="-0.33624402866377" calcext:value-type="float">
            <text:p>-0.33624402866377</text:p>
          </table:table-cell>
          <table:table-cell office:value-type="float" office:value="-0.35124355844097" calcext:value-type="float">
            <text:p>-0.35124355844097</text:p>
          </table:table-cell>
          <table:table-cell office:value-type="float" office:value="-0.419512463212013" calcext:value-type="float">
            <text:p>-0.419512463212013</text:p>
          </table:table-cell>
          <table:table-cell office:value-type="float" office:value="-0.323097180129535" calcext:value-type="float">
            <text:p>-0.323097180129535</text:p>
          </table:table-cell>
          <table:table-cell office:value-type="float" office:value="-0.335534029558479" calcext:value-type="float">
            <text:p>-0.335534029558479</text:p>
          </table:table-cell>
          <table:table-cell office:value-type="float" office:value="-0.330861415568532" calcext:value-type="float">
            <text:p>-0.330861415568532</text:p>
          </table:table-cell>
          <table:table-cell office:value-type="float" office:value="-0.339389700099669" calcext:value-type="float">
            <text:p>-0.339389700099669</text:p>
          </table:table-cell>
          <table:table-cell office:value-type="float" office:value="-0.333962370672243" calcext:value-type="float">
            <text:p>-0.333962370672243</text:p>
          </table:table-cell>
          <table:table-cell office:value-type="float" office:value="-0.330964095646211" calcext:value-type="float">
            <text:p>-0.330964095646211</text:p>
          </table:table-cell>
          <table:table-cell office:value-type="float" office:value="-0.402945091743779" calcext:value-type="float">
            <text:p>-0.402945091743779</text:p>
          </table:table-cell>
          <table:table-cell office:value-type="float" office:value="-0.41185608131441" calcext:value-type="float">
            <text:p>-0.41185608131441</text:p>
          </table:table-cell>
          <table:table-cell office:value-type="float" office:value="-0.423930044987535" calcext:value-type="float">
            <text:p>-0.423930044987535</text:p>
          </table:table-cell>
          <table:table-cell office:value-type="float" office:value="-0.429052770721415" calcext:value-type="float">
            <text:p>-0.429052770721415</text:p>
          </table:table-cell>
          <table:table-cell office:value-type="float" office:value="-0.432295059556145" calcext:value-type="float">
            <text:p>-0.432295059556145</text:p>
          </table:table-cell>
          <table:table-cell office:value-type="float" office:value="-0.430334759946266" calcext:value-type="float">
            <text:p>-0.430334759946266</text:p>
          </table:table-cell>
          <table:table-cell office:value-type="float" office:value="-0.433124748112317" calcext:value-type="float">
            <text:p>-0.433124748112317</text:p>
          </table:table-cell>
          <table:table-cell office:value-type="float" office:value="-0.363871928896209" calcext:value-type="float">
            <text:p>-0.363871928896209</text:p>
          </table:table-cell>
          <table:table-cell office:value-type="float" office:value="-0.361103899619664" calcext:value-type="float">
            <text:p>-0.361103899619664</text:p>
          </table:table-cell>
          <table:table-cell office:value-type="float" office:value="-0.362412917266848" calcext:value-type="float">
            <text:p>-0.362412917266848</text:p>
          </table:table-cell>
          <table:table-cell office:value-type="float" office:value="-0.366501029035093" calcext:value-type="float">
            <text:p>-0.366501029035093</text:p>
          </table:table-cell>
          <table:table-cell office:value-type="float" office:value="-0.37213651762698" calcext:value-type="float">
            <text:p>-0.37213651762698</text:p>
          </table:table-cell>
          <table:table-cell office:value-type="float" office:value="-0.368088380856468" calcext:value-type="float">
            <text:p>-0.368088380856468</text:p>
          </table:table-cell>
          <table:table-cell office:value-type="float" office:value="-0.364679595760351" calcext:value-type="float">
            <text:p>-0.364679595760351</text:p>
          </table:table-cell>
          <table:table-cell office:value-type="float" office:value="-0.356858254363291" calcext:value-type="float">
            <text:p>-0.356858254363291</text:p>
          </table:table-cell>
          <table:table-cell office:value-type="float" office:value="-0.357793253122995" calcext:value-type="float">
            <text:p>-0.357793253122995</text:p>
          </table:table-cell>
          <table:table-cell office:value-type="float" office:value="-0.354690748837136" calcext:value-type="float">
            <text:p>-0.354690748837136</text:p>
          </table:table-cell>
          <table:table-cell office:value-type="float" office:value="-0.433923448069681" calcext:value-type="float">
            <text:p>-0.433923448069681</text:p>
          </table:table-cell>
          <table:table-cell office:value-type="float" office:value="-0.376683847814856" calcext:value-type="float">
            <text:p>-0.376683847814856</text:p>
          </table:table-cell>
          <table:table-cell office:value-type="float" office:value="-0.362923527280722" calcext:value-type="float">
            <text:p>-0.362923527280722</text:p>
          </table:table-cell>
          <table:table-cell office:value-type="float" office:value="-0.351629130402243" calcext:value-type="float">
            <text:p>-0.351629130402243</text:p>
          </table:table-cell>
          <table:table-cell office:value-type="float" office:value="-0.359991683789427" calcext:value-type="float">
            <text:p>-0.359991683789427</text:p>
          </table:table-cell>
          <table:table-cell office:value-type="float" office:value="-0.367264724198597" calcext:value-type="float">
            <text:p>-0.367264724198597</text:p>
          </table:table-cell>
          <table:table-cell office:value-type="float" office:value="-0.376078778150374" calcext:value-type="float">
            <text:p>-0.376078778150374</text:p>
          </table:table-cell>
          <table:table-cell office:value-type="float" office:value="-0.365751308057515" calcext:value-type="float">
            <text:p>-0.365751308057515</text:p>
          </table:table-cell>
          <table:table-cell office:value-type="float" office:value="-0.332713560147491" calcext:value-type="float">
            <text:p>-0.332713560147491</text:p>
          </table:table-cell>
          <table:table-cell office:value-type="float" office:value="-0.358510005153731" calcext:value-type="float">
            <text:p>-0.358510005153731</text:p>
          </table:table-cell>
          <table:table-cell office:value-type="float" office:value="-0.394953074026414" calcext:value-type="float">
            <text:p>-0.394953074026414</text:p>
          </table:table-cell>
          <table:table-cell office:value-type="float" office:value="-0.435408708895208" calcext:value-type="float">
            <text:p>-0.435408708895208</text:p>
          </table:table-cell>
          <table:table-cell office:value-type="float" office:value="-0.445384707190969" calcext:value-type="float">
            <text:p>-0.445384707190969</text:p>
          </table:table-cell>
          <table:table-cell office:value-type="float" office:value="-0.459506331190313" calcext:value-type="float">
            <text:p>-0.459506331190313</text:p>
          </table:table-cell>
          <table:table-cell office:value-type="float" office:value="-0.467459431062586" calcext:value-type="float">
            <text:p>-0.467459431062586</text:p>
          </table:table-cell>
          <table:table-cell office:value-type="float" office:value="-0.45762440872837" calcext:value-type="float">
            <text:p>-0.45762440872837</text:p>
          </table:table-cell>
          <table:table-cell office:value-type="float" office:value="-0.455411058512909" calcext:value-type="float">
            <text:p>-0.455411058512909</text:p>
          </table:table-cell>
          <table:table-cell office:value-type="float" office:value="-0.462998000670432" calcext:value-type="float">
            <text:p>-0.462998000670432</text:p>
          </table:table-cell>
          <table:table-cell office:value-type="float" office:value="-0.395337567147267" calcext:value-type="float">
            <text:p>-0.395337567147267</text:p>
          </table:table-cell>
          <table:table-cell office:value-type="float" office:value="-0.386512619242482" calcext:value-type="float">
            <text:p>-0.386512619242482</text:p>
          </table:table-cell>
          <table:table-cell office:value-type="float" office:value="-0.38511055040378" calcext:value-type="float">
            <text:p>-0.38511055040378</text:p>
          </table:table-cell>
          <table:table-cell office:value-type="float" office:value="-0.389899686143751" calcext:value-type="float">
            <text:p>-0.389899686143751</text:p>
          </table:table-cell>
          <table:table-cell office:value-type="float" office:value="-0.389140558782923" calcext:value-type="float">
            <text:p>-0.389140558782923</text:p>
          </table:table-cell>
          <table:table-cell office:value-type="float" office:value="-0.391530068061273" calcext:value-type="float">
            <text:p>-0.391530068061273</text:p>
          </table:table-cell>
          <table:table-cell office:value-type="float" office:value="-0.3916011398496" calcext:value-type="float">
            <text:p>-0.3916011398496</text:p>
          </table:table-cell>
          <table:table-cell office:value-type="float" office:value="-0.390117499387985" calcext:value-type="float">
            <text:p>-0.390117499387985</text:p>
          </table:table-cell>
          <table:table-cell office:value-type="float" office:value="-0.386926616071174" calcext:value-type="float">
            <text:p>-0.386926616071174</text:p>
          </table:table-cell>
          <table:table-cell office:value-type="float" office:value="-0.385100761692009" calcext:value-type="float">
            <text:p>-0.385100761692009</text:p>
          </table:table-cell>
          <table:table-cell office:value-type="float" office:value="-0.456819940604162" calcext:value-type="float">
            <text:p>-0.456819940604162</text:p>
          </table:table-cell>
          <table:table-cell office:value-type="float" office:value="-0.450514384838613" calcext:value-type="float">
            <text:p>-0.450514384838613</text:p>
          </table:table-cell>
          <table:table-cell office:value-type="float" office:value="-0.442111086721231" calcext:value-type="float">
            <text:p>-0.442111086721231</text:p>
          </table:table-cell>
          <table:table-cell office:value-type="float" office:value="-0.445469533269542" calcext:value-type="float">
            <text:p>-0.445469533269542</text:p>
          </table:table-cell>
          <table:table-cell office:value-type="float" office:value="-0.413669172228698" calcext:value-type="float">
            <text:p>-0.413669172228698</text:p>
          </table:table-cell>
          <table:table-cell office:value-type="float" office:value="-0.322330992302911" calcext:value-type="float">
            <text:p>-0.322330992302911</text:p>
          </table:table-cell>
          <table:table-cell office:value-type="float" office:value="-0.33444271938866" calcext:value-type="float">
            <text:p>-0.33444271938866</text:p>
          </table:table-cell>
          <table:table-cell office:value-type="float" office:value="-0.339981680843477" calcext:value-type="float">
            <text:p>-0.339981680843477</text:p>
          </table:table-cell>
          <table:table-cell office:value-type="float" office:value="-0.345023943509437" calcext:value-type="float">
            <text:p>-0.345023943509437</text:p>
          </table:table-cell>
          <table:table-cell office:value-type="float" office:value="-0.311879263417684" calcext:value-type="float">
            <text:p>-0.311879263417684</text:p>
          </table:table-cell>
          <table:table-cell office:value-type="float" office:value="-0.361834621002324" calcext:value-type="float">
            <text:p>-0.361834621002324</text:p>
          </table:table-cell>
          <table:table-cell office:value-type="float" office:value="-0.430289909089541" calcext:value-type="float">
            <text:p>-0.430289909089541</text:p>
          </table:table-cell>
          <table:table-cell office:value-type="float" office:value="-0.447381967649926" calcext:value-type="float">
            <text:p>-0.447381967649926</text:p>
          </table:table-cell>
          <table:table-cell office:value-type="float" office:value="-0.450729080765422" calcext:value-type="float">
            <text:p>-0.450729080765422</text:p>
          </table:table-cell>
          <table:table-cell office:value-type="float" office:value="-0.454829874114443" calcext:value-type="float">
            <text:p>-0.454829874114443</text:p>
          </table:table-cell>
          <table:table-cell office:value-type="float" office:value="-0.449891215839266" calcext:value-type="float">
            <text:p>-0.449891215839266</text:p>
          </table:table-cell>
          <table:table-cell office:value-type="float" office:value="-0.457877472989784" calcext:value-type="float">
            <text:p>-0.457877472989784</text:p>
          </table:table-cell>
          <table:table-cell office:value-type="float" office:value="-0.444802124304985" calcext:value-type="float">
            <text:p>-0.444802124304985</text:p>
          </table:table-cell>
          <table:table-cell office:value-type="float" office:value="-0.440100864052338" calcext:value-type="float">
            <text:p>-0.440100864052338</text:p>
          </table:table-cell>
          <table:table-cell office:value-type="float" office:value="-0.41968321892639" calcext:value-type="float">
            <text:p>-0.41968321892639</text:p>
          </table:table-cell>
          <table:table-cell office:value-type="float" office:value="-0.391844312497363" calcext:value-type="float">
            <text:p>-0.391844312497363</text:p>
          </table:table-cell>
          <table:table-cell office:value-type="float" office:value="-0.392784252145482" calcext:value-type="float">
            <text:p>-0.392784252145482</text:p>
          </table:table-cell>
          <table:table-cell office:value-type="float" office:value="-0.398331112545989" calcext:value-type="float">
            <text:p>-0.398331112545989</text:p>
          </table:table-cell>
          <table:table-cell office:value-type="float" office:value="-0.404132814860984" calcext:value-type="float">
            <text:p>-0.404132814860984</text:p>
          </table:table-cell>
          <table:table-cell office:value-type="float" office:value="-0.443220802610878" calcext:value-type="float">
            <text:p>-0.443220802610878</text:p>
          </table:table-cell>
          <table:table-cell office:value-type="float" office:value="-0.392916747403196" calcext:value-type="float">
            <text:p>-0.392916747403196</text:p>
          </table:table-cell>
          <table:table-cell office:value-type="float" office:value="-0.384444851070703" calcext:value-type="float">
            <text:p>-0.384444851070703</text:p>
          </table:table-cell>
          <table:table-cell office:value-type="float" office:value="-0.315921962856054" calcext:value-type="float">
            <text:p>-0.315921962856054</text:p>
          </table:table-cell>
          <table:table-cell office:value-type="float" office:value="-0.324682458174321" calcext:value-type="float">
            <text:p>-0.324682458174321</text:p>
          </table:table-cell>
          <table:table-cell office:value-type="float" office:value="-0.331502435182691" calcext:value-type="float">
            <text:p>-0.331502435182691</text:p>
          </table:table-cell>
          <table:table-cell office:value-type="float" office:value="-0.341945176892715" calcext:value-type="float">
            <text:p>-0.341945176892715</text:p>
          </table:table-cell>
          <table:table-cell office:value-type="float" office:value="-0.325786620516387" calcext:value-type="float">
            <text:p>-0.325786620516387</text:p>
          </table:table-cell>
          <table:table-cell office:value-type="float" office:value="-0.302907840358853" calcext:value-type="float">
            <text:p>-0.302907840358853</text:p>
          </table:table-cell>
          <table:table-cell office:value-type="float" office:value="-0.298768464317762" calcext:value-type="float">
            <text:p>-0.298768464317762</text:p>
          </table:table-cell>
          <table:table-cell office:value-type="float" office:value="-0.335496153504066" calcext:value-type="float">
            <text:p>-0.335496153504066</text:p>
          </table:table-cell>
          <table:table-cell office:value-type="float" office:value="-0.378009174404595" calcext:value-type="float">
            <text:p>-0.378009174404595</text:p>
          </table:table-cell>
          <table:table-cell office:value-type="float" office:value="-0.413409233692417" calcext:value-type="float">
            <text:p>-0.413409233692417</text:p>
          </table:table-cell>
          <table:table-cell office:value-type="float" office:value="-0.4229587787717" calcext:value-type="float">
            <text:p>-0.4229587787717</text:p>
          </table:table-cell>
          <table:table-cell office:value-type="float" office:value="-0.433212354542095" calcext:value-type="float">
            <text:p>-0.433212354542095</text:p>
          </table:table-cell>
          <table:table-cell office:value-type="float" office:value="-0.432717115476858" calcext:value-type="float">
            <text:p>-0.432717115476858</text:p>
          </table:table-cell>
          <table:table-cell office:value-type="float" office:value="-0.439936236275702" calcext:value-type="float">
            <text:p>-0.439936236275702</text:p>
          </table:table-cell>
          <table:table-cell office:value-type="float" office:value="-0.440487199068831" calcext:value-type="float">
            <text:p>-0.440487199068831</text:p>
          </table:table-cell>
          <table:table-cell office:value-type="float" office:value="-0.437134286799899" calcext:value-type="float">
            <text:p>-0.437134286799899</text:p>
          </table:table-cell>
          <table:table-cell office:value-type="float" office:value="-0.433389135693363" calcext:value-type="float">
            <text:p>-0.433389135693363</text:p>
          </table:table-cell>
          <table:table-cell office:value-type="float" office:value="-0.420154352615144" calcext:value-type="float">
            <text:p>-0.420154352615144</text:p>
          </table:table-cell>
          <table:table-cell office:value-type="float" office:value="-0.408704956698823" calcext:value-type="float">
            <text:p>-0.408704956698823</text:p>
          </table:table-cell>
          <table:table-cell office:value-type="float" office:value="-0.387743384770511" calcext:value-type="float">
            <text:p>-0.387743384770511</text:p>
          </table:table-cell>
          <table:table-cell office:value-type="float" office:value="-0.383166136280864" calcext:value-type="float">
            <text:p>-0.383166136280864</text:p>
          </table:table-cell>
          <table:table-cell office:value-type="float" office:value="-0.381551410346392" calcext:value-type="float">
            <text:p>-0.381551410346392</text:p>
          </table:table-cell>
          <table:table-cell office:value-type="float" office:value="-0.382675138387579" calcext:value-type="float">
            <text:p>-0.382675138387579</text:p>
          </table:table-cell>
          <table:table-cell office:value-type="float" office:value="-0.383559293977191" calcext:value-type="float">
            <text:p>-0.383559293977191</text:p>
          </table:table-cell>
          <table:table-cell office:value-type="float" office:value="-0.38704194948078" calcext:value-type="float">
            <text:p>-0.38704194948078</text:p>
          </table:table-cell>
          <table:table-cell office:value-type="float" office:value="-0.385485860326359" calcext:value-type="float">
            <text:p>-0.385485860326359</text:p>
          </table:table-cell>
          <table:table-cell office:value-type="float" office:value="-0.380631563660447" calcext:value-type="float">
            <text:p>-0.380631563660447</text:p>
          </table:table-cell>
          <table:table-cell office:value-type="float" office:value="-0.378019699237313" calcext:value-type="float">
            <text:p>-0.378019699237313</text:p>
          </table:table-cell>
          <table:table-cell office:value-type="float" office:value="-0.411321023455" calcext:value-type="float">
            <text:p>-0.411321023455</text:p>
          </table:table-cell>
          <table:table-cell office:value-type="float" office:value="-0.402927039977988" calcext:value-type="float">
            <text:p>-0.402927039977988</text:p>
          </table:table-cell>
          <table:table-cell office:value-type="float" office:value="-0.358988463197046" calcext:value-type="float">
            <text:p>-0.358988463197046</text:p>
          </table:table-cell>
          <table:table-cell office:value-type="float" office:value="-0.349712091678642" calcext:value-type="float">
            <text:p>-0.349712091678642</text:p>
          </table:table-cell>
          <table:table-cell office:value-type="float" office:value="-0.334336100520296" calcext:value-type="float">
            <text:p>-0.334336100520296</text:p>
          </table:table-cell>
          <table:table-cell office:value-type="float" office:value="-0.329463727767346" calcext:value-type="float">
            <text:p>-0.329463727767346</text:p>
          </table:table-cell>
          <table:table-cell office:value-type="float" office:value="-0.325256846353648" calcext:value-type="float">
            <text:p>-0.325256846353648</text:p>
          </table:table-cell>
          <table:table-cell office:value-type="float" office:value="-0.335497818153565" calcext:value-type="float">
            <text:p>-0.335497818153565</text:p>
          </table:table-cell>
          <table:table-cell office:value-type="float" office:value="-0.360285491419792" calcext:value-type="float">
            <text:p>-0.360285491419792</text:p>
          </table:table-cell>
          <table:table-cell office:value-type="float" office:value="-0.360332103443737" calcext:value-type="float">
            <text:p>-0.360332103443737</text:p>
          </table:table-cell>
          <table:table-cell office:value-type="float" office:value="-0.373774718626456" calcext:value-type="float">
            <text:p>-0.373774718626456</text:p>
          </table:table-cell>
          <table:table-cell office:value-type="float" office:value="-0.338102522245304" calcext:value-type="float">
            <text:p>-0.338102522245304</text:p>
          </table:table-cell>
          <table:table-cell office:value-type="float" office:value="-0.411057816197522" calcext:value-type="float">
            <text:p>-0.411057816197522</text:p>
          </table:table-cell>
          <table:table-cell office:value-type="float" office:value="-0.426002586737313" calcext:value-type="float">
            <text:p>-0.426002586737313</text:p>
          </table:table-cell>
          <table:table-cell office:value-type="float" office:value="-0.429346487273337" calcext:value-type="float">
            <text:p>-0.429346487273337</text:p>
          </table:table-cell>
          <table:table-cell office:value-type="float" office:value="-0.389712936603317" calcext:value-type="float">
            <text:p>-0.389712936603317</text:p>
          </table:table-cell>
          <table:table-cell office:value-type="float" office:value="-0.37163019655186" calcext:value-type="float">
            <text:p>-0.37163019655186</text:p>
          </table:table-cell>
          <table:table-cell office:value-type="float" office:value="-0.370301894657873" calcext:value-type="float">
            <text:p>-0.370301894657873</text:p>
          </table:table-cell>
          <table:table-cell office:value-type="float" office:value="-0.368299103236164" calcext:value-type="float">
            <text:p>-0.368299103236164</text:p>
          </table:table-cell>
          <table:table-cell office:value-type="float" office:value="-0.367050261587396" calcext:value-type="float">
            <text:p>-0.367050261587396</text:p>
          </table:table-cell>
          <table:table-cell office:value-type="float" office:value="-0.368647409829633" calcext:value-type="float">
            <text:p>-0.368647409829633</text:p>
          </table:table-cell>
          <table:table-cell office:value-type="float" office:value="-0.380055517480477" calcext:value-type="float">
            <text:p>-0.380055517480477</text:p>
          </table:table-cell>
          <table:table-cell office:value-type="float" office:value="-0.417544220582825" calcext:value-type="float">
            <text:p>-0.417544220582825</text:p>
          </table:table-cell>
          <table:table-cell office:value-type="float" office:value="-0.399918594933219" calcext:value-type="float">
            <text:p>-0.399918594933219</text:p>
          </table:table-cell>
          <table:table-cell office:value-type="float" office:value="-0.377433292531217" calcext:value-type="float">
            <text:p>-0.377433292531217</text:p>
          </table:table-cell>
          <table:table-cell office:value-type="float" office:value="-0.379217170949595" calcext:value-type="float">
            <text:p>-0.379217170949595</text:p>
          </table:table-cell>
          <table:table-cell office:value-type="float" office:value="-0.342161699425499" calcext:value-type="float">
            <text:p>-0.342161699425499</text:p>
          </table:table-cell>
          <table:table-cell office:value-type="float" office:value="-0.335878031997245" calcext:value-type="float">
            <text:p>-0.335878031997245</text:p>
          </table:table-cell>
          <table:table-cell office:value-type="float" office:value="-0.361593127945071" calcext:value-type="float">
            <text:p>-0.361593127945071</text:p>
          </table:table-cell>
          <table:table-cell office:value-type="float" office:value="-0.339211562372739" calcext:value-type="float">
            <text:p>-0.339211562372739</text:p>
          </table:table-cell>
          <table:table-cell office:value-type="float" office:value="-0.34963962662271" calcext:value-type="float">
            <text:p>-0.34963962662271</text:p>
          </table:table-cell>
          <table:table-cell office:value-type="float" office:value="-0.34708411896977" calcext:value-type="float">
            <text:p>-0.34708411896977</text:p>
          </table:table-cell>
          <table:table-cell office:value-type="float" office:value="-0.357430886787599" calcext:value-type="float">
            <text:p>-0.357430886787599</text:p>
          </table:table-cell>
          <table:table-cell office:value-type="float" office:value="-0.360443563185847" calcext:value-type="float">
            <text:p>-0.360443563185847</text:p>
          </table:table-cell>
          <table:table-cell office:value-type="float" office:value="-0.365843557639137" calcext:value-type="float">
            <text:p>-0.365843557639137</text:p>
          </table:table-cell>
          <table:table-cell office:value-type="float" office:value="-0.361689470882275" calcext:value-type="float">
            <text:p>-0.361689470882275</text:p>
          </table:table-cell>
          <table:table-cell office:value-type="float" office:value="-0.361615779355174" calcext:value-type="float">
            <text:p>-0.361615779355174</text:p>
          </table:table-cell>
          <table:table-cell office:value-type="float" office:value="-0.356964573335826" calcext:value-type="float">
            <text:p>-0.356964573335826</text:p>
          </table:table-cell>
          <table:table-cell office:value-type="float" office:value="-0.356192025333332" calcext:value-type="float">
            <text:p>-0.356192025333332</text:p>
          </table:table-cell>
          <table:table-cell office:value-type="float" office:value="-0.353015218894958" calcext:value-type="float">
            <text:p>-0.353015218894958</text:p>
          </table:table-cell>
          <table:table-cell office:value-type="float" office:value="-0.352265891978445" calcext:value-type="float">
            <text:p>-0.352265891978445</text:p>
          </table:table-cell>
          <table:table-cell office:value-type="float" office:value="-0.351655031373609" calcext:value-type="float">
            <text:p>-0.351655031373609</text:p>
          </table:table-cell>
          <table:table-cell office:value-type="float" office:value="-0.35000081631312" calcext:value-type="float">
            <text:p>-0.35000081631312</text:p>
          </table:table-cell>
          <table:table-cell office:value-type="float" office:value="-0.349691040017994" calcext:value-type="float">
            <text:p>-0.349691040017994</text:p>
          </table:table-cell>
          <table:table-cell office:value-type="float" office:value="-0.348187041736654" calcext:value-type="float">
            <text:p>-0.348187041736654</text:p>
          </table:table-cell>
          <table:table-cell office:value-type="float" office:value="-0.346760669914817" calcext:value-type="float">
            <text:p>-0.346760669914817</text:p>
          </table:table-cell>
          <table:table-cell office:value-type="float" office:value="-0.346657335776823" calcext:value-type="float">
            <text:p>-0.346657335776823</text:p>
          </table:table-cell>
          <table:table-cell office:value-type="float" office:value="-0.347402727582529" calcext:value-type="float">
            <text:p>-0.347402727582529</text:p>
          </table:table-cell>
          <table:table-cell office:value-type="float" office:value="-0.348114938370072" calcext:value-type="float">
            <text:p>-0.348114938370072</text:p>
          </table:table-cell>
          <table:table-cell office:value-type="float" office:value="-0.346785147029403" calcext:value-type="float">
            <text:p>-0.346785147029403</text:p>
          </table:table-cell>
          <table:table-cell office:value-type="float" office:value="-0.346241657751446" calcext:value-type="float">
            <text:p>-0.346241657751446</text:p>
          </table:table-cell>
          <table:table-cell office:value-type="float" office:value="-0.345755122397073" calcext:value-type="float">
            <text:p>-0.345755122397073</text:p>
          </table:table-cell>
          <table:table-cell office:value-type="float" office:value="-0.345878421941001" calcext:value-type="float">
            <text:p>-0.345878421941001</text:p>
          </table:table-cell>
          <table:table-cell office:value-type="float" office:value="-0.345542648980507" calcext:value-type="float">
            <text:p>-0.345542648980507</text:p>
          </table:table-cell>
          <table:table-cell office:value-type="float" office:value="-0.345748431496036" calcext:value-type="float">
            <text:p>-0.345748431496036</text:p>
          </table:table-cell>
          <table:table-cell office:value-type="float" office:value="-0.346044812295108" calcext:value-type="float">
            <text:p>-0.346044812295108</text:p>
          </table:table-cell>
          <table:table-cell office:value-type="float" office:value="-0.345030343443923" calcext:value-type="float">
            <text:p>-0.345030343443923</text:p>
          </table:table-cell>
          <table:table-cell office:value-type="float" office:value="-0.345316230438187" calcext:value-type="float">
            <text:p>-0.345316230438187</text:p>
          </table:table-cell>
          <table:table-cell office:value-type="float" office:value="-0.34486215120241" calcext:value-type="float">
            <text:p>-0.34486215120241</text:p>
          </table:table-cell>
          <table:table-cell office:value-type="float" office:value="-0.344885778155853" calcext:value-type="float">
            <text:p>-0.344885778155853</text:p>
          </table:table-cell>
          <table:table-cell office:value-type="float" office:value="-0.345316524427329" calcext:value-type="float">
            <text:p>-0.345316524427329</text:p>
          </table:table-cell>
          <table:table-cell office:value-type="float" office:value="-0.345090290500683" calcext:value-type="float">
            <text:p>-0.345090290500683</text:p>
          </table:table-cell>
          <table:table-cell office:value-type="float" office:value="-0.345341716429597" calcext:value-type="float">
            <text:p>-0.345341716429597</text:p>
          </table:table-cell>
          <table:table-cell office:value-type="float" office:value="-0.345281650195611" calcext:value-type="float">
            <text:p>-0.345281650195611</text:p>
          </table:table-cell>
          <table:table-cell office:value-type="float" office:value="-0.345365562133862" calcext:value-type="float">
            <text:p>-0.345365562133862</text:p>
          </table:table-cell>
          <table:table-cell office:value-type="float" office:value="-0.345351429236499" calcext:value-type="float">
            <text:p>-0.345351429236499</text:p>
          </table:table-cell>
          <table:table-cell office:value-type="float" office:value="-0.345716354982348" calcext:value-type="float">
            <text:p>-0.345716354982348</text:p>
          </table:table-cell>
          <table:table-cell office:value-type="float" office:value="-0.345107755384312" calcext:value-type="float">
            <text:p>-0.345107755384312</text:p>
          </table:table-cell>
          <table:table-cell office:value-type="float" office:value="-0.345442783893684" calcext:value-type="float">
            <text:p>-0.345442783893684</text:p>
          </table:table-cell>
          <table:table-cell office:value-type="float" office:value="-0.344674001828935" calcext:value-type="float">
            <text:p>-0.344674001828935</text:p>
          </table:table-cell>
          <table:table-cell office:value-type="float" office:value="-0.345318545419848" calcext:value-type="float">
            <text:p>-0.345318545419848</text:p>
          </table:table-cell>
          <table:table-cell office:value-type="float" office:value="-0.345227117708759" calcext:value-type="float">
            <text:p>-0.345227117708759</text:p>
          </table:table-cell>
          <table:table-cell office:value-type="float" office:value="-0.345597023425814" calcext:value-type="float">
            <text:p>-0.345597023425814</text:p>
          </table:table-cell>
          <table:table-cell office:value-type="float" office:value="-0.345300017012782" calcext:value-type="float">
            <text:p>-0.345300017012782</text:p>
          </table:table-cell>
          <table:table-cell office:value-type="float" office:value="-0.345176137058471" calcext:value-type="float">
            <text:p>-0.345176137058471</text:p>
          </table:table-cell>
          <table:table-cell office:value-type="float" office:value="-0.344789779528147" calcext:value-type="float">
            <text:p>-0.344789779528147</text:p>
          </table:table-cell>
          <table:table-cell office:value-type="float" office:value="-0.34517070565217" calcext:value-type="float">
            <text:p>-0.34517070565217</text:p>
          </table:table-cell>
          <table:table-cell office:value-type="float" office:value="-0.344878077701474" calcext:value-type="float">
            <text:p>-0.344878077701474</text:p>
          </table:table-cell>
          <table:table-cell office:value-type="float" office:value="-0.345439783585888" calcext:value-type="float">
            <text:p>-0.345439783585888</text:p>
          </table:table-cell>
          <table:table-cell office:value-type="float" office:value="-0.345294236711619" calcext:value-type="float">
            <text:p>-0.345294236711619</text:p>
          </table:table-cell>
          <table:table-cell office:value-type="float" office:value="-0.344959624127634" calcext:value-type="float">
            <text:p>-0.344959624127634</text:p>
          </table:table-cell>
          <table:table-cell office:value-type="float" office:value="-0.344854118433259" calcext:value-type="float">
            <text:p>-0.344854118433259</text:p>
          </table:table-cell>
          <table:table-cell office:value-type="float" office:value="-0.344913552607166" calcext:value-type="float">
            <text:p>-0.344913552607166</text:p>
          </table:table-cell>
          <table:table-cell office:value-type="float" office:value="-0.344773991888795" calcext:value-type="float">
            <text:p>-0.344773991888795</text:p>
          </table:table-cell>
          <table:table-cell office:value-type="float" office:value="-0.345047841107854" calcext:value-type="float">
            <text:p>-0.345047841107854</text:p>
          </table:table-cell>
          <table:table-cell office:value-type="float" office:value="-0.345016818938681" calcext:value-type="float">
            <text:p>-0.345016818938681</text:p>
          </table:table-cell>
          <table:table-cell office:value-type="float" office:value="-0.3447443313219" calcext:value-type="float">
            <text:p>-0.3447443313219</text:p>
          </table:table-cell>
          <table:table-cell office:value-type="float" office:value="-0.345257846756187" calcext:value-type="float">
            <text:p>-0.345257846756187</text:p>
          </table:table-cell>
          <table:table-cell office:value-type="float" office:value="-0.344892762147035" calcext:value-type="float">
            <text:p>-0.344892762147035</text:p>
          </table:table-cell>
          <table:table-cell office:value-type="float" office:value="-0.34456728179544" calcext:value-type="float">
            <text:p>-0.34456728179544</text:p>
          </table:table-cell>
          <table:table-cell office:value-type="float" office:value="-0.34537029504994" calcext:value-type="float">
            <text:p>-0.34537029504994</text:p>
          </table:table-cell>
          <table:table-cell office:value-type="float" office:value="-0.345422899895879" calcext:value-type="float">
            <text:p>-0.345422899895879</text:p>
          </table:table-cell>
          <table:table-cell office:value-type="float" office:value="-0.344952491167427" calcext:value-type="float">
            <text:p>-0.344952491167427</text:p>
          </table:table-cell>
          <table:table-cell office:value-type="float" office:value="-0.345029687175085" calcext:value-type="float">
            <text:p>-0.345029687175085</text:p>
          </table:table-cell>
          <table:table-cell office:value-type="float" office:value="-0.345288712477522" calcext:value-type="float">
            <text:p>-0.345288712477522</text:p>
          </table:table-cell>
          <table:table-cell office:value-type="float" office:value="-0.345005790043312" calcext:value-type="float">
            <text:p>-0.345005790043312</text:p>
          </table:table-cell>
          <table:table-cell office:value-type="float" office:value="-0.345097144272385" calcext:value-type="float">
            <text:p>-0.345097144272385</text:p>
          </table:table-cell>
          <table:table-cell office:value-type="float" office:value="-0.344499606550094" calcext:value-type="float">
            <text:p>-0.344499606550094</text:p>
          </table:table-cell>
          <table:table-cell office:value-type="float" office:value="-0.345167255812224" calcext:value-type="float">
            <text:p>-0.345167255812224</text:p>
          </table:table-cell>
          <table:table-cell office:value-type="float" office:value="-0.344880155201966" calcext:value-type="float">
            <text:p>-0.344880155201966</text:p>
          </table:table-cell>
          <table:table-cell office:value-type="float" office:value="-0.344731623953964" calcext:value-type="float">
            <text:p>-0.344731623953964</text:p>
          </table:table-cell>
          <table:table-cell office:value-type="float" office:value="-0.345126640667909" calcext:value-type="float">
            <text:p>-0.345126640667909</text:p>
          </table:table-cell>
          <table:table-cell office:value-type="float" office:value="-0.344910936018908" calcext:value-type="float">
            <text:p>-0.344910936018908</text:p>
          </table:table-cell>
          <table:table-cell office:value-type="float" office:value="-0.345184742182088" calcext:value-type="float">
            <text:p>-0.345184742182088</text:p>
          </table:table-cell>
          <table:table-cell office:value-type="float" office:value="-0.344812662334329" calcext:value-type="float">
            <text:p>-0.344812662334329</text:p>
          </table:table-cell>
          <table:table-cell office:value-type="float" office:value="-0.34515907815169" calcext:value-type="float">
            <text:p>-0.34515907815169</text:p>
          </table:table-cell>
          <table:table-cell office:value-type="float" office:value="-0.345051958208358" calcext:value-type="float">
            <text:p>-0.345051958208358</text:p>
          </table:table-cell>
          <table:table-cell office:value-type="float" office:value="-0.344496754847309" calcext:value-type="float">
            <text:p>-0.344496754847309</text:p>
          </table:table-cell>
          <table:table-cell office:value-type="float" office:value="-0.344240567804371" calcext:value-type="float">
            <text:p>-0.344240567804371</text:p>
          </table:table-cell>
          <table:table-cell office:value-type="float" office:value="-0.345044554166956" calcext:value-type="float">
            <text:p>-0.345044554166956</text:p>
          </table:table-cell>
          <table:table-cell office:value-type="float" office:value="-0.34506426982294" calcext:value-type="float">
            <text:p>-0.34506426982294</text:p>
          </table:table-cell>
          <table:table-cell office:value-type="float" office:value="-0.344519304541433" calcext:value-type="float">
            <text:p>-0.344519304541433</text:p>
          </table:table-cell>
          <table:table-cell office:value-type="float" office:value="-0.344514885870089" calcext:value-type="float">
            <text:p>-0.344514885870089</text:p>
          </table:table-cell>
          <table:table-cell office:value-type="float" office:value="-0.345036601962724" calcext:value-type="float">
            <text:p>-0.345036601962724</text:p>
          </table:table-cell>
          <table:table-cell office:value-type="float" office:value="-0.34497481656938" calcext:value-type="float">
            <text:p>-0.34497481656938</text:p>
          </table:table-cell>
          <table:table-cell office:value-type="float" office:value="-0.34458535293489" calcext:value-type="float">
            <text:p>-0.34458535293489</text:p>
          </table:table-cell>
          <table:table-cell office:value-type="float" office:value="-0.344486933949687" calcext:value-type="float">
            <text:p>-0.344486933949687</text:p>
          </table:table-cell>
          <table:table-cell office:value-type="float" office:value="-0.344789550752578" calcext:value-type="float">
            <text:p>-0.344789550752578</text:p>
          </table:table-cell>
          <table:table-cell office:value-type="float" office:value="-0.344788382435555" calcext:value-type="float">
            <text:p>-0.344788382435555</text:p>
          </table:table-cell>
          <table:table-cell office:value-type="float" office:value="-0.345254811021423" calcext:value-type="float">
            <text:p>-0.345254811021423</text:p>
          </table:table-cell>
          <table:table-cell office:value-type="float" office:value="-0.344972196921921" calcext:value-type="float">
            <text:p>-0.344972196921921</text:p>
          </table:table-cell>
          <table:table-cell office:value-type="float" office:value="-0.345308360583909" calcext:value-type="float">
            <text:p>-0.345308360583909</text:p>
          </table:table-cell>
          <table:table-cell office:value-type="float" office:value="-0.345080906411958" calcext:value-type="float">
            <text:p>-0.345080906411958</text:p>
          </table:table-cell>
          <table:table-cell office:value-type="float" office:value="-0.344850060270114" calcext:value-type="float">
            <text:p>-0.344850060270114</text:p>
          </table:table-cell>
          <table:table-cell office:value-type="float" office:value="-0.344681216938815" calcext:value-type="float">
            <text:p>-0.344681216938815</text:p>
          </table:table-cell>
          <table:table-cell office:value-type="float" office:value="-0.344832983813802" calcext:value-type="float">
            <text:p>-0.344832983813802</text:p>
          </table:table-cell>
          <table:table-cell office:value-type="float" office:value="-0.344763809482036" calcext:value-type="float">
            <text:p>-0.344763809482036</text:p>
          </table:table-cell>
          <table:table-cell office:value-type="float" office:value="-0.345125652832996" calcext:value-type="float">
            <text:p>-0.345125652832996</text:p>
          </table:table-cell>
          <table:table-cell office:value-type="float" office:value="-0.345236259732133" calcext:value-type="float">
            <text:p>-0.345236259732133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39430900903914" calcext:value-type="float">
            <text:p>3.9430900903914E-05</text:p>
          </table:table-cell>
          <table:table-cell office:value-type="float" office:value="0.0000043063841805302" calcext:value-type="float">
            <text:p>4.3063841805302E-06</text:p>
          </table:table-cell>
          <table:table-cell office:value-type="float" office:value="-0.00000344258208245796" calcext:value-type="float">
            <text:p>-3.44258208245796E-06</text:p>
          </table:table-cell>
          <table:table-cell office:value-type="float" office:value="-0.0000409511158417364" calcext:value-type="float">
            <text:p>-4.09511158417364E-05</text:p>
          </table:table-cell>
          <table:table-cell office:value-type="float" office:value="0.00000324767834969375" calcext:value-type="float">
            <text:p>3.24767834969375E-06</text:p>
          </table:table-cell>
          <table:table-cell office:value-type="float" office:value="0.00000334912463134662" calcext:value-type="float">
            <text:p>3.34912463134662E-06</text:p>
          </table:table-cell>
          <table:table-cell office:value-type="float" office:value="0.0000210674398786748" calcext:value-type="float">
            <text:p>2.10674398786748E-05</text:p>
          </table:table-cell>
          <table:table-cell office:value-type="float" office:value="-0.00000633387780296646" calcext:value-type="float">
            <text:p>-6.33387780296646E-06</text:p>
          </table:table-cell>
          <table:table-cell office:value-type="float" office:value="0.000000982298684226723" calcext:value-type="float">
            <text:p>9.82298684226723E-07</text:p>
          </table:table-cell>
          <table:table-cell office:value-type="float" office:value="-0.00000419819055919035" calcext:value-type="float">
            <text:p>-4.19819055919035E-06</text:p>
          </table:table-cell>
          <table:table-cell office:value-type="float" office:value="-0.0000212246838559582" calcext:value-type="float">
            <text:p>-2.12246838559582E-05</text:p>
          </table:table-cell>
          <table:table-cell office:value-type="float" office:value="0.0000309819448818249" calcext:value-type="float">
            <text:p>3.09819448818249E-05</text:p>
          </table:table-cell>
          <table:table-cell office:value-type="float" office:value="0.00000803268130128432" calcext:value-type="float">
            <text:p>8.03268130128432E-06</text:p>
          </table:table-cell>
          <table:table-cell office:value-type="float" office:value="-0.0000213458940525602" calcext:value-type="float">
            <text:p>-2.13458940525602E-05</text:p>
          </table:table-cell>
          <table:table-cell office:value-type="float" office:value="0.000000739148580841675" calcext:value-type="float">
            <text:p>7.39148580841675E-07</text:p>
          </table:table-cell>
          <table:table-cell office:value-type="float" office:value="0.00000655846830910356" calcext:value-type="float">
            <text:p>6.55846830910356E-06</text:p>
          </table:table-cell>
          <table:table-cell office:value-type="float" office:value="0.00000922821050963751" calcext:value-type="float">
            <text:p>9.22821050963751E-06</text:p>
          </table:table-cell>
          <table:table-cell office:value-type="float" office:value="-0.0000156849789316182" calcext:value-type="float">
            <text:p>-1.56849789316182E-05</text:p>
          </table:table-cell>
          <table:table-cell office:value-type="float" office:value="-0.00000111895811782947" calcext:value-type="float">
            <text:p>-1.11895811782947E-06</text:p>
          </table:table-cell>
          <table:table-cell office:value-type="float" office:value="-0.00000857768849460427" calcext:value-type="float">
            <text:p>-8.57768849460427E-06</text:p>
          </table:table-cell>
          <table:table-cell office:value-type="float" office:value="0.0000249480188923568" calcext:value-type="float">
            <text:p>2.49480188923568E-05</text:p>
          </table:table-cell>
          <table:table-cell office:value-type="float" office:value="-0.0000167936559388182" calcext:value-type="float">
            <text:p>-1.67936559388182E-05</text:p>
          </table:table-cell>
          <table:table-cell office:value-type="float" office:value="0.00000543754815962583" calcext:value-type="float">
            <text:p>5.43754815962583E-06</text:p>
          </table:table-cell>
          <table:table-cell office:value-type="float" office:value="0.0000164697798518132" calcext:value-type="float">
            <text:p>1.64697798518132E-05</text:p>
          </table:table-cell>
          <table:table-cell office:value-type="float" office:value="0.00000522285862047944" calcext:value-type="float">
            <text:p>5.22285862047944E-06</text:p>
          </table:table-cell>
          <table:table-cell office:value-type="float" office:value="-0.0000277471939395535" calcext:value-type="float">
            <text:p>-2.77471939395535E-05</text:p>
          </table:table-cell>
          <table:table-cell office:value-type="float" office:value="0.0000250960757218199" calcext:value-type="float">
            <text:p>2.50960757218199E-05</text:p>
          </table:table-cell>
          <table:table-cell office:value-type="float" office:value="-0.0000250697362074725" calcext:value-type="float">
            <text:p>-2.50697362074725E-05</text:p>
          </table:table-cell>
          <table:table-cell office:value-type="float" office:value="0.0000036382594453821" calcext:value-type="float">
            <text:p>3.6382594453821E-06</text:p>
          </table:table-cell>
          <table:table-cell office:value-type="float" office:value="0.00000248418901749314" calcext:value-type="float">
            <text:p>2.48418901749314E-06</text:p>
          </table:table-cell>
          <table:table-cell office:value-type="float" office:value="-0.0000184478476301098" calcext:value-type="float">
            <text:p>-1.84478476301098E-05</text:p>
          </table:table-cell>
          <table:table-cell office:value-type="float" office:value="0.0000213410655467983" calcext:value-type="float">
            <text:p>2.13410655467983E-05</text:p>
          </table:table-cell>
          <table:table-cell office:value-type="float" office:value="-0.0000110122166780968" calcext:value-type="float">
            <text:p>-1.10122166780968E-05</text:p>
          </table:table-cell>
          <table:table-cell office:value-type="float" office:value="-0.00000249426849596723" calcext:value-type="float">
            <text:p>-2.49426849596723E-06</text:p>
          </table:table-cell>
          <table:table-cell office:value-type="float" office:value="0.00000589042156656783" calcext:value-type="float">
            <text:p>5.89042156656783E-06</text:p>
          </table:table-cell>
          <table:table-cell office:value-type="float" office:value="0.00000275801434090894" calcext:value-type="float">
            <text:p>2.75801434090894E-06</text:p>
          </table:table-cell>
          <table:table-cell office:value-type="float" office:value="0.0000130347121040653" calcext:value-type="float">
            <text:p>1.30347121040653E-05</text:p>
          </table:table-cell>
          <table:table-cell office:value-type="float" office:value="0.0000171424421415156" calcext:value-type="float">
            <text:p>1.71424421415156E-05</text:p>
          </table:table-cell>
          <table:table-cell office:value-type="float" office:value="-0.0000502393928200617" calcext:value-type="float">
            <text:p>-5.02393928200617E-05</text:p>
          </table:table-cell>
          <table:table-cell office:value-type="float" office:value="-0.00000875834924124463" calcext:value-type="float">
            <text:p>-8.75834924124463E-06</text:p>
          </table:table-cell>
          <table:table-cell office:value-type="float" office:value="0.0000125432116634405" calcext:value-type="float">
            <text:p>1.25432116634405E-05</text:p>
          </table:table-cell>
          <table:table-cell office:value-type="float" office:value="0.0000244683234131848" calcext:value-type="float">
            <text:p>2.44683234131848E-05</text:p>
          </table:table-cell>
          <table:table-cell office:value-type="float" office:value="-0.0000173361231982083" calcext:value-type="float">
            <text:p>-1.73361231982083E-05</text:p>
          </table:table-cell>
          <table:table-cell office:value-type="float" office:value="-0.0000154920459502494" calcext:value-type="float">
            <text:p>-1.54920459502494E-05</text:p>
          </table:table-cell>
          <table:table-cell office:value-type="float" office:value="0.0000894198040400362" calcext:value-type="float">
            <text:p>8.94198040400362E-05</text:p>
          </table:table-cell>
          <table:table-cell office:value-type="float" office:value="-0.0000808345752918438" calcext:value-type="float">
            <text:p>-8.08345752918438E-05</text:p>
          </table:table-cell>
          <table:table-cell office:value-type="float" office:value="0.0000249767982146709" calcext:value-type="float">
            <text:p>2.49767982146709E-05</text:p>
          </table:table-cell>
          <table:table-cell office:value-type="float" office:value="0.000058703359180623" calcext:value-type="float">
            <text:p>5.8703359180623E-05</text:p>
          </table:table-cell>
          <table:table-cell office:value-type="float" office:value="-0.0000663321444218101" calcext:value-type="float">
            <text:p>-6.63321444218101E-05</text:p>
          </table:table-cell>
          <table:table-cell office:value-type="float" office:value="-0.0000857993742272023" calcext:value-type="float">
            <text:p>-8.57993742272023E-05</text:p>
          </table:table-cell>
          <table:table-cell office:value-type="float" office:value="0.00000557599348122162" calcext:value-type="float">
            <text:p>5.57599348122162E-06</text:p>
          </table:table-cell>
          <table:table-cell office:value-type="float" office:value="-0.0000310120418459125" calcext:value-type="float">
            <text:p>-3.10120418459125E-05</text:p>
          </table:table-cell>
          <table:table-cell office:value-type="float" office:value="-0.000725497158830801" calcext:value-type="float">
            <text:p>-0.000725497158831</text:p>
          </table:table-cell>
          <table:table-cell office:value-type="float" office:value="-0.000645104852855294" calcext:value-type="float">
            <text:p>-0.000645104852855</text:p>
          </table:table-cell>
          <table:table-cell office:value-type="float" office:value="-0.000697511763547765" calcext:value-type="float">
            <text:p>-0.000697511763548</text:p>
          </table:table-cell>
          <table:table-cell office:value-type="float" office:value="-0.000798740051394409" calcext:value-type="float">
            <text:p>-0.000798740051394</text:p>
          </table:table-cell>
          <table:table-cell office:value-type="float" office:value="-0.00094669638243261" calcext:value-type="float">
            <text:p>-0.000946696382433</text:p>
          </table:table-cell>
          <table:table-cell office:value-type="float" office:value="0.000050232583973131" calcext:value-type="float">
            <text:p>5.0232583973131E-05</text:p>
          </table:table-cell>
          <table:table-cell office:value-type="float" office:value="0.000223224433778146" calcext:value-type="float">
            <text:p>0.000223224433778</text:p>
          </table:table-cell>
          <table:table-cell office:value-type="float" office:value="-0.000374720105149939" calcext:value-type="float">
            <text:p>-0.00037472010515</text:p>
          </table:table-cell>
          <table:table-cell office:value-type="float" office:value="-0.000947070078329615" calcext:value-type="float">
            <text:p>-0.00094707007833</text:p>
          </table:table-cell>
          <table:table-cell office:value-type="float" office:value="0.000625388992074593" calcext:value-type="float">
            <text:p>0.000625388992075</text:p>
          </table:table-cell>
          <table:table-cell office:value-type="float" office:value="0.0333331348279818" calcext:value-type="float">
            <text:p>0.033333134827982</text:p>
          </table:table-cell>
          <table:table-cell office:value-type="float" office:value="0.0073028668186223" calcext:value-type="float">
            <text:p>0.007302866818622</text:p>
          </table:table-cell>
          <table:table-cell office:value-type="float" office:value="-0.000679261890560334" calcext:value-type="float">
            <text:p>-0.00067926189056</text:p>
          </table:table-cell>
          <table:table-cell office:value-type="float" office:value="-0.00262880556358613" calcext:value-type="float">
            <text:p>-0.002628805563586</text:p>
          </table:table-cell>
          <table:table-cell office:value-type="float" office:value="-0.00427874690015317" calcext:value-type="float">
            <text:p>-0.004278746900153</text:p>
          </table:table-cell>
          <table:table-cell office:value-type="float" office:value="-0.0305031490588917" calcext:value-type="float">
            <text:p>-0.030503149058892</text:p>
          </table:table-cell>
          <table:table-cell office:value-type="float" office:value="-0.00248220411656358" calcext:value-type="float">
            <text:p>-0.002482204116564</text:p>
          </table:table-cell>
          <table:table-cell office:value-type="float" office:value="-0.00073524130999153" calcext:value-type="float">
            <text:p>-0.000735241309992</text:p>
          </table:table-cell>
          <table:table-cell office:value-type="float" office:value="0.000123700289795248" calcext:value-type="float">
            <text:p>0.000123700289795</text:p>
          </table:table-cell>
          <table:table-cell office:value-type="float" office:value="-0.00047311952912249" calcext:value-type="float">
            <text:p>-0.000473119529122</text:p>
          </table:table-cell>
          <table:table-cell office:value-type="float" office:value="-0.000588355687233422" calcext:value-type="float">
            <text:p>-0.000588355687233</text:p>
          </table:table-cell>
          <table:table-cell office:value-type="float" office:value="-0.00116257228760053" calcext:value-type="float">
            <text:p>-0.001162572287601</text:p>
          </table:table-cell>
          <table:table-cell office:value-type="float" office:value="-0.00329790826412041" calcext:value-type="float">
            <text:p>-0.00329790826412</text:p>
          </table:table-cell>
          <table:table-cell office:value-type="float" office:value="-0.00141425116120447" calcext:value-type="float">
            <text:p>-0.001414251161204</text:p>
          </table:table-cell>
          <table:table-cell office:value-type="float" office:value="-0.000716021421080626" calcext:value-type="float">
            <text:p>-0.000716021421081</text:p>
          </table:table-cell>
          <table:table-cell office:value-type="float" office:value="0.000602961171082883" calcext:value-type="float">
            <text:p>0.000602961171083</text:p>
          </table:table-cell>
          <table:table-cell office:value-type="float" office:value="0.0307024118979582" calcext:value-type="float">
            <text:p>0.030702411897958</text:p>
          </table:table-cell>
          <table:table-cell office:value-type="float" office:value="-0.0221232875121423" calcext:value-type="float">
            <text:p>-0.022123287512142</text:p>
          </table:table-cell>
          <table:table-cell office:value-type="float" office:value="0.00101211899151221" calcext:value-type="float">
            <text:p>0.001012118991512</text:p>
          </table:table-cell>
          <table:table-cell office:value-type="float" office:value="0.000399881908932864" calcext:value-type="float">
            <text:p>0.000399881908933</text:p>
          </table:table-cell>
          <table:table-cell office:value-type="float" office:value="-0.000406714983397338" calcext:value-type="float">
            <text:p>-0.000406714983397</text:p>
          </table:table-cell>
          <table:table-cell office:value-type="float" office:value="-0.00212139730653355" calcext:value-type="float">
            <text:p>-0.002121397306534</text:p>
          </table:table-cell>
          <table:table-cell office:value-type="float" office:value="-0.00281388088601126" calcext:value-type="float">
            <text:p>-0.002813880886011</text:p>
          </table:table-cell>
          <table:table-cell office:value-type="float" office:value="0.0369262122240801" calcext:value-type="float">
            <text:p>0.03692621222408</text:p>
          </table:table-cell>
          <table:table-cell office:value-type="float" office:value="0.000555117938165595" calcext:value-type="float">
            <text:p>0.000555117938166</text:p>
          </table:table-cell>
          <table:table-cell office:value-type="float" office:value="-0.00160399736858668" calcext:value-type="float">
            <text:p>-0.001603997368587</text:p>
          </table:table-cell>
          <table:table-cell office:value-type="float" office:value="-0.000976548510431718" calcext:value-type="float">
            <text:p>-0.000976548510432</text:p>
          </table:table-cell>
          <table:table-cell office:value-type="float" office:value="0.00210946695253195" calcext:value-type="float">
            <text:p>0.002109466952532</text:p>
          </table:table-cell>
          <table:table-cell office:value-type="float" office:value="-0.00077621793942706" calcext:value-type="float">
            <text:p>-0.000776217939427</text:p>
          </table:table-cell>
          <table:table-cell office:value-type="float" office:value="-0.00663544829656027" calcext:value-type="float">
            <text:p>-0.00663544829656</text:p>
          </table:table-cell>
          <table:table-cell office:value-type="float" office:value="-0.0281965985092055" calcext:value-type="float">
            <text:p>-0.028196598509206</text:p>
          </table:table-cell>
          <table:table-cell office:value-type="float" office:value="-0.00000456515067581709" calcext:value-type="float">
            <text:p>-4.56515067581709E-06</text:p>
          </table:table-cell>
          <table:table-cell office:value-type="float" office:value="0.000534432763634796" calcext:value-type="float">
            <text:p>0.000534432763635</text:p>
          </table:table-cell>
          <table:table-cell office:value-type="float" office:value="0.0010267890968394" calcext:value-type="float">
            <text:p>0.001026789096839</text:p>
          </table:table-cell>
          <table:table-cell office:value-type="float" office:value="0.000785674716259954" calcext:value-type="float">
            <text:p>0.00078567471626</text:p>
          </table:table-cell>
          <table:table-cell office:value-type="float" office:value="-0.000587581895667488" calcext:value-type="float">
            <text:p>-0.000587581895667</text:p>
          </table:table-cell>
          <table:table-cell office:value-type="float" office:value="-0.000596158143516212" calcext:value-type="float">
            <text:p>-0.000596158143516</text:p>
          </table:table-cell>
          <table:table-cell office:value-type="float" office:value="-0.0019197950055298" calcext:value-type="float">
            <text:p>-0.00191979500553</text:p>
          </table:table-cell>
          <table:table-cell office:value-type="float" office:value="-0.00181138143150184" calcext:value-type="float">
            <text:p>-0.001811381431502</text:p>
          </table:table-cell>
          <table:table-cell office:value-type="float" office:value="-0.00260916170661624" calcext:value-type="float">
            <text:p>-0.002609161706616</text:p>
          </table:table-cell>
          <table:table-cell office:value-type="float" office:value="0.0265871638265143" calcext:value-type="float">
            <text:p>0.026587163826514</text:p>
          </table:table-cell>
          <table:table-cell office:value-type="float" office:value="-0.0210441652642009" calcext:value-type="float">
            <text:p>-0.021044165264201</text:p>
          </table:table-cell>
          <table:table-cell office:value-type="float" office:value="-0.0043257490640789" calcext:value-type="float">
            <text:p>-0.004325749064079</text:p>
          </table:table-cell>
          <table:table-cell office:value-type="float" office:value="0.00635479005331613" calcext:value-type="float">
            <text:p>0.006354790053316</text:p>
          </table:table-cell>
          <table:table-cell office:value-type="float" office:value="-0.000181300876266111" calcext:value-type="float">
            <text:p>-0.000181300876266</text:p>
          </table:table-cell>
          <table:table-cell office:value-type="float" office:value="-0.0000477806737183006" calcext:value-type="float">
            <text:p>-4.77806737183006E-05</text:p>
          </table:table-cell>
          <table:table-cell office:value-type="float" office:value="-0.00265143845684052" calcext:value-type="float">
            <text:p>-0.002651438456841</text:p>
          </table:table-cell>
          <table:table-cell office:value-type="float" office:value="-0.00759037920493383" calcext:value-type="float">
            <text:p>-0.007590379204934</text:p>
          </table:table-cell>
          <table:table-cell office:value-type="float" office:value="-0.00125720165622734" calcext:value-type="float">
            <text:p>-0.001257201656227</text:p>
          </table:table-cell>
          <table:table-cell office:value-type="float" office:value="0.0127581251685358" calcext:value-type="float">
            <text:p>0.012758125168536</text:p>
          </table:table-cell>
          <table:table-cell office:value-type="float" office:value="0.016062794937901" calcext:value-type="float">
            <text:p>0.016062794937901</text:p>
          </table:table-cell>
          <table:table-cell office:value-type="float" office:value="0.0172315778707391" calcext:value-type="float">
            <text:p>0.017231577870739</text:p>
          </table:table-cell>
          <table:table-cell office:value-type="float" office:value="0.000735878500389253" calcext:value-type="float">
            <text:p>0.000735878500389</text:p>
          </table:table-cell>
          <table:table-cell office:value-type="float" office:value="-0.00141929451904366" calcext:value-type="float">
            <text:p>-0.001419294519044</text:p>
          </table:table-cell>
          <table:table-cell office:value-type="float" office:value="0.00136090313709597" calcext:value-type="float">
            <text:p>0.001360903137096</text:p>
          </table:table-cell>
          <table:table-cell office:value-type="float" office:value="0.000413704491427636" calcext:value-type="float">
            <text:p>0.000413704491428</text:p>
          </table:table-cell>
          <table:table-cell office:value-type="float" office:value="-0.000462365984684077" calcext:value-type="float">
            <text:p>-0.000462365984684</text:p>
          </table:table-cell>
          <table:table-cell office:value-type="float" office:value="-0.00523192909464554" calcext:value-type="float">
            <text:p>-0.005231929094646</text:p>
          </table:table-cell>
          <table:table-cell office:value-type="float" office:value="-0.0325576881736144" calcext:value-type="float">
            <text:p>-0.032557688173614</text:p>
          </table:table-cell>
          <table:table-cell office:value-type="float" office:value="0.0000825149876019227" calcext:value-type="float">
            <text:p>8.25149876019227E-05</text:p>
          </table:table-cell>
          <table:table-cell office:value-type="float" office:value="0.0000979878932508282" calcext:value-type="float">
            <text:p>9.79878932508282E-05</text:p>
          </table:table-cell>
          <table:table-cell office:value-type="float" office:value="0.000395123688362808" calcext:value-type="float">
            <text:p>0.000395123688363</text:p>
          </table:table-cell>
          <table:table-cell office:value-type="float" office:value="0.000108998983957331" calcext:value-type="float">
            <text:p>0.000108998983957</text:p>
          </table:table-cell>
          <table:table-cell office:value-type="float" office:value="-0.000873468773113839" calcext:value-type="float">
            <text:p>-0.000873468773114</text:p>
          </table:table-cell>
          <table:table-cell office:value-type="float" office:value="-0.00173239644763368" calcext:value-type="float">
            <text:p>-0.001732396447634</text:p>
          </table:table-cell>
          <table:table-cell office:value-type="float" office:value="-0.00223501012817007" calcext:value-type="float">
            <text:p>-0.00223501012817</text:p>
          </table:table-cell>
          <table:table-cell office:value-type="float" office:value="-0.0018058395314704" calcext:value-type="float">
            <text:p>-0.00180583953147</text:p>
          </table:table-cell>
          <table:table-cell office:value-type="float" office:value="-0.00151830381829926" calcext:value-type="float">
            <text:p>-0.001518303818299</text:p>
          </table:table-cell>
          <table:table-cell office:value-type="float" office:value="0.0399309597825753" calcext:value-type="float">
            <text:p>0.039930959782575</text:p>
          </table:table-cell>
          <table:table-cell office:value-type="float" office:value="-0.00196567462553815" calcext:value-type="float">
            <text:p>-0.001965674625538</text:p>
          </table:table-cell>
          <table:table-cell office:value-type="float" office:value="-0.00329322823680472" calcext:value-type="float">
            <text:p>-0.003293228236805</text:p>
          </table:table-cell>
          <table:table-cell office:value-type="float" office:value="-0.00352542355325308" calcext:value-type="float">
            <text:p>-0.003525423553253</text:p>
          </table:table-cell>
          <table:table-cell office:value-type="float" office:value="-0.0102494869699399" calcext:value-type="float">
            <text:p>-0.01024948696994</text:p>
          </table:table-cell>
          <table:table-cell office:value-type="float" office:value="-0.00862219395260539" calcext:value-type="float">
            <text:p>-0.008622193952605</text:p>
          </table:table-cell>
          <table:table-cell office:value-type="float" office:value="0.000228398626712034" calcext:value-type="float">
            <text:p>0.000228398626712</text:p>
          </table:table-cell>
          <table:table-cell office:value-type="float" office:value="-0.0000385865411583475" calcext:value-type="float">
            <text:p>-3.85865411583475E-05</text:p>
          </table:table-cell>
          <table:table-cell office:value-type="float" office:value="-0.00426241814736877" calcext:value-type="float">
            <text:p>-0.004262418147369</text:p>
          </table:table-cell>
          <table:table-cell office:value-type="float" office:value="-0.00618948801468411" calcext:value-type="float">
            <text:p>-0.006189488014684</text:p>
          </table:table-cell>
          <table:table-cell office:value-type="float" office:value="0.0236041098775006" calcext:value-type="float">
            <text:p>0.023604109877501</text:p>
          </table:table-cell>
          <table:table-cell office:value-type="float" office:value="0.01981198320275" calcext:value-type="float">
            <text:p>0.01981198320275</text:p>
          </table:table-cell>
          <table:table-cell office:value-type="float" office:value="-0.00023716899001397" calcext:value-type="float">
            <text:p>-0.000237168990014</text:p>
          </table:table-cell>
          <table:table-cell office:value-type="float" office:value="-0.00224793692132541" calcext:value-type="float">
            <text:p>-0.002247936921325</text:p>
          </table:table-cell>
          <table:table-cell office:value-type="float" office:value="0.000906280884764854" calcext:value-type="float">
            <text:p>0.000906280884765</text:p>
          </table:table-cell>
          <table:table-cell office:value-type="float" office:value="-0.000629429047590391" calcext:value-type="float">
            <text:p>-0.00062942904759</text:p>
          </table:table-cell>
          <table:table-cell office:value-type="float" office:value="-0.00343624190400282" calcext:value-type="float">
            <text:p>-0.003436241904003</text:p>
          </table:table-cell>
          <table:table-cell office:value-type="float" office:value="-0.00600297647887027" calcext:value-type="float">
            <text:p>-0.00600297647887</text:p>
          </table:table-cell>
          <table:table-cell office:value-type="float" office:value="-0.0109407283445774" calcext:value-type="float">
            <text:p>-0.010940728344577</text:p>
          </table:table-cell>
          <table:table-cell office:value-type="float" office:value="-0.0114678179008941" calcext:value-type="float">
            <text:p>-0.011467817900894</text:p>
          </table:table-cell>
          <table:table-cell office:value-type="float" office:value="-0.00286020171296009" calcext:value-type="float">
            <text:p>-0.00286020171296</text:p>
          </table:table-cell>
          <table:table-cell office:value-type="float" office:value="-0.0000702623423958215" calcext:value-type="float">
            <text:p>-7.02623423958215E-05</text:p>
          </table:table-cell>
          <table:table-cell office:value-type="float" office:value="0.000123708053303639" calcext:value-type="float">
            <text:p>0.000123708053304</text:p>
          </table:table-cell>
          <table:table-cell office:value-type="float" office:value="0.0011145929490976" calcext:value-type="float">
            <text:p>0.001114592949098</text:p>
          </table:table-cell>
          <table:table-cell office:value-type="float" office:value="0.0293350640872038" calcext:value-type="float">
            <text:p>0.029335064087204</text:p>
          </table:table-cell>
          <table:table-cell office:value-type="float" office:value="-0.0170122365613065" calcext:value-type="float">
            <text:p>-0.017012236561307</text:p>
          </table:table-cell>
          <table:table-cell office:value-type="float" office:value="-0.00289384317077046" calcext:value-type="float">
            <text:p>-0.00289384317077</text:p>
          </table:table-cell>
          <table:table-cell office:value-type="float" office:value="-0.00502379253443069" calcext:value-type="float">
            <text:p>-0.005023792534431</text:p>
          </table:table-cell>
          <table:table-cell office:value-type="float" office:value="-0.00241130365431702" calcext:value-type="float">
            <text:p>-0.002411303654317</text:p>
          </table:table-cell>
          <table:table-cell office:value-type="float" office:value="-0.000354503837002917" calcext:value-type="float">
            <text:p>-0.000354503837003</text:p>
          </table:table-cell>
          <table:table-cell office:value-type="float" office:value="-0.00127265573047886" calcext:value-type="float">
            <text:p>-0.001272655730479</text:p>
          </table:table-cell>
          <table:table-cell office:value-type="float" office:value="-0.0049335335660356" calcext:value-type="float">
            <text:p>-0.004933533566036</text:p>
          </table:table-cell>
          <table:table-cell office:value-type="float" office:value="-0.00235619526242359" calcext:value-type="float">
            <text:p>-0.002356195262424</text:p>
          </table:table-cell>
          <table:table-cell office:value-type="float" office:value="0.00310219142093249" calcext:value-type="float">
            <text:p>0.003102191420932</text:p>
          </table:table-cell>
          <table:table-cell office:value-type="float" office:value="0.018441985512662" calcext:value-type="float">
            <text:p>0.018441985512662</text:p>
          </table:table-cell>
          <table:table-cell office:value-type="float" office:value="0.00568882481206084" calcext:value-type="float">
            <text:p>0.005688824812061</text:p>
          </table:table-cell>
          <table:table-cell office:value-type="float" office:value="0.0130369274549296" calcext:value-type="float">
            <text:p>0.01303692745493</text:p>
          </table:table-cell>
          <table:table-cell office:value-type="float" office:value="0.000391854960776317" calcext:value-type="float">
            <text:p>0.000391854960776</text:p>
          </table:table-cell>
          <table:table-cell office:value-type="float" office:value="-0.00058509065291168" calcext:value-type="float">
            <text:p>-0.000585090652912</text:p>
          </table:table-cell>
          <table:table-cell office:value-type="float" office:value="-0.00143027596989853" calcext:value-type="float">
            <text:p>-0.001430275969899</text:p>
          </table:table-cell>
          <table:table-cell office:value-type="float" office:value="-0.00025856741376884" calcext:value-type="float">
            <text:p>-0.000258567413769</text:p>
          </table:table-cell>
          <table:table-cell office:value-type="float" office:value="0.00152917465486435" calcext:value-type="float">
            <text:p>0.001529174654864</text:p>
          </table:table-cell>
          <table:table-cell office:value-type="float" office:value="0.000359900523619339" calcext:value-type="float">
            <text:p>0.000359900523619</text:p>
          </table:table-cell>
          <table:table-cell office:value-type="float" office:value="-0.0039145875088108" calcext:value-type="float">
            <text:p>-0.003914587508811</text:p>
          </table:table-cell>
          <table:table-cell office:value-type="float" office:value="-0.0132403592827704" calcext:value-type="float">
            <text:p>-0.01324035928277</text:p>
          </table:table-cell>
          <table:table-cell office:value-type="float" office:value="-0.00883663559918063" calcext:value-type="float">
            <text:p>-0.008836635599181</text:p>
          </table:table-cell>
          <table:table-cell office:value-type="float" office:value="-0.00390074177512556" calcext:value-type="float">
            <text:p>-0.003900741775126</text:p>
          </table:table-cell>
          <table:table-cell office:value-type="float" office:value="-0.00120250169958624" calcext:value-type="float">
            <text:p>-0.001202501699586</text:p>
          </table:table-cell>
          <table:table-cell office:value-type="float" office:value="0.0000471428307138866" calcext:value-type="float">
            <text:p>4.71428307138866E-05</text:p>
          </table:table-cell>
          <table:table-cell office:value-type="float" office:value="0.000441499934408729" calcext:value-type="float">
            <text:p>0.000441499934409</text:p>
          </table:table-cell>
          <table:table-cell office:value-type="float" office:value="-0.00047516578811263" calcext:value-type="float">
            <text:p>-0.000475165788113</text:p>
          </table:table-cell>
          <table:table-cell office:value-type="float" office:value="-0.0000174277248964905" calcext:value-type="float">
            <text:p>-1.74277248964905E-05</text:p>
          </table:table-cell>
          <table:table-cell office:value-type="float" office:value="-0.000939934460739589" calcext:value-type="float">
            <text:p>-0.00093993446074</text:p>
          </table:table-cell>
          <table:table-cell office:value-type="float" office:value="-0.00182053757514156" calcext:value-type="float">
            <text:p>-0.001820537575142</text:p>
          </table:table-cell>
          <table:table-cell office:value-type="float" office:value="-0.00278736331082274" calcext:value-type="float">
            <text:p>-0.002787363310823</text:p>
          </table:table-cell>
          <table:table-cell office:value-type="float" office:value="0.0281506164051547" calcext:value-type="float">
            <text:p>0.028150616405155</text:p>
          </table:table-cell>
          <table:table-cell office:value-type="float" office:value="-0.00929960718107214" calcext:value-type="float">
            <text:p>-0.009299607181072</text:p>
          </table:table-cell>
          <table:table-cell office:value-type="float" office:value="-0.0122770775888729" calcext:value-type="float">
            <text:p>-0.012277077588873</text:p>
          </table:table-cell>
          <table:table-cell office:value-type="float" office:value="-0.00271620774041642" calcext:value-type="float">
            <text:p>-0.002716207740416</text:p>
          </table:table-cell>
          <table:table-cell office:value-type="float" office:value="-0.00231455984270851" calcext:value-type="float">
            <text:p>-0.002314559842709</text:p>
          </table:table-cell>
          <table:table-cell office:value-type="float" office:value="-0.00340638226874407" calcext:value-type="float">
            <text:p>-0.003406382268744</text:p>
          </table:table-cell>
          <table:table-cell office:value-type="float" office:value="-0.00523866749920671" calcext:value-type="float">
            <text:p>-0.005238667499207</text:p>
          </table:table-cell>
          <table:table-cell office:value-type="float" office:value="-0.000303284835612649" calcext:value-type="float">
            <text:p>-0.000303284835613</text:p>
          </table:table-cell>
          <table:table-cell office:value-type="float" office:value="0.013078873415425" calcext:value-type="float">
            <text:p>0.013078873415425</text:p>
          </table:table-cell>
          <table:table-cell office:value-type="float" office:value="-0.00147624697124921" calcext:value-type="float">
            <text:p>-0.001476246971249</text:p>
          </table:table-cell>
          <table:table-cell office:value-type="float" office:value="-0.00150784720113484" calcext:value-type="float">
            <text:p>-0.001507847201135</text:p>
          </table:table-cell>
          <table:table-cell office:value-type="float" office:value="-0.00739122511235674" calcext:value-type="float">
            <text:p>-0.007391225112357</text:p>
          </table:table-cell>
          <table:table-cell office:value-type="float" office:value="0.0374655720078214" calcext:value-type="float">
            <text:p>0.037465572007821</text:p>
          </table:table-cell>
          <table:table-cell office:value-type="float" office:value="0.000742805702641958" calcext:value-type="float">
            <text:p>0.000742805702642</text:p>
          </table:table-cell>
          <table:table-cell office:value-type="float" office:value="-0.0025114788964965" calcext:value-type="float">
            <text:p>-0.002511478896497</text:p>
          </table:table-cell>
          <table:table-cell office:value-type="float" office:value="-0.0268809934995534" calcext:value-type="float">
            <text:p>-0.026880993499553</text:p>
          </table:table-cell>
          <table:table-cell office:value-type="float" office:value="-0.00539409333708524" calcext:value-type="float">
            <text:p>-0.005394093337085</text:p>
          </table:table-cell>
          <table:table-cell office:value-type="float" office:value="-0.00159645212936982" calcext:value-type="float">
            <text:p>-0.00159645212937</text:p>
          </table:table-cell>
          <table:table-cell office:value-type="float" office:value="-0.000909768328222815" calcext:value-type="float">
            <text:p>-0.000909768328223</text:p>
          </table:table-cell>
          <table:table-cell office:value-type="float" office:value="-0.00101449325291592" calcext:value-type="float">
            <text:p>-0.001014493252916</text:p>
          </table:table-cell>
          <table:table-cell office:value-type="float" office:value="-0.00174292430678791" calcext:value-type="float">
            <text:p>-0.001742924306788</text:p>
          </table:table-cell>
          <table:table-cell office:value-type="float" office:value="-0.0012860554027187" calcext:value-type="float">
            <text:p>-0.001286055402719</text:p>
          </table:table-cell>
          <table:table-cell office:value-type="float" office:value="0.0356004588541107" calcext:value-type="float">
            <text:p>0.035600458854111</text:p>
          </table:table-cell>
          <table:table-cell office:value-type="float" office:value="-0.00627244287198658" calcext:value-type="float">
            <text:p>-0.006272442871987</text:p>
          </table:table-cell>
          <table:table-cell office:value-type="float" office:value="-0.00478842619650849" calcext:value-type="float">
            <text:p>-0.004788426196508</text:p>
          </table:table-cell>
          <table:table-cell office:value-type="float" office:value="-0.00239852133491059" calcext:value-type="float">
            <text:p>-0.002398521334911</text:p>
          </table:table-cell>
          <table:table-cell office:value-type="float" office:value="-0.00339008704672311" calcext:value-type="float">
            <text:p>-0.003390087046723</text:p>
          </table:table-cell>
          <table:table-cell office:value-type="float" office:value="-0.00445090411675964" calcext:value-type="float">
            <text:p>-0.00445090411676</text:p>
          </table:table-cell>
          <table:table-cell office:value-type="float" office:value="-0.00601073251856954" calcext:value-type="float">
            <text:p>-0.00601073251857</text:p>
          </table:table-cell>
          <table:table-cell office:value-type="float" office:value="0.00544677055732817" calcext:value-type="float">
            <text:p>0.005446770557328</text:p>
          </table:table-cell>
          <table:table-cell office:value-type="float" office:value="-0.000318114399895264" calcext:value-type="float">
            <text:p>-0.000318114399895</text:p>
          </table:table-cell>
          <table:table-cell office:value-type="float" office:value="-0.000851623975116122" calcext:value-type="float">
            <text:p>-0.000851623975116</text:p>
          </table:table-cell>
          <table:table-cell office:value-type="float" office:value="-0.00095710547983241" calcext:value-type="float">
            <text:p>-0.000957105479832</text:p>
          </table:table-cell>
          <table:table-cell office:value-type="float" office:value="-0.000744686541620909" calcext:value-type="float">
            <text:p>-0.000744686541621</text:p>
          </table:table-cell>
          <table:table-cell office:value-type="float" office:value="0.000180969585622248" calcext:value-type="float">
            <text:p>0.000180969585622</text:p>
          </table:table-cell>
          <table:table-cell office:value-type="float" office:value="0.0000852726442404639" calcext:value-type="float">
            <text:p>8.52726442404639E-05</text:p>
          </table:table-cell>
          <table:table-cell office:value-type="float" office:value="-0.0000739150732250726" calcext:value-type="float">
            <text:p>-7.39150732250726E-05</text:p>
          </table:table-cell>
          <table:table-cell office:value-type="float" office:value="-0.000178015078337535" calcext:value-type="float">
            <text:p>-0.000178015078338</text:p>
          </table:table-cell>
          <table:table-cell office:value-type="float" office:value="0.000102950280643554" calcext:value-type="float">
            <text:p>0.000102950280644</text:p>
          </table:table-cell>
          <table:table-cell office:value-type="float" office:value="-0.0000812183885819384" calcext:value-type="float">
            <text:p>-8.12183885819384E-05</text:p>
          </table:table-cell>
          <table:table-cell office:value-type="float" office:value="-0.0000323278984988851" calcext:value-type="float">
            <text:p>-3.23278984988851E-05</text:p>
          </table:table-cell>
          <table:table-cell office:value-type="float" office:value="-0.0000226680074068564" calcext:value-type="float">
            <text:p>-2.26680074068564E-05</text:p>
          </table:table-cell>
          <table:table-cell office:value-type="float" office:value="-0.0000210170232951556" calcext:value-type="float">
            <text:p>-2.10170232951556E-05</text:p>
          </table:table-cell>
          <table:table-cell office:value-type="float" office:value="0.0000597166131661719" calcext:value-type="float">
            <text:p>5.97166131661719E-05</text:p>
          </table:table-cell>
          <table:table-cell office:value-type="float" office:value="-0.0000567970810239626" calcext:value-type="float">
            <text:p>-5.67970810239626E-05</text:p>
          </table:table-cell>
          <table:table-cell office:value-type="float" office:value="-0.00013803836009324" calcext:value-type="float">
            <text:p>-0.000138038360093</text:p>
          </table:table-cell>
          <table:table-cell office:value-type="float" office:value="0.000175367107108027" calcext:value-type="float">
            <text:p>0.000175367107108</text:p>
          </table:table-cell>
          <table:table-cell office:value-type="float" office:value="0.0000126200401224241" calcext:value-type="float">
            <text:p>1.26200401224241E-05</text:p>
          </table:table-cell>
          <table:table-cell office:value-type="float" office:value="0.000152335856656471" calcext:value-type="float">
            <text:p>0.000152335856656</text:p>
          </table:table-cell>
          <table:table-cell office:value-type="float" office:value="-0.0000391325826063493" calcext:value-type="float">
            <text:p>-3.91325826063493E-05</text:p>
          </table:table-cell>
          <table:table-cell office:value-type="float" office:value="0.0000117519570153046" calcext:value-type="float">
            <text:p>1.17519570153046E-05</text:p>
          </table:table-cell>
          <table:table-cell office:value-type="float" office:value="-0.00008427474346967" calcext:value-type="float">
            <text:p>-8.427474346967E-05</text:p>
          </table:table-cell>
          <table:table-cell office:value-type="float" office:value="0.0000101318612302226" calcext:value-type="float">
            <text:p>1.01318612302226E-05</text:p>
          </table:table-cell>
          <table:table-cell office:value-type="float" office:value="-0.0000166582939977733" calcext:value-type="float">
            <text:p>-1.66582939977733E-05</text:p>
          </table:table-cell>
          <table:table-cell office:value-type="float" office:value="0.00000921762439592966" calcext:value-type="float">
            <text:p>9.21762439592966E-06</text:p>
          </table:table-cell>
          <table:table-cell office:value-type="float" office:value="-0.00000822425158214513" calcext:value-type="float">
            <text:p>-8.22425158214513E-06</text:p>
          </table:table-cell>
          <table:table-cell office:value-type="float" office:value="-0.0000133932371570999" calcext:value-type="float">
            <text:p>-1.33932371570999E-05</text:p>
          </table:table-cell>
          <table:table-cell office:value-type="float" office:value="0.00000493150798719366" calcext:value-type="float">
            <text:p>4.93150798719366E-06</text:p>
          </table:table-cell>
          <table:table-cell office:value-type="float" office:value="0.000000112185934431075" calcext:value-type="float">
            <text:p>1.12185934431075E-07</text:p>
          </table:table-cell>
          <table:table-cell office:value-type="float" office:value="-0.0000239509607881661" calcext:value-type="float">
            <text:p>-2.39509607881661E-05</text:p>
          </table:table-cell>
          <table:table-cell office:value-type="float" office:value="0.0000293688260127878" calcext:value-type="float">
            <text:p>2.93688260127878E-05</text:p>
          </table:table-cell>
          <table:table-cell office:value-type="float" office:value="-0.0000102362896575725" calcext:value-type="float">
            <text:p>-1.02362896575725E-05</text:p>
          </table:table-cell>
          <table:table-cell office:value-type="float" office:value="0.00000331023174049427" calcext:value-type="float">
            <text:p>3.31023174049427E-06</text:p>
          </table:table-cell>
          <table:table-cell office:value-type="float" office:value="0.00000886212371342676" calcext:value-type="float">
            <text:p>8.86212371342676E-06</text:p>
          </table:table-cell>
          <table:table-cell office:value-type="float" office:value="-0.0000168941968302083" calcext:value-type="float">
            <text:p>-1.68941968302083E-05</text:p>
          </table:table-cell>
          <table:table-cell office:value-type="float" office:value="0.0000324326884226789" calcext:value-type="float">
            <text:p>3.24326884226789E-05</text:p>
          </table:table-cell>
          <table:table-cell office:value-type="float" office:value="-0.00000771296873036675" calcext:value-type="float">
            <text:p>-7.71296873036675E-06</text:p>
          </table:table-cell>
          <table:table-cell office:value-type="float" office:value="0.00000190376330883035" calcext:value-type="float">
            <text:p>1.90376330883035E-06</text:p>
          </table:table-cell>
          <table:table-cell office:value-type="float" office:value="-0.00000630485641989198" calcext:value-type="float">
            <text:p>-6.30485641989198E-06</text:p>
          </table:table-cell>
          <table:table-cell office:value-type="float" office:value="-0.0000211565178852013" calcext:value-type="float">
            <text:p>-2.11565178852013E-05</text:p>
          </table:table-cell>
          <table:table-cell office:value-type="float" office:value="0.0000315127288684214" calcext:value-type="float">
            <text:p>3.15127288684214E-05</text:p>
          </table:table-cell>
          <table:table-cell office:value-type="float" office:value="-0.0000182239565225117" calcext:value-type="float">
            <text:p>-1.82239565225117E-05</text:p>
          </table:table-cell>
          <table:table-cell office:value-type="float" office:value="0.00000617367143673775" calcext:value-type="float">
            <text:p>6.17367143673775E-06</text:p>
          </table:table-cell>
          <table:table-cell office:value-type="float" office:value="-0.0000015042856486569" calcext:value-type="float">
            <text:p>-1.5042856486569E-06</text:p>
          </table:table-cell>
          <table:table-cell office:value-type="float" office:value="-0.00000281592982209755" calcext:value-type="float">
            <text:p>-2.81592982209755E-06</text:p>
          </table:table-cell>
          <table:table-cell office:value-type="float" office:value="0.0000173600372210259" calcext:value-type="float">
            <text:p>1.73600372210259E-05</text:p>
          </table:table-cell>
          <table:table-cell office:value-type="float" office:value="-0.0000129861360800287" calcext:value-type="float">
            <text:p>-1.29861360800287E-05</text:p>
          </table:table-cell>
          <table:table-cell office:value-type="float" office:value="-0.00000303305746779392" calcext:value-type="float">
            <text:p>-3.03305746779392E-06</text:p>
          </table:table-cell>
          <table:table-cell office:value-type="float" office:value="0.0000259130041223021" calcext:value-type="float">
            <text:p>2.59130041223021E-05</text:p>
          </table:table-cell>
          <table:table-cell office:value-type="float" office:value="-0.0000159014299477844" calcext:value-type="float">
            <text:p>-1.59014299477844E-05</text:p>
          </table:table-cell>
          <table:table-cell office:value-type="float" office:value="-0.00000450277192420856" calcext:value-type="float">
            <text:p>-4.50277192420856E-06</text:p>
          </table:table-cell>
          <table:table-cell office:value-type="float" office:value="0.000018171005541967" calcext:value-type="float">
            <text:p>1.8171005541967E-05</text:p>
          </table:table-cell>
          <table:table-cell office:value-type="float" office:value="-0.0000117706066514178" calcext:value-type="float">
            <text:p>-1.17706066514178E-05</text:p>
          </table:table-cell>
          <table:table-cell office:value-type="float" office:value="-0.0000141628548843142" calcext:value-type="float">
            <text:p>-1.41628548843142E-05</text:p>
          </table:table-cell>
          <table:table-cell office:value-type="float" office:value="0.00000993396781762135" calcext:value-type="float">
            <text:p>9.93396781762135E-06</text:p>
          </table:table-cell>
          <table:table-cell office:value-type="float" office:value="-0.0000108524987990077" calcext:value-type="float">
            <text:p>-1.08524987990077E-05</text:p>
          </table:table-cell>
          <table:table-cell office:value-type="float" office:value="-0.0000123980548294989" calcext:value-type="float">
            <text:p>-1.23980548294989E-05</text:p>
          </table:table-cell>
          <table:table-cell office:value-type="float" office:value="0.0000324408832284018" calcext:value-type="float">
            <text:p>3.24408832284018E-05</text:p>
          </table:table-cell>
          <table:table-cell office:value-type="float" office:value="0.00000274190822563414" calcext:value-type="float">
            <text:p>2.74190822563414E-06</text:p>
          </table:table-cell>
          <table:table-cell office:value-type="float" office:value="-0.0000311009441426036" calcext:value-type="float">
            <text:p>-3.11009441426036E-05</text:p>
          </table:table-cell>
          <table:table-cell office:value-type="float" office:value="0.0000283424872116189" calcext:value-type="float">
            <text:p>2.83424872116189E-05</text:p>
          </table:table-cell>
          <table:table-cell office:value-type="float" office:value="-0.00000633133528193941" calcext:value-type="float">
            <text:p>-6.33133528193941E-06</text:p>
          </table:table-cell>
          <table:table-cell office:value-type="float" office:value="-0.00000327370063163412" calcext:value-type="float">
            <text:p>-3.27370063163412E-06</text:p>
          </table:table-cell>
          <table:table-cell office:value-type="float" office:value="0.00000203648414404123" calcext:value-type="float">
            <text:p>2.03648414404123E-06</text:p>
          </table:table-cell>
          <table:table-cell office:value-type="float" office:value="0.00000950216740697174" calcext:value-type="float">
            <text:p>9.50216740697174E-06</text:p>
          </table:table-cell>
          <table:table-cell office:value-type="float" office:value="-0.00000985053637692079" calcext:value-type="float">
            <text:p>-9.85053637692079E-06</text:p>
          </table:table-cell>
          <table:table-cell office:value-type="float" office:value="0.0000154514115844884" calcext:value-type="float">
            <text:p>1.54514115844884E-05</text:p>
          </table:table-cell>
          <table:table-cell office:value-type="float" office:value="-0.0000342984123313794" calcext:value-type="float">
            <text:p>-3.42984123313794E-05</text:p>
          </table:table-cell>
          <table:table-cell office:value-type="float" office:value="0.0000209674301624441" calcext:value-type="float">
            <text:p>2.09674301624441E-05</text:p>
          </table:table-cell>
          <table:table-cell office:value-type="float" office:value="-0.00000710965876760117" calcext:value-type="float">
            <text:p>-7.10965876760117E-06</text:p>
          </table:table-cell>
          <table:table-cell office:value-type="float" office:value="-0.0000192923564084624" calcext:value-type="float">
            <text:p>-1.92923564084624E-05</text:p>
          </table:table-cell>
          <table:table-cell office:value-type="float" office:value="0.0000377558039305059" calcext:value-type="float">
            <text:p>3.77558039305059E-05</text:p>
          </table:table-cell>
          <table:table-cell office:value-type="float" office:value="-0.0000222018655048894" calcext:value-type="float">
            <text:p>-2.22018655048894E-05</text:p>
          </table:table-cell>
          <table:table-cell office:value-type="float" office:value="0.0000209827712773225" calcext:value-type="float">
            <text:p>2.09827712773225E-05</text:p>
          </table:table-cell>
          <table:table-cell office:value-type="float" office:value="-0.0000225422840712808" calcext:value-type="float">
            <text:p>-2.25422840712808E-05</text:p>
          </table:table-cell>
          <table:table-cell office:value-type="float" office:value="0.00000769255016080939" calcext:value-type="float">
            <text:p>7.69255016080939E-06</text:p>
          </table:table-cell>
          <table:table-cell office:value-type="float" office:value="-0.00000114740785411849" calcext:value-type="float">
            <text:p>-1.14740785411849E-06</text:p>
          </table:table-cell>
          <table:table-cell office:value-type="float" office:value="-0.0000175054975690148" calcext:value-type="float">
            <text:p>-1.75054975690148E-05</text:p>
          </table:table-cell>
          <table:table-cell office:value-type="float" office:value="0.00000205548624754304" calcext:value-type="float">
            <text:p>2.05548624754304E-06</text:p>
          </table:table-cell>
          <table:table-cell office:value-type="float" office:value="0.00000867884621680304" calcext:value-type="float">
            <text:p>8.67884621680304E-06</text:p>
          </table:table-cell>
          <table:table-cell office:value-type="float" office:value="0.0000262567207828246" calcext:value-type="float">
            <text:p>2.62567207828246E-05</text:p>
          </table:table-cell>
          <table:table-cell office:value-type="float" office:value="-0.0000206562228741713" calcext:value-type="float">
            <text:p>-2.06562228741713E-05</text:p>
          </table:table-cell>
          <table:table-cell office:value-type="float" office:value="-0.0000153947252132802" calcext:value-type="float">
            <text:p>-1.53947252132802E-05</text:p>
          </table:table-cell>
          <table:table-cell office:value-type="float" office:value="0.000000578683949314929" calcext:value-type="float">
            <text:p>5.78683949314929E-07</text:p>
          </table:table-cell>
          <table:table-cell office:value-type="float" office:value="0.0000360302536098755" calcext:value-type="float">
            <text:p>3.60302536098755E-05</text:p>
          </table:table-cell>
          <table:table-cell office:value-type="float" office:value="-0.0000379550563163189" calcext:value-type="float">
            <text:p>-3.79550563163189E-05</text:p>
          </table:table-cell>
          <table:table-cell office:value-type="float" office:value="0.0000169238406165784" calcext:value-type="float">
            <text:p>1.69238406165784E-05</text:p>
          </table:table-cell>
          <table:table-cell office:value-type="float" office:value="-0.00000947326293837536" calcext:value-type="float">
            <text:p>-9.47326293837536E-06</text:p>
          </table:table-cell>
          <table:table-cell office:value-type="float" office:value="-0.00000766217935038727" calcext:value-type="float">
            <text:p>-7.66217935038727E-06</text:p>
          </table:table-cell>
          <table:table-cell office:value-type="float" office:value="0.000023726190378659" calcext:value-type="float">
            <text:p>2.3726190378659E-05</text:p>
          </table:table-cell>
          <table:table-cell office:value-type="float" office:value="-0.00000907337764688432" calcext:value-type="float">
            <text:p>-9.07337764688432E-06</text:p>
          </table:table-cell>
          <table:table-cell office:value-type="float" office:value="0.0000176394368544552" calcext:value-type="float">
            <text:p>1.76394368544552E-05</text:p>
          </table:table-cell>
          <table:table-cell office:value-type="float" office:value="-0.0000110276118575059" calcext:value-type="float">
            <text:p>-1.10276118575059E-05</text:p>
          </table:table-cell>
          <table:table-cell office:value-type="float" office:value="-0.000005344078009617" calcext:value-type="float">
            <text:p>-5.344078009617E-06</text:p>
          </table:table-cell>
          <table:table-cell office:value-type="float" office:value="-0.0000172751202495158" calcext:value-type="float">
            <text:p>-1.72751202495158E-05</text:p>
          </table:table-cell>
          <table:table-cell office:value-type="float" office:value="0.0000219889686726704" calcext:value-type="float">
            <text:p>2.19889686726704E-05</text:p>
          </table:table-cell>
          <table:table-cell office:value-type="float" office:value="-0.00000989389772992899" calcext:value-type="float">
            <text:p>-9.89389772992899E-06</text:p>
          </table:table-cell>
          <table:table-cell office:value-type="float" office:value="0.00000831560484465532" calcext:value-type="float">
            <text:p>8.31560484465532E-06</text:p>
          </table:table-cell>
          <table:table-cell office:value-type="float" office:value="0.0000139524598085083" calcext:value-type="float">
            <text:p>1.39524598085083E-05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962141624908198" calcext:value-type="float">
            <text:p>0.962141624908198</text:p>
          </table:table-cell>
          <table:table-cell table:formula="of:=[.B9]*9.8" office:value-type="float" office:value="9.42898792410034" calcext:value-type="float">
            <text:p>9.42898792410034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410284798660304" calcext:value-type="float">
            <text:p>4.10284798660304E-06</text:p>
          </table:table-cell>
          <table:table-cell table:formula="of:=0.5*[.D12]*(([.D5]-[.C5])/([.D1]-[.C1]))^2" office:value-type="float" office:value="0.00000285370145933742" calcext:value-type="float">
            <text:p>2.85370145933742E-06</text:p>
          </table:table-cell>
          <table:table-cell table:formula="of:=0.5*[.E12]*(([.E5]-[.D5])/([.E1]-[.D1]))^2" office:value-type="float" office:value="0.00000449105367058682" calcext:value-type="float">
            <text:p>4.49105367058682E-06</text:p>
          </table:table-cell>
          <table:table-cell table:formula="of:=0.5*[.F12]*(([.F5]-[.E5])/([.F1]-[.E1]))^2" office:value-type="float" office:value="0.00000989867577064621" calcext:value-type="float">
            <text:p>9.89867577064621E-06</text:p>
          </table:table-cell>
          <table:table-cell table:formula="of:=0.5*[.G12]*(([.G5]-[.F5])/([.G1]-[.F1]))^2" office:value-type="float" office:value="0.0000000573958277477399" calcext:value-type="float">
            <text:p>5.73958277477399E-08</text:p>
          </table:table-cell>
          <table:table-cell table:formula="of:=0.5*[.H12]*(([.H5]-[.G5])/([.H1]-[.G1]))^2" office:value-type="float" office:value="0.00011439726622652" calcext:value-type="float">
            <text:p>0.000114397266227</text:p>
          </table:table-cell>
          <table:table-cell table:formula="of:=0.5*[.I12]*(([.I5]-[.H5])/([.I1]-[.H1]))^2" office:value-type="float" office:value="0.0000250579292186434" calcext:value-type="float">
            <text:p>2.50579292186434E-05</text:p>
          </table:table-cell>
          <table:table-cell table:formula="of:=0.5*[.J12]*(([.J5]-[.I5])/([.J1]-[.I1]))^2" office:value-type="float" office:value="0.0000000712624114281592" calcext:value-type="float">
            <text:p>7.12624114281592E-08</text:p>
          </table:table-cell>
          <table:table-cell table:formula="of:=0.5*[.K12]*(([.K5]-[.J5])/([.K1]-[.J1]))^2" office:value-type="float" office:value="0.000000230236565792094" calcext:value-type="float">
            <text:p>2.30236565792094E-07</text:p>
          </table:table-cell>
          <table:table-cell table:formula="of:=0.5*[.L12]*(([.L5]-[.K5])/([.L1]-[.K1]))^2" office:value-type="float" office:value="0.0000157460840722532" calcext:value-type="float">
            <text:p>1.57460840722532E-05</text:p>
          </table:table-cell>
          <table:table-cell table:formula="of:=0.5*[.M12]*(([.M5]-[.L5])/([.M1]-[.L1]))^2" office:value-type="float" office:value="0.0000156106531196061" calcext:value-type="float">
            <text:p>1.56106531196061E-05</text:p>
          </table:table-cell>
          <table:table-cell table:formula="of:=0.5*[.N12]*(([.N5]-[.M5])/([.N1]-[.M1]))^2" office:value-type="float" office:value="0.000000555573234618968" calcext:value-type="float">
            <text:p>5.55573234618968E-07</text:p>
          </table:table-cell>
          <table:table-cell table:formula="of:=0.5*[.O12]*(([.O5]-[.N5])/([.O1]-[.N1]))^2" office:value-type="float" office:value="0.0000000275622487014494" calcext:value-type="float">
            <text:p>2.75622487014494E-08</text:p>
          </table:table-cell>
          <table:table-cell table:formula="of:=0.5*[.P12]*(([.P5]-[.O5])/([.P1]-[.O1]))^2" office:value-type="float" office:value="0.00000167573964342029" calcext:value-type="float">
            <text:p>1.67573964342029E-06</text:p>
          </table:table-cell>
          <table:table-cell table:formula="of:=0.5*[.Q12]*(([.Q5]-[.P5])/([.Q1]-[.P1]))^2" office:value-type="float" office:value="0.0000058220526865307" calcext:value-type="float">
            <text:p>5.8220526865307E-06</text:p>
          </table:table-cell>
          <table:table-cell table:formula="of:=0.5*[.R12]*(([.R5]-[.Q5])/([.R1]-[.Q1]))^2" office:value-type="float" office:value="0.000000133342080393764" calcext:value-type="float">
            <text:p>1.33342080393764E-07</text:p>
          </table:table-cell>
          <table:table-cell table:formula="of:=0.5*[.S12]*(([.S5]-[.R5])/([.S1]-[.R1]))^2" office:value-type="float" office:value="0.00000382053564300247" calcext:value-type="float">
            <text:p>3.82053564300247E-06</text:p>
          </table:table-cell>
          <table:table-cell table:formula="of:=0.5*[.T12]*(([.T5]-[.S5])/([.T1]-[.S1]))^2" office:value-type="float" office:value="0.0000000639939294330601" calcext:value-type="float">
            <text:p>6.39939294330601E-08</text:p>
          </table:table-cell>
          <table:table-cell table:formula="of:=0.5*[.U12]*(([.U5]-[.T5])/([.U1]-[.T1]))^2" office:value-type="float" office:value="0.0000000424316307592925" calcext:value-type="float">
            <text:p>4.24316307592925E-08</text:p>
          </table:table-cell>
          <table:table-cell table:formula="of:=0.5*[.V12]*(([.V5]-[.U5])/([.V1]-[.U1]))^2" office:value-type="float" office:value="0.000000069534555758262" calcext:value-type="float">
            <text:p>6.9534555758262E-08</text:p>
          </table:table-cell>
          <table:table-cell table:formula="of:=0.5*[.W12]*(([.W5]-[.V5])/([.W1]-[.V1]))^2" office:value-type="float" office:value="0.00000115004359485232" calcext:value-type="float">
            <text:p>1.15004359485232E-06</text:p>
          </table:table-cell>
          <table:table-cell table:formula="of:=0.5*[.X12]*(([.X5]-[.W5])/([.X1]-[.W1]))^2" office:value-type="float" office:value="0.000000936953406673044" calcext:value-type="float">
            <text:p>9.36953406673044E-07</text:p>
          </table:table-cell>
          <table:table-cell table:formula="of:=0.5*[.Y12]*(([.Y5]-[.X5])/([.Y1]-[.X1]))^2" office:value-type="float" office:value="0.0000356053770515535" calcext:value-type="float">
            <text:p>3.56053770515535E-05</text:p>
          </table:table-cell>
          <table:table-cell table:formula="of:=0.5*[.Z12]*(([.Z5]-[.Y5])/([.Z1]-[.Y1]))^2" office:value-type="float" office:value="0.000000322862922159284" calcext:value-type="float">
            <text:p>3.22862922159284E-07</text:p>
          </table:table-cell>
          <table:table-cell table:formula="of:=0.5*[.AA12]*(([.AA5]-[.Z5])/([.AA1]-[.Z1]))^2" office:value-type="float" office:value="0.0000333788802135442" calcext:value-type="float">
            <text:p>3.33788802135442E-05</text:p>
          </table:table-cell>
          <table:table-cell table:formula="of:=0.5*[.AB12]*(([.AB5]-[.AA5])/([.AB1]-[.AA1]))^2" office:value-type="float" office:value="0.0000231204821480506" calcext:value-type="float">
            <text:p>2.31204821480506E-05</text:p>
          </table:table-cell>
          <table:table-cell table:formula="of:=0.5*[.AC12]*(([.AC5]-[.AB5])/([.AC1]-[.AB1]))^2" office:value-type="float" office:value="0.0000128546567354667" calcext:value-type="float">
            <text:p>1.28546567354667E-05</text:p>
          </table:table-cell>
          <table:table-cell table:formula="of:=0.5*[.AD12]*(([.AD5]-[.AC5])/([.AD1]-[.AC1]))^2" office:value-type="float" office:value="0.00000504465213901342" calcext:value-type="float">
            <text:p>5.04465213901342E-06</text:p>
          </table:table-cell>
          <table:table-cell table:formula="of:=0.5*[.AE12]*(([.AE5]-[.AD5])/([.AE1]-[.AD1]))^2" office:value-type="float" office:value="0.0000000276089322793901" calcext:value-type="float">
            <text:p>2.76089322793901E-08</text:p>
          </table:table-cell>
          <table:table-cell table:formula="of:=0.5*[.AF12]*(([.AF5]-[.AE5])/([.AF1]-[.AE1]))^2" office:value-type="float" office:value="0.0000000131613081417419" calcext:value-type="float">
            <text:p>1.31613081417419E-08</text:p>
          </table:table-cell>
          <table:table-cell table:formula="of:=0.5*[.AG12]*(([.AG5]-[.AF5])/([.AG1]-[.AF1]))^2" office:value-type="float" office:value="0.00000959075632901037" calcext:value-type="float">
            <text:p>9.59075632901037E-06</text:p>
          </table:table-cell>
          <table:table-cell table:formula="of:=0.5*[.AH12]*(([.AH5]-[.AG5])/([.AH1]-[.AG1]))^2" office:value-type="float" office:value="0.00000383503974352839" calcext:value-type="float">
            <text:p>3.83503974352839E-06</text:p>
          </table:table-cell>
          <table:table-cell table:formula="of:=0.5*[.AI12]*(([.AI5]-[.AH5])/([.AI1]-[.AH1]))^2" office:value-type="float" office:value="0.00000942769251206015" calcext:value-type="float">
            <text:p>9.42769251206015E-06</text:p>
          </table:table-cell>
          <table:table-cell table:formula="of:=0.5*[.AJ12]*(([.AJ5]-[.AI5])/([.AJ1]-[.AI1]))^2" office:value-type="float" office:value="0.00000195262252458182" calcext:value-type="float">
            <text:p>1.95262252458182E-06</text:p>
          </table:table-cell>
          <table:table-cell table:formula="of:=0.5*[.AK12]*(([.AK5]-[.AJ5])/([.AK1]-[.AJ1]))^2" office:value-type="float" office:value="0.00000102035651371528" calcext:value-type="float">
            <text:p>1.02035651371528E-06</text:p>
          </table:table-cell>
          <table:table-cell table:formula="of:=0.5*[.AL12]*(([.AL5]-[.AK5])/([.AL1]-[.AK1]))^2" office:value-type="float" office:value="0.00000236983627383691" calcext:value-type="float">
            <text:p>2.36983627383691E-06</text:p>
          </table:table-cell>
          <table:table-cell table:formula="of:=0.5*[.AM12]*(([.AM5]-[.AL5])/([.AM1]-[.AL1]))^2" office:value-type="float" office:value="0.0000044372981318367" calcext:value-type="float">
            <text:p>4.4372981318367E-06</text:p>
          </table:table-cell>
          <table:table-cell table:formula="of:=0.5*[.AN12]*(([.AN5]-[.AM5])/([.AN1]-[.AM1]))^2" office:value-type="float" office:value="0.0000287709814611264" calcext:value-type="float">
            <text:p>2.87709814611264E-05</text:p>
          </table:table-cell>
          <table:table-cell table:formula="of:=0.5*[.AO12]*(([.AO5]-[.AN5])/([.AO1]-[.AN1]))^2" office:value-type="float" office:value="0.00000232720535328504" calcext:value-type="float">
            <text:p>2.32720535328504E-06</text:p>
          </table:table-cell>
          <table:table-cell table:formula="of:=0.5*[.AP12]*(([.AP5]-[.AO5])/([.AP1]-[.AO1]))^2" office:value-type="float" office:value="0.000000956781468213921" calcext:value-type="float">
            <text:p>9.56781468213921E-07</text:p>
          </table:table-cell>
          <table:table-cell table:formula="of:=0.5*[.AQ12]*(([.AQ5]-[.AP5])/([.AQ1]-[.AP1]))^2" office:value-type="float" office:value="0.0000300690905927131" calcext:value-type="float">
            <text:p>3.00690905927131E-05</text:p>
          </table:table-cell>
          <table:table-cell table:formula="of:=0.5*[.AR12]*(([.AR5]-[.AQ5])/([.AR1]-[.AQ1]))^2" office:value-type="float" office:value="0.00000206619505638855" calcext:value-type="float">
            <text:p>2.06619505638855E-06</text:p>
          </table:table-cell>
          <table:table-cell table:formula="of:=0.5*[.AS12]*(([.AS5]-[.AR5])/([.AS1]-[.AR1]))^2" office:value-type="float" office:value="0.0000250820780048628" calcext:value-type="float">
            <text:p>2.50820780048628E-05</text:p>
          </table:table-cell>
          <table:table-cell table:formula="of:=0.5*[.AT12]*(([.AT5]-[.AS5])/([.AT1]-[.AS1]))^2" office:value-type="float" office:value="0.00000368962919893537" calcext:value-type="float">
            <text:p>3.68962919893537E-06</text:p>
          </table:table-cell>
          <table:table-cell table:formula="of:=0.5*[.AU12]*(([.AU5]-[.AT5])/([.AU1]-[.AT1]))^2" office:value-type="float" office:value="0.00000000173969571006228" calcext:value-type="float">
            <text:p>1.73969571006228E-09</text:p>
          </table:table-cell>
          <table:table-cell table:formula="of:=0.5*[.AV12]*(([.AV5]-[.AU5])/([.AV1]-[.AU1]))^2" office:value-type="float" office:value="0.00000167201499326188" calcext:value-type="float">
            <text:p>1.67201499326188E-06</text:p>
          </table:table-cell>
          <table:table-cell table:formula="of:=0.5*[.AW12]*(([.AW5]-[.AV5])/([.AW1]-[.AV1]))^2" office:value-type="float" office:value="0.0000132551747429718" calcext:value-type="float">
            <text:p>1.32551747429718E-05</text:p>
          </table:table-cell>
          <table:table-cell table:formula="of:=0.5*[.AX12]*(([.AX5]-[.AW5])/([.AX1]-[.AW1]))^2" office:value-type="float" office:value="0.0000378048712225398" calcext:value-type="float">
            <text:p>3.78048712225398E-05</text:p>
          </table:table-cell>
          <table:table-cell table:formula="of:=0.5*[.AY12]*(([.AY5]-[.AX5])/([.AY1]-[.AX1]))^2" office:value-type="float" office:value="0.00000000635952810652734" calcext:value-type="float">
            <text:p>6.35952810652734E-09</text:p>
          </table:table-cell>
          <table:table-cell table:formula="of:=0.5*[.AZ12]*(([.AZ5]-[.AY5])/([.AZ1]-[.AY1]))^2" office:value-type="float" office:value="0.0000416428136119141" calcext:value-type="float">
            <text:p>4.16428136119141E-05</text:p>
          </table:table-cell>
          <table:table-cell table:formula="of:=0.5*[.BA12]*(([.BA5]-[.AZ5])/([.BA1]-[.AZ1]))^2" office:value-type="float" office:value="0.0000718521618942439" calcext:value-type="float">
            <text:p>7.18521618942439E-05</text:p>
          </table:table-cell>
          <table:table-cell table:formula="of:=0.5*[.BB12]*(([.BB5]-[.BA5])/([.BB1]-[.BA1]))^2" office:value-type="float" office:value="0.0000821500431228968" calcext:value-type="float">
            <text:p>8.21500431228968E-05</text:p>
          </table:table-cell>
          <table:table-cell table:formula="of:=0.5*[.BC12]*(([.BC5]-[.BB5])/([.BC1]-[.BB1]))^2" office:value-type="float" office:value="0.0000370688796144073" calcext:value-type="float">
            <text:p>3.70688796144073E-05</text:p>
          </table:table-cell>
          <table:table-cell table:formula="of:=0.5*[.BD12]*(([.BD5]-[.BC5])/([.BD1]-[.BC1]))^2" office:value-type="float" office:value="0.0000133147259365866" calcext:value-type="float">
            <text:p>1.33147259365866E-05</text:p>
          </table:table-cell>
          <table:table-cell table:formula="of:=0.5*[.BE12]*(([.BE5]-[.BD5])/([.BE1]-[.BD1]))^2" office:value-type="float" office:value="0.0000694408867020275" calcext:value-type="float">
            <text:p>6.94408867020275E-05</text:p>
          </table:table-cell>
          <table:table-cell table:formula="of:=0.5*[.BF12]*(([.BF5]-[.BE5])/([.BF1]-[.BE1]))^2" office:value-type="float" office:value="0.000510510689840482" calcext:value-type="float">
            <text:p>0.00051051068984</text:p>
          </table:table-cell>
          <table:table-cell table:formula="of:=0.5*[.BG12]*(([.BG5]-[.BF5])/([.BG1]-[.BF1]))^2" office:value-type="float" office:value="0.00275927982177164" calcext:value-type="float">
            <text:p>0.002759279821772</text:p>
          </table:table-cell>
          <table:table-cell table:formula="of:=0.5*[.BH12]*(([.BH5]-[.BG5])/([.BH1]-[.BG1]))^2" office:value-type="float" office:value="0.00304497175527927" calcext:value-type="float">
            <text:p>0.003044971755279</text:p>
          </table:table-cell>
          <table:table-cell table:formula="of:=0.5*[.BI12]*(([.BI5]-[.BH5])/([.BI1]-[.BH1]))^2" office:value-type="float" office:value="0.00772547847339761" calcext:value-type="float">
            <text:p>0.007725478473398</text:p>
          </table:table-cell>
          <table:table-cell table:formula="of:=0.5*[.BJ12]*(([.BJ5]-[.BI5])/([.BJ1]-[.BI1]))^2" office:value-type="float" office:value="0.037415643267141" calcext:value-type="float">
            <text:p>0.037415643267141</text:p>
          </table:table-cell>
          <table:table-cell table:formula="of:=0.5*[.BK12]*(([.BK5]-[.BJ5])/([.BK1]-[.BJ1]))^2" office:value-type="float" office:value="0.0307720937155024" calcext:value-type="float">
            <text:p>0.030772093715503</text:p>
          </table:table-cell>
          <table:table-cell table:formula="of:=0.5*[.BL12]*(([.BL5]-[.BK5])/([.BL1]-[.BK1]))^2" office:value-type="float" office:value="0.183373207528979" calcext:value-type="float">
            <text:p>0.183373207528979</text:p>
          </table:table-cell>
          <table:table-cell table:formula="of:=0.5*[.BM12]*(([.BM5]-[.BL5])/([.BM1]-[.BL1]))^2" office:value-type="float" office:value="0.00111910492569986" calcext:value-type="float">
            <text:p>0.0011191049257</text:p>
          </table:table-cell>
          <table:table-cell table:formula="of:=0.5*[.BN12]*(([.BN5]-[.BM5])/([.BN1]-[.BM1]))^2" office:value-type="float" office:value="0.000905308456222368" calcext:value-type="float">
            <text:p>0.000905308456222</text:p>
          </table:table-cell>
          <table:table-cell table:formula="of:=0.5*[.BO12]*(([.BO5]-[.BN5])/([.BO1]-[.BN1]))^2" office:value-type="float" office:value="0.000000978570197069672" calcext:value-type="float">
            <text:p>9.78570197069672E-07</text:p>
          </table:table-cell>
          <table:table-cell table:formula="of:=0.5*[.BP12]*(([.BP5]-[.BO5])/([.BP1]-[.BO1]))^2" office:value-type="float" office:value="0.000833434170273539" calcext:value-type="float">
            <text:p>0.000833434170274</text:p>
          </table:table-cell>
          <table:table-cell table:formula="of:=0.5*[.BQ12]*(([.BQ5]-[.BP5])/([.BQ1]-[.BP1]))^2" office:value-type="float" office:value="0.000370245216499304" calcext:value-type="float">
            <text:p>0.000370245216499</text:p>
          </table:table-cell>
          <table:table-cell table:formula="of:=0.5*[.BR12]*(([.BR5]-[.BQ5])/([.BR1]-[.BQ1]))^2" office:value-type="float" office:value="0.023158650364499" calcext:value-type="float">
            <text:p>0.023158650364499</text:p>
          </table:table-cell>
          <table:table-cell table:formula="of:=0.5*[.BS12]*(([.BS5]-[.BR5])/([.BS1]-[.BR1]))^2" office:value-type="float" office:value="0.0201161463565636" calcext:value-type="float">
            <text:p>0.020116146356564</text:p>
          </table:table-cell>
          <table:table-cell table:formula="of:=0.5*[.BT12]*(([.BT5]-[.BS5])/([.BT1]-[.BS1]))^2" office:value-type="float" office:value="0.0112502438443663" calcext:value-type="float">
            <text:p>0.011250243844366</text:p>
          </table:table-cell>
          <table:table-cell table:formula="of:=0.5*[.BU12]*(([.BU5]-[.BT5])/([.BU1]-[.BT1]))^2" office:value-type="float" office:value="0.00205527924033957" calcext:value-type="float">
            <text:p>0.00205527924034</text:p>
          </table:table-cell>
          <table:table-cell table:formula="of:=0.5*[.BV12]*(([.BV5]-[.BU5])/([.BV1]-[.BU1]))^2" office:value-type="float" office:value="0.00454304413659188" calcext:value-type="float">
            <text:p>0.004543044136592</text:p>
          </table:table-cell>
          <table:table-cell table:formula="of:=0.5*[.BW12]*(([.BW5]-[.BV5])/([.BW1]-[.BV1]))^2" office:value-type="float" office:value="0.0178526307370548" calcext:value-type="float">
            <text:p>0.017852630737055</text:p>
          </table:table-cell>
          <table:table-cell table:formula="of:=0.5*[.BX12]*(([.BX5]-[.BW5])/([.BX1]-[.BW1]))^2" office:value-type="float" office:value="0.000705385329231077" calcext:value-type="float">
            <text:p>0.000705385329231</text:p>
          </table:table-cell>
          <table:table-cell table:formula="of:=0.5*[.BY12]*(([.BY5]-[.BX5])/([.BY1]-[.BX1]))^2" office:value-type="float" office:value="0.00000289696869985829" calcext:value-type="float">
            <text:p>2.89696869985829E-06</text:p>
          </table:table-cell>
          <table:table-cell table:formula="of:=0.5*[.BZ12]*(([.BZ5]-[.BY5])/([.BZ1]-[.BY1]))^2" office:value-type="float" office:value="0.00101882071292089" calcext:value-type="float">
            <text:p>0.001018820712921</text:p>
          </table:table-cell>
          <table:table-cell table:formula="of:=0.5*[.CA12]*(([.CA5]-[.BZ5])/([.CA1]-[.BZ1]))^2" office:value-type="float" office:value="0.0258770250539446" calcext:value-type="float">
            <text:p>0.025877025053945</text:p>
          </table:table-cell>
          <table:table-cell table:formula="of:=0.5*[.CB12]*(([.CB5]-[.CA5])/([.CB1]-[.CA1]))^2" office:value-type="float" office:value="0.0931838718371519" calcext:value-type="float">
            <text:p>0.093183871837152</text:p>
          </table:table-cell>
          <table:table-cell table:formula="of:=0.5*[.CC12]*(([.CC5]-[.CB5])/([.CC1]-[.CB1]))^2" office:value-type="float" office:value="0.0170613319736855" calcext:value-type="float">
            <text:p>0.017061331973686</text:p>
          </table:table-cell>
          <table:table-cell table:formula="of:=0.5*[.CD12]*(([.CD5]-[.CC5])/([.CD1]-[.CC1]))^2" office:value-type="float" office:value="0.0132041949523678" calcext:value-type="float">
            <text:p>0.013204194952368</text:p>
          </table:table-cell>
          <table:table-cell table:formula="of:=0.5*[.CE12]*(([.CE5]-[.CD5])/([.CE1]-[.CD1]))^2" office:value-type="float" office:value="0.00662823873701761" calcext:value-type="float">
            <text:p>0.006628238737018</text:p>
          </table:table-cell>
          <table:table-cell table:formula="of:=0.5*[.CF12]*(([.CF5]-[.CE5])/([.CF1]-[.CE1]))^2" office:value-type="float" office:value="0.000292725743245427" calcext:value-type="float">
            <text:p>0.000292725743245</text:p>
          </table:table-cell>
          <table:table-cell table:formula="of:=0.5*[.CG12]*(([.CG5]-[.CF5])/([.CG1]-[.CF1]))^2" office:value-type="float" office:value="0.026984043242972" calcext:value-type="float">
            <text:p>0.026984043242972</text:p>
          </table:table-cell>
          <table:table-cell table:formula="of:=0.5*[.CH12]*(([.CH5]-[.CG5])/([.CH1]-[.CG1]))^2" office:value-type="float" office:value="0.0358216416592414" calcext:value-type="float">
            <text:p>0.035821641659242</text:p>
          </table:table-cell>
          <table:table-cell table:formula="of:=0.5*[.CI12]*(([.CI5]-[.CH5])/([.CI1]-[.CH1]))^2" office:value-type="float" office:value="0.0167063699035366" calcext:value-type="float">
            <text:p>0.016706369903537</text:p>
          </table:table-cell>
          <table:table-cell table:formula="of:=0.5*[.CJ12]*(([.CJ5]-[.CI5])/([.CJ1]-[.CI1]))^2" office:value-type="float" office:value="0.00016949501455058" calcext:value-type="float">
            <text:p>0.000169495014551</text:p>
          </table:table-cell>
          <table:table-cell table:formula="of:=0.5*[.CK12]*(([.CK5]-[.CJ5])/([.CK1]-[.CJ1]))^2" office:value-type="float" office:value="0.00132719417348928" calcext:value-type="float">
            <text:p>0.001327194173489</text:p>
          </table:table-cell>
          <table:table-cell table:formula="of:=0.5*[.CL12]*(([.CL5]-[.CK5])/([.CL1]-[.CK1]))^2" office:value-type="float" office:value="0.0032562288624492" calcext:value-type="float">
            <text:p>0.003256228862449</text:p>
          </table:table-cell>
          <table:table-cell table:formula="of:=0.5*[.CM12]*(([.CM5]-[.CL5])/([.CM1]-[.CL1]))^2" office:value-type="float" office:value="0.000406867773456552" calcext:value-type="float">
            <text:p>0.000406867773457</text:p>
          </table:table-cell>
          <table:table-cell table:formula="of:=0.5*[.CN12]*(([.CN5]-[.CM5])/([.CN1]-[.CM1]))^2" office:value-type="float" office:value="0.00182166968784423" calcext:value-type="float">
            <text:p>0.001821669687844</text:p>
          </table:table-cell>
          <table:table-cell table:formula="of:=0.5*[.CO12]*(([.CO5]-[.CN5])/([.CO1]-[.CN1]))^2" office:value-type="float" office:value="0.0175356974913252" calcext:value-type="float">
            <text:p>0.017535697491325</text:p>
          </table:table-cell>
          <table:table-cell table:formula="of:=0.5*[.CP12]*(([.CP5]-[.CO5])/([.CP1]-[.CO1]))^2" office:value-type="float" office:value="0.00000131138387984666" calcext:value-type="float">
            <text:p>1.31138387984666E-06</text:p>
          </table:table-cell>
          <table:table-cell table:formula="of:=0.5*[.CQ12]*(([.CQ5]-[.CP5])/([.CQ1]-[.CP1]))^2" office:value-type="float" office:value="0.0276448106777293" calcext:value-type="float">
            <text:p>0.027644810677729</text:p>
          </table:table-cell>
          <table:table-cell table:formula="of:=0.5*[.CR12]*(([.CR5]-[.CQ5])/([.CR1]-[.CQ1]))^2" office:value-type="float" office:value="0.0000265088553864467" calcext:value-type="float">
            <text:p>2.65088553864467E-05</text:p>
          </table:table-cell>
          <table:table-cell table:formula="of:=0.5*[.CS12]*(([.CS5]-[.CR5])/([.CS1]-[.CR1]))^2" office:value-type="float" office:value="0.00283913322720001" calcext:value-type="float">
            <text:p>0.0028391332272</text:p>
          </table:table-cell>
          <table:table-cell table:formula="of:=0.5*[.CT12]*(([.CT5]-[.CS5])/([.CT1]-[.CS1]))^2" office:value-type="float" office:value="0.0189114669557088" calcext:value-type="float">
            <text:p>0.018911466955709</text:p>
          </table:table-cell>
          <table:table-cell table:formula="of:=0.5*[.CU12]*(([.CU5]-[.CT5])/([.CU1]-[.CT1]))^2" office:value-type="float" office:value="0.00544863570808059" calcext:value-type="float">
            <text:p>0.005448635708081</text:p>
          </table:table-cell>
          <table:table-cell table:formula="of:=0.5*[.CV12]*(([.CV5]-[.CU5])/([.CV1]-[.CU1]))^2" office:value-type="float" office:value="0.0000603298725622217" calcext:value-type="float">
            <text:p>6.03298725622217E-05</text:p>
          </table:table-cell>
          <table:table-cell table:formula="of:=0.5*[.CW12]*(([.CW5]-[.CV5])/([.CW1]-[.CV1]))^2" office:value-type="float" office:value="0.00015187020970407" calcext:value-type="float">
            <text:p>0.000151870209704</text:p>
          </table:table-cell>
          <table:table-cell table:formula="of:=0.5*[.CX12]*(([.CX5]-[.CW5])/([.CX1]-[.CW1]))^2" office:value-type="float" office:value="0.00132527255811935" calcext:value-type="float">
            <text:p>0.001325272558119</text:p>
          </table:table-cell>
          <table:table-cell table:formula="of:=0.5*[.CY12]*(([.CY5]-[.CX5])/([.CY1]-[.CX1]))^2" office:value-type="float" office:value="0.0000407799612925842" calcext:value-type="float">
            <text:p>4.07799612925842E-05</text:p>
          </table:table-cell>
          <table:table-cell table:formula="of:=0.5*[.CZ12]*(([.CZ5]-[.CY5])/([.CZ1]-[.CY1]))^2" office:value-type="float" office:value="0.119363290218342" calcext:value-type="float">
            <text:p>0.119363290218342</text:p>
          </table:table-cell>
          <table:table-cell table:formula="of:=0.5*[.DA12]*(([.DA5]-[.CZ5])/([.DA1]-[.CZ1]))^2" office:value-type="float" office:value="0.00261598764137816" calcext:value-type="float">
            <text:p>0.002615987641378</text:p>
          </table:table-cell>
          <table:table-cell table:formula="of:=0.5*[.DB12]*(([.DB5]-[.DA5])/([.DB1]-[.DA1]))^2" office:value-type="float" office:value="0.0460652022001801" calcext:value-type="float">
            <text:p>0.04606520220018</text:p>
          </table:table-cell>
          <table:table-cell table:formula="of:=0.5*[.DC12]*(([.DC5]-[.DB5])/([.DC1]-[.DB1]))^2" office:value-type="float" office:value="0.0765682637646173" calcext:value-type="float">
            <text:p>0.076568263764617</text:p>
          </table:table-cell>
          <table:table-cell table:formula="of:=0.5*[.DD12]*(([.DD5]-[.DC5])/([.DD1]-[.DC1]))^2" office:value-type="float" office:value="0.0256673067596651" calcext:value-type="float">
            <text:p>0.025667306759665</text:p>
          </table:table-cell>
          <table:table-cell table:formula="of:=0.5*[.DE12]*(([.DE5]-[.DD5])/([.DE1]-[.DD1]))^2" office:value-type="float" office:value="0.00216447198535782" calcext:value-type="float">
            <text:p>0.002164471985358</text:p>
          </table:table-cell>
          <table:table-cell table:formula="of:=0.5*[.DF12]*(([.DF5]-[.DE5])/([.DF1]-[.DE1]))^2" office:value-type="float" office:value="0.00140630216593104" calcext:value-type="float">
            <text:p>0.001406302165931</text:p>
          </table:table-cell>
          <table:table-cell table:formula="of:=0.5*[.DG12]*(([.DG5]-[.DF5])/([.DG1]-[.DF1]))^2" office:value-type="float" office:value="0.0647294872965697" calcext:value-type="float">
            <text:p>0.06472948729657</text:p>
          </table:table-cell>
          <table:table-cell table:formula="of:=0.5*[.DH12]*(([.DH5]-[.DG5])/([.DH1]-[.DG1]))^2" office:value-type="float" office:value="0.106929089753543" calcext:value-type="float">
            <text:p>0.106929089753543</text:p>
          </table:table-cell>
          <table:table-cell table:formula="of:=0.5*[.DI12]*(([.DI5]-[.DH5])/([.DI1]-[.DH1]))^2" office:value-type="float" office:value="0.0227370401327676" calcext:value-type="float">
            <text:p>0.022737040132768</text:p>
          </table:table-cell>
          <table:table-cell table:formula="of:=0.5*[.DJ12]*(([.DJ5]-[.DI5])/([.DJ1]-[.DI1]))^2" office:value-type="float" office:value="0.121807731246538" calcext:value-type="float">
            <text:p>0.121807731246538</text:p>
          </table:table-cell>
          <table:table-cell table:formula="of:=0.5*[.DK12]*(([.DK5]-[.DJ5])/([.DK1]-[.DJ1]))^2" office:value-type="float" office:value="0.00584061423516868" calcext:value-type="float">
            <text:p>0.005840614235169</text:p>
          </table:table-cell>
          <table:table-cell table:formula="of:=0.5*[.DL12]*(([.DL5]-[.DK5])/([.DL1]-[.DK1]))^2" office:value-type="float" office:value="0.000533934513801041" calcext:value-type="float">
            <text:p>0.000533934513801</text:p>
          </table:table-cell>
          <table:table-cell table:formula="of:=0.5*[.DM12]*(([.DM5]-[.DL5])/([.DM1]-[.DL1]))^2" office:value-type="float" office:value="0.0000607820245076077" calcext:value-type="float">
            <text:p>6.07820245076077E-05</text:p>
          </table:table-cell>
          <table:table-cell table:formula="of:=0.5*[.DN12]*(([.DN5]-[.DM5])/([.DN1]-[.DM1]))^2" office:value-type="float" office:value="0.000101491995991113" calcext:value-type="float">
            <text:p>0.000101491995991</text:p>
          </table:table-cell>
          <table:table-cell table:formula="of:=0.5*[.DO12]*(([.DO5]-[.DN5])/([.DO1]-[.DN1]))^2" office:value-type="float" office:value="0.00976263589532216" calcext:value-type="float">
            <text:p>0.009762635895322</text:p>
          </table:table-cell>
          <table:table-cell table:formula="of:=0.5*[.DP12]*(([.DP5]-[.DO5])/([.DP1]-[.DO1]))^2" office:value-type="float" office:value="0.00325890118850435" calcext:value-type="float">
            <text:p>0.003258901188504</text:p>
          </table:table-cell>
          <table:table-cell table:formula="of:=0.5*[.DQ12]*(([.DQ5]-[.DP5])/([.DQ1]-[.DP1]))^2" office:value-type="float" office:value="0.0130604736693184" calcext:value-type="float">
            <text:p>0.013060473669319</text:p>
          </table:table-cell>
          <table:table-cell table:formula="of:=0.5*[.DR12]*(([.DR5]-[.DQ5])/([.DR1]-[.DQ1]))^2" office:value-type="float" office:value="0.0003987869510668" calcext:value-type="float">
            <text:p>0.000398786951067</text:p>
          </table:table-cell>
          <table:table-cell table:formula="of:=0.5*[.DS12]*(([.DS5]-[.DR5])/([.DS1]-[.DR1]))^2" office:value-type="float" office:value="0.0223845194615452" calcext:value-type="float">
            <text:p>0.022384519461545</text:p>
          </table:table-cell>
          <table:table-cell table:formula="of:=0.5*[.DT12]*(([.DT5]-[.DS5])/([.DT1]-[.DS1]))^2" office:value-type="float" office:value="0.00129726282031172" calcext:value-type="float">
            <text:p>0.001297262820312</text:p>
          </table:table-cell>
          <table:table-cell table:formula="of:=0.5*[.DU12]*(([.DU5]-[.DT5])/([.DU1]-[.DT1]))^2" office:value-type="float" office:value="0.00662266073571252" calcext:value-type="float">
            <text:p>0.006622660735713</text:p>
          </table:table-cell>
          <table:table-cell table:formula="of:=0.5*[.DV12]*(([.DV5]-[.DU5])/([.DV1]-[.DU1]))^2" office:value-type="float" office:value="0.0112558311493813" calcext:value-type="float">
            <text:p>0.011255831149381</text:p>
          </table:table-cell>
          <table:table-cell table:formula="of:=0.5*[.DW12]*(([.DW5]-[.DV5])/([.DW1]-[.DV1]))^2" office:value-type="float" office:value="0.016273754042773" calcext:value-type="float">
            <text:p>0.016273754042773</text:p>
          </table:table-cell>
          <table:table-cell table:formula="of:=0.5*[.DX12]*(([.DX5]-[.DW5])/([.DX1]-[.DW1]))^2" office:value-type="float" office:value="0.00500696607350091" calcext:value-type="float">
            <text:p>0.005006966073501</text:p>
          </table:table-cell>
          <table:table-cell table:formula="of:=0.5*[.DY12]*(([.DY5]-[.DX5])/([.DY1]-[.DX1]))^2" office:value-type="float" office:value="0.000235414885149113" calcext:value-type="float">
            <text:p>0.000235414885149</text:p>
          </table:table-cell>
          <table:table-cell table:formula="of:=0.5*[.DZ12]*(([.DZ5]-[.DY5])/([.DZ1]-[.DY1]))^2" office:value-type="float" office:value="0.00547756260071312" calcext:value-type="float">
            <text:p>0.005477562600713</text:p>
          </table:table-cell>
          <table:table-cell table:formula="of:=0.5*[.EA12]*(([.EA5]-[.DZ5])/([.EA1]-[.DZ1]))^2" office:value-type="float" office:value="0.0044277891048592" calcext:value-type="float">
            <text:p>0.004427789104859</text:p>
          </table:table-cell>
          <table:table-cell table:formula="of:=0.5*[.EB12]*(([.EB5]-[.EA5])/([.EB1]-[.EA1]))^2" office:value-type="float" office:value="0.0856567838480172" calcext:value-type="float">
            <text:p>0.085656783848017</text:p>
          </table:table-cell>
          <table:table-cell table:formula="of:=0.5*[.EC12]*(([.EC5]-[.EB5])/([.EC1]-[.EB1]))^2" office:value-type="float" office:value="0.0229156367468829" calcext:value-type="float">
            <text:p>0.022915636746883</text:p>
          </table:table-cell>
          <table:table-cell table:formula="of:=0.5*[.ED12]*(([.ED5]-[.EC5])/([.ED1]-[.EC1]))^2" office:value-type="float" office:value="0.0166187594403875" calcext:value-type="float">
            <text:p>0.016618759440388</text:p>
          </table:table-cell>
          <table:table-cell table:formula="of:=0.5*[.EE12]*(([.EE5]-[.ED5])/([.EE1]-[.ED1]))^2" office:value-type="float" office:value="0.0117362262332404" calcext:value-type="float">
            <text:p>0.01173622623324</text:p>
          </table:table-cell>
          <table:table-cell table:formula="of:=0.5*[.EF12]*(([.EF5]-[.EE5])/([.EF1]-[.EE1]))^2" office:value-type="float" office:value="0.00447161664768545" calcext:value-type="float">
            <text:p>0.004471616647685</text:p>
          </table:table-cell>
          <table:table-cell table:formula="of:=0.5*[.EG12]*(([.EG5]-[.EF5])/([.EG1]-[.EF1]))^2" office:value-type="float" office:value="0.0361161386244212" calcext:value-type="float">
            <text:p>0.036116138624421</text:p>
          </table:table-cell>
          <table:table-cell table:formula="of:=0.5*[.EH12]*(([.EH5]-[.EG5])/([.EH1]-[.EG1]))^2" office:value-type="float" office:value="0.0121948121626098" calcext:value-type="float">
            <text:p>0.01219481216261</text:p>
          </table:table-cell>
          <table:table-cell table:formula="of:=0.5*[.EI12]*(([.EI5]-[.EH5])/([.EI1]-[.EH1]))^2" office:value-type="float" office:value="0.000344961358658231" calcext:value-type="float">
            <text:p>0.000344961358658</text:p>
          </table:table-cell>
          <table:table-cell table:formula="of:=0.5*[.EJ12]*(([.EJ5]-[.EI5])/([.EJ1]-[.EI1]))^2" office:value-type="float" office:value="0.00723637380894121" calcext:value-type="float">
            <text:p>0.007236373808941</text:p>
          </table:table-cell>
          <table:table-cell table:formula="of:=0.5*[.EK12]*(([.EK5]-[.EJ5])/([.EK1]-[.EJ1]))^2" office:value-type="float" office:value="0.135988375645476" calcext:value-type="float">
            <text:p>0.135988375645476</text:p>
          </table:table-cell>
          <table:table-cell table:formula="of:=0.5*[.EL12]*(([.EL5]-[.EK5])/([.EL1]-[.EK1]))^2" office:value-type="float" office:value="0.054951864132796" calcext:value-type="float">
            <text:p>0.054951864132796</text:p>
          </table:table-cell>
          <table:table-cell table:formula="of:=0.5*[.EM12]*(([.EM5]-[.EL5])/([.EM1]-[.EL1]))^2" office:value-type="float" office:value="0.00527316331191454" calcext:value-type="float">
            <text:p>0.005273163311915</text:p>
          </table:table-cell>
          <table:table-cell table:formula="of:=0.5*[.EN12]*(([.EN5]-[.EM5])/([.EN1]-[.EM1]))^2" office:value-type="float" office:value="0.000000430357475712191" calcext:value-type="float">
            <text:p>4.30357475712191E-07</text:p>
          </table:table-cell>
          <table:table-cell table:formula="of:=0.5*[.EO12]*(([.EO5]-[.EN5])/([.EO1]-[.EN1]))^2" office:value-type="float" office:value="0.00316179343231862" calcext:value-type="float">
            <text:p>0.003161793432319</text:p>
          </table:table-cell>
          <table:table-cell table:formula="of:=0.5*[.EP12]*(([.EP5]-[.EO5])/([.EP1]-[.EO1]))^2" office:value-type="float" office:value="0.00318412762140595" calcext:value-type="float">
            <text:p>0.003184127621406</text:p>
          </table:table-cell>
          <table:table-cell table:formula="of:=0.5*[.EQ12]*(([.EQ5]-[.EP5])/([.EQ1]-[.EP1]))^2" office:value-type="float" office:value="0.00170511904415243" calcext:value-type="float">
            <text:p>0.001705119044152</text:p>
          </table:table-cell>
          <table:table-cell table:formula="of:=0.5*[.ER12]*(([.ER5]-[.EQ5])/([.ER1]-[.EQ1]))^2" office:value-type="float" office:value="0.0268489071967974" calcext:value-type="float">
            <text:p>0.026848907196797</text:p>
          </table:table-cell>
          <table:table-cell table:formula="of:=0.5*[.ES12]*(([.ES5]-[.ER5])/([.ES1]-[.ER1]))^2" office:value-type="float" office:value="0.00345238887260592" calcext:value-type="float">
            <text:p>0.003452388872606</text:p>
          </table:table-cell>
          <table:table-cell table:formula="of:=0.5*[.ET12]*(([.ET5]-[.ES5])/([.ET1]-[.ES1]))^2" office:value-type="float" office:value="0.0239648814410594" calcext:value-type="float">
            <text:p>0.02396488144106</text:p>
          </table:table-cell>
          <table:table-cell table:formula="of:=0.5*[.EU12]*(([.EU5]-[.ET5])/([.EU1]-[.ET1]))^2" office:value-type="float" office:value="0.000148346934200765" calcext:value-type="float">
            <text:p>0.000148346934201</text:p>
          </table:table-cell>
          <table:table-cell table:formula="of:=0.5*[.EV12]*(([.EV5]-[.EU5])/([.EV1]-[.EU1]))^2" office:value-type="float" office:value="0.0346116368339659" calcext:value-type="float">
            <text:p>0.034611636833966</text:p>
          </table:table-cell>
          <table:table-cell table:formula="of:=0.5*[.EW12]*(([.EW5]-[.EV5])/([.EW1]-[.EV1]))^2" office:value-type="float" office:value="0.0148708897618092" calcext:value-type="float">
            <text:p>0.014870889761809</text:p>
          </table:table-cell>
          <table:table-cell table:formula="of:=0.5*[.EX12]*(([.EX5]-[.EW5])/([.EX1]-[.EW1]))^2" office:value-type="float" office:value="0.0114088966632663" calcext:value-type="float">
            <text:p>0.011408896663266</text:p>
          </table:table-cell>
          <table:table-cell table:formula="of:=0.5*[.EY12]*(([.EY5]-[.EX5])/([.EY1]-[.EX1]))^2" office:value-type="float" office:value="0.0030175052713302" calcext:value-type="float">
            <text:p>0.00301750527133</text:p>
          </table:table-cell>
          <table:table-cell table:formula="of:=0.5*[.EZ12]*(([.EZ5]-[.EY5])/([.EZ1]-[.EY1]))^2" office:value-type="float" office:value="0.00863802914364963" calcext:value-type="float">
            <text:p>0.00863802914365</text:p>
          </table:table-cell>
          <table:table-cell table:formula="of:=0.5*[.FA12]*(([.FA5]-[.EZ5])/([.FA1]-[.EZ1]))^2" office:value-type="float" office:value="0.033562337111135" calcext:value-type="float">
            <text:p>0.033562337111135</text:p>
          </table:table-cell>
          <table:table-cell table:formula="of:=0.5*[.FB12]*(([.FB5]-[.FA5])/([.FB1]-[.FA1]))^2" office:value-type="float" office:value="0.00125241289653156" calcext:value-type="float">
            <text:p>0.001252412896532</text:p>
          </table:table-cell>
          <table:table-cell table:formula="of:=0.5*[.FC12]*(([.FC5]-[.FB5])/([.FC1]-[.FB1]))^2" office:value-type="float" office:value="0.0235247982355305" calcext:value-type="float">
            <text:p>0.023524798235531</text:p>
          </table:table-cell>
          <table:table-cell table:formula="of:=0.5*[.FD12]*(([.FD5]-[.FC5])/([.FD1]-[.FC1]))^2" office:value-type="float" office:value="0.055355342596388" calcext:value-type="float">
            <text:p>0.055355342596388</text:p>
          </table:table-cell>
          <table:table-cell table:formula="of:=0.5*[.FE12]*(([.FE5]-[.FD5])/([.FE1]-[.FD1]))^2" office:value-type="float" office:value="0.0040435552348921" calcext:value-type="float">
            <text:p>0.004043555234892</text:p>
          </table:table-cell>
          <table:table-cell table:formula="of:=0.5*[.FF12]*(([.FF5]-[.FE5])/([.FF1]-[.FE1]))^2" office:value-type="float" office:value="0.00111890116121231" calcext:value-type="float">
            <text:p>0.001118901161212</text:p>
          </table:table-cell>
          <table:table-cell table:formula="of:=0.5*[.FG12]*(([.FG5]-[.FF5])/([.FG1]-[.FF1]))^2" office:value-type="float" office:value="0.0844615443675258" calcext:value-type="float">
            <text:p>0.084461544367526</text:p>
          </table:table-cell>
          <table:table-cell table:formula="of:=0.5*[.FH12]*(([.FH5]-[.FG5])/([.FH1]-[.FG1]))^2" office:value-type="float" office:value="0.0993650795444295" calcext:value-type="float">
            <text:p>0.09936507954443</text:p>
          </table:table-cell>
          <table:table-cell table:formula="of:=0.5*[.FI12]*(([.FI5]-[.FH5])/([.FI1]-[.FH1]))^2" office:value-type="float" office:value="0.0114310012392498" calcext:value-type="float">
            <text:p>0.01143100123925</text:p>
          </table:table-cell>
          <table:table-cell table:formula="of:=0.5*[.FJ12]*(([.FJ5]-[.FI5])/([.FJ1]-[.FI1]))^2" office:value-type="float" office:value="0.0634531317339404" calcext:value-type="float">
            <text:p>0.06345313173394</text:p>
          </table:table-cell>
          <table:table-cell table:formula="of:=0.5*[.FK12]*(([.FK5]-[.FJ5])/([.FK1]-[.FJ1]))^2" office:value-type="float" office:value="0.173584967063436" calcext:value-type="float">
            <text:p>0.173584967063436</text:p>
          </table:table-cell>
          <table:table-cell table:formula="of:=0.5*[.FL12]*(([.FL5]-[.FK5])/([.FL1]-[.FK1]))^2" office:value-type="float" office:value="0.000318694608004289" calcext:value-type="float">
            <text:p>0.000318694608004</text:p>
          </table:table-cell>
          <table:table-cell table:formula="of:=0.5*[.FM12]*(([.FM5]-[.FL5])/([.FM1]-[.FL1]))^2" office:value-type="float" office:value="0.000181480112004449" calcext:value-type="float">
            <text:p>0.000181480112004</text:p>
          </table:table-cell>
          <table:table-cell table:formula="of:=0.5*[.FN12]*(([.FN5]-[.FM5])/([.FN1]-[.FM1]))^2" office:value-type="float" office:value="0.00154021576174103" calcext:value-type="float">
            <text:p>0.001540215761741</text:p>
          </table:table-cell>
          <table:table-cell table:formula="of:=0.5*[.FO12]*(([.FO5]-[.FN5])/([.FO1]-[.FN1]))^2" office:value-type="float" office:value="0.00774415354562789" calcext:value-type="float">
            <text:p>0.007744153545628</text:p>
          </table:table-cell>
          <table:table-cell table:formula="of:=0.5*[.FP12]*(([.FP5]-[.FO5])/([.FP1]-[.FO1]))^2" office:value-type="float" office:value="0.0000164286302971336" calcext:value-type="float">
            <text:p>1.64286302971336E-05</text:p>
          </table:table-cell>
          <table:table-cell table:formula="of:=0.5*[.FQ12]*(([.FQ5]-[.FP5])/([.FQ1]-[.FP1]))^2" office:value-type="float" office:value="0.000236630317498829" calcext:value-type="float">
            <text:p>0.000236630317499</text:p>
          </table:table-cell>
          <table:table-cell table:formula="of:=0.5*[.FR12]*(([.FR5]-[.FQ5])/([.FR1]-[.FQ1]))^2" office:value-type="float" office:value="0.00337176941087561" calcext:value-type="float">
            <text:p>0.003371769410876</text:p>
          </table:table-cell>
          <table:table-cell table:formula="of:=0.5*[.FS12]*(([.FS5]-[.FR5])/([.FS1]-[.FR1]))^2" office:value-type="float" office:value="0.000463595409541975" calcext:value-type="float">
            <text:p>0.000463595409542</text:p>
          </table:table-cell>
          <table:table-cell table:formula="of:=0.5*[.FT12]*(([.FT5]-[.FS5])/([.FT1]-[.FS1]))^2" office:value-type="float" office:value="0.0120401307814267" calcext:value-type="float">
            <text:p>0.012040130781427</text:p>
          </table:table-cell>
          <table:table-cell table:formula="of:=0.5*[.FU12]*(([.FU5]-[.FT5])/([.FU1]-[.FT1]))^2" office:value-type="float" office:value="0.0000727025432504074" calcext:value-type="float">
            <text:p>7.27025432504074E-05</text:p>
          </table:table-cell>
          <table:table-cell table:formula="of:=0.5*[.FV12]*(([.FV5]-[.FU5])/([.FV1]-[.FU1]))^2" office:value-type="float" office:value="0.0276647081740614" calcext:value-type="float">
            <text:p>0.027664708174061</text:p>
          </table:table-cell>
          <table:table-cell table:formula="of:=0.5*[.FW12]*(([.FW5]-[.FV5])/([.FW1]-[.FV1]))^2" office:value-type="float" office:value="0.0468864026292924" calcext:value-type="float">
            <text:p>0.046886402629293</text:p>
          </table:table-cell>
          <table:table-cell table:formula="of:=0.5*[.FX12]*(([.FX5]-[.FW5])/([.FX1]-[.FW1]))^2" office:value-type="float" office:value="0.0295762072548861" calcext:value-type="float">
            <text:p>0.029576207254886</text:p>
          </table:table-cell>
          <table:table-cell table:formula="of:=0.5*[.FY12]*(([.FY5]-[.FX5])/([.FY1]-[.FX1]))^2" office:value-type="float" office:value="0.0151164104124001" calcext:value-type="float">
            <text:p>0.0151164104124</text:p>
          </table:table-cell>
          <table:table-cell table:formula="of:=0.5*[.FZ12]*(([.FZ5]-[.FY5])/([.FZ1]-[.FY1]))^2" office:value-type="float" office:value="0.00056998153289609" calcext:value-type="float">
            <text:p>0.000569981532896</text:p>
          </table:table-cell>
          <table:table-cell table:formula="of:=0.5*[.GA12]*(([.GA5]-[.FZ5])/([.GA1]-[.FZ1]))^2" office:value-type="float" office:value="0.0157740428722235" calcext:value-type="float">
            <text:p>0.015774042872224</text:p>
          </table:table-cell>
          <table:table-cell table:formula="of:=0.5*[.GB12]*(([.GB5]-[.GA5])/([.GB1]-[.GA1]))^2" office:value-type="float" office:value="0.0201600060561455" calcext:value-type="float">
            <text:p>0.020160006056146</text:p>
          </table:table-cell>
          <table:table-cell table:formula="of:=0.5*[.GC12]*(([.GC5]-[.GB5])/([.GC1]-[.GB1]))^2" office:value-type="float" office:value="0.00767249121349021" calcext:value-type="float">
            <text:p>0.00767249121349</text:p>
          </table:table-cell>
          <table:table-cell table:formula="of:=0.5*[.GD12]*(([.GD5]-[.GC5])/([.GD1]-[.GC1]))^2" office:value-type="float" office:value="0.000800415303813013" calcext:value-type="float">
            <text:p>0.000800415303813</text:p>
          </table:table-cell>
          <table:table-cell table:formula="of:=0.5*[.GE12]*(([.GE5]-[.GD5])/([.GE1]-[.GD1]))^2" office:value-type="float" office:value="0.0515344483688386" calcext:value-type="float">
            <text:p>0.051534448368839</text:p>
          </table:table-cell>
          <table:table-cell table:formula="of:=0.5*[.GF12]*(([.GF5]-[.GE5])/([.GF1]-[.GE1]))^2" office:value-type="float" office:value="0.0262785935353744" calcext:value-type="float">
            <text:p>0.026278593535375</text:p>
          </table:table-cell>
          <table:table-cell table:formula="of:=0.5*[.GG12]*(([.GG5]-[.GF5])/([.GG1]-[.GF1]))^2" office:value-type="float" office:value="0.0215308372668943" calcext:value-type="float">
            <text:p>0.021530837266894</text:p>
          </table:table-cell>
          <table:table-cell table:formula="of:=0.5*[.GH12]*(([.GH5]-[.GG5])/([.GH1]-[.GG1]))^2" office:value-type="float" office:value="0.00206596227356566" calcext:value-type="float">
            <text:p>0.002065962273566</text:p>
          </table:table-cell>
          <table:table-cell table:formula="of:=0.5*[.GI12]*(([.GI5]-[.GH5])/([.GI1]-[.GH1]))^2" office:value-type="float" office:value="0.00593112853639155" calcext:value-type="float">
            <text:p>0.005931128536392</text:p>
          </table:table-cell>
          <table:table-cell table:formula="of:=0.5*[.GJ12]*(([.GJ5]-[.GI5])/([.GJ1]-[.GI1]))^2" office:value-type="float" office:value="0.00234618127280115" calcext:value-type="float">
            <text:p>0.002346181272801</text:p>
          </table:table-cell>
          <table:table-cell table:formula="of:=0.5*[.GK12]*(([.GK5]-[.GJ5])/([.GK1]-[.GJ1]))^2" office:value-type="float" office:value="0.00667009274753249" calcext:value-type="float">
            <text:p>0.006670092747532</text:p>
          </table:table-cell>
          <table:table-cell table:formula="of:=0.5*[.GL12]*(([.GL5]-[.GK5])/([.GL1]-[.GK1]))^2" office:value-type="float" office:value="0.0156133064826964" calcext:value-type="float">
            <text:p>0.015613306482696</text:p>
          </table:table-cell>
          <table:table-cell table:formula="of:=0.5*[.GM12]*(([.GM5]-[.GL5])/([.GM1]-[.GL1]))^2" office:value-type="float" office:value="0.0632152951336941" calcext:value-type="float">
            <text:p>0.063215295133694</text:p>
          </table:table-cell>
          <table:table-cell table:formula="of:=0.5*[.GN12]*(([.GN5]-[.GM5])/([.GN1]-[.GM1]))^2" office:value-type="float" office:value="0.0104768629931363" calcext:value-type="float">
            <text:p>0.010476862993136</text:p>
          </table:table-cell>
          <table:table-cell table:formula="of:=0.5*[.GO12]*(([.GO5]-[.GN5])/([.GO1]-[.GN1]))^2" office:value-type="float" office:value="0.000068724445666883" calcext:value-type="float">
            <text:p>6.8724445666883E-05</text:p>
          </table:table-cell>
          <table:table-cell table:formula="of:=0.5*[.GP12]*(([.GP5]-[.GO5])/([.GP1]-[.GO1]))^2" office:value-type="float" office:value="0.0776746990422677" calcext:value-type="float">
            <text:p>0.077674699042268</text:p>
          </table:table-cell>
          <table:table-cell table:formula="of:=0.5*[.GQ12]*(([.GQ5]-[.GP5])/([.GQ1]-[.GP1]))^2" office:value-type="float" office:value="0.149032563054315" calcext:value-type="float">
            <text:p>0.149032563054315</text:p>
          </table:table-cell>
          <table:table-cell table:formula="of:=0.5*[.GR12]*(([.GR5]-[.GQ5])/([.GR1]-[.GQ1]))^2" office:value-type="float" office:value="0.0000960353716495737" calcext:value-type="float">
            <text:p>9.60353716495737E-05</text:p>
          </table:table-cell>
          <table:table-cell table:formula="of:=0.5*[.GS12]*(([.GS5]-[.GR5])/([.GS1]-[.GR1]))^2" office:value-type="float" office:value="0.0108760538160449" calcext:value-type="float">
            <text:p>0.010876053816045</text:p>
          </table:table-cell>
          <table:table-cell table:formula="of:=0.5*[.GT12]*(([.GT5]-[.GS5])/([.GT1]-[.GS1]))^2" office:value-type="float" office:value="0.0333138673040105" calcext:value-type="float">
            <text:p>0.033313867304011</text:p>
          </table:table-cell>
          <table:table-cell table:formula="of:=0.5*[.GU12]*(([.GU5]-[.GT5])/([.GU1]-[.GT1]))^2" office:value-type="float" office:value="0.0189111001297124" calcext:value-type="float">
            <text:p>0.018911100129712</text:p>
          </table:table-cell>
          <table:table-cell table:formula="of:=0.5*[.GV12]*(([.GV5]-[.GU5])/([.GV1]-[.GU1]))^2" office:value-type="float" office:value="0.0102109158774919" calcext:value-type="float">
            <text:p>0.010210915877492</text:p>
          </table:table-cell>
          <table:table-cell table:formula="of:=0.5*[.GW12]*(([.GW5]-[.GV5])/([.GW1]-[.GV1]))^2" office:value-type="float" office:value="0.00290561591912611" calcext:value-type="float">
            <text:p>0.002905615919126</text:p>
          </table:table-cell>
          <table:table-cell table:formula="of:=0.5*[.GX12]*(([.GX5]-[.GW5])/([.GX1]-[.GW1]))^2" office:value-type="float" office:value="0.0000764313939496477" calcext:value-type="float">
            <text:p>7.64313939496477E-05</text:p>
          </table:table-cell>
          <table:table-cell table:formula="of:=0.5*[.GY12]*(([.GY5]-[.GX5])/([.GY1]-[.GX1]))^2" office:value-type="float" office:value="0.000276245302100508" calcext:value-type="float">
            <text:p>0.000276245302101</text:p>
          </table:table-cell>
          <table:table-cell table:formula="of:=0.5*[.GZ12]*(([.GZ5]-[.GY5])/([.GZ1]-[.GY1]))^2" office:value-type="float" office:value="0.000919637657809353" calcext:value-type="float">
            <text:p>0.000919637657809</text:p>
          </table:table-cell>
          <table:table-cell table:formula="of:=0.5*[.HA12]*(([.HA5]-[.GZ5])/([.HA1]-[.GZ1]))^2" office:value-type="float" office:value="0.0631589633843225" calcext:value-type="float">
            <text:p>0.063158963384323</text:p>
          </table:table-cell>
          <table:table-cell table:formula="of:=0.5*[.HB12]*(([.HB5]-[.HA5])/([.HB1]-[.HA1]))^2" office:value-type="float" office:value="0.0257984935240617" calcext:value-type="float">
            <text:p>0.025798493524062</text:p>
          </table:table-cell>
          <table:table-cell table:formula="of:=0.5*[.HC12]*(([.HC5]-[.HB5])/([.HC1]-[.HB1]))^2" office:value-type="float" office:value="0.037681977568891" calcext:value-type="float">
            <text:p>0.037681977568891</text:p>
          </table:table-cell>
          <table:table-cell table:formula="of:=0.5*[.HD12]*(([.HD5]-[.HC5])/([.HD1]-[.HC1]))^2" office:value-type="float" office:value="0.0107232195620479" calcext:value-type="float">
            <text:p>0.010723219562048</text:p>
          </table:table-cell>
          <table:table-cell table:formula="of:=0.5*[.HE12]*(([.HE5]-[.HD5])/([.HE1]-[.HD1]))^2" office:value-type="float" office:value="0.0000367109539556651" calcext:value-type="float">
            <text:p>3.67109539556651E-05</text:p>
          </table:table-cell>
          <table:table-cell table:formula="of:=0.5*[.HF12]*(([.HF5]-[.HE5])/([.HF1]-[.HE1]))^2" office:value-type="float" office:value="0.000656776890272519" calcext:value-type="float">
            <text:p>0.000656776890273</text:p>
          </table:table-cell>
          <table:table-cell table:formula="of:=0.5*[.HG12]*(([.HG5]-[.HF5])/([.HG1]-[.HF1]))^2" office:value-type="float" office:value="0.0858685625708936" calcext:value-type="float">
            <text:p>0.085868562570894</text:p>
          </table:table-cell>
          <table:table-cell table:formula="of:=0.5*[.HH12]*(([.HH5]-[.HG5])/([.HH1]-[.HG1]))^2" office:value-type="float" office:value="0.0550936372663396" calcext:value-type="float">
            <text:p>0.05509363726634</text:p>
          </table:table-cell>
          <table:table-cell table:formula="of:=0.5*[.HI12]*(([.HI5]-[.HH5])/([.HI1]-[.HH1]))^2" office:value-type="float" office:value="0.0330297267527218" calcext:value-type="float">
            <text:p>0.033029726752722</text:p>
          </table:table-cell>
          <table:table-cell table:formula="of:=0.5*[.HJ12]*(([.HJ5]-[.HI5])/([.HJ1]-[.HI1]))^2" office:value-type="float" office:value="0.00102040189819395" calcext:value-type="float">
            <text:p>0.001020401898194</text:p>
          </table:table-cell>
          <table:table-cell table:formula="of:=0.5*[.HK12]*(([.HK5]-[.HJ5])/([.HK1]-[.HJ1]))^2" office:value-type="float" office:value="0.00705340701511848" calcext:value-type="float">
            <text:p>0.007053407015118</text:p>
          </table:table-cell>
          <table:table-cell table:formula="of:=0.5*[.HL12]*(([.HL5]-[.HK5])/([.HL1]-[.HK1]))^2" office:value-type="float" office:value="0.0362500535166539" calcext:value-type="float">
            <text:p>0.036250053516654</text:p>
          </table:table-cell>
          <table:table-cell table:formula="of:=0.5*[.HM12]*(([.HM5]-[.HL5])/([.HM1]-[.HL1]))^2" office:value-type="float" office:value="0.013015144754652" calcext:value-type="float">
            <text:p>0.013015144754652</text:p>
          </table:table-cell>
          <table:table-cell table:formula="of:=0.5*[.HN12]*(([.HN5]-[.HM5])/([.HN1]-[.HM1]))^2" office:value-type="float" office:value="0.0146807968925567" calcext:value-type="float">
            <text:p>0.014680796892557</text:p>
          </table:table-cell>
          <table:table-cell table:formula="of:=0.5*[.HO12]*(([.HO5]-[.HN5])/([.HO1]-[.HN1]))^2" office:value-type="float" office:value="0.00628333756419034" calcext:value-type="float">
            <text:p>0.00628333756419</text:p>
          </table:table-cell>
          <table:table-cell table:formula="of:=0.5*[.HP12]*(([.HP5]-[.HO5])/([.HP1]-[.HO1]))^2" office:value-type="float" office:value="0.000465359018910598" calcext:value-type="float">
            <text:p>0.000465359018911</text:p>
          </table:table-cell>
          <table:table-cell table:formula="of:=0.5*[.HQ12]*(([.HQ5]-[.HP5])/([.HQ1]-[.HP1]))^2" office:value-type="float" office:value="0.00226164088184041" calcext:value-type="float">
            <text:p>0.00226164088184</text:p>
          </table:table-cell>
          <table:table-cell table:formula="of:=0.5*[.HR12]*(([.HR5]-[.HQ5])/([.HR1]-[.HQ1]))^2" office:value-type="float" office:value="0.000668395380808243" calcext:value-type="float">
            <text:p>0.000668395380808</text:p>
          </table:table-cell>
          <table:table-cell table:formula="of:=0.5*[.HS12]*(([.HS5]-[.HR5])/([.HS1]-[.HR1]))^2" office:value-type="float" office:value="0.000569570986680593" calcext:value-type="float">
            <text:p>0.000569570986681</text:p>
          </table:table-cell>
          <table:table-cell table:formula="of:=0.5*[.HT12]*(([.HT5]-[.HS5])/([.HT1]-[.HS1]))^2" office:value-type="float" office:value="0.0004066877549092" calcext:value-type="float">
            <text:p>0.000406687754909</text:p>
          </table:table-cell>
          <table:table-cell table:formula="of:=0.5*[.HU12]*(([.HU5]-[.HT5])/([.HU1]-[.HT1]))^2" office:value-type="float" office:value="0.00000691357375280747" calcext:value-type="float">
            <text:p>6.91357375280747E-06</text:p>
          </table:table-cell>
          <table:table-cell table:formula="of:=0.5*[.HV12]*(([.HV5]-[.HU5])/([.HV1]-[.HU1]))^2" office:value-type="float" office:value="0.0000379215684540501" calcext:value-type="float">
            <text:p>3.79215684540501E-05</text:p>
          </table:table-cell>
          <table:table-cell table:formula="of:=0.5*[.HW12]*(([.HW5]-[.HV5])/([.HW1]-[.HV1]))^2" office:value-type="float" office:value="0.000382750186331185" calcext:value-type="float">
            <text:p>0.000382750186331</text:p>
          </table:table-cell>
          <table:table-cell table:formula="of:=0.5*[.HX12]*(([.HX5]-[.HW5])/([.HX1]-[.HW1]))^2" office:value-type="float" office:value="0.000517206815501222" calcext:value-type="float">
            <text:p>0.000517206815501</text:p>
          </table:table-cell>
          <table:table-cell table:formula="of:=0.5*[.HY12]*(([.HY5]-[.HX5])/([.HY1]-[.HX1]))^2" office:value-type="float" office:value="0.000466314356003269" calcext:value-type="float">
            <text:p>0.000466314356003</text:p>
          </table:table-cell>
          <table:table-cell table:formula="of:=0.5*[.HZ12]*(([.HZ5]-[.HY5])/([.HZ1]-[.HY1]))^2" office:value-type="float" office:value="0.000310392095414011" calcext:value-type="float">
            <text:p>0.000310392095414</text:p>
          </table:table-cell>
          <table:table-cell table:formula="of:=0.5*[.IA12]*(([.IA5]-[.HZ5])/([.IA1]-[.HZ1]))^2" office:value-type="float" office:value="0.000297393651552236" calcext:value-type="float">
            <text:p>0.000297393651552</text:p>
          </table:table-cell>
          <table:table-cell table:formula="of:=0.5*[.IB12]*(([.IB5]-[.IA5])/([.IB1]-[.IA1]))^2" office:value-type="float" office:value="0.00058128541355153" calcext:value-type="float">
            <text:p>0.000581285413552</text:p>
          </table:table-cell>
          <table:table-cell table:formula="of:=0.5*[.IC12]*(([.IC5]-[.IB5])/([.IC1]-[.IB1]))^2" office:value-type="float" office:value="0.000328334723562111" calcext:value-type="float">
            <text:p>0.000328334723562</text:p>
          </table:table-cell>
          <table:table-cell table:formula="of:=0.5*[.ID12]*(([.ID5]-[.IC5])/([.ID1]-[.IC1]))^2" office:value-type="float" office:value="0.00000400800417540694" calcext:value-type="float">
            <text:p>4.00800417540694E-06</text:p>
          </table:table-cell>
          <table:table-cell table:formula="of:=0.5*[.IE12]*(([.IE5]-[.ID5])/([.IE1]-[.ID1]))^2" office:value-type="float" office:value="0.00000212469292171785" calcext:value-type="float">
            <text:p>2.12469292171785E-06</text:p>
          </table:table-cell>
          <table:table-cell table:formula="of:=0.5*[.IF12]*(([.IF5]-[.IE5])/([.IF1]-[.IE1]))^2" office:value-type="float" office:value="0.00000834671895049669" calcext:value-type="float">
            <text:p>8.34671895049669E-06</text:p>
          </table:table-cell>
          <table:table-cell table:formula="of:=0.5*[.IG12]*(([.IG5]-[.IF5])/([.IG1]-[.IF1]))^2" office:value-type="float" office:value="0.0000000199307981183505" calcext:value-type="float">
            <text:p>1.99307981183505E-08</text:p>
          </table:table-cell>
          <table:table-cell table:formula="of:=0.5*[.IH12]*(([.IH5]-[.IG5])/([.IH1]-[.IG1]))^2" office:value-type="float" office:value="0.000000124653555136137" calcext:value-type="float">
            <text:p>1.24653555136137E-07</text:p>
          </table:table-cell>
          <table:table-cell table:formula="of:=0.5*[.II12]*(([.II5]-[.IH5])/([.II1]-[.IH1]))^2" office:value-type="float" office:value="0.0000649015681755003" calcext:value-type="float">
            <text:p>6.49015681755003E-05</text:p>
          </table:table-cell>
          <table:table-cell table:formula="of:=0.5*[.IJ12]*(([.IJ5]-[.II5])/([.IJ1]-[.II1]))^2" office:value-type="float" office:value="0.00000255255671208457" calcext:value-type="float">
            <text:p>2.55255671208457E-06</text:p>
          </table:table-cell>
          <table:table-cell table:formula="of:=0.5*[.IK12]*(([.IK5]-[.IJ5])/([.IK1]-[.IJ1]))^2" office:value-type="float" office:value="0.00000441243296661781" calcext:value-type="float">
            <text:p>4.41243296661781E-06</text:p>
          </table:table-cell>
          <table:table-cell table:formula="of:=0.5*[.IL12]*(([.IL5]-[.IK5])/([.IL1]-[.IK1]))^2" office:value-type="float" office:value="0.00000591908664341592" calcext:value-type="float">
            <text:p>5.91908664341592E-06</text:p>
          </table:table-cell>
          <table:table-cell table:formula="of:=0.5*[.IM12]*(([.IM5]-[.IL5])/([.IM1]-[.IL1]))^2" office:value-type="float" office:value="0.00000910539761319254" calcext:value-type="float">
            <text:p>9.10539761319254E-06</text:p>
          </table:table-cell>
          <table:table-cell table:formula="of:=0.5*[.IN12]*(([.IN5]-[.IM5])/([.IN1]-[.IM1]))^2" office:value-type="float" office:value="0.0000107728542716549" calcext:value-type="float">
            <text:p>1.07728542716549E-05</text:p>
          </table:table-cell>
          <table:table-cell table:formula="of:=0.5*[.IO12]*(([.IO5]-[.IN5])/([.IO1]-[.IN1]))^2" office:value-type="float" office:value="0.00000451324345419819" calcext:value-type="float">
            <text:p>4.51324345419819E-06</text:p>
          </table:table-cell>
          <table:table-cell table:formula="of:=0.5*[.IP12]*(([.IP5]-[.IO5])/([.IP1]-[.IO1]))^2" office:value-type="float" office:value="0.000000121121407214524" calcext:value-type="float">
            <text:p>1.21121407214524E-07</text:p>
          </table:table-cell>
          <table:table-cell table:formula="of:=0.5*[.IQ12]*(([.IQ5]-[.IP5])/([.IQ1]-[.IP1]))^2" office:value-type="float" office:value="0.00000000276399871929626" calcext:value-type="float">
            <text:p>2.76399871929626E-09</text:p>
          </table:table-cell>
          <table:table-cell table:formula="of:=0.5*[.IR12]*(([.IR5]-[.IQ5])/([.IR1]-[.IQ1]))^2" office:value-type="float" office:value="0.000000692149300941678" calcext:value-type="float">
            <text:p>6.92149300941678E-07</text:p>
          </table:table-cell>
          <table:table-cell table:formula="of:=0.5*[.IS12]*(([.IS5]-[.IR5])/([.IS1]-[.IR1]))^2" office:value-type="float" office:value="0.00000182511453449451" calcext:value-type="float">
            <text:p>1.82511453449451E-06</text:p>
          </table:table-cell>
          <table:table-cell table:formula="of:=0.5*[.IT12]*(([.IT5]-[.IS5])/([.IT1]-[.IS1]))^2" office:value-type="float" office:value="0.0000153774117944668" calcext:value-type="float">
            <text:p>1.53774117944668E-05</text:p>
          </table:table-cell>
          <table:table-cell table:formula="of:=0.5*[.IU12]*(([.IU5]-[.IT5])/([.IU1]-[.IT1]))^2" office:value-type="float" office:value="0.00000610618750487279" calcext:value-type="float">
            <text:p>6.10618750487279E-06</text:p>
          </table:table-cell>
          <table:table-cell table:formula="of:=0.5*[.IV12]*(([.IV5]-[.IU5])/([.IV1]-[.IU1]))^2" office:value-type="float" office:value="0.0000600269218979878" calcext:value-type="float">
            <text:p>6.00269218979878E-05</text:p>
          </table:table-cell>
          <table:table-cell table:formula="of:=0.5*[.IW12]*(([.IW5]-[.IV5])/([.IW1]-[.IV1]))^2" office:value-type="float" office:value="0.0000601724716793314" calcext:value-type="float">
            <text:p>6.01724716793314E-05</text:p>
          </table:table-cell>
          <table:table-cell table:formula="of:=0.5*[.IX12]*(([.IX5]-[.IW5])/([.IX1]-[.IW1]))^2" office:value-type="float" office:value="0.00000291131294219893" calcext:value-type="float">
            <text:p>2.91131294219893E-06</text:p>
          </table:table-cell>
          <table:table-cell table:formula="of:=0.5*[.IY12]*(([.IY5]-[.IX5])/([.IY1]-[.IX1]))^2" office:value-type="float" office:value="0.000012852795360844" calcext:value-type="float">
            <text:p>1.2852795360844E-05</text:p>
          </table:table-cell>
          <table:table-cell table:formula="of:=0.5*[.IZ12]*(([.IZ5]-[.IY5])/([.IZ1]-[.IY1]))^2" office:value-type="float" office:value="0.00000348240408679631" calcext:value-type="float">
            <text:p>3.48240408679631E-06</text:p>
          </table:table-cell>
          <table:table-cell table:formula="of:=0.5*[.JA12]*(([.JA5]-[.IZ5])/([.JA1]-[.IZ1]))^2" office:value-type="float" office:value="0.00000130006623950629" calcext:value-type="float">
            <text:p>1.30006623950629E-06</text:p>
          </table:table-cell>
          <table:table-cell table:formula="of:=0.5*[.JB12]*(([.JB5]-[.JA5])/([.JB1]-[.JA1]))^2" office:value-type="float" office:value="0.000000505126092308113" calcext:value-type="float">
            <text:p>5.05126092308113E-07</text:p>
          </table:table-cell>
          <table:table-cell table:formula="of:=0.5*[.JC12]*(([.JC5]-[.JB5])/([.JC1]-[.JB1]))^2" office:value-type="float" office:value="0.00000142647303570321" calcext:value-type="float">
            <text:p>1.42647303570321E-06</text:p>
          </table:table-cell>
          <table:table-cell table:formula="of:=0.5*[.JD12]*(([.JD5]-[.JC5])/([.JD1]-[.JC1]))^2" office:value-type="float" office:value="0.00000204509698729519" calcext:value-type="float">
            <text:p>2.04509698729519E-06</text:p>
          </table:table-cell>
          <table:table-cell table:formula="of:=0.5*[.JE12]*(([.JE5]-[.JD5])/([.JE1]-[.JD1]))^2" office:value-type="float" office:value="0.00000700123062614391" calcext:value-type="float">
            <text:p>7.00123062614391E-06</text:p>
          </table:table-cell>
          <table:table-cell table:formula="of:=0.5*[.JF12]*(([.JF5]-[.JE5])/([.JF1]-[.JE1]))^2" office:value-type="float" office:value="0.000000186657908114362" calcext:value-type="float">
            <text:p>1.86657908114362E-07</text:p>
          </table:table-cell>
          <table:table-cell table:formula="of:=0.5*[.JG12]*(([.JG5]-[.JF5])/([.JG1]-[.JF1]))^2" office:value-type="float" office:value="0.00000318686821250843" calcext:value-type="float">
            <text:p>3.18686821250843E-06</text:p>
          </table:table-cell>
          <table:table-cell table:formula="of:=0.5*[.JH12]*(([.JH5]-[.JG5])/([.JH1]-[.JG1]))^2" office:value-type="float" office:value="0.000000285144732319972" calcext:value-type="float">
            <text:p>2.85144732319972E-07</text:p>
          </table:table-cell>
          <table:table-cell table:formula="of:=0.5*[.JI12]*(([.JI5]-[.JH5])/([.JI1]-[.JH1]))^2" office:value-type="float" office:value="0.000000118733513003023" calcext:value-type="float">
            <text:p>1.18733513003023E-07</text:p>
          </table:table-cell>
          <table:table-cell table:formula="of:=0.5*[.JJ12]*(([.JJ5]-[.JI5])/([.JJ1]-[.JI1]))^2" office:value-type="float" office:value="0.00000298049180117051" calcext:value-type="float">
            <text:p>2.98049180117051E-06</text:p>
          </table:table-cell>
          <table:table-cell table:formula="of:=0.5*[.JK12]*(([.JK5]-[.JJ5])/([.JK1]-[.JJ1]))^2" office:value-type="float" office:value="0.00000132054711129217" calcext:value-type="float">
            <text:p>1.32054711129217E-06</text:p>
          </table:table-cell>
          <table:table-cell table:formula="of:=0.5*[.JL12]*(([.JL5]-[.JK5])/([.JL1]-[.JK1]))^2" office:value-type="float" office:value="0.0000000351731504279438" calcext:value-type="float">
            <text:p>3.51731504279438E-08</text:p>
          </table:table-cell>
          <table:table-cell table:formula="of:=0.5*[.JM12]*(([.JM5]-[.JL5])/([.JM1]-[.JL1]))^2" office:value-type="float" office:value="0.00000278094449987002" calcext:value-type="float">
            <text:p>2.78094449987002E-06</text:p>
          </table:table-cell>
          <table:table-cell table:formula="of:=0.5*[.JN12]*(([.JN5]-[.JM5])/([.JN1]-[.JM1]))^2" office:value-type="float" office:value="0.00000675141513698993" calcext:value-type="float">
            <text:p>6.75141513698993E-06</text:p>
          </table:table-cell>
          <table:table-cell table:formula="of:=0.5*[.JO12]*(([.JO5]-[.JN5])/([.JO1]-[.JN1]))^2" office:value-type="float" office:value="0.000000796075153725368" calcext:value-type="float">
            <text:p>7.96075153725368E-07</text:p>
          </table:table-cell>
          <table:table-cell table:formula="of:=0.5*[.JP12]*(([.JP5]-[.JO5])/([.JP1]-[.JO1]))^2" office:value-type="float" office:value="0.0000194744399125642" calcext:value-type="float">
            <text:p>1.94744399125642E-05</text:p>
          </table:table-cell>
          <table:table-cell table:formula="of:=0.5*[.JQ12]*(([.JQ5]-[.JP5])/([.JQ1]-[.JP1]))^2" office:value-type="float" office:value="0.0000116437135075005" calcext:value-type="float">
            <text:p>1.16437135075005E-05</text:p>
          </table:table-cell>
          <table:table-cell table:formula="of:=0.5*[.JR12]*(([.JR5]-[.JQ5])/([.JR1]-[.JQ1]))^2" office:value-type="float" office:value="0.00000000204668107150873" calcext:value-type="float">
            <text:p>2.04668107150873E-09</text:p>
          </table:table-cell>
          <table:table-cell table:formula="of:=0.5*[.JS12]*(([.JS5]-[.JR5])/([.JS1]-[.JR1]))^2" office:value-type="float" office:value="0.00000192004394992849" calcext:value-type="float">
            <text:p>1.92004394992849E-06</text:p>
          </table:table-cell>
          <table:table-cell table:formula="of:=0.5*[.JT12]*(([.JT5]-[.JS5])/([.JT1]-[.JS1]))^2" office:value-type="float" office:value="0.00000000170939262255105" calcext:value-type="float">
            <text:p>1.70939262255105E-09</text:p>
          </table:table-cell>
          <table:table-cell table:formula="of:=0.5*[.JU12]*(([.JU5]-[.JT5])/([.JU1]-[.JT1]))^2" office:value-type="float" office:value="0.00000234384048633478" calcext:value-type="float">
            <text:p>2.34384048633478E-06</text:p>
          </table:table-cell>
          <table:table-cell table:formula="of:=0.5*[.JV12]*(([.JV5]-[.JU5])/([.JV1]-[.JU1]))^2" office:value-type="float" office:value="0.00000204078058356396" calcext:value-type="float">
            <text:p>2.04078058356396E-06</text:p>
          </table:table-cell>
          <table:table-cell table:formula="of:=0.5*[.JW12]*(([.JW5]-[.JV5])/([.JW1]-[.JV1]))^2" office:value-type="float" office:value="0.00000347152741334697" calcext:value-type="float">
            <text:p>3.47152741334697E-06</text:p>
          </table:table-cell>
          <table:table-cell table:formula="of:=0.5*[.JX12]*(([.JX5]-[.JW5])/([.JX1]-[.JW1]))^2" office:value-type="float" office:value="0.000035264255579944" calcext:value-type="float">
            <text:p>3.5264255579944E-05</text:p>
          </table:table-cell>
          <table:table-cell table:formula="of:=0.5*[.JY12]*(([.JY5]-[.JX5])/([.JY1]-[.JX1]))^2" office:value-type="float" office:value="0.0000330028005970267" calcext:value-type="float">
            <text:p>3.30028005970267E-05</text:p>
          </table:table-cell>
          <table:table-cell table:formula="of:=0.5*[.JZ12]*(([.JZ5]-[.JY5])/([.JZ1]-[.JY1]))^2" office:value-type="float" office:value="0.00000711815997940427" calcext:value-type="float">
            <text:p>7.11815997940427E-06</text:p>
          </table:table-cell>
          <table:table-cell table:formula="of:=0.5*[.KA12]*(([.KA5]-[.JZ5])/([.KA1]-[.JZ1]))^2" office:value-type="float" office:value="0.00000905962614103182" calcext:value-type="float">
            <text:p>9.05962614103182E-06</text:p>
          </table:table-cell>
          <table:table-cell table:formula="of:=0.5*[.KB12]*(([.KB5]-[.KA5])/([.KB1]-[.KA1]))^2" office:value-type="float" office:value="0.00000865186752007138" calcext:value-type="float">
            <text:p>8.65186752007138E-06</text:p>
          </table:table-cell>
          <table:table-cell table:formula="of:=0.5*[.KC12]*(([.KC5]-[.KB5])/([.KC1]-[.KB1]))^2" office:value-type="float" office:value="0.00000179054441238921" calcext:value-type="float">
            <text:p>1.79054441238921E-06</text:p>
          </table:table-cell>
          <table:table-cell table:formula="of:=0.5*[.KD12]*(([.KD5]-[.KC5])/([.KD1]-[.KC1]))^2" office:value-type="float" office:value="0.000000864701327206811" calcext:value-type="float">
            <text:p>8.64701327206811E-07</text:p>
          </table:table-cell>
          <table:table-cell table:formula="of:=0.5*[.KE12]*(([.KE5]-[.KD5])/([.KE1]-[.KD1]))^2" office:value-type="float" office:value="0.00000349871178443957" calcext:value-type="float">
            <text:p>3.49871178443957E-06</text:p>
          </table:table-cell>
          <table:table-cell table:formula="of:=0.5*[.KF12]*(([.KF5]-[.KE5])/([.KF1]-[.KE1]))^2" office:value-type="float" office:value="0.00000269561686083312" calcext:value-type="float">
            <text:p>2.69561686083312E-06</text:p>
          </table:table-cell>
          <table:table-cell table:formula="of:=0.5*[.KG12]*(([.KG5]-[.KF5])/([.KG1]-[.KF1]))^2" office:value-type="float" office:value="0.00000000483137389073209" calcext:value-type="float">
            <text:p>4.83137389073209E-09</text:p>
          </table:table-cell>
          <table:table-cell table:formula="of:=0.5*[.KH12]*(([.KH5]-[.KG5])/([.KH1]-[.KG1]))^2" office:value-type="float" office:value="0.0000113600339886476" calcext:value-type="float">
            <text:p>1.13600339886476E-05</text:p>
          </table:table-cell>
          <table:table-cell table:formula="of:=0.5*[.KI12]*(([.KI5]-[.KH5])/([.KI1]-[.KH1]))^2" office:value-type="float" office:value="0.000000595905647139084" calcext:value-type="float">
            <text:p>5.95905647139084E-07</text:p>
          </table:table-cell>
          <table:table-cell table:formula="of:=0.5*[.KJ12]*(([.KJ5]-[.KI5])/([.KJ1]-[.KI1]))^2" office:value-type="float" office:value="0.0000106632722815062" calcext:value-type="float">
            <text:p>1.06632722815062E-05</text:p>
          </table:table-cell>
          <table:table-cell table:formula="of:=0.5*[.KK12]*(([.KK5]-[.KJ5])/([.KK1]-[.KJ1]))^2" office:value-type="float" office:value="0.00000155529938496542" calcext:value-type="float">
            <text:p>1.55529938496542E-06</text:p>
          </table:table-cell>
          <table:table-cell table:formula="of:=0.5*[.KL12]*(([.KL5]-[.KK5])/([.KL1]-[.KK1]))^2" office:value-type="float" office:value="0.00000728253421950057" calcext:value-type="float">
            <text:p>7.28253421950057E-06</text:p>
          </table:table-cell>
          <table:table-cell table:formula="of:=0.5*[.KM12]*(([.KM5]-[.KL5])/([.KM1]-[.KL1]))^2" office:value-type="float" office:value="0.0000000288290193201288" calcext:value-type="float">
            <text:p>2.88290193201288E-08</text:p>
          </table:table-cell>
          <table:table-cell table:formula="of:=0.5*[.KN12]*(([.KN5]-[.KM5])/([.KN1]-[.KM1]))^2" office:value-type="float" office:value="0.0000109663783763342" calcext:value-type="float">
            <text:p>1.09663783763342E-05</text:p>
          </table:table-cell>
          <table:table-cell table:formula="of:=0.5*[.KO12]*(([.KO5]-[.KN5])/([.KO1]-[.KN1]))^2" office:value-type="float" office:value="0.000000296936223981075" calcext:value-type="float">
            <text:p>2.96936223981075E-07</text:p>
          </table:table-cell>
          <table:table-cell table:formula="of:=0.5*[.KP12]*(([.KP5]-[.KO5])/([.KP1]-[.KO1]))^2" office:value-type="float" office:value="0.0000149673974724932" calcext:value-type="float">
            <text:p>1.49673974724932E-05</text:p>
          </table:table-cell>
          <table:table-cell table:formula="of:=0.5*[.KQ12]*(([.KQ5]-[.KP5])/([.KQ1]-[.KP1]))^2" office:value-type="float" office:value="0.0000000427818052996757" calcext:value-type="float">
            <text:p>4.27818052996757E-08</text:p>
          </table:table-cell>
          <table:table-cell table:formula="of:=0.5*[.KR12]*(([.KR5]-[.KQ5])/([.KR1]-[.KQ1]))^2" office:value-type="float" office:value="0.00000084242495264886" calcext:value-type="float">
            <text:p>8.4242495264886E-07</text:p>
          </table:table-cell>
          <table:table-cell table:formula="of:=0.5*[.KS12]*(([.KS5]-[.KR5])/([.KS1]-[.KR1]))^2" office:value-type="float" office:value="0.0000000833765582824573" calcext:value-type="float">
            <text:p>8.33765582824573E-08</text:p>
          </table:table-cell>
          <table:table-cell table:formula="of:=0.5*[.KT12]*(([.KT5]-[.KS5])/([.KT1]-[.KS1]))^2" office:value-type="float" office:value="0.00000371044191114592" calcext:value-type="float">
            <text:p>3.71044191114592E-06</text:p>
          </table:table-cell>
          <table:table-cell table:formula="of:=0.5*[.KU12]*(([.KU5]-[.KT5])/([.KU1]-[.KT1]))^2" office:value-type="float" office:value="0.000000260972475319697" calcext:value-type="float">
            <text:p>2.60972475319697E-07</text:p>
          </table:table-cell>
          <table:table-cell table:formula="of:=0.5*[.KV12]*(([.KV5]-[.KU5])/([.KV1]-[.KU1]))^2" office:value-type="float" office:value="0.00000133675834214756" calcext:value-type="float">
            <text:p>1.33675834214756E-06</text:p>
          </table:table-cell>
          <table:table-cell table:formula="of:=0.5*[.KW12]*(([.KW5]-[.KV5])/([.KW1]-[.KV1]))^2" office:value-type="float" office:value="0.00000349847239526643" calcext:value-type="float">
            <text:p>3.49847239526643E-06</text:p>
          </table:table-cell>
          <table:table-cell table:formula="of:=0.5*[.KX12]*(([.KX5]-[.KW5])/([.KX1]-[.KW1]))^2" office:value-type="float" office:value="0.00000711956978656772" calcext:value-type="float">
            <text:p>7.11956978656772E-06</text:p>
          </table:table-cell>
          <table:table-cell table:formula="of:=0.5*[.KY12]*(([.KY5]-[.KX5])/([.KY1]-[.KX1]))^2" office:value-type="float" office:value="0.000000110835198450197" calcext:value-type="float">
            <text:p>1.10835198450197E-07</text:p>
          </table:table-cell>
          <table:table-cell table:formula="of:=0.5*[.KZ12]*(([.KZ5]-[.KY5])/([.KZ1]-[.KY1]))^2" office:value-type="float" office:value="0.00000388020283971299" calcext:value-type="float">
            <text:p>3.88020283971299E-06</text:p>
          </table:table-cell>
          <table:table-cell table:formula="of:=0.5*[.LA12]*(([.LA5]-[.KZ5])/([.LA1]-[.KZ1]))^2" office:value-type="float" office:value="0.000000666129573671211" calcext:value-type="float">
            <text:p>6.66129573671211E-07</text:p>
          </table:table-cell>
          <table:table-cell table:formula="of:=0.5*[.LB12]*(([.LB5]-[.LA5])/([.LB1]-[.LA1]))^2" office:value-type="float" office:value="0.00000825476393805615" calcext:value-type="float">
            <text:p>8.25476393805615E-06</text:p>
          </table:table-cell>
          <table:table-cell table:formula="of:=0.5*[.LC12]*(([.LC5]-[.LB5])/([.LC1]-[.LB1]))^2" office:value-type="float" office:value="0.00000133012965390078" calcext:value-type="float">
            <text:p>1.33012965390078E-06</text:p>
          </table:table-cell>
          <table:table-cell table:formula="of:=0.5*[.LD12]*(([.LD5]-[.LC5])/([.LD1]-[.LC1]))^2" office:value-type="float" office:value="0.00010940394084116" calcext:value-type="float">
            <text:p>0.000109403940841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291674393829452" calcext:value-type="float">
            <text:p>2.91674393829452E-08</text:p>
          </table:table-cell>
          <table:table-cell table:formula="of:=0.5*[.D12]*(([.D6]-[.C6])/([.D1]-[.C1]))^2" office:value-type="float" office:value="0.00000000465995129863271" calcext:value-type="float">
            <text:p>4.65995129863271E-09</text:p>
          </table:table-cell>
          <table:table-cell table:formula="of:=0.5*[.E12]*(([.E6]-[.D6])/([.E1]-[.D1]))^2" office:value-type="float" office:value="0.000000659397587650027" calcext:value-type="float">
            <text:p>6.59397587650027E-07</text:p>
          </table:table-cell>
          <table:table-cell table:formula="of:=0.5*[.F12]*(([.F6]-[.E6])/([.F1]-[.E1]))^2" office:value-type="float" office:value="0.0000000165889455467153" calcext:value-type="float">
            <text:p>1.65889455467153E-08</text:p>
          </table:table-cell>
          <table:table-cell table:formula="of:=0.5*[.G12]*(([.G6]-[.F6])/([.G1]-[.F1]))^2" office:value-type="float" office:value="0.00000000441040521015856" calcext:value-type="float">
            <text:p>4.41040521015856E-09</text:p>
          </table:table-cell>
          <table:table-cell table:formula="of:=0.5*[.H12]*(([.H6]-[.G6])/([.H1]-[.G1]))^2" office:value-type="float" office:value="0.000000698075660601301" calcext:value-type="float">
            <text:p>6.98075660601301E-07</text:p>
          </table:table-cell>
          <table:table-cell table:formula="of:=0.5*[.I12]*(([.I6]-[.H6])/([.I1]-[.H1]))^2" office:value-type="float" office:value="0.0000000630974956109483" calcext:value-type="float">
            <text:p>6.30974956109483E-08</text:p>
          </table:table-cell>
          <table:table-cell table:formula="of:=0.5*[.J12]*(([.J6]-[.I6])/([.J1]-[.I1]))^2" office:value-type="float" office:value="0.000000000379404955017514" calcext:value-type="float">
            <text:p>3.79404955017514E-10</text:p>
          </table:table-cell>
          <table:table-cell table:formula="of:=0.5*[.K12]*(([.K6]-[.J6])/([.K1]-[.J1]))^2" office:value-type="float" office:value="0.0000000277206407647939" calcext:value-type="float">
            <text:p>2.77206407647939E-08</text:p>
          </table:table-cell>
          <table:table-cell table:formula="of:=0.5*[.L12]*(([.L6]-[.K6])/([.L1]-[.K1]))^2" office:value-type="float" office:value="0.000000708535198140922" calcext:value-type="float">
            <text:p>7.08535198140922E-07</text:p>
          </table:table-cell>
          <table:table-cell table:formula="of:=0.5*[.M12]*(([.M6]-[.L6])/([.M1]-[.L1]))^2" office:value-type="float" office:value="0.0000015096765421806" calcext:value-type="float">
            <text:p>1.5096765421806E-06</text:p>
          </table:table-cell>
          <table:table-cell table:formula="of:=0.5*[.N12]*(([.N6]-[.M6])/([.N1]-[.M1]))^2" office:value-type="float" office:value="0.000000101484576238194" calcext:value-type="float">
            <text:p>1.01484576238194E-07</text:p>
          </table:table-cell>
          <table:table-cell table:formula="of:=0.5*[.O12]*(([.O6]-[.N6])/([.O1]-[.N1]))^2" office:value-type="float" office:value="0.000000716650929682264" calcext:value-type="float">
            <text:p>7.16650929682264E-07</text:p>
          </table:table-cell>
          <table:table-cell table:formula="of:=0.5*[.P12]*(([.P6]-[.O6])/([.P1]-[.O1]))^2" office:value-type="float" office:value="0.000000000859283071968979" calcext:value-type="float">
            <text:p>8.59283071968979E-10</text:p>
          </table:table-cell>
          <table:table-cell table:formula="of:=0.5*[.Q12]*(([.Q6]-[.P6])/([.Q1]-[.P1]))^2" office:value-type="float" office:value="0.0000000676524950531893" calcext:value-type="float">
            <text:p>6.76524950531893E-08</text:p>
          </table:table-cell>
          <table:table-cell table:formula="of:=0.5*[.R12]*(([.R6]-[.Q6])/([.R1]-[.Q1]))^2" office:value-type="float" office:value="0.000000133941128999647" calcext:value-type="float">
            <text:p>1.33941128999647E-07</text:p>
          </table:table-cell>
          <table:table-cell table:formula="of:=0.5*[.S12]*(([.S6]-[.R6])/([.S1]-[.R1]))^2" office:value-type="float" office:value="0.0000000967357175783765" calcext:value-type="float">
            <text:p>9.67357175783765E-08</text:p>
          </table:table-cell>
          <table:table-cell table:formula="of:=0.5*[.T12]*(([.T6]-[.S6])/([.T1]-[.S1]))^2" office:value-type="float" office:value="0.00000000196927620072323" calcext:value-type="float">
            <text:p>1.96927620072323E-09</text:p>
          </table:table-cell>
          <table:table-cell table:formula="of:=0.5*[.U12]*(([.U6]-[.T6])/([.U1]-[.T1]))^2" office:value-type="float" office:value="0.0000000289305316637989" calcext:value-type="float">
            <text:p>2.89305316637989E-08</text:p>
          </table:table-cell>
          <table:table-cell table:formula="of:=0.5*[.V12]*(([.V6]-[.U6])/([.V1]-[.U1]))^2" office:value-type="float" office:value="0.000000108769346472692" calcext:value-type="float">
            <text:p>1.08769346472692E-07</text:p>
          </table:table-cell>
          <table:table-cell table:formula="of:=0.5*[.W12]*(([.W6]-[.V6])/([.W1]-[.V1]))^2" office:value-type="float" office:value="0.000000110891987760251" calcext:value-type="float">
            <text:p>1.10891987760251E-07</text:p>
          </table:table-cell>
          <table:table-cell table:formula="of:=0.5*[.X12]*(([.X6]-[.W6])/([.X1]-[.W1]))^2" office:value-type="float" office:value="0.0000000116252816176776" calcext:value-type="float">
            <text:p>1.16252816176776E-08</text:p>
          </table:table-cell>
          <table:table-cell table:formula="of:=0.5*[.Y12]*(([.Y6]-[.X6])/([.Y1]-[.X1]))^2" office:value-type="float" office:value="0.000000426608716482169" calcext:value-type="float">
            <text:p>4.26608716482169E-07</text:p>
          </table:table-cell>
          <table:table-cell table:formula="of:=0.5*[.Z12]*(([.Z6]-[.Y6])/([.Z1]-[.Y1]))^2" office:value-type="float" office:value="0.0000000429019353871168" calcext:value-type="float">
            <text:p>4.29019353871168E-08</text:p>
          </table:table-cell>
          <table:table-cell table:formula="of:=0.5*[.AA12]*(([.AA6]-[.Z6])/([.AA1]-[.Z1]))^2" office:value-type="float" office:value="0.0000012108553804302" calcext:value-type="float">
            <text:p>1.2108553804302E-06</text:p>
          </table:table-cell>
          <table:table-cell table:formula="of:=0.5*[.AB12]*(([.AB6]-[.AA6])/([.AB1]-[.AA1]))^2" office:value-type="float" office:value="0.000000990525746894908" calcext:value-type="float">
            <text:p>9.90525746894908E-07</text:p>
          </table:table-cell>
          <table:table-cell table:formula="of:=0.5*[.AC12]*(([.AC6]-[.AB6])/([.AC1]-[.AB1]))^2" office:value-type="float" office:value="0.000000988461760930889" calcext:value-type="float">
            <text:p>9.88461760930889E-07</text:p>
          </table:table-cell>
          <table:table-cell table:formula="of:=0.5*[.AD12]*(([.AD6]-[.AC6])/([.AD1]-[.AC1]))^2" office:value-type="float" office:value="0.0000000208181180770954" calcext:value-type="float">
            <text:p>2.08181180770954E-08</text:p>
          </table:table-cell>
          <table:table-cell table:formula="of:=0.5*[.AE12]*(([.AE6]-[.AD6])/([.AE1]-[.AD1]))^2" office:value-type="float" office:value="0.00000000242642305803655" calcext:value-type="float">
            <text:p>2.42642305803655E-09</text:p>
          </table:table-cell>
          <table:table-cell table:formula="of:=0.5*[.AF12]*(([.AF6]-[.AE6])/([.AF1]-[.AE1]))^2" office:value-type="float" office:value="0.000000535243929650494" calcext:value-type="float">
            <text:p>5.35243929650494E-07</text:p>
          </table:table-cell>
          <table:table-cell table:formula="of:=0.5*[.AG12]*(([.AG6]-[.AF6])/([.AG1]-[.AF1]))^2" office:value-type="float" office:value="0.000000716285790710279" calcext:value-type="float">
            <text:p>7.16285790710279E-07</text:p>
          </table:table-cell>
          <table:table-cell table:formula="of:=0.5*[.AH12]*(([.AH6]-[.AG6])/([.AH1]-[.AG1]))^2" office:value-type="float" office:value="0.000000190723247384321" calcext:value-type="float">
            <text:p>1.90723247384321E-07</text:p>
          </table:table-cell>
          <table:table-cell table:formula="of:=0.5*[.AI12]*(([.AI6]-[.AH6])/([.AI1]-[.AH1]))^2" office:value-type="float" office:value="0.00000000978468270679554" calcext:value-type="float">
            <text:p>9.78468270679554E-09</text:p>
          </table:table-cell>
          <table:table-cell table:formula="of:=0.5*[.AJ12]*(([.AJ6]-[.AI6])/([.AJ1]-[.AI1]))^2" office:value-type="float" office:value="0.0000000136423756636052" calcext:value-type="float">
            <text:p>1.36423756636052E-08</text:p>
          </table:table-cell>
          <table:table-cell table:formula="of:=0.5*[.AK12]*(([.AK6]-[.AJ6])/([.AK1]-[.AJ1]))^2" office:value-type="float" office:value="0.00000000299079871489659" calcext:value-type="float">
            <text:p>2.99079871489659E-09</text:p>
          </table:table-cell>
          <table:table-cell table:formula="of:=0.5*[.AL12]*(([.AL6]-[.AK6])/([.AL1]-[.AK1]))^2" office:value-type="float" office:value="0.0000000668041188808906" calcext:value-type="float">
            <text:p>6.68041188808906E-08</text:p>
          </table:table-cell>
          <table:table-cell table:formula="of:=0.5*[.AM12]*(([.AM6]-[.AL6])/([.AM1]-[.AL1]))^2" office:value-type="float" office:value="0.000000115542732475496" calcext:value-type="float">
            <text:p>1.15542732475496E-07</text:p>
          </table:table-cell>
          <table:table-cell table:formula="of:=0.5*[.AN12]*(([.AN6]-[.AM6])/([.AN1]-[.AM1]))^2" office:value-type="float" office:value="0.0000009923983037472" calcext:value-type="float">
            <text:p>9.923983037472E-07</text:p>
          </table:table-cell>
          <table:table-cell table:formula="of:=0.5*[.AO12]*(([.AO6]-[.AN6])/([.AO1]-[.AN1]))^2" office:value-type="float" office:value="0.000000120642034975344" calcext:value-type="float">
            <text:p>1.20642034975344E-07</text:p>
          </table:table-cell>
          <table:table-cell table:formula="of:=0.5*[.AP12]*(([.AP6]-[.AO6])/([.AP1]-[.AO1]))^2" office:value-type="float" office:value="0.0000000618606887691165" calcext:value-type="float">
            <text:p>6.18606887691165E-08</text:p>
          </table:table-cell>
          <table:table-cell table:formula="of:=0.5*[.AQ12]*(([.AQ6]-[.AP6])/([.AQ1]-[.AP1]))^2" office:value-type="float" office:value="0.000000941605028502889" calcext:value-type="float">
            <text:p>9.41605028502889E-07</text:p>
          </table:table-cell>
          <table:table-cell table:formula="of:=0.5*[.AR12]*(([.AR6]-[.AQ6])/([.AR1]-[.AQ1]))^2" office:value-type="float" office:value="0.000000118170052020783" calcext:value-type="float">
            <text:p>1.18170052020783E-07</text:p>
          </table:table-cell>
          <table:table-cell table:formula="of:=0.5*[.AS12]*(([.AS6]-[.AR6])/([.AS1]-[.AR1]))^2" office:value-type="float" office:value="0.000000377471446948816" calcext:value-type="float">
            <text:p>3.77471446948816E-07</text:p>
          </table:table-cell>
          <table:table-cell table:formula="of:=0.5*[.AT12]*(([.AT6]-[.AS6])/([.AT1]-[.AS1]))^2" office:value-type="float" office:value="0.00000314393811762343" calcext:value-type="float">
            <text:p>3.14393811762343E-06</text:p>
          </table:table-cell>
          <table:table-cell table:formula="of:=0.5*[.AU12]*(([.AU6]-[.AT6])/([.AU1]-[.AT1]))^2" office:value-type="float" office:value="0.0000025692359334285" calcext:value-type="float">
            <text:p>2.5692359334285E-06</text:p>
          </table:table-cell>
          <table:table-cell table:formula="of:=0.5*[.AV12]*(([.AV6]-[.AU6])/([.AV1]-[.AU1]))^2" office:value-type="float" office:value="0.000000245293647001311" calcext:value-type="float">
            <text:p>2.45293647001311E-07</text:p>
          </table:table-cell>
          <table:table-cell table:formula="of:=0.5*[.AW12]*(([.AW6]-[.AV6])/([.AW1]-[.AV1]))^2" office:value-type="float" office:value="0.0000013549883864389" calcext:value-type="float">
            <text:p>1.3549883864389E-06</text:p>
          </table:table-cell>
          <table:table-cell table:formula="of:=0.5*[.AX12]*(([.AX6]-[.AW6])/([.AX1]-[.AW1]))^2" office:value-type="float" office:value="0.00000173004635980007" calcext:value-type="float">
            <text:p>1.73004635980007E-06</text:p>
          </table:table-cell>
          <table:table-cell table:formula="of:=0.5*[.AY12]*(([.AY6]-[.AX6])/([.AY1]-[.AX1]))^2" office:value-type="float" office:value="0.00000289452900916893" calcext:value-type="float">
            <text:p>2.89452900916893E-06</text:p>
          </table:table-cell>
          <table:table-cell table:formula="of:=0.5*[.AZ12]*(([.AZ6]-[.AY6])/([.AZ1]-[.AY1]))^2" office:value-type="float" office:value="0.0000000489002486713134" calcext:value-type="float">
            <text:p>4.89002486713134E-08</text:p>
          </table:table-cell>
          <table:table-cell table:formula="of:=0.5*[.BA12]*(([.BA6]-[.AZ6])/([.BA1]-[.AZ1]))^2" office:value-type="float" office:value="0.00000151263269692199" calcext:value-type="float">
            <text:p>1.51263269692199E-06</text:p>
          </table:table-cell>
          <table:table-cell table:formula="of:=0.5*[.BB12]*(([.BB6]-[.BA6])/([.BB1]-[.BA1]))^2" office:value-type="float" office:value="0.000206958945023157" calcext:value-type="float">
            <text:p>0.000206958945023</text:p>
          </table:table-cell>
          <table:table-cell table:formula="of:=0.5*[.BC12]*(([.BC6]-[.BB6])/([.BC1]-[.BB1]))^2" office:value-type="float" office:value="0.000654526403755419" calcext:value-type="float">
            <text:p>0.000654526403755</text:p>
          </table:table-cell>
          <table:table-cell table:formula="of:=0.5*[.BD12]*(([.BD6]-[.BC6])/([.BD1]-[.BC1]))^2" office:value-type="float" office:value="0.000765201537525902" calcext:value-type="float">
            <text:p>0.000765201537526</text:p>
          </table:table-cell>
          <table:table-cell table:formula="of:=0.5*[.BE12]*(([.BE6]-[.BD6])/([.BE1]-[.BD1]))^2" office:value-type="float" office:value="0.00100342215321622" calcext:value-type="float">
            <text:p>0.001003422153216</text:p>
          </table:table-cell>
          <table:table-cell table:formula="of:=0.5*[.BF12]*(([.BF6]-[.BE6])/([.BF1]-[.BE1]))^2" office:value-type="float" office:value="0.000352396106079034" calcext:value-type="float">
            <text:p>0.000352396106079</text:p>
          </table:table-cell>
          <table:table-cell table:formula="of:=0.5*[.BG12]*(([.BG6]-[.BF6])/([.BG1]-[.BF1]))^2" office:value-type="float" office:value="0.00000396865913265771" calcext:value-type="float">
            <text:p>3.96865913265771E-06</text:p>
          </table:table-cell>
          <table:table-cell table:formula="of:=0.5*[.BH12]*(([.BH6]-[.BG6])/([.BH1]-[.BG1]))^2" office:value-type="float" office:value="0.0000783711503079545" calcext:value-type="float">
            <text:p>7.83711503079545E-05</text:p>
          </table:table-cell>
          <table:table-cell table:formula="of:=0.5*[.BI12]*(([.BI6]-[.BH6])/([.BI1]-[.BH1]))^2" office:value-type="float" office:value="0.0000552107512059902" calcext:value-type="float">
            <text:p>5.52107512059902E-05</text:p>
          </table:table-cell>
          <table:table-cell table:formula="of:=0.5*[.BJ12]*(([.BJ6]-[.BI6])/([.BJ1]-[.BI1]))^2" office:value-type="float" office:value="0.000352676889171862" calcext:value-type="float">
            <text:p>0.000352676889172</text:p>
          </table:table-cell>
          <table:table-cell table:formula="of:=0.5*[.BK12]*(([.BK6]-[.BJ6])/([.BK1]-[.BJ1]))^2" office:value-type="float" office:value="0.000153784737319677" calcext:value-type="float">
            <text:p>0.00015378473732</text:p>
          </table:table-cell>
          <table:table-cell table:formula="of:=0.5*[.BL12]*(([.BL6]-[.BK6])/([.BL1]-[.BK1]))^2" office:value-type="float" office:value="0.0174752177448995" calcext:value-type="float">
            <text:p>0.0174752177449</text:p>
          </table:table-cell>
          <table:table-cell table:formula="of:=0.5*[.BM12]*(([.BM6]-[.BL6])/([.BM1]-[.BL1]))^2" office:value-type="float" office:value="0.00103555653483293" calcext:value-type="float">
            <text:p>0.001035556534833</text:p>
          </table:table-cell>
          <table:table-cell table:formula="of:=0.5*[.BN12]*(([.BN6]-[.BM6])/([.BN1]-[.BM1]))^2" office:value-type="float" office:value="0.000725683519570025" calcext:value-type="float">
            <text:p>0.00072568351957</text:p>
          </table:table-cell>
          <table:table-cell table:formula="of:=0.5*[.BO12]*(([.BO6]-[.BN6])/([.BO1]-[.BN1]))^2" office:value-type="float" office:value="0.0108690025755163" calcext:value-type="float">
            <text:p>0.010869002575516</text:p>
          </table:table-cell>
          <table:table-cell table:formula="of:=0.5*[.BP12]*(([.BP6]-[.BO6])/([.BP1]-[.BO1]))^2" office:value-type="float" office:value="0.0287938506678277" calcext:value-type="float">
            <text:p>0.028793850667828</text:p>
          </table:table-cell>
          <table:table-cell table:formula="of:=0.5*[.BQ12]*(([.BQ6]-[.BP6])/([.BQ1]-[.BP1]))^2" office:value-type="float" office:value="0.0406499124371794" calcext:value-type="float">
            <text:p>0.04064991243718</text:p>
          </table:table-cell>
          <table:table-cell table:formula="of:=0.5*[.BR12]*(([.BR6]-[.BQ6])/([.BR1]-[.BQ1]))^2" office:value-type="float" office:value="0.00242185466525914" calcext:value-type="float">
            <text:p>0.002421854665259</text:p>
          </table:table-cell>
          <table:table-cell table:formula="of:=0.5*[.BS12]*(([.BS6]-[.BR6])/([.BS1]-[.BR1]))^2" office:value-type="float" office:value="0.000212412871385645" calcext:value-type="float">
            <text:p>0.000212412871386</text:p>
          </table:table-cell>
          <table:table-cell table:formula="of:=0.5*[.BT12]*(([.BT6]-[.BS6])/([.BT1]-[.BS1]))^2" office:value-type="float" office:value="0.0000240504083631354" calcext:value-type="float">
            <text:p>2.40504083631354E-05</text:p>
          </table:table-cell>
          <table:table-cell table:formula="of:=0.5*[.BU12]*(([.BU6]-[.BT6])/([.BU1]-[.BT1]))^2" office:value-type="float" office:value="0.000351821819767415" calcext:value-type="float">
            <text:p>0.000351821819767</text:p>
          </table:table-cell>
          <table:table-cell table:formula="of:=0.5*[.BV12]*(([.BV6]-[.BU6])/([.BV1]-[.BU1]))^2" office:value-type="float" office:value="0.000544077708116033" calcext:value-type="float">
            <text:p>0.000544077708116</text:p>
          </table:table-cell>
          <table:table-cell table:formula="of:=0.5*[.BW12]*(([.BW6]-[.BV6])/([.BW1]-[.BV1]))^2" office:value-type="float" office:value="0.00212426425468856" calcext:value-type="float">
            <text:p>0.002124264254689</text:p>
          </table:table-cell>
          <table:table-cell table:formula="of:=0.5*[.BX12]*(([.BX6]-[.BW6])/([.BX1]-[.BW1]))^2" office:value-type="float" office:value="0.00427358124928526" calcext:value-type="float">
            <text:p>0.004273581249285</text:p>
          </table:table-cell>
          <table:table-cell table:formula="of:=0.5*[.BY12]*(([.BY6]-[.BX6])/([.BY1]-[.BX1]))^2" office:value-type="float" office:value="0.000785889895826992" calcext:value-type="float">
            <text:p>0.000785889895827</text:p>
          </table:table-cell>
          <table:table-cell table:formula="of:=0.5*[.BZ12]*(([.BZ6]-[.BY6])/([.BZ1]-[.BY1]))^2" office:value-type="float" office:value="0.000201445488002663" calcext:value-type="float">
            <text:p>0.000201445488003</text:p>
          </table:table-cell>
          <table:table-cell table:formula="of:=0.5*[.CA12]*(([.CA6]-[.BZ6])/([.CA1]-[.BZ1]))^2" office:value-type="float" office:value="0.000571401128606207" calcext:value-type="float">
            <text:p>0.000571401128606</text:p>
          </table:table-cell>
          <table:table-cell table:formula="of:=0.5*[.CB12]*(([.CB6]-[.CA6])/([.CB1]-[.CA1]))^2" office:value-type="float" office:value="0.0102880730031467" calcext:value-type="float">
            <text:p>0.010288073003147</text:p>
          </table:table-cell>
          <table:table-cell table:formula="of:=0.5*[.CC12]*(([.CC6]-[.CB6])/([.CC1]-[.CB1]))^2" office:value-type="float" office:value="0.00451637271233246" calcext:value-type="float">
            <text:p>0.004516372712332</text:p>
          </table:table-cell>
          <table:table-cell table:formula="of:=0.5*[.CD12]*(([.CD6]-[.CC6])/([.CD1]-[.CC1]))^2" office:value-type="float" office:value="0.000395492050639861" calcext:value-type="float">
            <text:p>0.00039549205064</text:p>
          </table:table-cell>
          <table:table-cell table:formula="of:=0.5*[.CE12]*(([.CE6]-[.CD6])/([.CE1]-[.CD1]))^2" office:value-type="float" office:value="0.000246900074464699" calcext:value-type="float">
            <text:p>0.000246900074465</text:p>
          </table:table-cell>
          <table:table-cell table:formula="of:=0.5*[.CF12]*(([.CF6]-[.CE6])/([.CF1]-[.CE1]))^2" office:value-type="float" office:value="0.000255381152863538" calcext:value-type="float">
            <text:p>0.000255381152864</text:p>
          </table:table-cell>
          <table:table-cell table:formula="of:=0.5*[.CG12]*(([.CG6]-[.CF6])/([.CG1]-[.CF1]))^2" office:value-type="float" office:value="0.00694719468952833" calcext:value-type="float">
            <text:p>0.006947194689528</text:p>
          </table:table-cell>
          <table:table-cell table:formula="of:=0.5*[.CH12]*(([.CH6]-[.CG6])/([.CH1]-[.CG1]))^2" office:value-type="float" office:value="0.0122215885563561" calcext:value-type="float">
            <text:p>0.012221588556356</text:p>
          </table:table-cell>
          <table:table-cell table:formula="of:=0.5*[.CI12]*(([.CI6]-[.CH6])/([.CI1]-[.CH1]))^2" office:value-type="float" office:value="0.00934579551651713" calcext:value-type="float">
            <text:p>0.009345795516517</text:p>
          </table:table-cell>
          <table:table-cell table:formula="of:=0.5*[.CJ12]*(([.CJ6]-[.CI6])/([.CJ1]-[.CI1]))^2" office:value-type="float" office:value="0.000474801602012921" calcext:value-type="float">
            <text:p>0.000474801602013</text:p>
          </table:table-cell>
          <table:table-cell table:formula="of:=0.5*[.CK12]*(([.CK6]-[.CJ6])/([.CK1]-[.CJ1]))^2" office:value-type="float" office:value="0.00099110504961224" calcext:value-type="float">
            <text:p>0.000991105049612</text:p>
          </table:table-cell>
          <table:table-cell table:formula="of:=0.5*[.CL12]*(([.CL6]-[.CK6])/([.CL1]-[.CK1]))^2" office:value-type="float" office:value="0.000375636232169333" calcext:value-type="float">
            <text:p>0.000375636232169</text:p>
          </table:table-cell>
          <table:table-cell table:formula="of:=0.5*[.CM12]*(([.CM6]-[.CL6])/([.CM1]-[.CL1]))^2" office:value-type="float" office:value="0.00175283411998167" calcext:value-type="float">
            <text:p>0.001752834119982</text:p>
          </table:table-cell>
          <table:table-cell table:formula="of:=0.5*[.CN12]*(([.CN6]-[.CM6])/([.CN1]-[.CM1]))^2" office:value-type="float" office:value="0.000949369197680371" calcext:value-type="float">
            <text:p>0.00094936919768</text:p>
          </table:table-cell>
          <table:table-cell table:formula="of:=0.5*[.CO12]*(([.CO6]-[.CN6])/([.CO1]-[.CN1]))^2" office:value-type="float" office:value="0.0173440868781636" calcext:value-type="float">
            <text:p>0.017344086878164</text:p>
          </table:table-cell>
          <table:table-cell table:formula="of:=0.5*[.CP12]*(([.CP6]-[.CO6])/([.CP1]-[.CO1]))^2" office:value-type="float" office:value="0.034801094539454" calcext:value-type="float">
            <text:p>0.034801094539454</text:p>
          </table:table-cell>
          <table:table-cell table:formula="of:=0.5*[.CQ12]*(([.CQ6]-[.CP6])/([.CQ1]-[.CP1]))^2" office:value-type="float" office:value="0.0000000328423288804746" calcext:value-type="float">
            <text:p>3.28423288804746E-08</text:p>
          </table:table-cell>
          <table:table-cell table:formula="of:=0.5*[.CR12]*(([.CR6]-[.CQ6])/([.CR1]-[.CQ1]))^2" office:value-type="float" office:value="0.000450107321581044" calcext:value-type="float">
            <text:p>0.000450107321581</text:p>
          </table:table-cell>
          <table:table-cell table:formula="of:=0.5*[.CS12]*(([.CS6]-[.CR6])/([.CS1]-[.CR1]))^2" office:value-type="float" office:value="0.000415376339387113" calcext:value-type="float">
            <text:p>0.000415376339387</text:p>
          </table:table-cell>
          <table:table-cell table:formula="of:=0.5*[.CT12]*(([.CT6]-[.CS6])/([.CT1]-[.CS1]))^2" office:value-type="float" office:value="0.000243211136023673" calcext:value-type="float">
            <text:p>0.000243211136024</text:p>
          </table:table-cell>
          <table:table-cell table:formula="of:=0.5*[.CU12]*(([.CU6]-[.CT6])/([.CU1]-[.CT1]))^2" office:value-type="float" office:value="0.000136032924734847" calcext:value-type="float">
            <text:p>0.000136032924735</text:p>
          </table:table-cell>
          <table:table-cell table:formula="of:=0.5*[.CV12]*(([.CV6]-[.CU6])/([.CV1]-[.CU1]))^2" office:value-type="float" office:value="0.000560155778802371" calcext:value-type="float">
            <text:p>0.000560155778802</text:p>
          </table:table-cell>
          <table:table-cell table:formula="of:=0.5*[.CW12]*(([.CW6]-[.CV6])/([.CW1]-[.CV1]))^2" office:value-type="float" office:value="0.00145223059740366" calcext:value-type="float">
            <text:p>0.001452230597404</text:p>
          </table:table-cell>
          <table:table-cell table:formula="of:=0.5*[.CX12]*(([.CX6]-[.CW6])/([.CX1]-[.CW1]))^2" office:value-type="float" office:value="0.00517159285423418" calcext:value-type="float">
            <text:p>0.005171592854234</text:p>
          </table:table-cell>
          <table:table-cell table:formula="of:=0.5*[.CY12]*(([.CY6]-[.CX6])/([.CY1]-[.CX1]))^2" office:value-type="float" office:value="0.0107301673582738" calcext:value-type="float">
            <text:p>0.010730167358274</text:p>
          </table:table-cell>
          <table:table-cell table:formula="of:=0.5*[.CZ12]*(([.CZ6]-[.CY6])/([.CZ1]-[.CY1]))^2" office:value-type="float" office:value="0.006591102822379" calcext:value-type="float">
            <text:p>0.006591102822379</text:p>
          </table:table-cell>
          <table:table-cell table:formula="of:=0.5*[.DA12]*(([.DA6]-[.CZ6])/([.DA1]-[.CZ1]))^2" office:value-type="float" office:value="0.0279139317313932" calcext:value-type="float">
            <text:p>0.027913931731393</text:p>
          </table:table-cell>
          <table:table-cell table:formula="of:=0.5*[.DB12]*(([.DB6]-[.DA6])/([.DB1]-[.DA1]))^2" office:value-type="float" office:value="0.00737196491508111" calcext:value-type="float">
            <text:p>0.007371964915081</text:p>
          </table:table-cell>
          <table:table-cell table:formula="of:=0.5*[.DC12]*(([.DC6]-[.DB6])/([.DC1]-[.DB1]))^2" office:value-type="float" office:value="0.00176785828712482" calcext:value-type="float">
            <text:p>0.001767858287125</text:p>
          </table:table-cell>
          <table:table-cell table:formula="of:=0.5*[.DD12]*(([.DD6]-[.DC6])/([.DD1]-[.DC1]))^2" office:value-type="float" office:value="0.0000129513891226553" calcext:value-type="float">
            <text:p>1.29513891226553E-05</text:p>
          </table:table-cell>
          <table:table-cell table:formula="of:=0.5*[.DE12]*(([.DE6]-[.DD6])/([.DE1]-[.DD1]))^2" office:value-type="float" office:value="0.000000899566996165432" calcext:value-type="float">
            <text:p>8.99566996165432E-07</text:p>
          </table:table-cell>
          <table:table-cell table:formula="of:=0.5*[.DF12]*(([.DF6]-[.DE6])/([.DF1]-[.DE1]))^2" office:value-type="float" office:value="0.0027701577875739" calcext:value-type="float">
            <text:p>0.002770157787574</text:p>
          </table:table-cell>
          <table:table-cell table:formula="of:=0.5*[.DG12]*(([.DG6]-[.DF6])/([.DG1]-[.DF1]))^2" office:value-type="float" office:value="0.0227020587843418" calcext:value-type="float">
            <text:p>0.022702058784342</text:p>
          </table:table-cell>
          <table:table-cell table:formula="of:=0.5*[.DH12]*(([.DH6]-[.DG6])/([.DH1]-[.DG1]))^2" office:value-type="float" office:value="0.000622576649249448" calcext:value-type="float">
            <text:p>0.000622576649249</text:p>
          </table:table-cell>
          <table:table-cell table:formula="of:=0.5*[.DI12]*(([.DI6]-[.DH6])/([.DI1]-[.DH1]))^2" office:value-type="float" office:value="0.0641163932223383" calcext:value-type="float">
            <text:p>0.064116393222338</text:p>
          </table:table-cell>
          <table:table-cell table:formula="of:=0.5*[.DJ12]*(([.DJ6]-[.DI6])/([.DJ1]-[.DI1]))^2" office:value-type="float" office:value="0.0112934106818945" calcext:value-type="float">
            <text:p>0.011293410681895</text:p>
          </table:table-cell>
          <table:table-cell table:formula="of:=0.5*[.DK12]*(([.DK6]-[.DJ6])/([.DK1]-[.DJ1]))^2" office:value-type="float" office:value="0.0292448342134069" calcext:value-type="float">
            <text:p>0.029244834213407</text:p>
          </table:table-cell>
          <table:table-cell table:formula="of:=0.5*[.DL12]*(([.DL6]-[.DK6])/([.DL1]-[.DK1]))^2" office:value-type="float" office:value="0.000213349430156113" calcext:value-type="float">
            <text:p>0.000213349430156</text:p>
          </table:table-cell>
          <table:table-cell table:formula="of:=0.5*[.DM12]*(([.DM6]-[.DL6])/([.DM1]-[.DL1]))^2" office:value-type="float" office:value="0.000793658425252373" calcext:value-type="float">
            <text:p>0.000793658425252</text:p>
          </table:table-cell>
          <table:table-cell table:formula="of:=0.5*[.DN12]*(([.DN6]-[.DM6])/([.DN1]-[.DM1]))^2" office:value-type="float" office:value="0.000729734302047356" calcext:value-type="float">
            <text:p>0.000729734302047</text:p>
          </table:table-cell>
          <table:table-cell table:formula="of:=0.5*[.DO12]*(([.DO6]-[.DN6])/([.DO1]-[.DN1]))^2" office:value-type="float" office:value="0.000269745309317027" calcext:value-type="float">
            <text:p>0.000269745309317</text:p>
          </table:table-cell>
          <table:table-cell table:formula="of:=0.5*[.DP12]*(([.DP6]-[.DO6])/([.DP1]-[.DO1]))^2" office:value-type="float" office:value="0.000336943910573722" calcext:value-type="float">
            <text:p>0.000336943910574</text:p>
          </table:table-cell>
          <table:table-cell table:formula="of:=0.5*[.DQ12]*(([.DQ6]-[.DP6])/([.DQ1]-[.DP1]))^2" office:value-type="float" office:value="0.0107858849093889" calcext:value-type="float">
            <text:p>0.010785884909389</text:p>
          </table:table-cell>
          <table:table-cell table:formula="of:=0.5*[.DR12]*(([.DR6]-[.DQ6])/([.DR1]-[.DQ1]))^2" office:value-type="float" office:value="0.0464109561538212" calcext:value-type="float">
            <text:p>0.046410956153821</text:p>
          </table:table-cell>
          <table:table-cell table:formula="of:=0.5*[.DS12]*(([.DS6]-[.DR6])/([.DS1]-[.DR1]))^2" office:value-type="float" office:value="0.00000268182216025653" calcext:value-type="float">
            <text:p>2.68182216025653E-06</text:p>
          </table:table-cell>
          <table:table-cell table:formula="of:=0.5*[.DT12]*(([.DT6]-[.DS6])/([.DT1]-[.DS1]))^2" office:value-type="float" office:value="0.000015127568553714" calcext:value-type="float">
            <text:p>1.5127568553714E-05</text:p>
          </table:table-cell>
          <table:table-cell table:formula="of:=0.5*[.DU12]*(([.DU6]-[.DT6])/([.DU1]-[.DT1]))^2" office:value-type="float" office:value="0.0000614967521789943" calcext:value-type="float">
            <text:p>6.14967521789943E-05</text:p>
          </table:table-cell>
          <table:table-cell table:formula="of:=0.5*[.DV12]*(([.DV6]-[.DU6])/([.DV1]-[.DU1]))^2" office:value-type="float" office:value="0.0000187197591628487" calcext:value-type="float">
            <text:p>1.87197591628487E-05</text:p>
          </table:table-cell>
          <table:table-cell table:formula="of:=0.5*[.DW12]*(([.DW6]-[.DV6])/([.DW1]-[.DV1]))^2" office:value-type="float" office:value="0.00030053804298152" calcext:value-type="float">
            <text:p>0.000300538042982</text:p>
          </table:table-cell>
          <table:table-cell table:formula="of:=0.5*[.DX12]*(([.DX6]-[.DW6])/([.DX1]-[.DW1]))^2" office:value-type="float" office:value="0.00118225642897531" calcext:value-type="float">
            <text:p>0.001182256428975</text:p>
          </table:table-cell>
          <table:table-cell table:formula="of:=0.5*[.DY12]*(([.DY6]-[.DX6])/([.DY1]-[.DX1]))^2" office:value-type="float" office:value="0.00787128103729774" calcext:value-type="float">
            <text:p>0.007871281037298</text:p>
          </table:table-cell>
          <table:table-cell table:formula="of:=0.5*[.DZ12]*(([.DZ6]-[.DY6])/([.DZ1]-[.DY1]))^2" office:value-type="float" office:value="0.00513867266235807" calcext:value-type="float">
            <text:p>0.005138672662358</text:p>
          </table:table-cell>
          <table:table-cell table:formula="of:=0.5*[.EA12]*(([.EA6]-[.DZ6])/([.EA1]-[.DZ1]))^2" office:value-type="float" office:value="0.00363258867348651" calcext:value-type="float">
            <text:p>0.003632588673487</text:p>
          </table:table-cell>
          <table:table-cell table:formula="of:=0.5*[.EB12]*(([.EB6]-[.EA6])/([.EB1]-[.EA1]))^2" office:value-type="float" office:value="0.0207670220697862" calcext:value-type="float">
            <text:p>0.020767022069786</text:p>
          </table:table-cell>
          <table:table-cell table:formula="of:=0.5*[.EC12]*(([.EC6]-[.EB6])/([.EC1]-[.EB1]))^2" office:value-type="float" office:value="0.00608979828143962" calcext:value-type="float">
            <text:p>0.00608979828144</text:p>
          </table:table-cell>
          <table:table-cell table:formula="of:=0.5*[.ED12]*(([.ED6]-[.EC6])/([.ED1]-[.EC1]))^2" office:value-type="float" office:value="0.0042734216272647" calcext:value-type="float">
            <text:p>0.004273421627265</text:p>
          </table:table-cell>
          <table:table-cell table:formula="of:=0.5*[.EE12]*(([.EE6]-[.ED6])/([.EE1]-[.ED1]))^2" office:value-type="float" office:value="0.0195893890819152" calcext:value-type="float">
            <text:p>0.019589389081915</text:p>
          </table:table-cell>
          <table:table-cell table:formula="of:=0.5*[.EF12]*(([.EF6]-[.EE6])/([.EF1]-[.EE1]))^2" office:value-type="float" office:value="0.0413941953981835" calcext:value-type="float">
            <text:p>0.041394195398184</text:p>
          </table:table-cell>
          <table:table-cell table:formula="of:=0.5*[.EG12]*(([.EG6]-[.EF6])/([.EG1]-[.EF1]))^2" office:value-type="float" office:value="0.00117133967993359" calcext:value-type="float">
            <text:p>0.001171339679934</text:p>
          </table:table-cell>
          <table:table-cell table:formula="of:=0.5*[.EH12]*(([.EH6]-[.EG6])/([.EH1]-[.EG1]))^2" office:value-type="float" office:value="0.0000205502221065187" calcext:value-type="float">
            <text:p>2.05502221065187E-05</text:p>
          </table:table-cell>
          <table:table-cell table:formula="of:=0.5*[.EI12]*(([.EI6]-[.EH6])/([.EI1]-[.EH1]))^2" office:value-type="float" office:value="0.000000586561661411405" calcext:value-type="float">
            <text:p>5.86561661411405E-07</text:p>
          </table:table-cell>
          <table:table-cell table:formula="of:=0.5*[.EJ12]*(([.EJ6]-[.EI6])/([.EJ1]-[.EI1]))^2" office:value-type="float" office:value="0.00715758484344649" calcext:value-type="float">
            <text:p>0.007157584843446</text:p>
          </table:table-cell>
          <table:table-cell table:formula="of:=0.5*[.EK12]*(([.EK6]-[.EJ6])/([.EK1]-[.EJ1]))^2" office:value-type="float" office:value="0.0150931326457203" calcext:value-type="float">
            <text:p>0.01509313264572</text:p>
          </table:table-cell>
          <table:table-cell table:formula="of:=0.5*[.EL12]*(([.EL6]-[.EK6])/([.EL1]-[.EK1]))^2" office:value-type="float" office:value="0.0108406341764534" calcext:value-type="float">
            <text:p>0.010840634176453</text:p>
          </table:table-cell>
          <table:table-cell table:formula="of:=0.5*[.EM12]*(([.EM6]-[.EL6])/([.EM1]-[.EL1]))^2" office:value-type="float" office:value="0.0247422028881548" calcext:value-type="float">
            <text:p>0.024742202888155</text:p>
          </table:table-cell>
          <table:table-cell table:formula="of:=0.5*[.EN12]*(([.EN6]-[.EM6])/([.EN1]-[.EM1]))^2" office:value-type="float" office:value="0.0000221552675525161" calcext:value-type="float">
            <text:p>2.21552675525161E-05</text:p>
          </table:table-cell>
          <table:table-cell table:formula="of:=0.5*[.EO12]*(([.EO6]-[.EN6])/([.EO1]-[.EN1]))^2" office:value-type="float" office:value="0.00199043533478007" calcext:value-type="float">
            <text:p>0.00199043533478</text:p>
          </table:table-cell>
          <table:table-cell table:formula="of:=0.5*[.EP12]*(([.EP6]-[.EO6])/([.EP1]-[.EO1]))^2" office:value-type="float" office:value="0.00129408366812585" calcext:value-type="float">
            <text:p>0.001294083668126</text:p>
          </table:table-cell>
          <table:table-cell table:formula="of:=0.5*[.EQ12]*(([.EQ6]-[.EP6])/([.EQ1]-[.EP1]))^2" office:value-type="float" office:value="0.0000693605654390914" calcext:value-type="float">
            <text:p>6.93605654390914E-05</text:p>
          </table:table-cell>
          <table:table-cell table:formula="of:=0.5*[.ER12]*(([.ER6]-[.EQ6])/([.ER1]-[.EQ1]))^2" office:value-type="float" office:value="0.0186055048509087" calcext:value-type="float">
            <text:p>0.018605504850909</text:p>
          </table:table-cell>
          <table:table-cell table:formula="of:=0.5*[.ES12]*(([.ES6]-[.ER6])/([.ES1]-[.ER1]))^2" office:value-type="float" office:value="0.0567823676134697" calcext:value-type="float">
            <text:p>0.05678236761347</text:p>
          </table:table-cell>
          <table:table-cell table:formula="of:=0.5*[.ET12]*(([.ET6]-[.ES6])/([.ET1]-[.ES1]))^2" office:value-type="float" office:value="0.0471543771744265" calcext:value-type="float">
            <text:p>0.047154377174427</text:p>
          </table:table-cell>
          <table:table-cell table:formula="of:=0.5*[.EU12]*(([.EU6]-[.ET6])/([.EU1]-[.ET1]))^2" office:value-type="float" office:value="0.0518088017643737" calcext:value-type="float">
            <text:p>0.051808801764374</text:p>
          </table:table-cell>
          <table:table-cell table:formula="of:=0.5*[.EV12]*(([.EV6]-[.EU6])/([.EV1]-[.EU1]))^2" office:value-type="float" office:value="0.00322292969792657" calcext:value-type="float">
            <text:p>0.003222929697927</text:p>
          </table:table-cell>
          <table:table-cell table:formula="of:=0.5*[.EW12]*(([.EW6]-[.EV6])/([.EW1]-[.EV1]))^2" office:value-type="float" office:value="0.00000777980947629773" calcext:value-type="float">
            <text:p>7.77980947629773E-06</text:p>
          </table:table-cell>
          <table:table-cell table:formula="of:=0.5*[.EX12]*(([.EX6]-[.EW6])/([.EX1]-[.EW1]))^2" office:value-type="float" office:value="0.00000602937222902899" calcext:value-type="float">
            <text:p>6.02937222902899E-06</text:p>
          </table:table-cell>
          <table:table-cell table:formula="of:=0.5*[.EY12]*(([.EY6]-[.EX6])/([.EY1]-[.EX1]))^2" office:value-type="float" office:value="0.00195785783678116" calcext:value-type="float">
            <text:p>0.001957857836781</text:p>
          </table:table-cell>
          <table:table-cell table:formula="of:=0.5*[.EZ12]*(([.EZ6]-[.EY6])/([.EZ1]-[.EY1]))^2" office:value-type="float" office:value="0.00307495516594825" calcext:value-type="float">
            <text:p>0.003074955165948</text:p>
          </table:table-cell>
          <table:table-cell table:formula="of:=0.5*[.FA12]*(([.FA6]-[.EZ6])/([.FA1]-[.EZ1]))^2" office:value-type="float" office:value="0.0285049538609569" calcext:value-type="float">
            <text:p>0.028504953860957</text:p>
          </table:table-cell>
          <table:table-cell table:formula="of:=0.5*[.FB12]*(([.FB6]-[.FA6])/([.FB1]-[.FA1]))^2" office:value-type="float" office:value="0.0131971426174864" calcext:value-type="float">
            <text:p>0.013197142617487</text:p>
          </table:table-cell>
          <table:table-cell table:formula="of:=0.5*[.FC12]*(([.FC6]-[.FB6])/([.FC1]-[.FB1]))^2" office:value-type="float" office:value="0.000621511372220897" calcext:value-type="float">
            <text:p>0.000621511372221</text:p>
          </table:table-cell>
          <table:table-cell table:formula="of:=0.5*[.FD12]*(([.FD6]-[.FC6])/([.FD1]-[.FC1]))^2" office:value-type="float" office:value="0.00229110616320948" calcext:value-type="float">
            <text:p>0.002291106163209</text:p>
          </table:table-cell>
          <table:table-cell table:formula="of:=0.5*[.FE12]*(([.FE6]-[.FD6])/([.FE1]-[.FD1]))^2" office:value-type="float" office:value="0.0000495203020836662" calcext:value-type="float">
            <text:p>4.95203020836662E-05</text:p>
          </table:table-cell>
          <table:table-cell table:formula="of:=0.5*[.FF12]*(([.FF6]-[.FE6])/([.FF1]-[.FE1]))^2" office:value-type="float" office:value="0.000637949310427368" calcext:value-type="float">
            <text:p>0.000637949310427</text:p>
          </table:table-cell>
          <table:table-cell table:formula="of:=0.5*[.FG12]*(([.FG6]-[.FF6])/([.FG1]-[.FF1]))^2" office:value-type="float" office:value="0.00958708738536127" calcext:value-type="float">
            <text:p>0.009587087385361</text:p>
          </table:table-cell>
          <table:table-cell table:formula="of:=0.5*[.FH12]*(([.FH6]-[.FG6])/([.FH1]-[.FG1]))^2" office:value-type="float" office:value="0.00218682895884031" calcext:value-type="float">
            <text:p>0.00218682895884</text:p>
          </table:table-cell>
          <table:table-cell table:formula="of:=0.5*[.FI12]*(([.FI6]-[.FH6])/([.FI1]-[.FH1]))^2" office:value-type="float" office:value="0.0151632586371097" calcext:value-type="float">
            <text:p>0.01516325863711</text:p>
          </table:table-cell>
          <table:table-cell table:formula="of:=0.5*[.FJ12]*(([.FJ6]-[.FI6])/([.FJ1]-[.FI1]))^2" office:value-type="float" office:value="0.0595449276470925" calcext:value-type="float">
            <text:p>0.059544927647093</text:p>
          </table:table-cell>
          <table:table-cell table:formula="of:=0.5*[.FK12]*(([.FK6]-[.FJ6])/([.FK1]-[.FJ1]))^2" office:value-type="float" office:value="0.0020398827708963" calcext:value-type="float">
            <text:p>0.002039882770896</text:p>
          </table:table-cell>
          <table:table-cell table:formula="of:=0.5*[.FL12]*(([.FL6]-[.FK6])/([.FL1]-[.FK1]))^2" office:value-type="float" office:value="0.0167401324182097" calcext:value-type="float">
            <text:p>0.01674013241821</text:p>
          </table:table-cell>
          <table:table-cell table:formula="of:=0.5*[.FM12]*(([.FM6]-[.FL6])/([.FM1]-[.FL1]))^2" office:value-type="float" office:value="0.00024198756799271" calcext:value-type="float">
            <text:p>0.000241987567993</text:p>
          </table:table-cell>
          <table:table-cell table:formula="of:=0.5*[.FN12]*(([.FN6]-[.FM6])/([.FN1]-[.FM1]))^2" office:value-type="float" office:value="0.000539519716539191" calcext:value-type="float">
            <text:p>0.000539519716539</text:p>
          </table:table-cell>
          <table:table-cell table:formula="of:=0.5*[.FO12]*(([.FO6]-[.FN6])/([.FO1]-[.FN1]))^2" office:value-type="float" office:value="0.00322399581811664" calcext:value-type="float">
            <text:p>0.003223995818117</text:p>
          </table:table-cell>
          <table:table-cell table:formula="of:=0.5*[.FP12]*(([.FP6]-[.FO6])/([.FP1]-[.FO1]))^2" office:value-type="float" office:value="0.0000263423676467533" calcext:value-type="float">
            <text:p>2.63423676467533E-05</text:p>
          </table:table-cell>
          <table:table-cell table:formula="of:=0.5*[.FQ12]*(([.FQ6]-[.FP6])/([.FQ1]-[.FP1]))^2" office:value-type="float" office:value="0.00368553077149336" calcext:value-type="float">
            <text:p>0.003685530771493</text:p>
          </table:table-cell>
          <table:table-cell table:formula="of:=0.5*[.FR12]*(([.FR6]-[.FQ6])/([.FR1]-[.FQ1]))^2" office:value-type="float" office:value="0.000204150673084435" calcext:value-type="float">
            <text:p>0.000204150673084</text:p>
          </table:table-cell>
          <table:table-cell table:formula="of:=0.5*[.FS12]*(([.FS6]-[.FR6])/([.FS1]-[.FR1]))^2" office:value-type="float" office:value="0.00603823914687231" calcext:value-type="float">
            <text:p>0.006038239146872</text:p>
          </table:table-cell>
          <table:table-cell table:formula="of:=0.5*[.FT12]*(([.FT6]-[.FS6])/([.FT1]-[.FS1]))^2" office:value-type="float" office:value="0.0306881680341653" calcext:value-type="float">
            <text:p>0.030688168034165</text:p>
          </table:table-cell>
          <table:table-cell table:formula="of:=0.5*[.FU12]*(([.FU6]-[.FT6])/([.FU1]-[.FT1]))^2" office:value-type="float" office:value="0.0307306439782363" calcext:value-type="float">
            <text:p>0.030730643978236</text:p>
          </table:table-cell>
          <table:table-cell table:formula="of:=0.5*[.FV12]*(([.FV6]-[.FU6])/([.FV1]-[.FU1]))^2" office:value-type="float" office:value="0.00598822876223624" calcext:value-type="float">
            <text:p>0.005988228762236</text:p>
          </table:table-cell>
          <table:table-cell table:formula="of:=0.5*[.FW12]*(([.FW6]-[.FV6])/([.FW1]-[.FV1]))^2" office:value-type="float" office:value="0.00227636332611117" calcext:value-type="float">
            <text:p>0.002276363326111</text:p>
          </table:table-cell>
          <table:table-cell table:formula="of:=0.5*[.FX12]*(([.FX6]-[.FW6])/([.FX1]-[.FW1]))^2" office:value-type="float" office:value="0.00000349870806720771" calcext:value-type="float">
            <text:p>3.49870806720771E-06</text:p>
          </table:table-cell>
          <table:table-cell table:formula="of:=0.5*[.FY12]*(([.FY6]-[.FX6])/([.FY1]-[.FX1]))^2" office:value-type="float" office:value="0.000306862551355039" calcext:value-type="float">
            <text:p>0.000306862551355</text:p>
          </table:table-cell>
          <table:table-cell table:formula="of:=0.5*[.FZ12]*(([.FZ6]-[.FY6])/([.FZ1]-[.FY1]))^2" office:value-type="float" office:value="0.000355440344767701" calcext:value-type="float">
            <text:p>0.000355440344768</text:p>
          </table:table-cell>
          <table:table-cell table:formula="of:=0.5*[.GA12]*(([.GA6]-[.FZ6])/([.GA1]-[.FZ1]))^2" office:value-type="float" office:value="0.000000478163496901993" calcext:value-type="float">
            <text:p>4.78163496901993E-07</text:p>
          </table:table-cell>
          <table:table-cell table:formula="of:=0.5*[.GB12]*(([.GB6]-[.GA6])/([.GB1]-[.GA1]))^2" office:value-type="float" office:value="0.000347720408199028" calcext:value-type="float">
            <text:p>0.000347720408199</text:p>
          </table:table-cell>
          <table:table-cell table:formula="of:=0.5*[.GC12]*(([.GC6]-[.GB6])/([.GC1]-[.GB1]))^2" office:value-type="float" office:value="0.00130448936063798" calcext:value-type="float">
            <text:p>0.001304489360638</text:p>
          </table:table-cell>
          <table:table-cell table:formula="of:=0.5*[.GD12]*(([.GD6]-[.GC6])/([.GD1]-[.GC1]))^2" office:value-type="float" office:value="0.00305802357127215" calcext:value-type="float">
            <text:p>0.003058023571272</text:p>
          </table:table-cell>
          <table:table-cell table:formula="of:=0.5*[.GE12]*(([.GE6]-[.GD6])/([.GE1]-[.GD1]))^2" office:value-type="float" office:value="0.0063659747150892" calcext:value-type="float">
            <text:p>0.006365974715089</text:p>
          </table:table-cell>
          <table:table-cell table:formula="of:=0.5*[.GF12]*(([.GF6]-[.GE6])/([.GF1]-[.GE1]))^2" office:value-type="float" office:value="0.0340643196667089" calcext:value-type="float">
            <text:p>0.034064319666709</text:p>
          </table:table-cell>
          <table:table-cell table:formula="of:=0.5*[.GG12]*(([.GG6]-[.GF6])/([.GG1]-[.GF1]))^2" office:value-type="float" office:value="0.0593716547873116" calcext:value-type="float">
            <text:p>0.059371654787312</text:p>
          </table:table-cell>
          <table:table-cell table:formula="of:=0.5*[.GH12]*(([.GH6]-[.GG6])/([.GH1]-[.GG1]))^2" office:value-type="float" office:value="0.011624688462014" calcext:value-type="float">
            <text:p>0.011624688462014</text:p>
          </table:table-cell>
          <table:table-cell table:formula="of:=0.5*[.GI12]*(([.GI6]-[.GH6])/([.GI1]-[.GH1]))^2" office:value-type="float" office:value="0.00844096667310155" calcext:value-type="float">
            <text:p>0.008440966673102</text:p>
          </table:table-cell>
          <table:table-cell table:formula="of:=0.5*[.GJ12]*(([.GJ6]-[.GI6])/([.GJ1]-[.GI1]))^2" office:value-type="float" office:value="0.0182832986171428" calcext:value-type="float">
            <text:p>0.018283298617143</text:p>
          </table:table-cell>
          <table:table-cell table:formula="of:=0.5*[.GK12]*(([.GK6]-[.GJ6])/([.GK1]-[.GJ1]))^2" office:value-type="float" office:value="0.0432436040858718" calcext:value-type="float">
            <text:p>0.043243604085872</text:p>
          </table:table-cell>
          <table:table-cell table:formula="of:=0.5*[.GL12]*(([.GL6]-[.GK6])/([.GL1]-[.GK1]))^2" office:value-type="float" office:value="0.000144937780173409" calcext:value-type="float">
            <text:p>0.000144937780173</text:p>
          </table:table-cell>
          <table:table-cell table:formula="of:=0.5*[.GM12]*(([.GM6]-[.GL6])/([.GM1]-[.GL1]))^2" office:value-type="float" office:value="0.0107821282085038" calcext:value-type="float">
            <text:p>0.010782128208504</text:p>
          </table:table-cell>
          <table:table-cell table:formula="of:=0.5*[.GN12]*(([.GN6]-[.GM6])/([.GN1]-[.GM1]))^2" office:value-type="float" office:value="0.000858594249509119" calcext:value-type="float">
            <text:p>0.000858594249509</text:p>
          </table:table-cell>
          <table:table-cell table:formula="of:=0.5*[.GO12]*(([.GO6]-[.GN6])/([.GO1]-[.GN1]))^2" office:value-type="float" office:value="0.00089576466368056" calcext:value-type="float">
            <text:p>0.000895764663681</text:p>
          </table:table-cell>
          <table:table-cell table:formula="of:=0.5*[.GP12]*(([.GP6]-[.GO6])/([.GP1]-[.GO1]))^2" office:value-type="float" office:value="0.0023916611282137" calcext:value-type="float">
            <text:p>0.002391661128214</text:p>
          </table:table-cell>
          <table:table-cell table:formula="of:=0.5*[.GQ12]*(([.GQ6]-[.GP6])/([.GQ1]-[.GP1]))^2" office:value-type="float" office:value="0.0182818689500612" calcext:value-type="float">
            <text:p>0.018281868950061</text:p>
          </table:table-cell>
          <table:table-cell table:formula="of:=0.5*[.GR12]*(([.GR6]-[.GQ6])/([.GR1]-[.GQ1]))^2" office:value-type="float" office:value="0.0000107343740366489" calcext:value-type="float">
            <text:p>1.07343740366489E-05</text:p>
          </table:table-cell>
          <table:table-cell table:formula="of:=0.5*[.GS12]*(([.GS6]-[.GR6])/([.GS1]-[.GR1]))^2" office:value-type="float" office:value="0.00994062869030516" calcext:value-type="float">
            <text:p>0.009940628690305</text:p>
          </table:table-cell>
          <table:table-cell table:formula="of:=0.5*[.GT12]*(([.GT6]-[.GS6])/([.GT1]-[.GS1]))^2" office:value-type="float" office:value="0.00941228513931129" calcext:value-type="float">
            <text:p>0.009412285139311</text:p>
          </table:table-cell>
          <table:table-cell table:formula="of:=0.5*[.GU12]*(([.GU6]-[.GT6])/([.GU1]-[.GT1]))^2" office:value-type="float" office:value="0.00286652423628908" calcext:value-type="float">
            <text:p>0.002866524236289</text:p>
          </table:table-cell>
          <table:table-cell table:formula="of:=0.5*[.GV12]*(([.GV6]-[.GU6])/([.GV1]-[.GU1]))^2" office:value-type="float" office:value="0.00401563962488908" calcext:value-type="float">
            <text:p>0.004015639624889</text:p>
          </table:table-cell>
          <table:table-cell table:formula="of:=0.5*[.GW12]*(([.GW6]-[.GV6])/([.GW1]-[.GV1]))^2" office:value-type="float" office:value="0.0013040996286037" calcext:value-type="float">
            <text:p>0.001304099628604</text:p>
          </table:table-cell>
          <table:table-cell table:formula="of:=0.5*[.GX12]*(([.GX6]-[.GW6])/([.GX1]-[.GW1]))^2" office:value-type="float" office:value="0.00162161394332116" calcext:value-type="float">
            <text:p>0.001621613943321</text:p>
          </table:table-cell>
          <table:table-cell table:formula="of:=0.5*[.GY12]*(([.GY6]-[.GX6])/([.GY1]-[.GX1]))^2" office:value-type="float" office:value="0.00119664366913667" calcext:value-type="float">
            <text:p>0.001196643669137</text:p>
          </table:table-cell>
          <table:table-cell table:formula="of:=0.5*[.GZ12]*(([.GZ6]-[.GY6])/([.GZ1]-[.GY1]))^2" office:value-type="float" office:value="0.000651537742528454" calcext:value-type="float">
            <text:p>0.000651537742528</text:p>
          </table:table-cell>
          <table:table-cell table:formula="of:=0.5*[.HA12]*(([.HA6]-[.GZ6])/([.HA1]-[.GZ1]))^2" office:value-type="float" office:value="0.0165063997590497" calcext:value-type="float">
            <text:p>0.01650639975905</text:p>
          </table:table-cell>
          <table:table-cell table:formula="of:=0.5*[.HB12]*(([.HB6]-[.HA6])/([.HB1]-[.HA1]))^2" office:value-type="float" office:value="0.0155017472865216" calcext:value-type="float">
            <text:p>0.015501747286522</text:p>
          </table:table-cell>
          <table:table-cell table:formula="of:=0.5*[.HC12]*(([.HC6]-[.HB6])/([.HC1]-[.HB1]))^2" office:value-type="float" office:value="0.0361380937714407" calcext:value-type="float">
            <text:p>0.036138093771441</text:p>
          </table:table-cell>
          <table:table-cell table:formula="of:=0.5*[.HD12]*(([.HD6]-[.HC6])/([.HD1]-[.HC1]))^2" office:value-type="float" office:value="0.0090674560785164" calcext:value-type="float">
            <text:p>0.009067456078516</text:p>
          </table:table-cell>
          <table:table-cell table:formula="of:=0.5*[.HE12]*(([.HE6]-[.HD6])/([.HE1]-[.HD1]))^2" office:value-type="float" office:value="0.00452855865099448" calcext:value-type="float">
            <text:p>0.004528558650994</text:p>
          </table:table-cell>
          <table:table-cell table:formula="of:=0.5*[.HF12]*(([.HF6]-[.HE6])/([.HF1]-[.HE1]))^2" office:value-type="float" office:value="0.0312248945956027" calcext:value-type="float">
            <text:p>0.031224894595603</text:p>
          </table:table-cell>
          <table:table-cell table:formula="of:=0.5*[.HG12]*(([.HG6]-[.HF6])/([.HG1]-[.HF1]))^2" office:value-type="float" office:value="0.0569479313523816" calcext:value-type="float">
            <text:p>0.056947931352382</text:p>
          </table:table-cell>
          <table:table-cell table:formula="of:=0.5*[.HH12]*(([.HH6]-[.HG6])/([.HH1]-[.HG1]))^2" office:value-type="float" office:value="0.00129880797928971" calcext:value-type="float">
            <text:p>0.00129880797929</text:p>
          </table:table-cell>
          <table:table-cell table:formula="of:=0.5*[.HI12]*(([.HI6]-[.HH6])/([.HI1]-[.HH1]))^2" office:value-type="float" office:value="0.000159451360324266" calcext:value-type="float">
            <text:p>0.000159451360324</text:p>
          </table:table-cell>
          <table:table-cell table:formula="of:=0.5*[.HJ12]*(([.HJ6]-[.HI6])/([.HJ1]-[.HI1]))^2" office:value-type="float" office:value="0.00114278240271449" calcext:value-type="float">
            <text:p>0.001142782402715</text:p>
          </table:table-cell>
          <table:table-cell table:formula="of:=0.5*[.HK12]*(([.HK6]-[.HJ6])/([.HK1]-[.HJ1]))^2" office:value-type="float" office:value="0.000360858318265811" calcext:value-type="float">
            <text:p>0.000360858318266</text:p>
          </table:table-cell>
          <table:table-cell table:formula="of:=0.5*[.HL12]*(([.HL6]-[.HK6])/([.HL1]-[.HK1]))^2" office:value-type="float" office:value="0.000218463889125043" calcext:value-type="float">
            <text:p>0.000218463889125</text:p>
          </table:table-cell>
          <table:table-cell table:formula="of:=0.5*[.HM12]*(([.HM6]-[.HL6])/([.HM1]-[.HL1]))^2" office:value-type="float" office:value="0.000012901976985012" calcext:value-type="float">
            <text:p>1.2901976985012E-05</text:p>
          </table:table-cell>
          <table:table-cell table:formula="of:=0.5*[.HN12]*(([.HN6]-[.HM6])/([.HN1]-[.HM1]))^2" office:value-type="float" office:value="0.00000286468562104193" calcext:value-type="float">
            <text:p>2.86468562104193E-06</text:p>
          </table:table-cell>
          <table:table-cell table:formula="of:=0.5*[.HO12]*(([.HO6]-[.HN6])/([.HO1]-[.HN1]))^2" office:value-type="float" office:value="0.000008609857240859" calcext:value-type="float">
            <text:p>8.609857240859E-06</text:p>
          </table:table-cell>
          <table:table-cell table:formula="of:=0.5*[.HP12]*(([.HP6]-[.HO6])/([.HP1]-[.HO1]))^2" office:value-type="float" office:value="0.0000124853020047395" calcext:value-type="float">
            <text:p>1.24853020047395E-05</text:p>
          </table:table-cell>
          <table:table-cell table:formula="of:=0.5*[.HQ12]*(([.HQ6]-[.HP6])/([.HQ1]-[.HP1]))^2" office:value-type="float" office:value="0.0000167033522826067" calcext:value-type="float">
            <text:p>1.67033522826067E-05</text:p>
          </table:table-cell>
          <table:table-cell table:formula="of:=0.5*[.HR12]*(([.HR6]-[.HQ6])/([.HR1]-[.HQ1]))^2" office:value-type="float" office:value="0.00000259902074545796" calcext:value-type="float">
            <text:p>2.59902074545796E-06</text:p>
          </table:table-cell>
          <table:table-cell table:formula="of:=0.5*[.HS12]*(([.HS6]-[.HR6])/([.HS1]-[.HR1]))^2" office:value-type="float" office:value="0.00000164713189641199" calcext:value-type="float">
            <text:p>1.64713189641199E-06</text:p>
          </table:table-cell>
          <table:table-cell table:formula="of:=0.5*[.HT12]*(([.HT6]-[.HS6])/([.HT1]-[.HS1]))^2" office:value-type="float" office:value="0.000000809853262476625" calcext:value-type="float">
            <text:p>8.09853262476625E-07</text:p>
          </table:table-cell>
          <table:table-cell table:formula="of:=0.5*[.HU12]*(([.HU6]-[.HT6])/([.HU1]-[.HT1]))^2" office:value-type="float" office:value="0.0000006961907846487" calcext:value-type="float">
            <text:p>6.961907846487E-07</text:p>
          </table:table-cell>
          <table:table-cell table:formula="of:=0.5*[.HV12]*(([.HV6]-[.HU6])/([.HV1]-[.HU1]))^2" office:value-type="float" office:value="0.00000562067696824164" calcext:value-type="float">
            <text:p>5.62067696824164E-06</text:p>
          </table:table-cell>
          <table:table-cell table:formula="of:=0.5*[.HW12]*(([.HW6]-[.HV6])/([.HW1]-[.HV1]))^2" office:value-type="float" office:value="0.00000508452423789644" calcext:value-type="float">
            <text:p>5.08452423789644E-06</text:p>
          </table:table-cell>
          <table:table-cell table:formula="of:=0.5*[.HX12]*(([.HX6]-[.HW6])/([.HX1]-[.HW1]))^2" office:value-type="float" office:value="0.00000750850401450602" calcext:value-type="float">
            <text:p>7.50850401450602E-06</text:p>
          </table:table-cell>
          <table:table-cell table:formula="of:=0.5*[.HY12]*(([.HY6]-[.HX6])/([.HY1]-[.HX1]))^2" office:value-type="float" office:value="0.0000484751793383965" calcext:value-type="float">
            <text:p>4.84751793383965E-05</text:p>
          </table:table-cell>
          <table:table-cell table:formula="of:=0.5*[.HZ12]*(([.HZ6]-[.HY6])/([.HZ1]-[.HY1]))^2" office:value-type="float" office:value="0.000000251040979105288" calcext:value-type="float">
            <text:p>2.51040979105288E-07</text:p>
          </table:table-cell>
          <table:table-cell table:formula="of:=0.5*[.IA12]*(([.IA6]-[.HZ6])/([.IA1]-[.HZ1]))^2" office:value-type="float" office:value="0.000036580199743074" calcext:value-type="float">
            <text:p>3.6580199743074E-05</text:p>
          </table:table-cell>
          <table:table-cell table:formula="of:=0.5*[.IB12]*(([.IB6]-[.IA6])/([.IB1]-[.IA1]))^2" office:value-type="float" office:value="0.000000603474362073963" calcext:value-type="float">
            <text:p>6.03474362073963E-07</text:p>
          </table:table-cell>
          <table:table-cell table:formula="of:=0.5*[.IC12]*(([.IC6]-[.IB6])/([.IC1]-[.IB1]))^2" office:value-type="float" office:value="0.000000217617786337549" calcext:value-type="float">
            <text:p>2.17617786337549E-07</text:p>
          </table:table-cell>
          <table:table-cell table:formula="of:=0.5*[.ID12]*(([.ID6]-[.IC6])/([.ID1]-[.IC1]))^2" office:value-type="float" office:value="0.00000124348590851006" calcext:value-type="float">
            <text:p>1.24348590851006E-06</text:p>
          </table:table-cell>
          <table:table-cell table:formula="of:=0.5*[.IE12]*(([.IE6]-[.ID6])/([.IE1]-[.ID1]))^2" office:value-type="float" office:value="0.0000000404411544557188" calcext:value-type="float">
            <text:p>4.04411544557188E-08</text:p>
          </table:table-cell>
          <table:table-cell table:formula="of:=0.5*[.IF12]*(([.IF6]-[.IE6])/([.IF1]-[.IE1]))^2" office:value-type="float" office:value="0.000000109324765039244" calcext:value-type="float">
            <text:p>1.09324765039244E-07</text:p>
          </table:table-cell>
          <table:table-cell table:formula="of:=0.5*[.IG12]*(([.IG6]-[.IF6])/([.IG1]-[.IF1]))^2" office:value-type="float" office:value="0.000000133898020510913" calcext:value-type="float">
            <text:p>1.33898020510913E-07</text:p>
          </table:table-cell>
          <table:table-cell table:formula="of:=0.5*[.IH12]*(([.IH6]-[.IG6])/([.IH1]-[.IG1]))^2" office:value-type="float" office:value="0.000000106593056629249" calcext:value-type="float">
            <text:p>1.06593056629249E-07</text:p>
          </table:table-cell>
          <table:table-cell table:formula="of:=0.5*[.II12]*(([.II6]-[.IH6])/([.II1]-[.IH1]))^2" office:value-type="float" office:value="0.000000282696016678404" calcext:value-type="float">
            <text:p>2.82696016678404E-07</text:p>
          </table:table-cell>
          <table:table-cell table:formula="of:=0.5*[.IJ12]*(([.IJ6]-[.II6])/([.IJ1]-[.II1]))^2" office:value-type="float" office:value="0.00000000958195828722345" calcext:value-type="float">
            <text:p>9.58195828722345E-09</text:p>
          </table:table-cell>
          <table:table-cell table:formula="of:=0.5*[.IK12]*(([.IK6]-[.IJ6])/([.IK1]-[.IJ1]))^2" office:value-type="float" office:value="0.000000000019835540492284" calcext:value-type="float">
            <text:p>1.9835540492284E-11</text:p>
          </table:table-cell>
          <table:table-cell table:formula="of:=0.5*[.IL12]*(([.IL6]-[.IK6])/([.IL1]-[.IK1]))^2" office:value-type="float" office:value="0.00000090411884973768" calcext:value-type="float">
            <text:p>9.0411884973768E-07</text:p>
          </table:table-cell>
          <table:table-cell table:formula="of:=0.5*[.IM12]*(([.IM6]-[.IL6])/([.IM1]-[.IL1]))^2" office:value-type="float" office:value="0.000000339859207698385" calcext:value-type="float">
            <text:p>3.39859207698385E-07</text:p>
          </table:table-cell>
          <table:table-cell table:formula="of:=0.5*[.IN12]*(([.IN6]-[.IM6])/([.IN1]-[.IM1]))^2" office:value-type="float" office:value="0.000000165151842089608" calcext:value-type="float">
            <text:p>1.65151842089608E-07</text:p>
          </table:table-cell>
          <table:table-cell table:formula="of:=0.5*[.IO12]*(([.IO6]-[.IN6])/([.IO1]-[.IN1]))^2" office:value-type="float" office:value="0.0000000172711517842811" calcext:value-type="float">
            <text:p>1.72711517842811E-08</text:p>
          </table:table-cell>
          <table:table-cell table:formula="of:=0.5*[.IP12]*(([.IP6]-[.IO6])/([.IP1]-[.IO1]))^2" office:value-type="float" office:value="0.000000123790220234267" calcext:value-type="float">
            <text:p>1.23790220234267E-07</text:p>
          </table:table-cell>
          <table:table-cell table:formula="of:=0.5*[.IQ12]*(([.IQ6]-[.IP6])/([.IQ1]-[.IP1]))^2" office:value-type="float" office:value="0.000000112470404477108" calcext:value-type="float">
            <text:p>1.12470404477108E-07</text:p>
          </table:table-cell>
          <table:table-cell table:formula="of:=0.5*[.IR12]*(([.IR6]-[.IQ6])/([.IR1]-[.IQ1]))^2" office:value-type="float" office:value="0.000000414519146318337" calcext:value-type="float">
            <text:p>4.14519146318337E-07</text:p>
          </table:table-cell>
          <table:table-cell table:formula="of:=0.5*[.IS12]*(([.IS6]-[.IR6])/([.IS1]-[.IR1]))^2" office:value-type="float" office:value="0.0000000937745385118906" calcext:value-type="float">
            <text:p>9.37745385118906E-08</text:p>
          </table:table-cell>
          <table:table-cell table:formula="of:=0.5*[.IT12]*(([.IT6]-[.IS6])/([.IT1]-[.IS1]))^2" office:value-type="float" office:value="0.00000000571329100146234" calcext:value-type="float">
            <text:p>5.71329100146234E-09</text:p>
          </table:table-cell>
          <table:table-cell table:formula="of:=0.5*[.IU12]*(([.IU6]-[.IT6])/([.IU1]-[.IT1]))^2" office:value-type="float" office:value="0.0000000626620539995874" calcext:value-type="float">
            <text:p>6.26620539995874E-08</text:p>
          </table:table-cell>
          <table:table-cell table:formula="of:=0.5*[.IV12]*(([.IV6]-[.IU6])/([.IV1]-[.IU1]))^2" office:value-type="float" office:value="0.000000705604350547993" calcext:value-type="float">
            <text:p>7.05604350547993E-07</text:p>
          </table:table-cell>
          <table:table-cell table:formula="of:=0.5*[.IW12]*(([.IW6]-[.IV6])/([.IW1]-[.IV1]))^2" office:value-type="float" office:value="0.00000156549293533085" calcext:value-type="float">
            <text:p>1.56549293533085E-06</text:p>
          </table:table-cell>
          <table:table-cell table:formula="of:=0.5*[.IX12]*(([.IX6]-[.IW6])/([.IX1]-[.IW1]))^2" office:value-type="float" office:value="0.000000523557551070943" calcext:value-type="float">
            <text:p>5.23557551070943E-07</text:p>
          </table:table-cell>
          <table:table-cell table:formula="of:=0.5*[.IY12]*(([.IY6]-[.IX6])/([.IY1]-[.IX1]))^2" office:value-type="float" office:value="0.0000000600368799267443" calcext:value-type="float">
            <text:p>6.00368799267443E-08</text:p>
          </table:table-cell>
          <table:table-cell table:formula="of:=0.5*[.IZ12]*(([.IZ6]-[.IY6])/([.IZ1]-[.IY1]))^2" office:value-type="float" office:value="0.000000000891136327892341" calcext:value-type="float">
            <text:p>8.91136327892341E-10</text:p>
          </table:table-cell>
          <table:table-cell table:formula="of:=0.5*[.JA12]*(([.JA6]-[.IZ6])/([.JA1]-[.IZ1]))^2" office:value-type="float" office:value="0.0000000124908899657531" calcext:value-type="float">
            <text:p>1.24908899657531E-08</text:p>
          </table:table-cell>
          <table:table-cell table:formula="of:=0.5*[.JB12]*(([.JB6]-[.JA6])/([.JB1]-[.JA1]))^2" office:value-type="float" office:value="0.000000118686237009133" calcext:value-type="float">
            <text:p>1.18686237009133E-07</text:p>
          </table:table-cell>
          <table:table-cell table:formula="of:=0.5*[.JC12]*(([.JC6]-[.JB6])/([.JC1]-[.JB1]))^2" office:value-type="float" office:value="0.0000000664153209027102" calcext:value-type="float">
            <text:p>6.64153209027102E-08</text:p>
          </table:table-cell>
          <table:table-cell table:formula="of:=0.5*[.JD12]*(([.JD6]-[.JC6])/([.JD1]-[.JC1]))^2" office:value-type="float" office:value="0.00000000362314059941223" calcext:value-type="float">
            <text:p>3.62314059941223E-09</text:p>
          </table:table-cell>
          <table:table-cell table:formula="of:=0.5*[.JE12]*(([.JE6]-[.JD6])/([.JE1]-[.JD1]))^2" office:value-type="float" office:value="0.000000264463445275813" calcext:value-type="float">
            <text:p>2.64463445275813E-07</text:p>
          </table:table-cell>
          <table:table-cell table:formula="of:=0.5*[.JF12]*(([.JF6]-[.JE6])/([.JF1]-[.JE1]))^2" office:value-type="float" office:value="0.000000099589811581952" calcext:value-type="float">
            <text:p>9.9589811581952E-08</text:p>
          </table:table-cell>
          <table:table-cell table:formula="of:=0.5*[.JG12]*(([.JG6]-[.JF6])/([.JG1]-[.JF1]))^2" office:value-type="float" office:value="0.00000000798567753673212" calcext:value-type="float">
            <text:p>7.98567753673212E-09</text:p>
          </table:table-cell>
          <table:table-cell table:formula="of:=0.5*[.JH12]*(([.JH6]-[.JG6])/([.JH1]-[.JG1]))^2" office:value-type="float" office:value="0.000000520206766554256" calcext:value-type="float">
            <text:p>5.20206766554256E-07</text:p>
          </table:table-cell>
          <table:table-cell table:formula="of:=0.5*[.JI12]*(([.JI6]-[.JH6])/([.JI1]-[.JH1]))^2" office:value-type="float" office:value="0.000000218287162800293" calcext:value-type="float">
            <text:p>2.18287162800293E-07</text:p>
          </table:table-cell>
          <table:table-cell table:formula="of:=0.5*[.JJ12]*(([.JJ6]-[.JI6])/([.JJ1]-[.JI1]))^2" office:value-type="float" office:value="0.000000316032766689667" calcext:value-type="float">
            <text:p>3.16032766689667E-07</text:p>
          </table:table-cell>
          <table:table-cell table:formula="of:=0.5*[.JK12]*(([.JK6]-[.JJ6])/([.JK1]-[.JJ1]))^2" office:value-type="float" office:value="0.0000000388709656156321" calcext:value-type="float">
            <text:p>3.88709656156321E-08</text:p>
          </table:table-cell>
          <table:table-cell table:formula="of:=0.5*[.JL12]*(([.JL6]-[.JK6])/([.JL1]-[.JK1]))^2" office:value-type="float" office:value="0.0000000463929247271163" calcext:value-type="float">
            <text:p>4.63929247271163E-08</text:p>
          </table:table-cell>
          <table:table-cell table:formula="of:=0.5*[.JM12]*(([.JM6]-[.JL6])/([.JM1]-[.JL1]))^2" office:value-type="float" office:value="0.0000000605492385144586" calcext:value-type="float">
            <text:p>6.05492385144586E-08</text:p>
          </table:table-cell>
          <table:table-cell table:formula="of:=0.5*[.JN12]*(([.JN6]-[.JM6])/([.JN1]-[.JM1]))^2" office:value-type="float" office:value="0.000000414571409128888" calcext:value-type="float">
            <text:p>4.14571409128888E-07</text:p>
          </table:table-cell>
          <table:table-cell table:formula="of:=0.5*[.JO12]*(([.JO6]-[.JN6])/([.JO1]-[.JN1]))^2" office:value-type="float" office:value="0.00000000296161879845014" calcext:value-type="float">
            <text:p>2.96161879845014E-09</text:p>
          </table:table-cell>
          <table:table-cell table:formula="of:=0.5*[.JP12]*(([.JP6]-[.JO6])/([.JP1]-[.JO1]))^2" office:value-type="float" office:value="0.00000152417057915073" calcext:value-type="float">
            <text:p>1.52417057915073E-06</text:p>
          </table:table-cell>
          <table:table-cell table:formula="of:=0.5*[.JQ12]*(([.JQ6]-[.JP6])/([.JQ1]-[.JP1]))^2" office:value-type="float" office:value="0.000000313357886986648" calcext:value-type="float">
            <text:p>3.13357886986648E-07</text:p>
          </table:table-cell>
          <table:table-cell table:formula="of:=0.5*[.JR12]*(([.JR6]-[.JQ6])/([.JR1]-[.JQ1]))^2" office:value-type="float" office:value="0.0000000625380331557162" calcext:value-type="float">
            <text:p>6.25380331557162E-08</text:p>
          </table:table-cell>
          <table:table-cell table:formula="of:=0.5*[.JS12]*(([.JS6]-[.JR6])/([.JS1]-[.JR1]))^2" office:value-type="float" office:value="0.00000000417929967993353" calcext:value-type="float">
            <text:p>4.17929967993353E-09</text:p>
          </table:table-cell>
          <table:table-cell table:formula="of:=0.5*[.JT12]*(([.JT6]-[.JS6])/([.JT1]-[.JS1]))^2" office:value-type="float" office:value="0.00000000161689774738493" calcext:value-type="float">
            <text:p>1.61689774738493E-09</text:p>
          </table:table-cell>
          <table:table-cell table:formula="of:=0.5*[.JU12]*(([.JU6]-[.JT6])/([.JU1]-[.JT1]))^2" office:value-type="float" office:value="0.0000000351946143854236" calcext:value-type="float">
            <text:p>3.51946143854236E-08</text:p>
          </table:table-cell>
          <table:table-cell table:formula="of:=0.5*[.JV12]*(([.JV6]-[.JU6])/([.JV1]-[.JU1]))^2" office:value-type="float" office:value="0.0000000378139215761499" calcext:value-type="float">
            <text:p>3.78139215761499E-08</text:p>
          </table:table-cell>
          <table:table-cell table:formula="of:=0.5*[.JW12]*(([.JW6]-[.JV6])/([.JW1]-[.JV1]))^2" office:value-type="float" office:value="0.000000372097883979219" calcext:value-type="float">
            <text:p>3.72097883979219E-07</text:p>
          </table:table-cell>
          <table:table-cell table:formula="of:=0.5*[.JX12]*(([.JX6]-[.JW6])/([.JX1]-[.JW1]))^2" office:value-type="float" office:value="0.00000183324062526564" calcext:value-type="float">
            <text:p>1.83324062526564E-06</text:p>
          </table:table-cell>
          <table:table-cell table:formula="of:=0.5*[.JY12]*(([.JY6]-[.JX6])/([.JY1]-[.JX1]))^2" office:value-type="float" office:value="0.000000685024702816851" calcext:value-type="float">
            <text:p>6.85024702816851E-07</text:p>
          </table:table-cell>
          <table:table-cell table:formula="of:=0.5*[.JZ12]*(([.JZ6]-[.JY6])/([.JZ1]-[.JY1]))^2" office:value-type="float" office:value="0.0000000787546600602689" calcext:value-type="float">
            <text:p>7.87546600602689E-08</text:p>
          </table:table-cell>
          <table:table-cell table:formula="of:=0.5*[.KA12]*(([.KA6]-[.JZ6])/([.KA1]-[.JZ1]))^2" office:value-type="float" office:value="0.000000579828914990795" calcext:value-type="float">
            <text:p>5.79828914990795E-07</text:p>
          </table:table-cell>
          <table:table-cell table:formula="of:=0.5*[.KB12]*(([.KB6]-[.KA6])/([.KB1]-[.KA1]))^2" office:value-type="float" office:value="0.000000555085059300909" calcext:value-type="float">
            <text:p>5.55085059300909E-07</text:p>
          </table:table-cell>
          <table:table-cell table:formula="of:=0.5*[.KC12]*(([.KC6]-[.KB6])/([.KC1]-[.KB1]))^2" office:value-type="float" office:value="0.000000191900131347897" calcext:value-type="float">
            <text:p>1.91900131347897E-07</text:p>
          </table:table-cell>
          <table:table-cell table:formula="of:=0.5*[.KD12]*(([.KD6]-[.KC6])/([.KD1]-[.KC1]))^2" office:value-type="float" office:value="0.0000000761584382695721" calcext:value-type="float">
            <text:p>7.61584382695721E-08</text:p>
          </table:table-cell>
          <table:table-cell table:formula="of:=0.5*[.KE12]*(([.KE6]-[.KD6])/([.KE1]-[.KD1]))^2" office:value-type="float" office:value="0.000000197721716520159" calcext:value-type="float">
            <text:p>1.97721716520159E-07</text:p>
          </table:table-cell>
          <table:table-cell table:formula="of:=0.5*[.KF12]*(([.KF6]-[.KE6])/([.KF1]-[.KE1]))^2" office:value-type="float" office:value="0.0000000230195756847224" calcext:value-type="float">
            <text:p>2.30195756847224E-08</text:p>
          </table:table-cell>
          <table:table-cell table:formula="of:=0.5*[.KG12]*(([.KG6]-[.KF6])/([.KG1]-[.KF1]))^2" office:value-type="float" office:value="0.00000000051203500880298" calcext:value-type="float">
            <text:p>5.1203500880298E-10</text:p>
          </table:table-cell>
          <table:table-cell table:formula="of:=0.5*[.KH12]*(([.KH6]-[.KG6])/([.KH1]-[.KG1]))^2" office:value-type="float" office:value="0.000000119835107021549" calcext:value-type="float">
            <text:p>1.19835107021549E-07</text:p>
          </table:table-cell>
          <table:table-cell table:formula="of:=0.5*[.KI12]*(([.KI6]-[.KH6])/([.KI1]-[.KH1]))^2" office:value-type="float" office:value="0.00000000166112214347261" calcext:value-type="float">
            <text:p>1.66112214347261E-09</text:p>
          </table:table-cell>
          <table:table-cell table:formula="of:=0.5*[.KJ12]*(([.KJ6]-[.KI6])/([.KJ1]-[.KI1]))^2" office:value-type="float" office:value="0.0000000296141660397138" calcext:value-type="float">
            <text:p>2.96141660397138E-08</text:p>
          </table:table-cell>
          <table:table-cell table:formula="of:=0.5*[.KK12]*(([.KK6]-[.KJ6])/([.KK1]-[.KJ1]))^2" office:value-type="float" office:value="0.000000271050544881303" calcext:value-type="float">
            <text:p>2.71050544881303E-07</text:p>
          </table:table-cell>
          <table:table-cell table:formula="of:=0.5*[.KL12]*(([.KL6]-[.KK6])/([.KL1]-[.KK1]))^2" office:value-type="float" office:value="0.000000167755722057888" calcext:value-type="float">
            <text:p>1.67755722057888E-07</text:p>
          </table:table-cell>
          <table:table-cell table:formula="of:=0.5*[.KM12]*(([.KM6]-[.KL6])/([.KM1]-[.KL1]))^2" office:value-type="float" office:value="0.000000093177959542095" calcext:value-type="float">
            <text:p>9.3177959542095E-08</text:p>
          </table:table-cell>
          <table:table-cell table:formula="of:=0.5*[.KN12]*(([.KN6]-[.KM6])/([.KN1]-[.KM1]))^2" office:value-type="float" office:value="0.000000000526645511084171" calcext:value-type="float">
            <text:p>5.26645511084171E-10</text:p>
          </table:table-cell>
          <table:table-cell table:formula="of:=0.5*[.KO12]*(([.KO6]-[.KN6])/([.KO1]-[.KN1]))^2" office:value-type="float" office:value="0.000000510395756621385" calcext:value-type="float">
            <text:p>5.10395756621385E-07</text:p>
          </table:table-cell>
          <table:table-cell table:formula="of:=0.5*[.KP12]*(([.KP6]-[.KO6])/([.KP1]-[.KO1]))^2" office:value-type="float" office:value="0.00000226552356877139" calcext:value-type="float">
            <text:p>2.26552356877139E-06</text:p>
          </table:table-cell>
          <table:table-cell table:formula="of:=0.5*[.KQ12]*(([.KQ6]-[.KP6])/([.KQ1]-[.KP1]))^2" office:value-type="float" office:value="0.000000112608265791479" calcext:value-type="float">
            <text:p>1.12608265791479E-07</text:p>
          </table:table-cell>
          <table:table-cell table:formula="of:=0.5*[.KR12]*(([.KR6]-[.KQ6])/([.KR1]-[.KQ1]))^2" office:value-type="float" office:value="0.0000000352832430514538" calcext:value-type="float">
            <text:p>3.52832430514538E-08</text:p>
          </table:table-cell>
          <table:table-cell table:formula="of:=0.5*[.KS12]*(([.KS6]-[.KR6])/([.KS1]-[.KR1]))^2" office:value-type="float" office:value="0.0000000230823566815735" calcext:value-type="float">
            <text:p>2.30823566815735E-08</text:p>
          </table:table-cell>
          <table:table-cell table:formula="of:=0.5*[.KT12]*(([.KT6]-[.KS6])/([.KT1]-[.KS1]))^2" office:value-type="float" office:value="0.000000221322381480085" calcext:value-type="float">
            <text:p>2.21322381480085E-07</text:p>
          </table:table-cell>
          <table:table-cell table:formula="of:=0.5*[.KU12]*(([.KU6]-[.KT6])/([.KU1]-[.KT1]))^2" office:value-type="float" office:value="0.000000032367592021252" calcext:value-type="float">
            <text:p>3.2367592021252E-08</text:p>
          </table:table-cell>
          <table:table-cell table:formula="of:=0.5*[.KV12]*(([.KV6]-[.KU6])/([.KV1]-[.KU1]))^2" office:value-type="float" office:value="0.00000012233162505493" calcext:value-type="float">
            <text:p>1.2233162505493E-07</text:p>
          </table:table-cell>
          <table:table-cell table:formula="of:=0.5*[.KW12]*(([.KW6]-[.KV6])/([.KW1]-[.KV1]))^2" office:value-type="float" office:value="0.000000191245950323816" calcext:value-type="float">
            <text:p>1.91245950323816E-07</text:p>
          </table:table-cell>
          <table:table-cell table:formula="of:=0.5*[.KX12]*(([.KX6]-[.KW6])/([.KX1]-[.KW1]))^2" office:value-type="float" office:value="0.0000000449139333835858" calcext:value-type="float">
            <text:p>4.49139333835858E-08</text:p>
          </table:table-cell>
          <table:table-cell table:formula="of:=0.5*[.KY12]*(([.KY6]-[.KX6])/([.KY1]-[.KX1]))^2" office:value-type="float" office:value="0.00000011733064852411" calcext:value-type="float">
            <text:p>1.1733064852411E-07</text:p>
          </table:table-cell>
          <table:table-cell table:formula="of:=0.5*[.KZ12]*(([.KZ6]-[.KY6])/([.KZ1]-[.KY1]))^2" office:value-type="float" office:value="0.000000760405471806078" calcext:value-type="float">
            <text:p>7.60405471806078E-07</text:p>
          </table:table-cell>
          <table:table-cell table:formula="of:=0.5*[.LA12]*(([.LA6]-[.KZ6])/([.LA1]-[.KZ1]))^2" office:value-type="float" office:value="0.000000153944486054525" calcext:value-type="float">
            <text:p>1.53944486054525E-07</text:p>
          </table:table-cell>
          <table:table-cell table:formula="of:=0.5*[.LB12]*(([.LB6]-[.LA6])/([.LB1]-[.LA1]))^2" office:value-type="float" office:value="0.000000108748481015447" calcext:value-type="float">
            <text:p>1.08748481015447E-07</text:p>
          </table:table-cell>
          <table:table-cell table:formula="of:=0.5*[.LC12]*(([.LC6]-[.LB6])/([.LC1]-[.LB1]))^2" office:value-type="float" office:value="0.000000306147603836239" calcext:value-type="float">
            <text:p>3.06147603836239E-07</text:p>
          </table:table-cell>
          <table:table-cell table:formula="of:=0.5*[.LD12]*(([.LD6]-[.LC6])/([.LD1]-[.LC1]))^2" office:value-type="float" office:value="0.000295932746021238" calcext:value-type="float">
            <text:p>0.000295932746021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C13])" office:value-type="float" office:value="3.54122058333271" calcext:value-type="float">
            <text:p>3.5412205833327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C14])" office:value-type="float" office:value="1.48271972156494" calcext:value-type="float">
            <text:p>1.4827197215649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02394030489765" calcext:value-type="float">
            <text:p>5.02394030489765</text:p>
          </table:table-cell>
          <table:table-cell table:formula="of:=[.B17]+[.C9]" office:value-type="float" office:value="14.452928228998" calcext:value-type="float">
            <text:p>14.452928228998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09:14.845577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11:11.510425972</dc:date>
    <meta:editing-duration>PT2M37S</meta:editing-duration>
    <meta:editing-cycles>2</meta:editing-cycles>
    <meta:generator>LibreOffice/6.4.7.2$Linux_X86_64 LibreOffice_project/40$Build-2</meta:generator>
    <meta:document-statistic meta:table-count="1" meta:cell-count="50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scatter" chart:style-name="ch1">
        <chart:legend chart:legend-position="end" svg:x="12.707cm" svg:y="3.955cm" style:legend-expansion="high" chart:style-name="ch2"/>
        <chart:plot-area chart:style-name="ch3" table:cell-range-address="tfootnopad5.A1:tfootnopad5.LC1 tfootnopad5.A6:tfootnopad5.LC6 tfootnopad5.A8:tfootnopad5.LC8" chart:data-source-has-labels="both" svg:x="0.319cm" svg:y="0.18cm" svg:width="12.069cm" svg:height="8.646cm">
          <chartooo:coordinate-region svg:x="1.337cm" svg:y="0.38cm" svg:width="10.864cm" svg:height="8.247cm"/>
          <chart:axis chart:dimension="x" chart:name="primary-x" chart:style-name="ch4" chartooo:axis-type="auto">
            <chart:categories table:cell-range-address="tfootnopad5.B1:tfootnopad5.LC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nopad5.B6:tfootnopad5.LC6" chart:label-cell-address="tfootnopad5.A6:tfootnopad5.A6" chart:class="chart:scatter">
            <chart:domain table:cell-range-address="tfootnopad5.B1:tfootnopad5.LC1"/>
            <chart:data-point chart:repeated="314"/>
          </chart:series>
          <chart:series chart:style-name="ch7" chart:values-cell-range-address="tfootnopad5.B8:tfootnopad5.LC8" chart:label-cell-address="tfootnopad5.A8:tfootnopad5.A8" chart:class="chart:scatter">
            <chart:data-point chart:repeated="3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nopad5.B1:tfootnopad5.LC1</svg:desc>
                </draw:g>
              </table:table-cell>
              <table:table-cell office:value-type="float" office:value="0.0333566665649414">
                <text:p>0.0333566665649414</text:p>
              </table:table-cell>
              <table:table-cell office:value-type="float" office:value="0.100069999694824">
                <text:p>0.100069999694824</text:p>
              </table:table-cell>
              <table:table-cell office:value-type="float" office:value="0.166783094406128">
                <text:p>0.166783094406128</text:p>
              </table:table-cell>
              <table:table-cell office:value-type="float" office:value="0.200139760971069">
                <text:p>0.200139760971069</text:p>
              </table:table-cell>
              <table:table-cell office:value-type="float" office:value="0.266852855682373">
                <text:p>0.266852855682373</text:p>
              </table:table-cell>
              <table:table-cell office:value-type="float" office:value="0.300209283828735">
                <text:p>0.300209283828735</text:p>
              </table:table-cell>
              <table:table-cell office:value-type="float" office:value="0.333565950393677">
                <text:p>0.333565950393677</text:p>
              </table:table-cell>
              <table:table-cell office:value-type="float" office:value="0.400279045104981">
                <text:p>0.400279045104981</text:p>
              </table:table-cell>
              <table:table-cell office:value-type="float" office:value="0.433635473251343">
                <text:p>0.433635473251343</text:p>
              </table:table-cell>
              <table:table-cell office:value-type="float" office:value="0.466991901397705">
                <text:p>0.466991901397705</text:p>
              </table:table-cell>
              <table:table-cell office:value-type="float" office:value="0.500348806381226">
                <text:p>0.500348806381226</text:p>
              </table:table-cell>
              <table:table-cell office:value-type="float" office:value="0.533705234527588">
                <text:p>0.533705234527588</text:p>
              </table:table-cell>
              <table:table-cell office:value-type="float" office:value="0.56706166267395">
                <text:p>0.56706166267395</text:p>
              </table:table-cell>
              <table:table-cell office:value-type="float" office:value="0.600418329238892">
                <text:p>0.600418329238892</text:p>
              </table:table-cell>
              <table:table-cell office:value-type="float" office:value="0.633774757385254">
                <text:p>0.633774757385254</text:p>
              </table:table-cell>
              <table:table-cell office:value-type="float" office:value="0.667131185531616">
                <text:p>0.667131185531616</text:p>
              </table:table-cell>
              <table:table-cell office:value-type="float" office:value="0.733844041824341">
                <text:p>0.733844041824341</text:p>
              </table:table-cell>
              <table:table-cell office:value-type="float" office:value="0.767200469970703">
                <text:p>0.767200469970703</text:p>
              </table:table-cell>
              <table:table-cell office:value-type="float" office:value="0.833913564682007">
                <text:p>0.833913564682007</text:p>
              </table:table-cell>
              <table:table-cell office:value-type="float" office:value="0.933983087539673">
                <text:p>0.933983087539673</text:p>
              </table:table-cell>
              <table:table-cell office:value-type="float" office:value="1.00069665908813">
                <text:p>1.00069665908813</text:p>
              </table:table-cell>
              <table:table-cell office:value-type="float" office:value="1.06741118431091">
                <text:p>1.06741118431091</text:p>
              </table:table-cell>
              <table:table-cell office:value-type="float" office:value="1.10076856613159">
                <text:p>1.10076856613159</text:p>
              </table:table-cell>
              <table:table-cell office:value-type="float" office:value="1.13412570953369">
                <text:p>1.13412570953369</text:p>
              </table:table-cell>
              <table:table-cell office:value-type="float" office:value="1.16748309135437">
                <text:p>1.16748309135437</text:p>
              </table:table-cell>
              <table:table-cell office:value-type="float" office:value="1.20084047317505">
                <text:p>1.20084047317505</text:p>
              </table:table-cell>
              <table:table-cell office:value-type="float" office:value="1.23419761657715">
                <text:p>1.23419761657715</text:p>
              </table:table-cell>
              <table:table-cell office:value-type="float" office:value="1.26755499839783">
                <text:p>1.26755499839783</text:p>
              </table:table-cell>
              <table:table-cell office:value-type="float" office:value="1.33426952362061">
                <text:p>1.33426952362061</text:p>
              </table:table-cell>
              <table:table-cell office:value-type="float" office:value="1.36762666702271">
                <text:p>1.36762666702271</text:p>
              </table:table-cell>
              <table:table-cell office:value-type="float" office:value="1.40098404884338">
                <text:p>1.40098404884338</text:p>
              </table:table-cell>
              <table:table-cell office:value-type="float" office:value="1.43434143066406">
                <text:p>1.43434143066406</text:p>
              </table:table-cell>
              <table:table-cell office:value-type="float" office:value="1.46769857406616">
                <text:p>1.46769857406616</text:p>
              </table:table-cell>
              <table:table-cell office:value-type="float" office:value="1.53441309928894">
                <text:p>1.53441309928894</text:p>
              </table:table-cell>
              <table:table-cell office:value-type="float" office:value="1.6011278629303">
                <text:p>1.6011278629303</text:p>
              </table:table-cell>
              <table:table-cell office:value-type="float" office:value="1.6678421497345">
                <text:p>1.6678421497345</text:p>
              </table:table-cell>
              <table:table-cell office:value-type="float" office:value="1.73455667495728">
                <text:p>1.73455667495728</text:p>
              </table:table-cell>
              <table:table-cell office:value-type="float" office:value="1.80127120018005">
                <text:p>1.80127120018005</text:p>
              </table:table-cell>
              <table:table-cell office:value-type="float" office:value="1.83462858200073">
                <text:p>1.83462858200073</text:p>
              </table:table-cell>
              <table:table-cell office:value-type="float" office:value="1.90134310722351">
                <text:p>1.90134310722351</text:p>
              </table:table-cell>
              <table:table-cell office:value-type="float" office:value="1.93470025062561">
                <text:p>1.93470025062561</text:p>
              </table:table-cell>
              <table:table-cell office:value-type="float" office:value="2.00141429901123">
                <text:p>2.00141429901123</text:p>
              </table:table-cell>
              <table:table-cell office:value-type="float" office:value="2.03477120399475">
                <text:p>2.03477120399475</text:p>
              </table:table-cell>
              <table:table-cell office:value-type="float" office:value="2.10148501396179">
                <text:p>2.10148501396179</text:p>
              </table:table-cell>
              <table:table-cell office:value-type="float" office:value="2.16819858551025">
                <text:p>2.16819858551025</text:p>
              </table:table-cell>
              <table:table-cell office:value-type="float" office:value="2.23491191864014">
                <text:p>2.23491191864014</text:p>
              </table:table-cell>
              <table:table-cell office:value-type="float" office:value="2.3016254901886">
                <text:p>2.3016254901886</text:p>
              </table:table-cell>
              <table:table-cell office:value-type="float" office:value="2.36833906173706">
                <text:p>2.36833906173706</text:p>
              </table:table-cell>
              <table:table-cell office:value-type="float" office:value="2.43505263328552">
                <text:p>2.43505263328552</text:p>
              </table:table-cell>
              <table:table-cell office:value-type="float" office:value="2.46840953826904">
                <text:p>2.46840953826904</text:p>
              </table:table-cell>
              <table:table-cell office:value-type="float" office:value="2.50176620483398">
                <text:p>2.50176620483398</text:p>
              </table:table-cell>
              <table:table-cell office:value-type="float" office:value="2.56847953796387">
                <text:p>2.56847953796387</text:p>
              </table:table-cell>
              <table:table-cell office:value-type="float" office:value="2.60183644294739">
                <text:p>2.60183644294739</text:p>
              </table:table-cell>
              <table:table-cell office:value-type="float" office:value="2.63519310951233">
                <text:p>2.63519310951233</text:p>
              </table:table-cell>
              <table:table-cell office:value-type="float" office:value="2.66854977607727">
                <text:p>2.66854977607727</text:p>
              </table:table-cell>
              <table:table-cell office:value-type="float" office:value="2.73526334762573">
                <text:p>2.73526334762573</text:p>
              </table:table-cell>
              <table:table-cell office:value-type="float" office:value="2.76862001419067">
                <text:p>2.76862001419067</text:p>
              </table:table-cell>
              <table:table-cell office:value-type="float" office:value="2.80197668075562">
                <text:p>2.80197668075562</text:p>
              </table:table-cell>
              <table:table-cell office:value-type="float" office:value="2.86869025230408">
                <text:p>2.86869025230408</text:p>
              </table:table-cell>
              <table:table-cell office:value-type="float" office:value="2.93540358543396">
                <text:p>2.93540358543396</text:p>
              </table:table-cell>
              <table:table-cell office:value-type="float" office:value="3.00211691856384">
                <text:p>3.00211691856384</text:p>
              </table:table-cell>
              <table:table-cell office:value-type="float" office:value="3.33568453788757">
                <text:p>3.33568453788757</text:p>
              </table:table-cell>
              <table:table-cell office:value-type="float" office:value="3.63589477539062">
                <text:p>3.63589477539062</text:p>
              </table:table-cell>
              <table:table-cell office:value-type="float" office:value="3.66925144195557">
                <text:p>3.66925144195557</text:p>
              </table:table-cell>
              <table:table-cell office:value-type="float" office:value="3.70260810852051">
                <text:p>3.70260810852051</text:p>
              </table:table-cell>
              <table:table-cell office:value-type="float" office:value="3.73596501350403">
                <text:p>3.73596501350403</text:p>
              </table:table-cell>
              <table:table-cell office:value-type="float" office:value="3.93610501289368">
                <text:p>3.93610501289368</text:p>
              </table:table-cell>
              <table:table-cell office:value-type="float" office:value="4.00282907485962">
                <text:p>4.00282907485962</text:p>
              </table:table-cell>
              <table:table-cell office:value-type="float" office:value="4.06956481933594">
                <text:p>4.06956481933594</text:p>
              </table:table-cell>
              <table:table-cell office:value-type="float" office:value="4.1029326915741">
                <text:p>4.1029326915741</text:p>
              </table:table-cell>
              <table:table-cell office:value-type="float" office:value="4.13630056381226">
                <text:p>4.13630056381226</text:p>
              </table:table-cell>
              <table:table-cell office:value-type="float" office:value="4.16966843605042">
                <text:p>4.16966843605042</text:p>
              </table:table-cell>
              <table:table-cell office:value-type="float" office:value="4.20303678512573">
                <text:p>4.20303678512573</text:p>
              </table:table-cell>
              <table:table-cell office:value-type="float" office:value="4.26977300643921">
                <text:p>4.26977300643921</text:p>
              </table:table-cell>
              <table:table-cell office:value-type="float" office:value="4.33650970458984">
                <text:p>4.33650970458984</text:p>
              </table:table-cell>
              <table:table-cell office:value-type="float" office:value="4.40324664115906">
                <text:p>4.40324664115906</text:p>
              </table:table-cell>
              <table:table-cell office:value-type="float" office:value="4.43661522865295">
                <text:p>4.43661522865295</text:p>
              </table:table-cell>
              <table:table-cell office:value-type="float" office:value="4.83704328536987">
                <text:p>4.83704328536987</text:p>
              </table:table-cell>
              <table:table-cell office:value-type="float" office:value="5.27252888679504">
                <text:p>5.27252888679504</text:p>
              </table:table-cell>
              <table:table-cell office:value-type="float" office:value="5.33985471725464">
                <text:p>5.33985471725464</text:p>
              </table:table-cell>
              <table:table-cell office:value-type="float" office:value="5.37352061271668">
                <text:p>5.37352061271668</text:p>
              </table:table-cell>
              <table:table-cell office:value-type="float" office:value="5.40718841552734">
                <text:p>5.40718841552734</text:p>
              </table:table-cell>
              <table:table-cell office:value-type="float" office:value="5.44085788726807">
                <text:p>5.44085788726807</text:p>
              </table:table-cell>
              <table:table-cell office:value-type="float" office:value="5.47452926635742">
                <text:p>5.47452926635742</text:p>
              </table:table-cell>
              <table:table-cell office:value-type="float" office:value="5.97982501983643">
                <text:p>5.97982501983643</text:p>
              </table:table-cell>
              <table:table-cell office:value-type="float" office:value="6.01352643966675">
                <text:p>6.01352643966675</text:p>
              </table:table-cell>
              <table:table-cell office:value-type="float" office:value="6.0809268951416">
                <text:p>6.0809268951416</text:p>
              </table:table-cell>
              <table:table-cell office:value-type="float" office:value="6.14758133888245">
                <text:p>6.14758133888245</text:p>
              </table:table-cell>
              <table:table-cell office:value-type="float" office:value="6.2142345905304">
                <text:p>6.2142345905304</text:p>
              </table:table-cell>
              <table:table-cell office:value-type="float" office:value="6.24756073951721">
                <text:p>6.24756073951721</text:p>
              </table:table-cell>
              <table:table-cell office:value-type="float" office:value="6.31421279907227">
                <text:p>6.31421279907227</text:p>
              </table:table-cell>
              <table:table-cell office:value-type="float" office:value="6.51416182518005">
                <text:p>6.51416182518005</text:p>
              </table:table-cell>
              <table:table-cell office:value-type="float" office:value="6.54748582839966">
                <text:p>6.54748582839966</text:p>
              </table:table-cell>
              <table:table-cell office:value-type="float" office:value="6.58080959320068">
                <text:p>6.58080959320068</text:p>
              </table:table-cell>
              <table:table-cell office:value-type="float" office:value="6.647456407547">
                <text:p>6.647456407547</text:p>
              </table:table-cell>
              <table:table-cell office:value-type="float" office:value="6.71410179138184">
                <text:p>6.71410179138184</text:p>
              </table:table-cell>
              <table:table-cell office:value-type="float" office:value="6.78074645996094">
                <text:p>6.78074645996094</text:p>
              </table:table-cell>
              <table:table-cell office:value-type="float" office:value="6.81406807899475">
                <text:p>6.81406807899475</text:p>
              </table:table-cell>
              <table:table-cell office:value-type="float" office:value="6.88071131706238">
                <text:p>6.88071131706238</text:p>
              </table:table-cell>
              <table:table-cell office:value-type="float" office:value="6.91403222084045">
                <text:p>6.91403222084045</text:p>
              </table:table-cell>
              <table:table-cell office:value-type="float" office:value="6.94735312461853">
                <text:p>6.94735312461853</text:p>
              </table:table-cell>
              <table:table-cell office:value-type="float" office:value="7.38057661056519">
                <text:p>7.38057661056519</text:p>
              </table:table-cell>
              <table:table-cell office:value-type="float" office:value="7.54720163345337">
                <text:p>7.54720163345337</text:p>
              </table:table-cell>
              <table:table-cell office:value-type="float" office:value="7.61384987831116">
                <text:p>7.61384987831116</text:p>
              </table:table-cell>
              <table:table-cell office:value-type="float" office:value="7.81378841400147">
                <text:p>7.81378841400147</text:p>
              </table:table-cell>
              <table:table-cell office:value-type="float" office:value="7.88043236732483">
                <text:p>7.88043236732483</text:p>
              </table:table-cell>
              <table:table-cell office:value-type="float" office:value="7.94707536697388">
                <text:p>7.94707536697388</text:p>
              </table:table-cell>
              <table:table-cell office:value-type="float" office:value="8.01371741294861">
                <text:p>8.01371741294861</text:p>
              </table:table-cell>
              <table:table-cell office:value-type="float" office:value="8.08035969734192">
                <text:p>8.08035969734192</text:p>
              </table:table-cell>
              <table:table-cell office:value-type="float" office:value="8.14701390266418">
                <text:p>8.14701390266418</text:p>
              </table:table-cell>
              <table:table-cell office:value-type="float" office:value="8.21366715431213">
                <text:p>8.21366715431213</text:p>
              </table:table-cell>
              <table:table-cell office:value-type="float" office:value="8.41361999511719">
                <text:p>8.41361999511719</text:p>
              </table:table-cell>
              <table:table-cell office:value-type="float" office:value="8.54691672325134">
                <text:p>8.54691672325134</text:p>
              </table:table-cell>
              <table:table-cell office:value-type="float" office:value="8.61356353759766">
                <text:p>8.61356353759766</text:p>
              </table:table-cell>
              <table:table-cell office:value-type="float" office:value="8.68020963668823">
                <text:p>8.68020963668823</text:p>
              </table:table-cell>
              <table:table-cell office:value-type="float" office:value="8.74685406684876">
                <text:p>8.74685406684876</text:p>
              </table:table-cell>
              <table:table-cell office:value-type="float" office:value="8.78017616271973">
                <text:p>8.78017616271973</text:p>
              </table:table-cell>
              <table:table-cell office:value-type="float" office:value="8.81349778175354">
                <text:p>8.81349778175354</text:p>
              </table:table-cell>
              <table:table-cell office:value-type="float" office:value="8.88014054298401">
                <text:p>8.88014054298401</text:p>
              </table:table-cell>
              <table:table-cell office:value-type="float" office:value="9.0800633430481">
                <text:p>9.0800633430481</text:p>
              </table:table-cell>
              <table:table-cell office:value-type="float" office:value="9.14671897888184">
                <text:p>9.14671897888184</text:p>
              </table:table-cell>
              <table:table-cell office:value-type="float" office:value="9.18004679679871">
                <text:p>9.18004679679871</text:p>
              </table:table-cell>
              <table:table-cell office:value-type="float" office:value="9.24670076370239">
                <text:p>9.24670076370239</text:p>
              </table:table-cell>
              <table:table-cell office:value-type="float" office:value="9.28002738952637">
                <text:p>9.28002738952637</text:p>
              </table:table-cell>
              <table:table-cell office:value-type="float" office:value="9.34667992591858">
                <text:p>9.34667992591858</text:p>
              </table:table-cell>
              <table:table-cell office:value-type="float" office:value="9.41333150863647">
                <text:p>9.41333150863647</text:p>
              </table:table-cell>
              <table:table-cell office:value-type="float" office:value="9.44665694236755">
                <text:p>9.44665694236755</text:p>
              </table:table-cell>
              <table:table-cell office:value-type="float" office:value="9.47998213768005">
                <text:p>9.47998213768005</text:p>
              </table:table-cell>
              <table:table-cell office:value-type="float" office:value="9.51330709457397">
                <text:p>9.51330709457397</text:p>
              </table:table-cell>
              <table:table-cell office:value-type="float" office:value="9.87986421585083">
                <text:p>9.87986421585083</text:p>
              </table:table-cell>
              <table:table-cell office:value-type="float" office:value="9.91318607330322">
                <text:p>9.91318607330322</text:p>
              </table:table-cell>
              <table:table-cell office:value-type="float" office:value="9.97982883453369">
                <text:p>9.97982883453369</text:p>
              </table:table-cell>
              <table:table-cell office:value-type="float" office:value="10.0131499767303">
                <text:p>10.0131499767303</text:p>
              </table:table-cell>
              <table:table-cell office:value-type="float" office:value="10.0797924995422">
                <text:p>10.0797924995422</text:p>
              </table:table-cell>
              <table:table-cell office:value-type="float" office:value="10.4130618572235">
                <text:p>10.4130618572235</text:p>
              </table:table-cell>
              <table:table-cell office:value-type="float" office:value="10.4797124862671">
                <text:p>10.4797124862671</text:p>
              </table:table-cell>
              <table:table-cell office:value-type="float" office:value="10.5463621616364">
                <text:p>10.5463621616364</text:p>
              </table:table-cell>
              <table:table-cell office:value-type="float" office:value="10.6130108833313">
                <text:p>10.6130108833313</text:p>
              </table:table-cell>
              <table:table-cell office:value-type="float" office:value="10.6796584129334">
                <text:p>10.6796584129334</text:p>
              </table:table-cell>
              <table:table-cell office:value-type="float" office:value="10.9795603752136">
                <text:p>10.9795603752136</text:p>
              </table:table-cell>
              <table:table-cell office:value-type="float" office:value="11.1461806297302">
                <text:p>11.1461806297302</text:p>
              </table:table-cell>
              <table:table-cell office:value-type="float" office:value="11.2128365039825">
                <text:p>11.2128365039825</text:p>
              </table:table-cell>
              <table:table-cell office:value-type="float" office:value="11.2794909477234">
                <text:p>11.2794909477234</text:p>
              </table:table-cell>
              <table:table-cell office:value-type="float" office:value="11.3128182888031">
                <text:p>11.3128182888031</text:p>
              </table:table-cell>
              <table:table-cell office:value-type="float" office:value="11.4127974510193">
                <text:p>11.4127974510193</text:p>
              </table:table-cell>
              <table:table-cell office:value-type="float" office:value="11.4461233615875">
                <text:p>11.4461233615875</text:p>
              </table:table-cell>
              <table:table-cell office:value-type="float" office:value="11.4794490337372">
                <text:p>11.4794490337372</text:p>
              </table:table-cell>
              <table:table-cell office:value-type="float" office:value="11.5460996627808">
                <text:p>11.5460996627808</text:p>
              </table:table-cell>
              <table:table-cell office:value-type="float" office:value="11.61274933815">
                <text:p>11.61274933815</text:p>
              </table:table-cell>
              <table:table-cell office:value-type="float" office:value="11.6793978214264">
                <text:p>11.6793978214264</text:p>
              </table:table-cell>
              <table:table-cell office:value-type="float" office:value="11.712721824646">
                <text:p>11.712721824646</text:p>
              </table:table-cell>
              <table:table-cell office:value-type="float" office:value="11.7793688774109">
                <text:p>11.7793688774109</text:p>
              </table:table-cell>
              <table:table-cell office:value-type="float" office:value="11.8126919269562">
                <text:p>11.8126919269562</text:p>
              </table:table-cell>
              <table:table-cell office:value-type="float" office:value="12.5125124454498">
                <text:p>12.5125124454498</text:p>
              </table:table-cell>
              <table:table-cell office:value-type="float" office:value="12.6458094120026">
                <text:p>12.6458094120026</text:p>
              </table:table-cell>
              <table:table-cell office:value-type="float" office:value="12.6791331768036">
                <text:p>12.6791331768036</text:p>
              </table:table-cell>
              <table:table-cell office:value-type="float" office:value="12.9457123279572">
                <text:p>12.9457123279572</text:p>
              </table:table-cell>
              <table:table-cell office:value-type="float" office:value="13.0123543739319">
                <text:p>13.0123543739319</text:p>
              </table:table-cell>
              <table:table-cell office:value-type="float" office:value="13.0789964199066">
                <text:p>13.0789964199066</text:p>
              </table:table-cell>
              <table:table-cell office:value-type="float" office:value="13.1456520557404">
                <text:p>13.1456520557404</text:p>
              </table:table-cell>
              <table:table-cell office:value-type="float" office:value="13.2123072147369">
                <text:p>13.2123072147369</text:p>
              </table:table-cell>
              <table:table-cell office:value-type="float" office:value="13.2789607048035">
                <text:p>13.2789607048035</text:p>
              </table:table-cell>
              <table:table-cell office:value-type="float" office:value="13.3122873306274">
                <text:p>13.3122873306274</text:p>
              </table:table-cell>
              <table:table-cell office:value-type="float" office:value="13.4122653007507">
                <text:p>13.4122653007507</text:p>
              </table:table-cell>
              <table:table-cell office:value-type="float" office:value="13.5788898468018">
                <text:p>13.5788898468018</text:p>
              </table:table-cell>
              <table:table-cell office:value-type="float" office:value="13.7121851444244">
                <text:p>13.7121851444244</text:p>
              </table:table-cell>
              <table:table-cell office:value-type="float" office:value="13.7455084323883">
                <text:p>13.7455084323883</text:p>
              </table:table-cell>
              <table:table-cell office:value-type="float" office:value="13.7788310050964">
                <text:p>13.7788310050964</text:p>
              </table:table-cell>
              <table:table-cell office:value-type="float" office:value="13.8121538162231">
                <text:p>13.8121538162231</text:p>
              </table:table-cell>
              <table:table-cell office:value-type="float" office:value="13.8787984848022">
                <text:p>13.8787984848022</text:p>
              </table:table-cell>
              <table:table-cell office:value-type="float" office:value="13.9121201038361">
                <text:p>13.9121201038361</text:p>
              </table:table-cell>
              <table:table-cell office:value-type="float" office:value="13.9454417228699">
                <text:p>13.9454417228699</text:p>
              </table:table-cell>
              <table:table-cell office:value-type="float" office:value="14.0120840072632">
                <text:p>14.0120840072632</text:p>
              </table:table-cell>
              <table:table-cell office:value-type="float" office:value="14.1120686531067">
                <text:p>14.1120686531067</text:p>
              </table:table-cell>
              <table:table-cell office:value-type="float" office:value="14.1787524223328">
                <text:p>14.1787524223328</text:p>
              </table:table-cell>
              <table:table-cell office:value-type="float" office:value="14.2454357147217">
                <text:p>14.2454357147217</text:p>
              </table:table-cell>
              <table:table-cell office:value-type="float" office:value="14.2787771224976">
                <text:p>14.2787771224976</text:p>
              </table:table-cell>
              <table:table-cell office:value-type="float" office:value="14.3121182918549">
                <text:p>14.3121182918549</text:p>
              </table:table-cell>
              <table:table-cell office:value-type="float" office:value="14.3454592227936">
                <text:p>14.3454592227936</text:p>
              </table:table-cell>
              <table:table-cell office:value-type="float" office:value="14.3788003921509">
                <text:p>14.3788003921509</text:p>
              </table:table-cell>
              <table:table-cell office:value-type="float" office:value="14.4121408462524">
                <text:p>14.4121408462524</text:p>
              </table:table-cell>
              <table:table-cell office:value-type="float" office:value="14.4788217544556">
                <text:p>14.4788217544556</text:p>
              </table:table-cell>
              <table:table-cell office:value-type="float" office:value="14.5455021858215">
                <text:p>14.5455021858215</text:p>
              </table:table-cell>
              <table:table-cell office:value-type="float" office:value="14.6121816635132">
                <text:p>14.6121816635132</text:p>
              </table:table-cell>
              <table:table-cell office:value-type="float" office:value="15.0789210796356">
                <text:p>15.0789210796356</text:p>
              </table:table-cell>
              <table:table-cell office:value-type="float" office:value="15.1455762386322">
                <text:p>15.1455762386322</text:p>
              </table:table-cell>
              <table:table-cell office:value-type="float" office:value="15.2122299671173">
                <text:p>15.2122299671173</text:p>
              </table:table-cell>
              <table:table-cell office:value-type="float" office:value="15.2455565929413">
                <text:p>15.2455565929413</text:p>
              </table:table-cell>
              <table:table-cell office:value-type="float" office:value="15.2788832187653">
                <text:p>15.2788832187653</text:p>
              </table:table-cell>
              <table:table-cell office:value-type="float" office:value="15.3122093677521">
                <text:p>15.3122093677521</text:p>
              </table:table-cell>
              <table:table-cell office:value-type="float" office:value="15.3455350399017">
                <text:p>15.3455350399017</text:p>
              </table:table-cell>
              <table:table-cell office:value-type="float" office:value="15.3788607120514">
                <text:p>15.3788607120514</text:p>
              </table:table-cell>
              <table:table-cell office:value-type="float" office:value="15.5454845428467">
                <text:p>15.5454845428467</text:p>
              </table:table-cell>
              <table:table-cell office:value-type="float" office:value="15.6121320724487">
                <text:p>15.6121320724487</text:p>
              </table:table-cell>
              <table:table-cell office:value-type="float" office:value="15.678778886795">
                <text:p>15.678778886795</text:p>
              </table:table-cell>
              <table:table-cell office:value-type="float" office:value="15.8787124156952">
                <text:p>15.8787124156952</text:p>
              </table:table-cell>
              <table:table-cell office:value-type="float" office:value="16.2452690601349">
                <text:p>16.2452690601349</text:p>
              </table:table-cell>
              <table:table-cell office:value-type="float" office:value="16.5451893806458">
                <text:p>16.5451893806458</text:p>
              </table:table-cell>
              <table:table-cell office:value-type="float" office:value="16.5785121917725">
                <text:p>16.5785121917725</text:p>
              </table:table-cell>
              <table:table-cell office:value-type="float" office:value="16.9450483322144">
                <text:p>16.9450483322144</text:p>
              </table:table-cell>
              <table:table-cell office:value-type="float" office:value="17.0783267021179">
                <text:p>17.0783267021179</text:p>
              </table:table-cell>
              <table:table-cell office:value-type="float" office:value="17.1116538047791">
                <text:p>17.1116538047791</text:p>
              </table:table-cell>
              <table:table-cell office:value-type="float" office:value="17.1449806690216">
                <text:p>17.1449806690216</text:p>
              </table:table-cell>
              <table:table-cell office:value-type="float" office:value="17.1783075332642">
                <text:p>17.1783075332642</text:p>
              </table:table-cell>
              <table:table-cell office:value-type="float" office:value="17.2449598312378">
                <text:p>17.2449598312378</text:p>
              </table:table-cell>
              <table:table-cell office:value-type="float" office:value="17.3116111755371">
                <text:p>17.3116111755371</text:p>
              </table:table-cell>
              <table:table-cell office:value-type="float" office:value="17.6781740188599">
                <text:p>17.6781740188599</text:p>
              </table:table-cell>
              <table:table-cell office:value-type="float" office:value="17.744818687439">
                <text:p>17.744818687439</text:p>
              </table:table-cell>
              <table:table-cell office:value-type="float" office:value="17.7781405448914">
                <text:p>17.7781405448914</text:p>
              </table:table-cell>
              <table:table-cell office:value-type="float" office:value="17.811461687088">
                <text:p>17.811461687088</text:p>
              </table:table-cell>
              <table:table-cell office:value-type="float" office:value="17.8781039714813">
                <text:p>17.8781039714813</text:p>
              </table:table-cell>
              <table:table-cell office:value-type="float" office:value="17.9114248752594">
                <text:p>17.9114248752594</text:p>
              </table:table-cell>
              <table:table-cell office:value-type="float" office:value="17.9447450637817">
                <text:p>17.9447450637817</text:p>
              </table:table-cell>
              <table:table-cell office:value-type="float" office:value="18.1446785926819">
                <text:p>18.1446785926819</text:p>
              </table:table-cell>
              <table:table-cell office:value-type="float" office:value="18.1780049800873">
                <text:p>18.1780049800873</text:p>
              </table:table-cell>
              <table:table-cell office:value-type="float" office:value="18.2113311290741">
                <text:p>18.2113311290741</text:p>
              </table:table-cell>
              <table:table-cell office:value-type="float" office:value="18.277982711792">
                <text:p>18.277982711792</text:p>
              </table:table-cell>
              <table:table-cell office:value-type="float" office:value="18.344633102417">
                <text:p>18.344633102417</text:p>
              </table:table-cell>
              <table:table-cell office:value-type="float" office:value="18.4112825393677">
                <text:p>18.4112825393677</text:p>
              </table:table-cell>
              <table:table-cell office:value-type="float" office:value="18.477931022644">
                <text:p>18.477931022644</text:p>
              </table:table-cell>
              <table:table-cell office:value-type="float" office:value="18.5112547874451">
                <text:p>18.5112547874451</text:p>
              </table:table-cell>
              <table:table-cell office:value-type="float" office:value="18.5779011249542">
                <text:p>18.5779011249542</text:p>
              </table:table-cell>
              <table:table-cell office:value-type="float" office:value="18.6112241744995">
                <text:p>18.6112241744995</text:p>
              </table:table-cell>
              <table:table-cell office:value-type="float" office:value="18.6778693199158">
                <text:p>18.6778693199158</text:p>
              </table:table-cell>
              <table:table-cell office:value-type="float" office:value="18.7111914157867">
                <text:p>18.7111914157867</text:p>
              </table:table-cell>
              <table:table-cell office:value-type="float" office:value="18.7445132732391">
                <text:p>18.7445132732391</text:p>
              </table:table-cell>
              <table:table-cell office:value-type="float" office:value="18.7778348922729">
                <text:p>18.7778348922729</text:p>
              </table:table-cell>
              <table:table-cell office:value-type="float" office:value="18.8111560344696">
                <text:p>18.8111560344696</text:p>
              </table:table-cell>
              <table:table-cell office:value-type="float" office:value="18.8444771766663">
                <text:p>18.8444771766663</text:p>
              </table:table-cell>
              <table:table-cell office:value-type="float" office:value="18.9111182689667">
                <text:p>18.9111182689667</text:p>
              </table:table-cell>
              <table:table-cell office:value-type="float" office:value="18.944438457489">
                <text:p>18.944438457489</text:p>
              </table:table-cell>
              <table:table-cell office:value-type="float" office:value="18.9777586460114">
                <text:p>18.9777586460114</text:p>
              </table:table-cell>
              <table:table-cell office:value-type="float" office:value="19.011078119278">
                <text:p>19.011078119278</text:p>
              </table:table-cell>
              <table:table-cell office:value-type="float" office:value="19.0777170658112">
                <text:p>19.0777170658112</text:p>
              </table:table-cell>
              <table:table-cell office:value-type="float" office:value="19.1110429763794">
                <text:p>19.1110429763794</text:p>
              </table:table-cell>
              <table:table-cell office:value-type="float" office:value="19.2110190391541">
                <text:p>19.2110190391541</text:p>
              </table:table-cell>
              <table:table-cell office:value-type="float" office:value="19.2776684761047">
                <text:p>19.2776684761047</text:p>
              </table:table-cell>
              <table:table-cell office:value-type="float" office:value="19.3443169593811">
                <text:p>19.3443169593811</text:p>
              </table:table-cell>
              <table:table-cell office:value-type="float" office:value="19.3776404857636">
                <text:p>19.3776404857636</text:p>
              </table:table-cell>
              <table:table-cell office:value-type="float" office:value="19.410964012146">
                <text:p>19.410964012146</text:p>
              </table:table-cell>
              <table:table-cell office:value-type="float" office:value="19.4442870616913">
                <text:p>19.4442870616913</text:p>
              </table:table-cell>
              <table:table-cell office:value-type="float" office:value="19.5109326839447">
                <text:p>19.5109326839447</text:p>
              </table:table-cell>
              <table:table-cell office:value-type="float" office:value="19.5442550182343">
                <text:p>19.5442550182343</text:p>
              </table:table-cell>
              <table:table-cell office:value-type="float" office:value="19.5775768756866">
                <text:p>19.5775768756866</text:p>
              </table:table-cell>
              <table:table-cell office:value-type="float" office:value="19.6442201137543">
                <text:p>19.6442201137543</text:p>
              </table:table-cell>
              <table:table-cell office:value-type="float" office:value="19.6775412559509">
                <text:p>19.6775412559509</text:p>
              </table:table-cell>
              <table:table-cell office:value-type="float" office:value="19.710862159729">
                <text:p>19.710862159729</text:p>
              </table:table-cell>
              <table:table-cell office:value-type="float" office:value="19.7441828250885">
                <text:p>19.7441828250885</text:p>
              </table:table-cell>
              <table:table-cell office:value-type="float" office:value="19.8108232021332">
                <text:p>19.8108232021332</text:p>
              </table:table-cell>
              <table:table-cell office:value-type="float" office:value="19.877462387085">
                <text:p>19.877462387085</text:p>
              </table:table-cell>
              <table:table-cell office:value-type="float" office:value="19.9107818603516">
                <text:p>19.9107818603516</text:p>
              </table:table-cell>
              <table:table-cell office:value-type="float" office:value="19.9441006183624">
                <text:p>19.9441006183624</text:p>
              </table:table-cell>
              <table:table-cell office:value-type="float" office:value="19.9774196147919">
                <text:p>19.9774196147919</text:p>
              </table:table-cell>
              <table:table-cell office:value-type="float" office:value="20.0107378959656">
                <text:p>20.0107378959656</text:p>
              </table:table-cell>
              <table:table-cell office:value-type="float" office:value="20.0440559387207">
                <text:p>20.0440559387207</text:p>
              </table:table-cell>
              <table:table-cell office:value-type="float" office:value="20.0773739814758">
                <text:p>20.0773739814758</text:p>
              </table:table-cell>
              <table:table-cell office:value-type="float" office:value="20.1107053756714">
                <text:p>20.1107053756714</text:p>
              </table:table-cell>
              <table:table-cell office:value-type="float" office:value="20.1773672103882">
                <text:p>20.1773672103882</text:p>
              </table:table-cell>
              <table:table-cell office:value-type="float" office:value="20.210697889328">
                <text:p>20.210697889328</text:p>
              </table:table-cell>
              <table:table-cell office:value-type="float" office:value="20.2773585319519">
                <text:p>20.2773585319519</text:p>
              </table:table-cell>
              <table:table-cell office:value-type="float" office:value="20.3440184593201">
                <text:p>20.3440184593201</text:p>
              </table:table-cell>
              <table:table-cell office:value-type="float" office:value="20.4106771945953">
                <text:p>20.4106771945953</text:p>
              </table:table-cell>
              <table:table-cell office:value-type="float" office:value="20.4773354530334">
                <text:p>20.4773354530334</text:p>
              </table:table-cell>
              <table:table-cell office:value-type="float" office:value="20.5439927577972">
                <text:p>20.5439927577972</text:p>
              </table:table-cell>
              <table:table-cell office:value-type="float" office:value="20.6106493473053">
                <text:p>20.6106493473053</text:p>
              </table:table-cell>
              <table:table-cell office:value-type="float" office:value="20.6439774036407">
                <text:p>20.6439774036407</text:p>
              </table:table-cell>
              <table:table-cell office:value-type="float" office:value="20.677304983139">
                <text:p>20.677304983139</text:p>
              </table:table-cell>
              <table:table-cell office:value-type="float" office:value="20.7106325626373">
                <text:p>20.7106325626373</text:p>
              </table:table-cell>
              <table:table-cell office:value-type="float" office:value="20.7772870063782">
                <text:p>20.7772870063782</text:p>
              </table:table-cell>
              <table:table-cell office:value-type="float" office:value="20.8439404964447">
                <text:p>20.8439404964447</text:p>
              </table:table-cell>
              <table:table-cell office:value-type="float" office:value="20.9105932712555">
                <text:p>20.9105932712555</text:p>
              </table:table-cell>
              <table:table-cell office:value-type="float" office:value="20.977245092392">
                <text:p>20.977245092392</text:p>
              </table:table-cell>
              <table:table-cell office:value-type="float" office:value="21.0438961982727">
                <text:p>21.0438961982727</text:p>
              </table:table-cell>
              <table:table-cell office:value-type="float" office:value="21.0772216320038">
                <text:p>21.0772216320038</text:p>
              </table:table-cell>
              <table:table-cell office:value-type="float" office:value="21.1442003250122">
                <text:p>21.1442003250122</text:p>
              </table:table-cell>
              <table:table-cell office:value-type="float" office:value="21.1776924133301">
                <text:p>21.1776924133301</text:p>
              </table:table-cell>
              <table:table-cell office:value-type="float" office:value="21.2446818351746">
                <text:p>21.2446818351746</text:p>
              </table:table-cell>
              <table:table-cell office:value-type="float" office:value="21.3116793632507">
                <text:p>21.3116793632507</text:p>
              </table:table-cell>
              <table:table-cell office:value-type="float" office:value="21.3786838054657">
                <text:p>21.3786838054657</text:p>
              </table:table-cell>
              <table:table-cell office:value-type="float" office:value="21.4456958770752">
                <text:p>21.4456958770752</text:p>
              </table:table-cell>
              <table:table-cell office:value-type="float" office:value="21.4792046546936">
                <text:p>21.4792046546936</text:p>
              </table:table-cell>
              <table:table-cell office:value-type="float" office:value="21.5127153396606">
                <text:p>21.5127153396606</text:p>
              </table:table-cell>
              <table:table-cell office:value-type="float" office:value="21.5462281703949">
                <text:p>21.5462281703949</text:p>
              </table:table-cell>
              <table:table-cell office:value-type="float" office:value="21.5797424316406">
                <text:p>21.5797424316406</text:p>
              </table:table-cell>
              <table:table-cell office:value-type="float" office:value="21.613258600235">
                <text:p>21.613258600235</text:p>
              </table:table-cell>
              <table:table-cell office:value-type="float" office:value="21.6802968978882">
                <text:p>21.6802968978882</text:p>
              </table:table-cell>
              <table:table-cell office:value-type="float" office:value="21.7473425865173">
                <text:p>21.7473425865173</text:p>
              </table:table-cell>
              <table:table-cell office:value-type="float" office:value="21.8479251861572">
                <text:p>21.8479251861572</text:p>
              </table:table-cell>
              <table:table-cell office:value-type="float" office:value="21.914989233017">
                <text:p>21.914989233017</text:p>
              </table:table-cell>
              <table:table-cell office:value-type="float" office:value="21.9820611476898">
                <text:p>21.9820611476898</text:p>
              </table:table-cell>
              <table:table-cell office:value-type="float" office:value="22.04914021492">
                <text:p>22.04914021492</text:p>
              </table:table-cell>
              <table:table-cell office:value-type="float" office:value="22.1160364151001">
                <text:p>22.1160364151001</text:p>
              </table:table-cell>
              <table:table-cell office:value-type="float" office:value="22.1827528476715">
                <text:p>22.1827528476715</text:p>
              </table:table-cell>
              <table:table-cell office:value-type="float" office:value="22.2494690418243">
                <text:p>22.2494690418243</text:p>
              </table:table-cell>
              <table:table-cell office:value-type="float" office:value="22.3161857128143">
                <text:p>22.3161857128143</text:p>
              </table:table-cell>
              <table:table-cell office:value-type="float" office:value="22.3829019069672">
                <text:p>22.3829019069672</text:p>
              </table:table-cell>
              <table:table-cell office:value-type="float" office:value="22.4496185779572">
                <text:p>22.4496185779572</text:p>
              </table:table-cell>
              <table:table-cell office:value-type="float" office:value="22.4829766750336">
                <text:p>22.4829766750336</text:p>
              </table:table-cell>
              <table:table-cell office:value-type="float" office:value="22.549693107605">
                <text:p>22.549693107605</text:p>
              </table:table-cell>
              <table:table-cell office:value-type="float" office:value="22.5830514431">
                <text:p>22.5830514431</text:p>
              </table:table-cell>
              <table:table-cell office:value-type="float" office:value="22.6497678756714">
                <text:p>22.6497678756714</text:p>
              </table:table-cell>
              <table:table-cell office:value-type="float" office:value="22.7164845466614">
                <text:p>22.7164845466614</text:p>
              </table:table-cell>
              <table:table-cell office:value-type="float" office:value="22.7832007408142">
                <text:p>22.7832007408142</text:p>
              </table:table-cell>
              <table:table-cell office:value-type="float" office:value="22.8499174118042">
                <text:p>22.8499174118042</text:p>
              </table:table-cell>
              <table:table-cell office:value-type="float" office:value="22.9166338443756">
                <text:p>22.9166338443756</text:p>
              </table:table-cell>
              <table:table-cell office:value-type="float" office:value="22.9833505153656">
                <text:p>22.9833505153656</text:p>
              </table:table-cell>
              <table:table-cell office:value-type="float" office:value="23.0167088508606">
                <text:p>23.0167088508606</text:p>
              </table:table-cell>
              <table:table-cell office:value-type="float" office:value="23.050066947937">
                <text:p>23.050066947937</text:p>
              </table:table-cell>
              <table:table-cell office:value-type="float" office:value="23.116783618927">
                <text:p>23.116783618927</text:p>
              </table:table-cell>
              <table:table-cell office:value-type="float" office:value="23.1501417160034">
                <text:p>23.1501417160034</text:p>
              </table:table-cell>
              <table:table-cell office:value-type="float" office:value="23.1835000514984">
                <text:p>23.1835000514984</text:p>
              </table:table-cell>
              <table:table-cell office:value-type="float" office:value="23.2168581485748">
                <text:p>23.2168581485748</text:p>
              </table:table-cell>
              <table:table-cell office:value-type="float" office:value="23.2502164840698">
                <text:p>23.2502164840698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tfootnopad5.A6:tfootnopad5.A6</svg:desc>
                </draw:g>
              </table:table-cell>
              <table:table-cell office:value-type="float" office:value="0.306698576729386">
                <text:p>0.306698576729386</text:p>
                <draw:g>
                  <svg:desc>tfootnopad5.B6:tfootnopad5.LC6</svg:desc>
                </draw:g>
              </table:table-cell>
              <table:table-cell office:value-type="float" office:value="0.306702883113566">
                <text:p>0.306702883113566</text:p>
              </table:table-cell>
              <table:table-cell office:value-type="float" office:value="0.306699440531484">
                <text:p>0.306699440531484</text:p>
              </table:table-cell>
              <table:table-cell office:value-type="float" office:value="0.306658489415642">
                <text:p>0.306658489415642</text:p>
              </table:table-cell>
              <table:table-cell office:value-type="float" office:value="0.306661737093992">
                <text:p>0.306661737093992</text:p>
              </table:table-cell>
              <table:table-cell office:value-type="float" office:value="0.306665086218623">
                <text:p>0.306665086218623</text:p>
              </table:table-cell>
              <table:table-cell office:value-type="float" office:value="0.306686153658502">
                <text:p>0.306686153658502</text:p>
              </table:table-cell>
              <table:table-cell office:value-type="float" office:value="0.306679819780699">
                <text:p>0.306679819780699</text:p>
              </table:table-cell>
              <table:table-cell office:value-type="float" office:value="0.306680802079383">
                <text:p>0.306680802079383</text:p>
              </table:table-cell>
              <table:table-cell office:value-type="float" office:value="0.306676603888824">
                <text:p>0.306676603888824</text:p>
              </table:table-cell>
              <table:table-cell office:value-type="float" office:value="0.306655379204968">
                <text:p>0.306655379204968</text:p>
              </table:table-cell>
              <table:table-cell office:value-type="float" office:value="0.30668636114985">
                <text:p>0.30668636114985</text:p>
              </table:table-cell>
              <table:table-cell office:value-type="float" office:value="0.306694393831151">
                <text:p>0.306694393831151</text:p>
              </table:table-cell>
              <table:table-cell office:value-type="float" office:value="0.306673047937098">
                <text:p>0.306673047937098</text:p>
              </table:table-cell>
              <table:table-cell office:value-type="float" office:value="0.306673787085679">
                <text:p>0.306673787085679</text:p>
              </table:table-cell>
              <table:table-cell office:value-type="float" office:value="0.306680345553988">
                <text:p>0.306680345553988</text:p>
              </table:table-cell>
              <table:table-cell office:value-type="float" office:value="0.306689573764498">
                <text:p>0.306689573764498</text:p>
              </table:table-cell>
              <table:table-cell office:value-type="float" office:value="0.306673888785566">
                <text:p>0.306673888785566</text:p>
              </table:table-cell>
              <table:table-cell office:value-type="float" office:value="0.306672769827448">
                <text:p>0.306672769827448</text:p>
              </table:table-cell>
              <table:table-cell office:value-type="float" office:value="0.306664192138954">
                <text:p>0.306664192138954</text:p>
              </table:table-cell>
              <table:table-cell office:value-type="float" office:value="0.306689140157846">
                <text:p>0.306689140157846</text:p>
              </table:table-cell>
              <table:table-cell office:value-type="float" office:value="0.306672346501907">
                <text:p>0.306672346501907</text:p>
              </table:table-cell>
              <table:table-cell office:value-type="float" office:value="0.306677784050067">
                <text:p>0.306677784050067</text:p>
              </table:table-cell>
              <table:table-cell office:value-type="float" office:value="0.306694253829919">
                <text:p>0.306694253829919</text:p>
              </table:table-cell>
              <table:table-cell office:value-type="float" office:value="0.306699476688539">
                <text:p>0.306699476688539</text:p>
              </table:table-cell>
              <table:table-cell office:value-type="float" office:value="0.3066717294946">
                <text:p>0.3066717294946</text:p>
              </table:table-cell>
              <table:table-cell office:value-type="float" office:value="0.306696825570322">
                <text:p>0.306696825570322</text:p>
              </table:table-cell>
              <table:table-cell office:value-type="float" office:value="0.306671755834114">
                <text:p>0.306671755834114</text:p>
              </table:table-cell>
              <table:table-cell office:value-type="float" office:value="0.306675394093559">
                <text:p>0.306675394093559</text:p>
              </table:table-cell>
              <table:table-cell office:value-type="float" office:value="0.306677878282577">
                <text:p>0.306677878282577</text:p>
              </table:table-cell>
              <table:table-cell office:value-type="float" office:value="0.306659430434947">
                <text:p>0.306659430434947</text:p>
              </table:table-cell>
              <table:table-cell office:value-type="float" office:value="0.306680771500494">
                <text:p>0.306680771500494</text:p>
              </table:table-cell>
              <table:table-cell office:value-type="float" office:value="0.306669759283815">
                <text:p>0.306669759283815</text:p>
              </table:table-cell>
              <table:table-cell office:value-type="float" office:value="0.30666726501532">
                <text:p>0.30666726501532</text:p>
              </table:table-cell>
              <table:table-cell office:value-type="float" office:value="0.306673155436886">
                <text:p>0.306673155436886</text:p>
              </table:table-cell>
              <table:table-cell office:value-type="float" office:value="0.306675913451227">
                <text:p>0.306675913451227</text:p>
              </table:table-cell>
              <table:table-cell office:value-type="float" office:value="0.306688948163331">
                <text:p>0.306688948163331</text:p>
              </table:table-cell>
              <table:table-cell office:value-type="float" office:value="0.306706090605473">
                <text:p>0.306706090605473</text:p>
              </table:table-cell>
              <table:table-cell office:value-type="float" office:value="0.306655851212653">
                <text:p>0.306655851212653</text:p>
              </table:table-cell>
              <table:table-cell office:value-type="float" office:value="0.306647092863411">
                <text:p>0.306647092863411</text:p>
              </table:table-cell>
              <table:table-cell office:value-type="float" office:value="0.306659636075075">
                <text:p>0.306659636075075</text:p>
              </table:table-cell>
              <table:table-cell office:value-type="float" office:value="0.306684104398488">
                <text:p>0.306684104398488</text:p>
              </table:table-cell>
              <table:table-cell office:value-type="float" office:value="0.30666676827529">
                <text:p>0.30666676827529</text:p>
              </table:table-cell>
              <table:table-cell office:value-type="float" office:value="0.306651276229339">
                <text:p>0.306651276229339</text:p>
              </table:table-cell>
              <table:table-cell office:value-type="float" office:value="0.306740696033379">
                <text:p>0.306740696033379</text:p>
              </table:table-cell>
              <table:table-cell office:value-type="float" office:value="0.306659861458088">
                <text:p>0.306659861458088</text:p>
              </table:table-cell>
              <table:table-cell office:value-type="float" office:value="0.306684838256302">
                <text:p>0.306684838256302</text:p>
              </table:table-cell>
              <table:table-cell office:value-type="float" office:value="0.306743541615483">
                <text:p>0.306743541615483</text:p>
              </table:table-cell>
              <table:table-cell office:value-type="float" office:value="0.306677209471061">
                <text:p>0.306677209471061</text:p>
              </table:table-cell>
              <table:table-cell office:value-type="float" office:value="0.306591410096834">
                <text:p>0.306591410096834</text:p>
              </table:table-cell>
              <table:table-cell office:value-type="float" office:value="0.306596986090315">
                <text:p>0.306596986090315</text:p>
              </table:table-cell>
              <table:table-cell office:value-type="float" office:value="0.306565974048469">
                <text:p>0.306565974048469</text:p>
              </table:table-cell>
              <table:table-cell office:value-type="float" office:value="0.305840476889638">
                <text:p>0.305840476889638</text:p>
              </table:table-cell>
              <table:table-cell office:value-type="float" office:value="0.305195372036783">
                <text:p>0.305195372036783</text:p>
              </table:table-cell>
              <table:table-cell office:value-type="float" office:value="0.304497860273235">
                <text:p>0.304497860273235</text:p>
              </table:table-cell>
              <table:table-cell office:value-type="float" office:value="0.303699120221841">
                <text:p>0.303699120221841</text:p>
              </table:table-cell>
              <table:table-cell office:value-type="float" office:value="0.302752423839408">
                <text:p>0.302752423839408</text:p>
              </table:table-cell>
              <table:table-cell office:value-type="float" office:value="0.302802656423381">
                <text:p>0.302802656423381</text:p>
              </table:table-cell>
              <table:table-cell office:value-type="float" office:value="0.30302588085716">
                <text:p>0.30302588085716</text:p>
              </table:table-cell>
              <table:table-cell office:value-type="float" office:value="0.30265116075201">
                <text:p>0.30265116075201</text:p>
              </table:table-cell>
              <table:table-cell office:value-type="float" office:value="0.30170409067368">
                <text:p>0.30170409067368</text:p>
              </table:table-cell>
              <table:table-cell office:value-type="float" office:value="0.302329479665755">
                <text:p>0.302329479665755</text:p>
              </table:table-cell>
              <table:table-cell office:value-type="float" office:value="0.335662614493736">
                <text:p>0.335662614493736</text:p>
              </table:table-cell>
              <table:table-cell office:value-type="float" office:value="0.342965481312359">
                <text:p>0.342965481312359</text:p>
              </table:table-cell>
              <table:table-cell office:value-type="float" office:value="0.342286219421798">
                <text:p>0.342286219421798</text:p>
              </table:table-cell>
              <table:table-cell office:value-type="float" office:value="0.339657413858212">
                <text:p>0.339657413858212</text:p>
              </table:table-cell>
              <table:table-cell office:value-type="float" office:value="0.335378666958059">
                <text:p>0.335378666958059</text:p>
              </table:table-cell>
              <table:table-cell office:value-type="float" office:value="0.304875517899167">
                <text:p>0.304875517899167</text:p>
              </table:table-cell>
              <table:table-cell office:value-type="float" office:value="0.302393313782604">
                <text:p>0.302393313782604</text:p>
              </table:table-cell>
              <table:table-cell office:value-type="float" office:value="0.301658072472612">
                <text:p>0.301658072472612</text:p>
              </table:table-cell>
              <table:table-cell office:value-type="float" office:value="0.301781772762408">
                <text:p>0.301781772762408</text:p>
              </table:table-cell>
              <table:table-cell office:value-type="float" office:value="0.301308653233285">
                <text:p>0.301308653233285</text:p>
              </table:table-cell>
              <table:table-cell office:value-type="float" office:value="0.300720297546052">
                <text:p>0.300720297546052</text:p>
              </table:table-cell>
              <table:table-cell office:value-type="float" office:value="0.299557725258451">
                <text:p>0.299557725258451</text:p>
              </table:table-cell>
              <table:table-cell office:value-type="float" office:value="0.296259816994331">
                <text:p>0.296259816994331</text:p>
              </table:table-cell>
              <table:table-cell office:value-type="float" office:value="0.294845565833126">
                <text:p>0.294845565833126</text:p>
              </table:table-cell>
              <table:table-cell office:value-type="float" office:value="0.294129544412046">
                <text:p>0.294129544412046</text:p>
              </table:table-cell>
              <table:table-cell office:value-type="float" office:value="0.294732505583128">
                <text:p>0.294732505583128</text:p>
              </table:table-cell>
              <table:table-cell office:value-type="float" office:value="0.325434917481087">
                <text:p>0.325434917481087</text:p>
              </table:table-cell>
              <table:table-cell office:value-type="float" office:value="0.303311629968944">
                <text:p>0.303311629968944</text:p>
              </table:table-cell>
              <table:table-cell office:value-type="float" office:value="0.304323748960457">
                <text:p>0.304323748960457</text:p>
              </table:table-cell>
              <table:table-cell office:value-type="float" office:value="0.304723630869389">
                <text:p>0.304723630869389</text:p>
              </table:table-cell>
              <table:table-cell office:value-type="float" office:value="0.304316915885992">
                <text:p>0.304316915885992</text:p>
              </table:table-cell>
              <table:table-cell office:value-type="float" office:value="0.302195518579459">
                <text:p>0.302195518579459</text:p>
              </table:table-cell>
              <table:table-cell office:value-type="float" office:value="0.299381637693447">
                <text:p>0.299381637693447</text:p>
              </table:table-cell>
              <table:table-cell office:value-type="float" office:value="0.336307849917527">
                <text:p>0.336307849917527</text:p>
              </table:table-cell>
              <table:table-cell office:value-type="float" office:value="0.336862967855693">
                <text:p>0.336862967855693</text:p>
              </table:table-cell>
              <table:table-cell office:value-type="float" office:value="0.335258970487106">
                <text:p>0.335258970487106</text:p>
              </table:table-cell>
              <table:table-cell office:value-type="float" office:value="0.334282421976675">
                <text:p>0.334282421976675</text:p>
              </table:table-cell>
              <table:table-cell office:value-type="float" office:value="0.336391888929207">
                <text:p>0.336391888929207</text:p>
              </table:table-cell>
              <table:table-cell office:value-type="float" office:value="0.33561567098978">
                <text:p>0.33561567098978</text:p>
              </table:table-cell>
              <table:table-cell office:value-type="float" office:value="0.328980222693219">
                <text:p>0.328980222693219</text:p>
              </table:table-cell>
              <table:table-cell office:value-type="float" office:value="0.300783624184014">
                <text:p>0.300783624184014</text:p>
              </table:table-cell>
              <table:table-cell office:value-type="float" office:value="0.300779059033338">
                <text:p>0.300779059033338</text:p>
              </table:table-cell>
              <table:table-cell office:value-type="float" office:value="0.301313491796973">
                <text:p>0.301313491796973</text:p>
              </table:table-cell>
              <table:table-cell office:value-type="float" office:value="0.302340280893812">
                <text:p>0.302340280893812</text:p>
              </table:table-cell>
              <table:table-cell office:value-type="float" office:value="0.303125955610072">
                <text:p>0.303125955610072</text:p>
              </table:table-cell>
              <table:table-cell office:value-type="float" office:value="0.302538373714405">
                <text:p>0.302538373714405</text:p>
              </table:table-cell>
              <table:table-cell office:value-type="float" office:value="0.301942215570888">
                <text:p>0.301942215570888</text:p>
              </table:table-cell>
              <table:table-cell office:value-type="float" office:value="0.300022420565359">
                <text:p>0.300022420565359</text:p>
              </table:table-cell>
              <table:table-cell office:value-type="float" office:value="0.298211039133857">
                <text:p>0.298211039133857</text:p>
              </table:table-cell>
              <table:table-cell office:value-type="float" office:value="0.29560187742724">
                <text:p>0.29560187742724</text:p>
              </table:table-cell>
              <table:table-cell office:value-type="float" office:value="0.322189041253755">
                <text:p>0.322189041253755</text:p>
              </table:table-cell>
              <table:table-cell office:value-type="float" office:value="0.301144875989554">
                <text:p>0.301144875989554</text:p>
              </table:table-cell>
              <table:table-cell office:value-type="float" office:value="0.296819126925475">
                <text:p>0.296819126925475</text:p>
              </table:table-cell>
              <table:table-cell office:value-type="float" office:value="0.303173916978791">
                <text:p>0.303173916978791</text:p>
              </table:table-cell>
              <table:table-cell office:value-type="float" office:value="0.302992616102525">
                <text:p>0.302992616102525</text:p>
              </table:table-cell>
              <table:table-cell office:value-type="float" office:value="0.302944835428807">
                <text:p>0.302944835428807</text:p>
              </table:table-cell>
              <table:table-cell office:value-type="float" office:value="0.300293396971966">
                <text:p>0.300293396971966</text:p>
              </table:table-cell>
              <table:table-cell office:value-type="float" office:value="0.292703017767032">
                <text:p>0.292703017767032</text:p>
              </table:table-cell>
              <table:table-cell office:value-type="float" office:value="0.291445816110805">
                <text:p>0.291445816110805</text:p>
              </table:table-cell>
              <table:table-cell office:value-type="float" office:value="0.304203941279341">
                <text:p>0.304203941279341</text:p>
              </table:table-cell>
              <table:table-cell office:value-type="float" office:value="0.320266736217242">
                <text:p>0.320266736217242</text:p>
              </table:table-cell>
              <table:table-cell office:value-type="float" office:value="0.337498314087981">
                <text:p>0.337498314087981</text:p>
              </table:table-cell>
              <table:table-cell office:value-type="float" office:value="0.33823419258837">
                <text:p>0.33823419258837</text:p>
              </table:table-cell>
              <table:table-cell office:value-type="float" office:value="0.336814898069326">
                <text:p>0.336814898069326</text:p>
              </table:table-cell>
              <table:table-cell office:value-type="float" office:value="0.338175801206422">
                <text:p>0.338175801206422</text:p>
              </table:table-cell>
              <table:table-cell office:value-type="float" office:value="0.33858950569785">
                <text:p>0.33858950569785</text:p>
              </table:table-cell>
              <table:table-cell office:value-type="float" office:value="0.338127139713166">
                <text:p>0.338127139713166</text:p>
              </table:table-cell>
              <table:table-cell office:value-type="float" office:value="0.33289521061852">
                <text:p>0.33289521061852</text:p>
              </table:table-cell>
              <table:table-cell office:value-type="float" office:value="0.300337522444906">
                <text:p>0.300337522444906</text:p>
              </table:table-cell>
              <table:table-cell office:value-type="float" office:value="0.300420037432508">
                <text:p>0.300420037432508</text:p>
              </table:table-cell>
              <table:table-cell office:value-type="float" office:value="0.300518025325759">
                <text:p>0.300518025325759</text:p>
              </table:table-cell>
              <table:table-cell office:value-type="float" office:value="0.300913149014122">
                <text:p>0.300913149014122</text:p>
              </table:table-cell>
              <table:table-cell office:value-type="float" office:value="0.301022147998079">
                <text:p>0.301022147998079</text:p>
              </table:table-cell>
              <table:table-cell office:value-type="float" office:value="0.300148679224965">
                <text:p>0.300148679224965</text:p>
              </table:table-cell>
              <table:table-cell office:value-type="float" office:value="0.298416282777331">
                <text:p>0.298416282777331</text:p>
              </table:table-cell>
              <table:table-cell office:value-type="float" office:value="0.296181272649161">
                <text:p>0.296181272649161</text:p>
              </table:table-cell>
              <table:table-cell office:value-type="float" office:value="0.294375433117691">
                <text:p>0.294375433117691</text:p>
              </table:table-cell>
              <table:table-cell office:value-type="float" office:value="0.292857129299392">
                <text:p>0.292857129299392</text:p>
              </table:table-cell>
              <table:table-cell office:value-type="float" office:value="0.332788089081967">
                <text:p>0.332788089081967</text:p>
              </table:table-cell>
              <table:table-cell office:value-type="float" office:value="0.330822414456429">
                <text:p>0.330822414456429</text:p>
              </table:table-cell>
              <table:table-cell office:value-type="float" office:value="0.327529186219624">
                <text:p>0.327529186219624</text:p>
              </table:table-cell>
              <table:table-cell office:value-type="float" office:value="0.324003762666371">
                <text:p>0.324003762666371</text:p>
              </table:table-cell>
              <table:table-cell office:value-type="float" office:value="0.313754275696431">
                <text:p>0.313754275696431</text:p>
              </table:table-cell>
              <table:table-cell office:value-type="float" office:value="0.305132081743826">
                <text:p>0.305132081743826</text:p>
              </table:table-cell>
              <table:table-cell office:value-type="float" office:value="0.305360480370538">
                <text:p>0.305360480370538</text:p>
              </table:table-cell>
              <table:table-cell office:value-type="float" office:value="0.305321893829379">
                <text:p>0.305321893829379</text:p>
              </table:table-cell>
              <table:table-cell office:value-type="float" office:value="0.301059475682011">
                <text:p>0.301059475682011</text:p>
              </table:table-cell>
              <table:table-cell office:value-type="float" office:value="0.294869987667327">
                <text:p>0.294869987667327</text:p>
              </table:table-cell>
              <table:table-cell office:value-type="float" office:value="0.318474097544827">
                <text:p>0.318474097544827</text:p>
              </table:table-cell>
              <table:table-cell office:value-type="float" office:value="0.338286080747577">
                <text:p>0.338286080747577</text:p>
              </table:table-cell>
              <table:table-cell office:value-type="float" office:value="0.338048911757563">
                <text:p>0.338048911757563</text:p>
              </table:table-cell>
              <table:table-cell office:value-type="float" office:value="0.335800974836238">
                <text:p>0.335800974836238</text:p>
              </table:table-cell>
              <table:table-cell office:value-type="float" office:value="0.336707255721003">
                <text:p>0.336707255721003</text:p>
              </table:table-cell>
              <table:table-cell office:value-type="float" office:value="0.336077826673412">
                <text:p>0.336077826673412</text:p>
              </table:table-cell>
              <table:table-cell office:value-type="float" office:value="0.332641584769409">
                <text:p>0.332641584769409</text:p>
              </table:table-cell>
              <table:table-cell office:value-type="float" office:value="0.326638608290539">
                <text:p>0.326638608290539</text:p>
              </table:table-cell>
              <table:table-cell office:value-type="float" office:value="0.315697879945962">
                <text:p>0.315697879945962</text:p>
              </table:table-cell>
              <table:table-cell office:value-type="float" office:value="0.304230062045068">
                <text:p>0.304230062045068</text:p>
              </table:table-cell>
              <table:table-cell office:value-type="float" office:value="0.301369860332108">
                <text:p>0.301369860332108</text:p>
              </table:table-cell>
              <table:table-cell office:value-type="float" office:value="0.301299597989712">
                <text:p>0.301299597989712</text:p>
              </table:table-cell>
              <table:table-cell office:value-type="float" office:value="0.301423306043015">
                <text:p>0.301423306043015</text:p>
              </table:table-cell>
              <table:table-cell office:value-type="float" office:value="0.302537898992113">
                <text:p>0.302537898992113</text:p>
              </table:table-cell>
              <table:table-cell office:value-type="float" office:value="0.331872963079317">
                <text:p>0.331872963079317</text:p>
              </table:table-cell>
              <table:table-cell office:value-type="float" office:value="0.31486072651801">
                <text:p>0.31486072651801</text:p>
              </table:table-cell>
              <table:table-cell office:value-type="float" office:value="0.31196688334724">
                <text:p>0.31196688334724</text:p>
              </table:table-cell>
              <table:table-cell office:value-type="float" office:value="0.306943090812809">
                <text:p>0.306943090812809</text:p>
              </table:table-cell>
              <table:table-cell office:value-type="float" office:value="0.304531787158492">
                <text:p>0.304531787158492</text:p>
              </table:table-cell>
              <table:table-cell office:value-type="float" office:value="0.304177283321489">
                <text:p>0.304177283321489</text:p>
              </table:table-cell>
              <table:table-cell office:value-type="float" office:value="0.30290462759101">
                <text:p>0.30290462759101</text:p>
              </table:table-cell>
              <table:table-cell office:value-type="float" office:value="0.297971094024975">
                <text:p>0.297971094024975</text:p>
              </table:table-cell>
              <table:table-cell office:value-type="float" office:value="0.295614898762551">
                <text:p>0.295614898762551</text:p>
              </table:table-cell>
              <table:table-cell office:value-type="float" office:value="0.298717090183484">
                <text:p>0.298717090183484</text:p>
              </table:table-cell>
              <table:table-cell office:value-type="float" office:value="0.317159075696146">
                <text:p>0.317159075696146</text:p>
              </table:table-cell>
              <table:table-cell office:value-type="float" office:value="0.322847900508207">
                <text:p>0.322847900508207</text:p>
              </table:table-cell>
              <table:table-cell office:value-type="float" office:value="0.335884827963136">
                <text:p>0.335884827963136</text:p>
              </table:table-cell>
              <table:table-cell office:value-type="float" office:value="0.336276682923912">
                <text:p>0.336276682923912</text:p>
              </table:table-cell>
              <table:table-cell office:value-type="float" office:value="0.335691592271001">
                <text:p>0.335691592271001</text:p>
              </table:table-cell>
              <table:table-cell office:value-type="float" office:value="0.334261316301102">
                <text:p>0.334261316301102</text:p>
              </table:table-cell>
              <table:table-cell office:value-type="float" office:value="0.334002748887333">
                <text:p>0.334002748887333</text:p>
              </table:table-cell>
              <table:table-cell office:value-type="float" office:value="0.335531923542198">
                <text:p>0.335531923542198</text:p>
              </table:table-cell>
              <table:table-cell office:value-type="float" office:value="0.335891824065817">
                <text:p>0.335891824065817</text:p>
              </table:table-cell>
              <table:table-cell office:value-type="float" office:value="0.331977236557006">
                <text:p>0.331977236557006</text:p>
              </table:table-cell>
              <table:table-cell office:value-type="float" office:value="0.318736877274236">
                <text:p>0.318736877274236</text:p>
              </table:table-cell>
              <table:table-cell office:value-type="float" office:value="0.309900241675055">
                <text:p>0.309900241675055</text:p>
              </table:table-cell>
              <table:table-cell office:value-type="float" office:value="0.30599949989993">
                <text:p>0.30599949989993</text:p>
              </table:table-cell>
              <table:table-cell office:value-type="float" office:value="0.304796998200343">
                <text:p>0.304796998200343</text:p>
              </table:table-cell>
              <table:table-cell office:value-type="float" office:value="0.304844141031057">
                <text:p>0.304844141031057</text:p>
              </table:table-cell>
              <table:table-cell office:value-type="float" office:value="0.305285640965466">
                <text:p>0.305285640965466</text:p>
              </table:table-cell>
              <table:table-cell office:value-type="float" office:value="0.304810475177353">
                <text:p>0.304810475177353</text:p>
              </table:table-cell>
              <table:table-cell office:value-type="float" office:value="0.304793047452457">
                <text:p>0.304793047452457</text:p>
              </table:table-cell>
              <table:table-cell office:value-type="float" office:value="0.303853112991717">
                <text:p>0.303853112991717</text:p>
              </table:table-cell>
              <table:table-cell office:value-type="float" office:value="0.302032575416576">
                <text:p>0.302032575416576</text:p>
              </table:table-cell>
              <table:table-cell office:value-type="float" office:value="0.299245212105753">
                <text:p>0.299245212105753</text:p>
              </table:table-cell>
              <table:table-cell office:value-type="float" office:value="0.327395828510908">
                <text:p>0.327395828510908</text:p>
              </table:table-cell>
              <table:table-cell office:value-type="float" office:value="0.318096221329836">
                <text:p>0.318096221329836</text:p>
              </table:table-cell>
              <table:table-cell office:value-type="float" office:value="0.305819143740963">
                <text:p>0.305819143740963</text:p>
              </table:table-cell>
              <table:table-cell office:value-type="float" office:value="0.303102936000546">
                <text:p>0.303102936000546</text:p>
              </table:table-cell>
              <table:table-cell office:value-type="float" office:value="0.300788376157838">
                <text:p>0.300788376157838</text:p>
              </table:table-cell>
              <table:table-cell office:value-type="float" office:value="0.297381993889094">
                <text:p>0.297381993889094</text:p>
              </table:table-cell>
              <table:table-cell office:value-type="float" office:value="0.292143326389887">
                <text:p>0.292143326389887</text:p>
              </table:table-cell>
              <table:table-cell office:value-type="float" office:value="0.291840041554274">
                <text:p>0.291840041554274</text:p>
              </table:table-cell>
              <table:table-cell office:value-type="float" office:value="0.304918914969699">
                <text:p>0.304918914969699</text:p>
              </table:table-cell>
              <table:table-cell office:value-type="float" office:value="0.30344266799845">
                <text:p>0.30344266799845</text:p>
              </table:table-cell>
              <table:table-cell office:value-type="float" office:value="0.301934820797315">
                <text:p>0.301934820797315</text:p>
              </table:table-cell>
              <table:table-cell office:value-type="float" office:value="0.294543595684959">
                <text:p>0.294543595684959</text:p>
              </table:table-cell>
              <table:table-cell office:value-type="float" office:value="0.33200916769278">
                <text:p>0.33200916769278</text:p>
              </table:table-cell>
              <table:table-cell office:value-type="float" office:value="0.332751973395422">
                <text:p>0.332751973395422</text:p>
              </table:table-cell>
              <table:table-cell office:value-type="float" office:value="0.330240494498925">
                <text:p>0.330240494498925</text:p>
              </table:table-cell>
              <table:table-cell office:value-type="float" office:value="0.303359500999372">
                <text:p>0.303359500999372</text:p>
              </table:table-cell>
              <table:table-cell office:value-type="float" office:value="0.297965407662287">
                <text:p>0.297965407662287</text:p>
              </table:table-cell>
              <table:table-cell office:value-type="float" office:value="0.296368955532917">
                <text:p>0.296368955532917</text:p>
              </table:table-cell>
              <table:table-cell office:value-type="float" office:value="0.295459187204694">
                <text:p>0.295459187204694</text:p>
              </table:table-cell>
              <table:table-cell office:value-type="float" office:value="0.294444693951778">
                <text:p>0.294444693951778</text:p>
              </table:table-cell>
              <table:table-cell office:value-type="float" office:value="0.29270176964499">
                <text:p>0.29270176964499</text:p>
              </table:table-cell>
              <table:table-cell office:value-type="float" office:value="0.291415714242272">
                <text:p>0.291415714242272</text:p>
              </table:table-cell>
              <table:table-cell office:value-type="float" office:value="0.327016173096382">
                <text:p>0.327016173096382</text:p>
              </table:table-cell>
              <table:table-cell office:value-type="float" office:value="0.320743730224396">
                <text:p>0.320743730224396</text:p>
              </table:table-cell>
              <table:table-cell office:value-type="float" office:value="0.315955304027887">
                <text:p>0.315955304027887</text:p>
              </table:table-cell>
              <table:table-cell office:value-type="float" office:value="0.313556782692977">
                <text:p>0.313556782692977</text:p>
              </table:table-cell>
              <table:table-cell office:value-type="float" office:value="0.310166695646254">
                <text:p>0.310166695646254</text:p>
              </table:table-cell>
              <table:table-cell office:value-type="float" office:value="0.305715791529494">
                <text:p>0.305715791529494</text:p>
              </table:table-cell>
              <table:table-cell office:value-type="float" office:value="0.299705059010924">
                <text:p>0.299705059010924</text:p>
              </table:table-cell>
              <table:table-cell office:value-type="float" office:value="0.305151829568253">
                <text:p>0.305151829568253</text:p>
              </table:table-cell>
              <table:table-cell office:value-type="float" office:value="0.304833715168357">
                <text:p>0.304833715168357</text:p>
              </table:table-cell>
              <table:table-cell office:value-type="float" office:value="0.303982091193241">
                <text:p>0.303982091193241</text:p>
              </table:table-cell>
              <table:table-cell office:value-type="float" office:value="0.303024985713409">
                <text:p>0.303024985713409</text:p>
              </table:table-cell>
              <table:table-cell office:value-type="float" office:value="0.302280299171788">
                <text:p>0.302280299171788</text:p>
              </table:table-cell>
              <table:table-cell office:value-type="float" office:value="0.30246126875741">
                <text:p>0.30246126875741</text:p>
              </table:table-cell>
              <table:table-cell office:value-type="float" office:value="0.302546541401651">
                <text:p>0.302546541401651</text:p>
              </table:table-cell>
              <table:table-cell office:value-type="float" office:value="0.302472626328426">
                <text:p>0.302472626328426</text:p>
              </table:table-cell>
              <table:table-cell office:value-type="float" office:value="0.302294611250088">
                <text:p>0.302294611250088</text:p>
              </table:table-cell>
              <table:table-cell office:value-type="float" office:value="0.302397561530732">
                <text:p>0.302397561530732</text:p>
              </table:table-cell>
              <table:table-cell office:value-type="float" office:value="0.30231634314215">
                <text:p>0.30231634314215</text:p>
              </table:table-cell>
              <table:table-cell office:value-type="float" office:value="0.302284015243651">
                <text:p>0.302284015243651</text:p>
              </table:table-cell>
              <table:table-cell office:value-type="float" office:value="0.302261347236244">
                <text:p>0.302261347236244</text:p>
              </table:table-cell>
              <table:table-cell office:value-type="float" office:value="0.302240330212949">
                <text:p>0.302240330212949</text:p>
              </table:table-cell>
              <table:table-cell office:value-type="float" office:value="0.302300046826115">
                <text:p>0.302300046826115</text:p>
              </table:table-cell>
              <table:table-cell office:value-type="float" office:value="0.302243249745091">
                <text:p>0.302243249745091</text:p>
              </table:table-cell>
              <table:table-cell office:value-type="float" office:value="0.302105211384998">
                <text:p>0.302105211384998</text:p>
              </table:table-cell>
              <table:table-cell office:value-type="float" office:value="0.302280578492106">
                <text:p>0.302280578492106</text:p>
              </table:table-cell>
              <table:table-cell office:value-type="float" office:value="0.302293198532228">
                <text:p>0.302293198532228</text:p>
              </table:table-cell>
              <table:table-cell office:value-type="float" office:value="0.302445534388885">
                <text:p>0.302445534388885</text:p>
              </table:table-cell>
              <table:table-cell office:value-type="float" office:value="0.302406401806278">
                <text:p>0.302406401806278</text:p>
              </table:table-cell>
              <table:table-cell office:value-type="float" office:value="0.302418153763294">
                <text:p>0.302418153763294</text:p>
              </table:table-cell>
              <table:table-cell office:value-type="float" office:value="0.302333879019824">
                <text:p>0.302333879019824</text:p>
              </table:table-cell>
              <table:table-cell office:value-type="float" office:value="0.302344010881054">
                <text:p>0.302344010881054</text:p>
              </table:table-cell>
              <table:table-cell office:value-type="float" office:value="0.302327352587056">
                <text:p>0.302327352587056</text:p>
              </table:table-cell>
              <table:table-cell office:value-type="float" office:value="0.302336570211452">
                <text:p>0.302336570211452</text:p>
              </table:table-cell>
              <table:table-cell office:value-type="float" office:value="0.30232834595987">
                <text:p>0.30232834595987</text:p>
              </table:table-cell>
              <table:table-cell office:value-type="float" office:value="0.302314952722713">
                <text:p>0.302314952722713</text:p>
              </table:table-cell>
              <table:table-cell office:value-type="float" office:value="0.3023198842307">
                <text:p>0.3023198842307</text:p>
              </table:table-cell>
              <table:table-cell office:value-type="float" office:value="0.302319996416635">
                <text:p>0.302319996416635</text:p>
              </table:table-cell>
              <table:table-cell office:value-type="float" office:value="0.302296045455846">
                <text:p>0.302296045455846</text:p>
              </table:table-cell>
              <table:table-cell office:value-type="float" office:value="0.302325414281859">
                <text:p>0.302325414281859</text:p>
              </table:table-cell>
              <table:table-cell office:value-type="float" office:value="0.302315177992202">
                <text:p>0.302315177992202</text:p>
              </table:table-cell>
              <table:table-cell office:value-type="float" office:value="0.302318488223942">
                <text:p>0.302318488223942</text:p>
              </table:table-cell>
              <table:table-cell office:value-type="float" office:value="0.302327350347656">
                <text:p>0.302327350347656</text:p>
              </table:table-cell>
              <table:table-cell office:value-type="float" office:value="0.302310456150825">
                <text:p>0.302310456150825</text:p>
              </table:table-cell>
              <table:table-cell office:value-type="float" office:value="0.302342888839248">
                <text:p>0.302342888839248</text:p>
              </table:table-cell>
              <table:table-cell office:value-type="float" office:value="0.302335175870518">
                <text:p>0.302335175870518</text:p>
              </table:table-cell>
              <table:table-cell office:value-type="float" office:value="0.302337079633827">
                <text:p>0.302337079633827</text:p>
              </table:table-cell>
              <table:table-cell office:value-type="float" office:value="0.302330774777407">
                <text:p>0.302330774777407</text:p>
              </table:table-cell>
              <table:table-cell office:value-type="float" office:value="0.302309618259521">
                <text:p>0.302309618259521</text:p>
              </table:table-cell>
              <table:table-cell office:value-type="float" office:value="0.30234113098839">
                <text:p>0.30234113098839</text:p>
              </table:table-cell>
              <table:table-cell office:value-type="float" office:value="0.302322907031867">
                <text:p>0.302322907031867</text:p>
              </table:table-cell>
              <table:table-cell office:value-type="float" office:value="0.302329080703304">
                <text:p>0.302329080703304</text:p>
              </table:table-cell>
              <table:table-cell office:value-type="float" office:value="0.302327576417655">
                <text:p>0.302327576417655</text:p>
              </table:table-cell>
              <table:table-cell office:value-type="float" office:value="0.302324760487833">
                <text:p>0.302324760487833</text:p>
              </table:table-cell>
              <table:table-cell office:value-type="float" office:value="0.302342120525054">
                <text:p>0.302342120525054</text:p>
              </table:table-cell>
              <table:table-cell office:value-type="float" office:value="0.302329134388974">
                <text:p>0.302329134388974</text:p>
              </table:table-cell>
              <table:table-cell office:value-type="float" office:value="0.302326101331507">
                <text:p>0.302326101331507</text:p>
              </table:table-cell>
              <table:table-cell office:value-type="float" office:value="0.302352014335629">
                <text:p>0.302352014335629</text:p>
              </table:table-cell>
              <table:table-cell office:value-type="float" office:value="0.302336112905681">
                <text:p>0.302336112905681</text:p>
              </table:table-cell>
              <table:table-cell office:value-type="float" office:value="0.302331610133757">
                <text:p>0.302331610133757</text:p>
              </table:table-cell>
              <table:table-cell office:value-type="float" office:value="0.302349781139299">
                <text:p>0.302349781139299</text:p>
              </table:table-cell>
              <table:table-cell office:value-type="float" office:value="0.302338010532647">
                <text:p>0.302338010532647</text:p>
              </table:table-cell>
              <table:table-cell office:value-type="float" office:value="0.302323847677763">
                <text:p>0.302323847677763</text:p>
              </table:table-cell>
              <table:table-cell office:value-type="float" office:value="0.302333781645581">
                <text:p>0.302333781645581</text:p>
              </table:table-cell>
              <table:table-cell office:value-type="float" office:value="0.302322929146782">
                <text:p>0.302322929146782</text:p>
              </table:table-cell>
              <table:table-cell office:value-type="float" office:value="0.302310531091952">
                <text:p>0.302310531091952</text:p>
              </table:table-cell>
              <table:table-cell office:value-type="float" office:value="0.302342971975181">
                <text:p>0.302342971975181</text:p>
              </table:table-cell>
              <table:table-cell office:value-type="float" office:value="0.302345713883406">
                <text:p>0.302345713883406</text:p>
              </table:table-cell>
              <table:table-cell office:value-type="float" office:value="0.302314612939264">
                <text:p>0.302314612939264</text:p>
              </table:table-cell>
              <table:table-cell office:value-type="float" office:value="0.302342955426475">
                <text:p>0.302342955426475</text:p>
              </table:table-cell>
              <table:table-cell office:value-type="float" office:value="0.302336624091193">
                <text:p>0.302336624091193</text:p>
              </table:table-cell>
              <table:table-cell office:value-type="float" office:value="0.302333350390562">
                <text:p>0.302333350390562</text:p>
              </table:table-cell>
              <table:table-cell office:value-type="float" office:value="0.302335386874706">
                <text:p>0.302335386874706</text:p>
              </table:table-cell>
              <table:table-cell office:value-type="float" office:value="0.302344889042113">
                <text:p>0.302344889042113</text:p>
              </table:table-cell>
              <table:table-cell office:value-type="float" office:value="0.302335038505736">
                <text:p>0.302335038505736</text:p>
              </table:table-cell>
              <table:table-cell office:value-type="float" office:value="0.30235048991732">
                <text:p>0.30235048991732</text:p>
              </table:table-cell>
              <table:table-cell office:value-type="float" office:value="0.302316191504989">
                <text:p>0.302316191504989</text:p>
              </table:table-cell>
              <table:table-cell office:value-type="float" office:value="0.302337158935151">
                <text:p>0.302337158935151</text:p>
              </table:table-cell>
              <table:table-cell office:value-type="float" office:value="0.302330049276384">
                <text:p>0.302330049276384</text:p>
              </table:table-cell>
              <table:table-cell office:value-type="float" office:value="0.302310756919975">
                <text:p>0.302310756919975</text:p>
              </table:table-cell>
              <table:table-cell office:value-type="float" office:value="0.302348512723906">
                <text:p>0.302348512723906</text:p>
              </table:table-cell>
              <table:table-cell office:value-type="float" office:value="0.302326310858401">
                <text:p>0.302326310858401</text:p>
              </table:table-cell>
              <table:table-cell office:value-type="float" office:value="0.302347293629678">
                <text:p>0.302347293629678</text:p>
              </table:table-cell>
              <table:table-cell office:value-type="float" office:value="0.302324751345607">
                <text:p>0.302324751345607</text:p>
              </table:table-cell>
              <table:table-cell office:value-type="float" office:value="0.302332443895768">
                <text:p>0.302332443895768</text:p>
              </table:table-cell>
              <table:table-cell office:value-type="float" office:value="0.302331296487914">
                <text:p>0.302331296487914</text:p>
              </table:table-cell>
              <table:table-cell office:value-type="float" office:value="0.302313790990345">
                <text:p>0.302313790990345</text:p>
              </table:table-cell>
              <table:table-cell office:value-type="float" office:value="0.302315846476592">
                <text:p>0.302315846476592</text:p>
              </table:table-cell>
              <table:table-cell office:value-type="float" office:value="0.302324525322809">
                <text:p>0.302324525322809</text:p>
              </table:table-cell>
              <table:table-cell office:value-type="float" office:value="0.302350782043592">
                <text:p>0.302350782043592</text:p>
              </table:table-cell>
              <table:table-cell office:value-type="float" office:value="0.302330125820718">
                <text:p>0.302330125820718</text:p>
              </table:table-cell>
              <table:table-cell office:value-type="float" office:value="0.302314731095504">
                <text:p>0.302314731095504</text:p>
              </table:table-cell>
              <table:table-cell office:value-type="float" office:value="0.302315309779454">
                <text:p>0.302315309779454</text:p>
              </table:table-cell>
              <table:table-cell office:value-type="float" office:value="0.302351340033064">
                <text:p>0.302351340033064</text:p>
              </table:table-cell>
              <table:table-cell office:value-type="float" office:value="0.302313384976747">
                <text:p>0.302313384976747</text:p>
              </table:table-cell>
              <table:table-cell office:value-type="float" office:value="0.302330308817364">
                <text:p>0.302330308817364</text:p>
              </table:table-cell>
              <table:table-cell office:value-type="float" office:value="0.302320835554425">
                <text:p>0.302320835554425</text:p>
              </table:table-cell>
              <table:table-cell office:value-type="float" office:value="0.302313173375075">
                <text:p>0.302313173375075</text:p>
              </table:table-cell>
              <table:table-cell office:value-type="float" office:value="0.302336899565454">
                <text:p>0.302336899565454</text:p>
              </table:table-cell>
              <table:table-cell office:value-type="float" office:value="0.302327826187807">
                <text:p>0.302327826187807</text:p>
              </table:table-cell>
              <table:table-cell office:value-type="float" office:value="0.302345465624661">
                <text:p>0.302345465624661</text:p>
              </table:table-cell>
              <table:table-cell office:value-type="float" office:value="0.302334438012804">
                <text:p>0.302334438012804</text:p>
              </table:table-cell>
              <table:table-cell office:value-type="float" office:value="0.302329093934794">
                <text:p>0.302329093934794</text:p>
              </table:table-cell>
              <table:table-cell office:value-type="float" office:value="0.302311818814545">
                <text:p>0.302311818814545</text:p>
              </table:table-cell>
              <table:table-cell office:value-type="float" office:value="0.302333807783217">
                <text:p>0.302333807783217</text:p>
              </table:table-cell>
              <table:table-cell office:value-type="float" office:value="0.302323913885487">
                <text:p>0.302323913885487</text:p>
              </table:table-cell>
              <table:table-cell office:value-type="float" office:value="0.302332229490332">
                <text:p>0.302332229490332</text:p>
              </table:table-cell>
              <table:table-cell office:value-type="float" office:value="0.302346181950141">
                <text:p>0.302346181950141</text:p>
              </table:table-cell>
            </table:table-row>
            <table:table-row>
              <table:table-cell office:value-type="string">
                <text:p>Potential diff</text:p>
                <draw:g>
                  <svg:desc>tfootnopad5.A8:tfootnopad5.A8</svg:desc>
                </draw:g>
              </table:table-cell>
              <table:table-cell office:value-type="float" office:value="0.000039430900903914">
                <text:p>0.000039430900903914</text:p>
                <draw:g>
                  <svg:desc>tfootnopad5.B8:tfootnopad5.LC8</svg:desc>
                </draw:g>
              </table:table-cell>
              <table:table-cell office:value-type="float" office:value="0.0000043063841805302">
                <text:p>0.0000043063841805302</text:p>
              </table:table-cell>
              <table:table-cell office:value-type="float" office:value="-0.00000344258208245796">
                <text:p>-0.00000344258208245796</text:p>
              </table:table-cell>
              <table:table-cell office:value-type="float" office:value="-0.0000409511158417364">
                <text:p>-0.0000409511158417364</text:p>
              </table:table-cell>
              <table:table-cell office:value-type="float" office:value="0.00000324767834969375">
                <text:p>0.00000324767834969375</text:p>
              </table:table-cell>
              <table:table-cell office:value-type="float" office:value="0.00000334912463134662">
                <text:p>0.00000334912463134662</text:p>
              </table:table-cell>
              <table:table-cell office:value-type="float" office:value="0.0000210674398786748">
                <text:p>0.0000210674398786748</text:p>
              </table:table-cell>
              <table:table-cell office:value-type="float" office:value="-0.00000633387780296646">
                <text:p>-0.00000633387780296646</text:p>
              </table:table-cell>
              <table:table-cell office:value-type="float" office:value="0.000000982298684226723">
                <text:p>0.000000982298684226723</text:p>
              </table:table-cell>
              <table:table-cell office:value-type="float" office:value="-0.00000419819055919035">
                <text:p>-0.00000419819055919035</text:p>
              </table:table-cell>
              <table:table-cell office:value-type="float" office:value="-0.0000212246838559582">
                <text:p>-0.0000212246838559582</text:p>
              </table:table-cell>
              <table:table-cell office:value-type="float" office:value="0.0000309819448818249">
                <text:p>0.0000309819448818249</text:p>
              </table:table-cell>
              <table:table-cell office:value-type="float" office:value="0.00000803268130128432">
                <text:p>0.00000803268130128432</text:p>
              </table:table-cell>
              <table:table-cell office:value-type="float" office:value="-0.0000213458940525602">
                <text:p>-0.0000213458940525602</text:p>
              </table:table-cell>
              <table:table-cell office:value-type="float" office:value="0.000000739148580841675">
                <text:p>0.000000739148580841675</text:p>
              </table:table-cell>
              <table:table-cell office:value-type="float" office:value="0.00000655846830910356">
                <text:p>0.00000655846830910356</text:p>
              </table:table-cell>
              <table:table-cell office:value-type="float" office:value="0.00000922821050963751">
                <text:p>0.00000922821050963751</text:p>
              </table:table-cell>
              <table:table-cell office:value-type="float" office:value="-0.0000156849789316182">
                <text:p>-0.0000156849789316182</text:p>
              </table:table-cell>
              <table:table-cell office:value-type="float" office:value="-0.00000111895811782947">
                <text:p>-0.00000111895811782947</text:p>
              </table:table-cell>
              <table:table-cell office:value-type="float" office:value="-0.00000857768849460427">
                <text:p>-0.00000857768849460427</text:p>
              </table:table-cell>
              <table:table-cell office:value-type="float" office:value="0.0000249480188923568">
                <text:p>0.0000249480188923568</text:p>
              </table:table-cell>
              <table:table-cell office:value-type="float" office:value="-0.0000167936559388182">
                <text:p>-0.0000167936559388182</text:p>
              </table:table-cell>
              <table:table-cell office:value-type="float" office:value="0.00000543754815962583">
                <text:p>0.00000543754815962583</text:p>
              </table:table-cell>
              <table:table-cell office:value-type="float" office:value="0.0000164697798518132">
                <text:p>0.0000164697798518132</text:p>
              </table:table-cell>
              <table:table-cell office:value-type="float" office:value="0.00000522285862047944">
                <text:p>0.00000522285862047944</text:p>
              </table:table-cell>
              <table:table-cell office:value-type="float" office:value="-0.0000277471939395535">
                <text:p>-0.0000277471939395535</text:p>
              </table:table-cell>
              <table:table-cell office:value-type="float" office:value="0.0000250960757218199">
                <text:p>0.0000250960757218199</text:p>
              </table:table-cell>
              <table:table-cell office:value-type="float" office:value="-0.0000250697362074725">
                <text:p>-0.0000250697362074725</text:p>
              </table:table-cell>
              <table:table-cell office:value-type="float" office:value="0.0000036382594453821">
                <text:p>0.0000036382594453821</text:p>
              </table:table-cell>
              <table:table-cell office:value-type="float" office:value="0.00000248418901749314">
                <text:p>0.00000248418901749314</text:p>
              </table:table-cell>
              <table:table-cell office:value-type="float" office:value="-0.0000184478476301098">
                <text:p>-0.0000184478476301098</text:p>
              </table:table-cell>
              <table:table-cell office:value-type="float" office:value="0.0000213410655467983">
                <text:p>0.0000213410655467983</text:p>
              </table:table-cell>
              <table:table-cell office:value-type="float" office:value="-0.0000110122166780968">
                <text:p>-0.0000110122166780968</text:p>
              </table:table-cell>
              <table:table-cell office:value-type="float" office:value="-0.00000249426849596723">
                <text:p>-0.00000249426849596723</text:p>
              </table:table-cell>
              <table:table-cell office:value-type="float" office:value="0.00000589042156656783">
                <text:p>0.00000589042156656783</text:p>
              </table:table-cell>
              <table:table-cell office:value-type="float" office:value="0.00000275801434090894">
                <text:p>0.00000275801434090894</text:p>
              </table:table-cell>
              <table:table-cell office:value-type="float" office:value="0.0000130347121040653">
                <text:p>0.0000130347121040653</text:p>
              </table:table-cell>
              <table:table-cell office:value-type="float" office:value="0.0000171424421415156">
                <text:p>0.0000171424421415156</text:p>
              </table:table-cell>
              <table:table-cell office:value-type="float" office:value="-0.0000502393928200617">
                <text:p>-0.0000502393928200617</text:p>
              </table:table-cell>
              <table:table-cell office:value-type="float" office:value="-0.00000875834924124463">
                <text:p>-0.00000875834924124463</text:p>
              </table:table-cell>
              <table:table-cell office:value-type="float" office:value="0.0000125432116634405">
                <text:p>0.0000125432116634405</text:p>
              </table:table-cell>
              <table:table-cell office:value-type="float" office:value="0.0000244683234131848">
                <text:p>0.0000244683234131848</text:p>
              </table:table-cell>
              <table:table-cell office:value-type="float" office:value="-0.0000173361231982083">
                <text:p>-0.0000173361231982083</text:p>
              </table:table-cell>
              <table:table-cell office:value-type="float" office:value="-0.0000154920459502494">
                <text:p>-0.0000154920459502494</text:p>
              </table:table-cell>
              <table:table-cell office:value-type="float" office:value="0.0000894198040400362">
                <text:p>0.0000894198040400362</text:p>
              </table:table-cell>
              <table:table-cell office:value-type="float" office:value="-0.0000808345752918438">
                <text:p>-0.0000808345752918438</text:p>
              </table:table-cell>
              <table:table-cell office:value-type="float" office:value="0.0000249767982146709">
                <text:p>0.0000249767982146709</text:p>
              </table:table-cell>
              <table:table-cell office:value-type="float" office:value="0.000058703359180623">
                <text:p>0.000058703359180623</text:p>
              </table:table-cell>
              <table:table-cell office:value-type="float" office:value="-0.0000663321444218101">
                <text:p>-0.0000663321444218101</text:p>
              </table:table-cell>
              <table:table-cell office:value-type="float" office:value="-0.0000857993742272023">
                <text:p>-0.0000857993742272023</text:p>
              </table:table-cell>
              <table:table-cell office:value-type="float" office:value="0.00000557599348122162">
                <text:p>0.00000557599348122162</text:p>
              </table:table-cell>
              <table:table-cell office:value-type="float" office:value="-0.0000310120418459125">
                <text:p>-0.0000310120418459125</text:p>
              </table:table-cell>
              <table:table-cell office:value-type="float" office:value="-0.000725497158830801">
                <text:p>-0.000725497158830801</text:p>
              </table:table-cell>
              <table:table-cell office:value-type="float" office:value="-0.000645104852855294">
                <text:p>-0.000645104852855294</text:p>
              </table:table-cell>
              <table:table-cell office:value-type="float" office:value="-0.000697511763547765">
                <text:p>-0.000697511763547765</text:p>
              </table:table-cell>
              <table:table-cell office:value-type="float" office:value="-0.000798740051394409">
                <text:p>-0.000798740051394409</text:p>
              </table:table-cell>
              <table:table-cell office:value-type="float" office:value="-0.00094669638243261">
                <text:p>-0.00094669638243261</text:p>
              </table:table-cell>
              <table:table-cell office:value-type="float" office:value="0.000050232583973131">
                <text:p>0.000050232583973131</text:p>
              </table:table-cell>
              <table:table-cell office:value-type="float" office:value="0.000223224433778146">
                <text:p>0.000223224433778146</text:p>
              </table:table-cell>
              <table:table-cell office:value-type="float" office:value="-0.000374720105149939">
                <text:p>-0.000374720105149939</text:p>
              </table:table-cell>
              <table:table-cell office:value-type="float" office:value="-0.000947070078329615">
                <text:p>-0.000947070078329615</text:p>
              </table:table-cell>
              <table:table-cell office:value-type="float" office:value="0.000625388992074593">
                <text:p>0.000625388992074593</text:p>
              </table:table-cell>
              <table:table-cell office:value-type="float" office:value="0.0333331348279818">
                <text:p>0.0333331348279818</text:p>
              </table:table-cell>
              <table:table-cell office:value-type="float" office:value="0.0073028668186223">
                <text:p>0.0073028668186223</text:p>
              </table:table-cell>
              <table:table-cell office:value-type="float" office:value="-0.000679261890560334">
                <text:p>-0.000679261890560334</text:p>
              </table:table-cell>
              <table:table-cell office:value-type="float" office:value="-0.00262880556358613">
                <text:p>-0.00262880556358613</text:p>
              </table:table-cell>
              <table:table-cell office:value-type="float" office:value="-0.00427874690015317">
                <text:p>-0.00427874690015317</text:p>
              </table:table-cell>
              <table:table-cell office:value-type="float" office:value="-0.0305031490588917">
                <text:p>-0.0305031490588917</text:p>
              </table:table-cell>
              <table:table-cell office:value-type="float" office:value="-0.00248220411656358">
                <text:p>-0.00248220411656358</text:p>
              </table:table-cell>
              <table:table-cell office:value-type="float" office:value="-0.00073524130999153">
                <text:p>-0.00073524130999153</text:p>
              </table:table-cell>
              <table:table-cell office:value-type="float" office:value="0.000123700289795248">
                <text:p>0.000123700289795248</text:p>
              </table:table-cell>
              <table:table-cell office:value-type="float" office:value="-0.00047311952912249">
                <text:p>-0.00047311952912249</text:p>
              </table:table-cell>
              <table:table-cell office:value-type="float" office:value="-0.000588355687233422">
                <text:p>-0.000588355687233422</text:p>
              </table:table-cell>
              <table:table-cell office:value-type="float" office:value="-0.00116257228760053">
                <text:p>-0.00116257228760053</text:p>
              </table:table-cell>
              <table:table-cell office:value-type="float" office:value="-0.00329790826412041">
                <text:p>-0.00329790826412041</text:p>
              </table:table-cell>
              <table:table-cell office:value-type="float" office:value="-0.00141425116120447">
                <text:p>-0.00141425116120447</text:p>
              </table:table-cell>
              <table:table-cell office:value-type="float" office:value="-0.000716021421080626">
                <text:p>-0.000716021421080626</text:p>
              </table:table-cell>
              <table:table-cell office:value-type="float" office:value="0.000602961171082883">
                <text:p>0.000602961171082883</text:p>
              </table:table-cell>
              <table:table-cell office:value-type="float" office:value="0.0307024118979582">
                <text:p>0.0307024118979582</text:p>
              </table:table-cell>
              <table:table-cell office:value-type="float" office:value="-0.0221232875121423">
                <text:p>-0.0221232875121423</text:p>
              </table:table-cell>
              <table:table-cell office:value-type="float" office:value="0.00101211899151221">
                <text:p>0.00101211899151221</text:p>
              </table:table-cell>
              <table:table-cell office:value-type="float" office:value="0.000399881908932864">
                <text:p>0.000399881908932864</text:p>
              </table:table-cell>
              <table:table-cell office:value-type="float" office:value="-0.000406714983397338">
                <text:p>-0.000406714983397338</text:p>
              </table:table-cell>
              <table:table-cell office:value-type="float" office:value="-0.00212139730653355">
                <text:p>-0.00212139730653355</text:p>
              </table:table-cell>
              <table:table-cell office:value-type="float" office:value="-0.00281388088601126">
                <text:p>-0.00281388088601126</text:p>
              </table:table-cell>
              <table:table-cell office:value-type="float" office:value="0.0369262122240801">
                <text:p>0.0369262122240801</text:p>
              </table:table-cell>
              <table:table-cell office:value-type="float" office:value="0.000555117938165595">
                <text:p>0.000555117938165595</text:p>
              </table:table-cell>
              <table:table-cell office:value-type="float" office:value="-0.00160399736858668">
                <text:p>-0.00160399736858668</text:p>
              </table:table-cell>
              <table:table-cell office:value-type="float" office:value="-0.000976548510431718">
                <text:p>-0.000976548510431718</text:p>
              </table:table-cell>
              <table:table-cell office:value-type="float" office:value="0.00210946695253195">
                <text:p>0.00210946695253195</text:p>
              </table:table-cell>
              <table:table-cell office:value-type="float" office:value="-0.00077621793942706">
                <text:p>-0.00077621793942706</text:p>
              </table:table-cell>
              <table:table-cell office:value-type="float" office:value="-0.00663544829656027">
                <text:p>-0.00663544829656027</text:p>
              </table:table-cell>
              <table:table-cell office:value-type="float" office:value="-0.0281965985092055">
                <text:p>-0.0281965985092055</text:p>
              </table:table-cell>
              <table:table-cell office:value-type="float" office:value="-0.00000456515067581709">
                <text:p>-0.00000456515067581709</text:p>
              </table:table-cell>
              <table:table-cell office:value-type="float" office:value="0.000534432763634796">
                <text:p>0.000534432763634796</text:p>
              </table:table-cell>
              <table:table-cell office:value-type="float" office:value="0.0010267890968394">
                <text:p>0.0010267890968394</text:p>
              </table:table-cell>
              <table:table-cell office:value-type="float" office:value="0.000785674716259954">
                <text:p>0.000785674716259954</text:p>
              </table:table-cell>
              <table:table-cell office:value-type="float" office:value="-0.000587581895667488">
                <text:p>-0.000587581895667488</text:p>
              </table:table-cell>
              <table:table-cell office:value-type="float" office:value="-0.000596158143516212">
                <text:p>-0.000596158143516212</text:p>
              </table:table-cell>
              <table:table-cell office:value-type="float" office:value="-0.0019197950055298">
                <text:p>-0.0019197950055298</text:p>
              </table:table-cell>
              <table:table-cell office:value-type="float" office:value="-0.00181138143150184">
                <text:p>-0.00181138143150184</text:p>
              </table:table-cell>
              <table:table-cell office:value-type="float" office:value="-0.00260916170661624">
                <text:p>-0.00260916170661624</text:p>
              </table:table-cell>
              <table:table-cell office:value-type="float" office:value="0.0265871638265143">
                <text:p>0.0265871638265143</text:p>
              </table:table-cell>
              <table:table-cell office:value-type="float" office:value="-0.0210441652642009">
                <text:p>-0.0210441652642009</text:p>
              </table:table-cell>
              <table:table-cell office:value-type="float" office:value="-0.0043257490640789">
                <text:p>-0.0043257490640789</text:p>
              </table:table-cell>
              <table:table-cell office:value-type="float" office:value="0.00635479005331613">
                <text:p>0.00635479005331613</text:p>
              </table:table-cell>
              <table:table-cell office:value-type="float" office:value="-0.000181300876266111">
                <text:p>-0.000181300876266111</text:p>
              </table:table-cell>
              <table:table-cell office:value-type="float" office:value="-0.0000477806737183006">
                <text:p>-0.0000477806737183006</text:p>
              </table:table-cell>
              <table:table-cell office:value-type="float" office:value="-0.00265143845684052">
                <text:p>-0.00265143845684052</text:p>
              </table:table-cell>
              <table:table-cell office:value-type="float" office:value="-0.00759037920493383">
                <text:p>-0.00759037920493383</text:p>
              </table:table-cell>
              <table:table-cell office:value-type="float" office:value="-0.00125720165622734">
                <text:p>-0.00125720165622734</text:p>
              </table:table-cell>
              <table:table-cell office:value-type="float" office:value="0.0127581251685358">
                <text:p>0.0127581251685358</text:p>
              </table:table-cell>
              <table:table-cell office:value-type="float" office:value="0.016062794937901">
                <text:p>0.016062794937901</text:p>
              </table:table-cell>
              <table:table-cell office:value-type="float" office:value="0.0172315778707391">
                <text:p>0.0172315778707391</text:p>
              </table:table-cell>
              <table:table-cell office:value-type="float" office:value="0.000735878500389253">
                <text:p>0.000735878500389253</text:p>
              </table:table-cell>
              <table:table-cell office:value-type="float" office:value="-0.00141929451904366">
                <text:p>-0.00141929451904366</text:p>
              </table:table-cell>
              <table:table-cell office:value-type="float" office:value="0.00136090313709597">
                <text:p>0.00136090313709597</text:p>
              </table:table-cell>
              <table:table-cell office:value-type="float" office:value="0.000413704491427636">
                <text:p>0.000413704491427636</text:p>
              </table:table-cell>
              <table:table-cell office:value-type="float" office:value="-0.000462365984684077">
                <text:p>-0.000462365984684077</text:p>
              </table:table-cell>
              <table:table-cell office:value-type="float" office:value="-0.00523192909464554">
                <text:p>-0.00523192909464554</text:p>
              </table:table-cell>
              <table:table-cell office:value-type="float" office:value="-0.0325576881736144">
                <text:p>-0.0325576881736144</text:p>
              </table:table-cell>
              <table:table-cell office:value-type="float" office:value="0.0000825149876019227">
                <text:p>0.0000825149876019227</text:p>
              </table:table-cell>
              <table:table-cell office:value-type="float" office:value="0.0000979878932508282">
                <text:p>0.0000979878932508282</text:p>
              </table:table-cell>
              <table:table-cell office:value-type="float" office:value="0.000395123688362808">
                <text:p>0.000395123688362808</text:p>
              </table:table-cell>
              <table:table-cell office:value-type="float" office:value="0.000108998983957331">
                <text:p>0.000108998983957331</text:p>
              </table:table-cell>
              <table:table-cell office:value-type="float" office:value="-0.000873468773113839">
                <text:p>-0.000873468773113839</text:p>
              </table:table-cell>
              <table:table-cell office:value-type="float" office:value="-0.00173239644763368">
                <text:p>-0.00173239644763368</text:p>
              </table:table-cell>
              <table:table-cell office:value-type="float" office:value="-0.00223501012817007">
                <text:p>-0.00223501012817007</text:p>
              </table:table-cell>
              <table:table-cell office:value-type="float" office:value="-0.0018058395314704">
                <text:p>-0.0018058395314704</text:p>
              </table:table-cell>
              <table:table-cell office:value-type="float" office:value="-0.00151830381829926">
                <text:p>-0.00151830381829926</text:p>
              </table:table-cell>
              <table:table-cell office:value-type="float" office:value="0.0399309597825753">
                <text:p>0.0399309597825753</text:p>
              </table:table-cell>
              <table:table-cell office:value-type="float" office:value="-0.00196567462553815">
                <text:p>-0.00196567462553815</text:p>
              </table:table-cell>
              <table:table-cell office:value-type="float" office:value="-0.00329322823680472">
                <text:p>-0.00329322823680472</text:p>
              </table:table-cell>
              <table:table-cell office:value-type="float" office:value="-0.00352542355325308">
                <text:p>-0.00352542355325308</text:p>
              </table:table-cell>
              <table:table-cell office:value-type="float" office:value="-0.0102494869699399">
                <text:p>-0.0102494869699399</text:p>
              </table:table-cell>
              <table:table-cell office:value-type="float" office:value="-0.00862219395260539">
                <text:p>-0.00862219395260539</text:p>
              </table:table-cell>
              <table:table-cell office:value-type="float" office:value="0.000228398626712034">
                <text:p>0.000228398626712034</text:p>
              </table:table-cell>
              <table:table-cell office:value-type="float" office:value="-0.0000385865411583475">
                <text:p>-0.0000385865411583475</text:p>
              </table:table-cell>
              <table:table-cell office:value-type="float" office:value="-0.00426241814736877">
                <text:p>-0.00426241814736877</text:p>
              </table:table-cell>
              <table:table-cell office:value-type="float" office:value="-0.00618948801468411">
                <text:p>-0.00618948801468411</text:p>
              </table:table-cell>
              <table:table-cell office:value-type="float" office:value="0.0236041098775006">
                <text:p>0.0236041098775006</text:p>
              </table:table-cell>
              <table:table-cell office:value-type="float" office:value="0.01981198320275">
                <text:p>0.01981198320275</text:p>
              </table:table-cell>
              <table:table-cell office:value-type="float" office:value="-0.00023716899001397">
                <text:p>-0.00023716899001397</text:p>
              </table:table-cell>
              <table:table-cell office:value-type="float" office:value="-0.00224793692132541">
                <text:p>-0.00224793692132541</text:p>
              </table:table-cell>
              <table:table-cell office:value-type="float" office:value="0.000906280884764854">
                <text:p>0.000906280884764854</text:p>
              </table:table-cell>
              <table:table-cell office:value-type="float" office:value="-0.000629429047590391">
                <text:p>-0.000629429047590391</text:p>
              </table:table-cell>
              <table:table-cell office:value-type="float" office:value="-0.00343624190400282">
                <text:p>-0.00343624190400282</text:p>
              </table:table-cell>
              <table:table-cell office:value-type="float" office:value="-0.00600297647887027">
                <text:p>-0.00600297647887027</text:p>
              </table:table-cell>
              <table:table-cell office:value-type="float" office:value="-0.0109407283445774">
                <text:p>-0.0109407283445774</text:p>
              </table:table-cell>
              <table:table-cell office:value-type="float" office:value="-0.0114678179008941">
                <text:p>-0.0114678179008941</text:p>
              </table:table-cell>
              <table:table-cell office:value-type="float" office:value="-0.00286020171296009">
                <text:p>-0.00286020171296009</text:p>
              </table:table-cell>
              <table:table-cell office:value-type="float" office:value="-0.0000702623423958215">
                <text:p>-0.0000702623423958215</text:p>
              </table:table-cell>
              <table:table-cell office:value-type="float" office:value="0.000123708053303639">
                <text:p>0.000123708053303639</text:p>
              </table:table-cell>
              <table:table-cell office:value-type="float" office:value="0.0011145929490976">
                <text:p>0.0011145929490976</text:p>
              </table:table-cell>
              <table:table-cell office:value-type="float" office:value="0.0293350640872038">
                <text:p>0.0293350640872038</text:p>
              </table:table-cell>
              <table:table-cell office:value-type="float" office:value="-0.0170122365613065">
                <text:p>-0.0170122365613065</text:p>
              </table:table-cell>
              <table:table-cell office:value-type="float" office:value="-0.00289384317077046">
                <text:p>-0.00289384317077046</text:p>
              </table:table-cell>
              <table:table-cell office:value-type="float" office:value="-0.00502379253443069">
                <text:p>-0.00502379253443069</text:p>
              </table:table-cell>
              <table:table-cell office:value-type="float" office:value="-0.00241130365431702">
                <text:p>-0.00241130365431702</text:p>
              </table:table-cell>
              <table:table-cell office:value-type="float" office:value="-0.000354503837002917">
                <text:p>-0.000354503837002917</text:p>
              </table:table-cell>
              <table:table-cell office:value-type="float" office:value="-0.00127265573047886">
                <text:p>-0.00127265573047886</text:p>
              </table:table-cell>
              <table:table-cell office:value-type="float" office:value="-0.0049335335660356">
                <text:p>-0.0049335335660356</text:p>
              </table:table-cell>
              <table:table-cell office:value-type="float" office:value="-0.00235619526242359">
                <text:p>-0.00235619526242359</text:p>
              </table:table-cell>
              <table:table-cell office:value-type="float" office:value="0.00310219142093249">
                <text:p>0.00310219142093249</text:p>
              </table:table-cell>
              <table:table-cell office:value-type="float" office:value="0.018441985512662">
                <text:p>0.018441985512662</text:p>
              </table:table-cell>
              <table:table-cell office:value-type="float" office:value="0.00568882481206084">
                <text:p>0.00568882481206084</text:p>
              </table:table-cell>
              <table:table-cell office:value-type="float" office:value="0.0130369274549296">
                <text:p>0.0130369274549296</text:p>
              </table:table-cell>
              <table:table-cell office:value-type="float" office:value="0.000391854960776317">
                <text:p>0.000391854960776317</text:p>
              </table:table-cell>
              <table:table-cell office:value-type="float" office:value="-0.00058509065291168">
                <text:p>-0.00058509065291168</text:p>
              </table:table-cell>
              <table:table-cell office:value-type="float" office:value="-0.00143027596989853">
                <text:p>-0.00143027596989853</text:p>
              </table:table-cell>
              <table:table-cell office:value-type="float" office:value="-0.00025856741376884">
                <text:p>-0.00025856741376884</text:p>
              </table:table-cell>
              <table:table-cell office:value-type="float" office:value="0.00152917465486435">
                <text:p>0.00152917465486435</text:p>
              </table:table-cell>
              <table:table-cell office:value-type="float" office:value="0.000359900523619339">
                <text:p>0.000359900523619339</text:p>
              </table:table-cell>
              <table:table-cell office:value-type="float" office:value="-0.0039145875088108">
                <text:p>-0.0039145875088108</text:p>
              </table:table-cell>
              <table:table-cell office:value-type="float" office:value="-0.0132403592827704">
                <text:p>-0.0132403592827704</text:p>
              </table:table-cell>
              <table:table-cell office:value-type="float" office:value="-0.00883663559918063">
                <text:p>-0.00883663559918063</text:p>
              </table:table-cell>
              <table:table-cell office:value-type="float" office:value="-0.00390074177512556">
                <text:p>-0.00390074177512556</text:p>
              </table:table-cell>
              <table:table-cell office:value-type="float" office:value="-0.00120250169958624">
                <text:p>-0.00120250169958624</text:p>
              </table:table-cell>
              <table:table-cell office:value-type="float" office:value="0.0000471428307138866">
                <text:p>0.0000471428307138866</text:p>
              </table:table-cell>
              <table:table-cell office:value-type="float" office:value="0.000441499934408729">
                <text:p>0.000441499934408729</text:p>
              </table:table-cell>
              <table:table-cell office:value-type="float" office:value="-0.00047516578811263">
                <text:p>-0.00047516578811263</text:p>
              </table:table-cell>
              <table:table-cell office:value-type="float" office:value="-0.0000174277248964905">
                <text:p>-0.0000174277248964905</text:p>
              </table:table-cell>
              <table:table-cell office:value-type="float" office:value="-0.000939934460739589">
                <text:p>-0.000939934460739589</text:p>
              </table:table-cell>
              <table:table-cell office:value-type="float" office:value="-0.00182053757514156">
                <text:p>-0.00182053757514156</text:p>
              </table:table-cell>
              <table:table-cell office:value-type="float" office:value="-0.00278736331082274">
                <text:p>-0.00278736331082274</text:p>
              </table:table-cell>
              <table:table-cell office:value-type="float" office:value="0.0281506164051547">
                <text:p>0.0281506164051547</text:p>
              </table:table-cell>
              <table:table-cell office:value-type="float" office:value="-0.00929960718107214">
                <text:p>-0.00929960718107214</text:p>
              </table:table-cell>
              <table:table-cell office:value-type="float" office:value="-0.0122770775888729">
                <text:p>-0.0122770775888729</text:p>
              </table:table-cell>
              <table:table-cell office:value-type="float" office:value="-0.00271620774041642">
                <text:p>-0.00271620774041642</text:p>
              </table:table-cell>
              <table:table-cell office:value-type="float" office:value="-0.00231455984270851">
                <text:p>-0.00231455984270851</text:p>
              </table:table-cell>
              <table:table-cell office:value-type="float" office:value="-0.00340638226874407">
                <text:p>-0.00340638226874407</text:p>
              </table:table-cell>
              <table:table-cell office:value-type="float" office:value="-0.00523866749920671">
                <text:p>-0.00523866749920671</text:p>
              </table:table-cell>
              <table:table-cell office:value-type="float" office:value="-0.000303284835612649">
                <text:p>-0.000303284835612649</text:p>
              </table:table-cell>
              <table:table-cell office:value-type="float" office:value="0.013078873415425">
                <text:p>0.013078873415425</text:p>
              </table:table-cell>
              <table:table-cell office:value-type="float" office:value="-0.00147624697124921">
                <text:p>-0.00147624697124921</text:p>
              </table:table-cell>
              <table:table-cell office:value-type="float" office:value="-0.00150784720113484">
                <text:p>-0.00150784720113484</text:p>
              </table:table-cell>
              <table:table-cell office:value-type="float" office:value="-0.00739122511235674">
                <text:p>-0.00739122511235674</text:p>
              </table:table-cell>
              <table:table-cell office:value-type="float" office:value="0.0374655720078214">
                <text:p>0.0374655720078214</text:p>
              </table:table-cell>
              <table:table-cell office:value-type="float" office:value="0.000742805702641958">
                <text:p>0.000742805702641958</text:p>
              </table:table-cell>
              <table:table-cell office:value-type="float" office:value="-0.0025114788964965">
                <text:p>-0.0025114788964965</text:p>
              </table:table-cell>
              <table:table-cell office:value-type="float" office:value="-0.0268809934995534">
                <text:p>-0.0268809934995534</text:p>
              </table:table-cell>
              <table:table-cell office:value-type="float" office:value="-0.00539409333708524">
                <text:p>-0.00539409333708524</text:p>
              </table:table-cell>
              <table:table-cell office:value-type="float" office:value="-0.00159645212936982">
                <text:p>-0.00159645212936982</text:p>
              </table:table-cell>
              <table:table-cell office:value-type="float" office:value="-0.000909768328222815">
                <text:p>-0.000909768328222815</text:p>
              </table:table-cell>
              <table:table-cell office:value-type="float" office:value="-0.00101449325291592">
                <text:p>-0.00101449325291592</text:p>
              </table:table-cell>
              <table:table-cell office:value-type="float" office:value="-0.00174292430678791">
                <text:p>-0.00174292430678791</text:p>
              </table:table-cell>
              <table:table-cell office:value-type="float" office:value="-0.0012860554027187">
                <text:p>-0.0012860554027187</text:p>
              </table:table-cell>
              <table:table-cell office:value-type="float" office:value="0.0356004588541107">
                <text:p>0.0356004588541107</text:p>
              </table:table-cell>
              <table:table-cell office:value-type="float" office:value="-0.00627244287198658">
                <text:p>-0.00627244287198658</text:p>
              </table:table-cell>
              <table:table-cell office:value-type="float" office:value="-0.00478842619650849">
                <text:p>-0.00478842619650849</text:p>
              </table:table-cell>
              <table:table-cell office:value-type="float" office:value="-0.00239852133491059">
                <text:p>-0.00239852133491059</text:p>
              </table:table-cell>
              <table:table-cell office:value-type="float" office:value="-0.00339008704672311">
                <text:p>-0.00339008704672311</text:p>
              </table:table-cell>
              <table:table-cell office:value-type="float" office:value="-0.00445090411675964">
                <text:p>-0.00445090411675964</text:p>
              </table:table-cell>
              <table:table-cell office:value-type="float" office:value="-0.00601073251856954">
                <text:p>-0.00601073251856954</text:p>
              </table:table-cell>
              <table:table-cell office:value-type="float" office:value="0.00544677055732817">
                <text:p>0.00544677055732817</text:p>
              </table:table-cell>
              <table:table-cell office:value-type="float" office:value="-0.000318114399895264">
                <text:p>-0.000318114399895264</text:p>
              </table:table-cell>
              <table:table-cell office:value-type="float" office:value="-0.000851623975116122">
                <text:p>-0.000851623975116122</text:p>
              </table:table-cell>
              <table:table-cell office:value-type="float" office:value="-0.00095710547983241">
                <text:p>-0.00095710547983241</text:p>
              </table:table-cell>
              <table:table-cell office:value-type="float" office:value="-0.000744686541620909">
                <text:p>-0.000744686541620909</text:p>
              </table:table-cell>
              <table:table-cell office:value-type="float" office:value="0.000180969585622248">
                <text:p>0.000180969585622248</text:p>
              </table:table-cell>
              <table:table-cell office:value-type="float" office:value="0.0000852726442404639">
                <text:p>0.0000852726442404639</text:p>
              </table:table-cell>
              <table:table-cell office:value-type="float" office:value="-0.0000739150732250726">
                <text:p>-0.0000739150732250726</text:p>
              </table:table-cell>
              <table:table-cell office:value-type="float" office:value="-0.000178015078337535">
                <text:p>-0.000178015078337535</text:p>
              </table:table-cell>
              <table:table-cell office:value-type="float" office:value="0.000102950280643554">
                <text:p>0.000102950280643554</text:p>
              </table:table-cell>
              <table:table-cell office:value-type="float" office:value="-0.0000812183885819384">
                <text:p>-0.0000812183885819384</text:p>
              </table:table-cell>
              <table:table-cell office:value-type="float" office:value="-0.0000323278984988851">
                <text:p>-0.0000323278984988851</text:p>
              </table:table-cell>
              <table:table-cell office:value-type="float" office:value="-0.0000226680074068564">
                <text:p>-0.0000226680074068564</text:p>
              </table:table-cell>
              <table:table-cell office:value-type="float" office:value="-0.0000210170232951556">
                <text:p>-0.0000210170232951556</text:p>
              </table:table-cell>
              <table:table-cell office:value-type="float" office:value="0.0000597166131661719">
                <text:p>0.0000597166131661719</text:p>
              </table:table-cell>
              <table:table-cell office:value-type="float" office:value="-0.0000567970810239626">
                <text:p>-0.0000567970810239626</text:p>
              </table:table-cell>
              <table:table-cell office:value-type="float" office:value="-0.00013803836009324">
                <text:p>-0.00013803836009324</text:p>
              </table:table-cell>
              <table:table-cell office:value-type="float" office:value="0.000175367107108027">
                <text:p>0.000175367107108027</text:p>
              </table:table-cell>
              <table:table-cell office:value-type="float" office:value="0.0000126200401224241">
                <text:p>0.0000126200401224241</text:p>
              </table:table-cell>
              <table:table-cell office:value-type="float" office:value="0.000152335856656471">
                <text:p>0.000152335856656471</text:p>
              </table:table-cell>
              <table:table-cell office:value-type="float" office:value="-0.0000391325826063493">
                <text:p>-0.0000391325826063493</text:p>
              </table:table-cell>
              <table:table-cell office:value-type="float" office:value="0.0000117519570153046">
                <text:p>0.0000117519570153046</text:p>
              </table:table-cell>
              <table:table-cell office:value-type="float" office:value="-0.00008427474346967">
                <text:p>-0.00008427474346967</text:p>
              </table:table-cell>
              <table:table-cell office:value-type="float" office:value="0.0000101318612302226">
                <text:p>0.0000101318612302226</text:p>
              </table:table-cell>
              <table:table-cell office:value-type="float" office:value="-0.0000166582939977733">
                <text:p>-0.0000166582939977733</text:p>
              </table:table-cell>
              <table:table-cell office:value-type="float" office:value="0.00000921762439592966">
                <text:p>0.00000921762439592966</text:p>
              </table:table-cell>
              <table:table-cell office:value-type="float" office:value="-0.00000822425158214513">
                <text:p>-0.00000822425158214513</text:p>
              </table:table-cell>
              <table:table-cell office:value-type="float" office:value="-0.0000133932371570999">
                <text:p>-0.0000133932371570999</text:p>
              </table:table-cell>
              <table:table-cell office:value-type="float" office:value="0.00000493150798719366">
                <text:p>0.00000493150798719366</text:p>
              </table:table-cell>
              <table:table-cell office:value-type="float" office:value="0.000000112185934431075">
                <text:p>0.000000112185934431075</text:p>
              </table:table-cell>
              <table:table-cell office:value-type="float" office:value="-0.0000239509607881661">
                <text:p>-0.0000239509607881661</text:p>
              </table:table-cell>
              <table:table-cell office:value-type="float" office:value="0.0000293688260127878">
                <text:p>0.0000293688260127878</text:p>
              </table:table-cell>
              <table:table-cell office:value-type="float" office:value="-0.0000102362896575725">
                <text:p>-0.0000102362896575725</text:p>
              </table:table-cell>
              <table:table-cell office:value-type="float" office:value="0.00000331023174049427">
                <text:p>0.00000331023174049427</text:p>
              </table:table-cell>
              <table:table-cell office:value-type="float" office:value="0.00000886212371342676">
                <text:p>0.00000886212371342676</text:p>
              </table:table-cell>
              <table:table-cell office:value-type="float" office:value="-0.0000168941968302083">
                <text:p>-0.0000168941968302083</text:p>
              </table:table-cell>
              <table:table-cell office:value-type="float" office:value="0.0000324326884226789">
                <text:p>0.0000324326884226789</text:p>
              </table:table-cell>
              <table:table-cell office:value-type="float" office:value="-0.00000771296873036675">
                <text:p>-0.00000771296873036675</text:p>
              </table:table-cell>
              <table:table-cell office:value-type="float" office:value="0.00000190376330883035">
                <text:p>0.00000190376330883035</text:p>
              </table:table-cell>
              <table:table-cell office:value-type="float" office:value="-0.00000630485641989198">
                <text:p>-0.00000630485641989198</text:p>
              </table:table-cell>
              <table:table-cell office:value-type="float" office:value="-0.0000211565178852013">
                <text:p>-0.0000211565178852013</text:p>
              </table:table-cell>
              <table:table-cell office:value-type="float" office:value="0.0000315127288684214">
                <text:p>0.0000315127288684214</text:p>
              </table:table-cell>
              <table:table-cell office:value-type="float" office:value="-0.0000182239565225117">
                <text:p>-0.0000182239565225117</text:p>
              </table:table-cell>
              <table:table-cell office:value-type="float" office:value="0.00000617367143673775">
                <text:p>0.00000617367143673775</text:p>
              </table:table-cell>
              <table:table-cell office:value-type="float" office:value="-0.0000015042856486569">
                <text:p>-0.0000015042856486569</text:p>
              </table:table-cell>
              <table:table-cell office:value-type="float" office:value="-0.00000281592982209755">
                <text:p>-0.00000281592982209755</text:p>
              </table:table-cell>
              <table:table-cell office:value-type="float" office:value="0.0000173600372210259">
                <text:p>0.0000173600372210259</text:p>
              </table:table-cell>
              <table:table-cell office:value-type="float" office:value="-0.0000129861360800287">
                <text:p>-0.0000129861360800287</text:p>
              </table:table-cell>
              <table:table-cell office:value-type="float" office:value="-0.00000303305746779392">
                <text:p>-0.00000303305746779392</text:p>
              </table:table-cell>
              <table:table-cell office:value-type="float" office:value="0.0000259130041223021">
                <text:p>0.0000259130041223021</text:p>
              </table:table-cell>
              <table:table-cell office:value-type="float" office:value="-0.0000159014299477844">
                <text:p>-0.0000159014299477844</text:p>
              </table:table-cell>
              <table:table-cell office:value-type="float" office:value="-0.00000450277192420856">
                <text:p>-0.00000450277192420856</text:p>
              </table:table-cell>
              <table:table-cell office:value-type="float" office:value="0.000018171005541967">
                <text:p>0.000018171005541967</text:p>
              </table:table-cell>
              <table:table-cell office:value-type="float" office:value="-0.0000117706066514178">
                <text:p>-0.0000117706066514178</text:p>
              </table:table-cell>
              <table:table-cell office:value-type="float" office:value="-0.0000141628548843142">
                <text:p>-0.0000141628548843142</text:p>
              </table:table-cell>
              <table:table-cell office:value-type="float" office:value="0.00000993396781762135">
                <text:p>0.00000993396781762135</text:p>
              </table:table-cell>
              <table:table-cell office:value-type="float" office:value="-0.0000108524987990077">
                <text:p>-0.0000108524987990077</text:p>
              </table:table-cell>
              <table:table-cell office:value-type="float" office:value="-0.0000123980548294989">
                <text:p>-0.0000123980548294989</text:p>
              </table:table-cell>
              <table:table-cell office:value-type="float" office:value="0.0000324408832284018">
                <text:p>0.0000324408832284018</text:p>
              </table:table-cell>
              <table:table-cell office:value-type="float" office:value="0.00000274190822563414">
                <text:p>0.00000274190822563414</text:p>
              </table:table-cell>
              <table:table-cell office:value-type="float" office:value="-0.0000311009441426036">
                <text:p>-0.0000311009441426036</text:p>
              </table:table-cell>
              <table:table-cell office:value-type="float" office:value="0.0000283424872116189">
                <text:p>0.0000283424872116189</text:p>
              </table:table-cell>
              <table:table-cell office:value-type="float" office:value="-0.00000633133528193941">
                <text:p>-0.00000633133528193941</text:p>
              </table:table-cell>
              <table:table-cell office:value-type="float" office:value="-0.00000327370063163412">
                <text:p>-0.00000327370063163412</text:p>
              </table:table-cell>
              <table:table-cell office:value-type="float" office:value="0.00000203648414404123">
                <text:p>0.00000203648414404123</text:p>
              </table:table-cell>
              <table:table-cell office:value-type="float" office:value="0.00000950216740697174">
                <text:p>0.00000950216740697174</text:p>
              </table:table-cell>
              <table:table-cell office:value-type="float" office:value="-0.00000985053637692079">
                <text:p>-0.00000985053637692079</text:p>
              </table:table-cell>
              <table:table-cell office:value-type="float" office:value="0.0000154514115844884">
                <text:p>0.0000154514115844884</text:p>
              </table:table-cell>
              <table:table-cell office:value-type="float" office:value="-0.0000342984123313794">
                <text:p>-0.0000342984123313794</text:p>
              </table:table-cell>
              <table:table-cell office:value-type="float" office:value="0.0000209674301624441">
                <text:p>0.0000209674301624441</text:p>
              </table:table-cell>
              <table:table-cell office:value-type="float" office:value="-0.00000710965876760117">
                <text:p>-0.00000710965876760117</text:p>
              </table:table-cell>
              <table:table-cell office:value-type="float" office:value="-0.0000192923564084624">
                <text:p>-0.0000192923564084624</text:p>
              </table:table-cell>
              <table:table-cell office:value-type="float" office:value="0.0000377558039305059">
                <text:p>0.0000377558039305059</text:p>
              </table:table-cell>
              <table:table-cell office:value-type="float" office:value="-0.0000222018655048894">
                <text:p>-0.0000222018655048894</text:p>
              </table:table-cell>
              <table:table-cell office:value-type="float" office:value="0.0000209827712773225">
                <text:p>0.0000209827712773225</text:p>
              </table:table-cell>
              <table:table-cell office:value-type="float" office:value="-0.0000225422840712808">
                <text:p>-0.0000225422840712808</text:p>
              </table:table-cell>
              <table:table-cell office:value-type="float" office:value="0.00000769255016080939">
                <text:p>0.00000769255016080939</text:p>
              </table:table-cell>
              <table:table-cell office:value-type="float" office:value="-0.00000114740785411849">
                <text:p>-0.00000114740785411849</text:p>
              </table:table-cell>
              <table:table-cell office:value-type="float" office:value="-0.0000175054975690148">
                <text:p>-0.0000175054975690148</text:p>
              </table:table-cell>
              <table:table-cell office:value-type="float" office:value="0.00000205548624754304">
                <text:p>0.00000205548624754304</text:p>
              </table:table-cell>
              <table:table-cell office:value-type="float" office:value="0.00000867884621680304">
                <text:p>0.00000867884621680304</text:p>
              </table:table-cell>
              <table:table-cell office:value-type="float" office:value="0.0000262567207828246">
                <text:p>0.0000262567207828246</text:p>
              </table:table-cell>
              <table:table-cell office:value-type="float" office:value="-0.0000206562228741713">
                <text:p>-0.0000206562228741713</text:p>
              </table:table-cell>
              <table:table-cell office:value-type="float" office:value="-0.0000153947252132802">
                <text:p>-0.0000153947252132802</text:p>
              </table:table-cell>
              <table:table-cell office:value-type="float" office:value="0.000000578683949314929">
                <text:p>0.000000578683949314929</text:p>
              </table:table-cell>
              <table:table-cell office:value-type="float" office:value="0.0000360302536098755">
                <text:p>0.0000360302536098755</text:p>
              </table:table-cell>
              <table:table-cell office:value-type="float" office:value="-0.0000379550563163189">
                <text:p>-0.0000379550563163189</text:p>
              </table:table-cell>
              <table:table-cell office:value-type="float" office:value="0.0000169238406165784">
                <text:p>0.0000169238406165784</text:p>
              </table:table-cell>
              <table:table-cell office:value-type="float" office:value="-0.00000947326293837536">
                <text:p>-0.00000947326293837536</text:p>
              </table:table-cell>
              <table:table-cell office:value-type="float" office:value="-0.00000766217935038727">
                <text:p>-0.00000766217935038727</text:p>
              </table:table-cell>
              <table:table-cell office:value-type="float" office:value="0.000023726190378659">
                <text:p>0.000023726190378659</text:p>
              </table:table-cell>
              <table:table-cell office:value-type="float" office:value="-0.00000907337764688432">
                <text:p>-0.00000907337764688432</text:p>
              </table:table-cell>
              <table:table-cell office:value-type="float" office:value="0.0000176394368544552">
                <text:p>0.0000176394368544552</text:p>
              </table:table-cell>
              <table:table-cell office:value-type="float" office:value="-0.0000110276118575059">
                <text:p>-0.0000110276118575059</text:p>
              </table:table-cell>
              <table:table-cell office:value-type="float" office:value="-0.000005344078009617">
                <text:p>-0.000005344078009617</text:p>
              </table:table-cell>
              <table:table-cell office:value-type="float" office:value="-0.0000172751202495158">
                <text:p>-0.0000172751202495158</text:p>
              </table:table-cell>
              <table:table-cell office:value-type="float" office:value="0.0000219889686726704">
                <text:p>0.0000219889686726704</text:p>
              </table:table-cell>
              <table:table-cell office:value-type="float" office:value="-0.00000989389772992899">
                <text:p>-0.00000989389772992899</text:p>
              </table:table-cell>
              <table:table-cell office:value-type="float" office:value="0.00000831560484465532">
                <text:p>0.00000831560484465532</text:p>
              </table:table-cell>
              <table:table-cell office:value-type="float" office:value="0.0000139524598085083">
                <text:p>0.0000139524598085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